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omething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ransmited</text:p>
          </table:table-cell>
          <table:table-cell table:style-name="Default" office:value-type="string" calcext:value-type="string">
            <text:p>Rectified</text:p>
          </table:table-cell>
          <table:table-cell office:value-type="string" calcext:value-type="string">
            <text:p>received Data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2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2]" office:value-type="float" office:value="0.0998334166468282" calcext:value-type="float">
            <text:p>0.099833416646828</text:p>
          </table:table-cell>
          <table:table-cell table:formula="of:=ABS([.D2])" office:value-type="float" office:value="0.0998334166468282" calcext:value-type="float">
            <text:p>0.099833417</text:p>
          </table:table-cell>
          <table:table-cell/>
        </table:table-row>
        <table:table-row table:style-name="ro1">
          <table:table-cell table:formula="of:=[.A2]+0.1" office:value-type="float" office:value="0.2" calcext:value-type="float">
            <text:p>0.2</text:p>
          </table:table-cell>
          <table:table-cell table:formula="of:=SIN([.A3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]" office:value-type="float" office:value="0.198669330795061" calcext:value-type="float">
            <text:p>0.198669330795061</text:p>
          </table:table-cell>
          <table:table-cell table:formula="of:=ABS([.D3])" office:value-type="float" office:value="0.198669330795061" calcext:value-type="float">
            <text:p>0.198669331</text:p>
          </table:table-cell>
          <table:table-cell/>
        </table:table-row>
        <table:table-row table:style-name="ro1">
          <table:table-cell table:formula="of:=[.A3]+0.1" office:value-type="float" office:value="0.3" calcext:value-type="float">
            <text:p>0.3</text:p>
          </table:table-cell>
          <table:table-cell table:formula="of:=SIN([.A4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4]" office:value-type="float" office:value="0.29552020666134" calcext:value-type="float">
            <text:p>0.29552020666134</text:p>
          </table:table-cell>
          <table:table-cell table:formula="of:=ABS([.D4])" office:value-type="float" office:value="0.29552020666134" calcext:value-type="float">
            <text:p>0.295520207</text:p>
          </table:table-cell>
          <table:table-cell/>
        </table:table-row>
        <table:table-row table:style-name="ro1">
          <table:table-cell table:formula="of:=[.A4]+0.1" office:value-type="float" office:value="0.4" calcext:value-type="float">
            <text:p>0.4</text:p>
          </table:table-cell>
          <table:table-cell table:formula="of:=SIN([.A5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5]" office:value-type="float" office:value="0.38941834230865" calcext:value-type="float">
            <text:p>0.38941834230865</text:p>
          </table:table-cell>
          <table:table-cell table:formula="of:=ABS([.D5])" office:value-type="float" office:value="0.38941834230865" calcext:value-type="float">
            <text:p>0.389418342</text:p>
          </table:table-cell>
          <table:table-cell/>
        </table:table-row>
        <table:table-row table:style-name="ro1">
          <table:table-cell table:formula="of:=[.A5]+0.1" office:value-type="float" office:value="0.5" calcext:value-type="float">
            <text:p>0.5</text:p>
          </table:table-cell>
          <table:table-cell table:formula="of:=SIN([.A6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6]" office:value-type="float" office:value="0.479425538604203" calcext:value-type="float">
            <text:p>0.479425538604203</text:p>
          </table:table-cell>
          <table:table-cell table:formula="of:=ABS([.D6])" office:value-type="float" office:value="0.479425538604203" calcext:value-type="float">
            <text:p>0.479425539</text:p>
          </table:table-cell>
          <table:table-cell/>
        </table:table-row>
        <table:table-row table:style-name="ro1">
          <table:table-cell table:formula="of:=[.A6]+0.1" office:value-type="float" office:value="0.6" calcext:value-type="float">
            <text:p>0.6</text:p>
          </table:table-cell>
          <table:table-cell table:formula="of:=SIN([.A7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7]" office:value-type="float" office:value="0.564642473395035" calcext:value-type="float">
            <text:p>0.564642473395035</text:p>
          </table:table-cell>
          <table:table-cell table:formula="of:=ABS([.D7])" office:value-type="float" office:value="0.564642473395035" calcext:value-type="float">
            <text:p>0.564642473</text:p>
          </table:table-cell>
          <table:table-cell/>
        </table:table-row>
        <table:table-row table:style-name="ro1">
          <table:table-cell table:formula="of:=[.A7]+0.1" office:value-type="float" office:value="0.7" calcext:value-type="float">
            <text:p>0.7</text:p>
          </table:table-cell>
          <table:table-cell table:formula="of:=SIN([.A8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8]" office:value-type="float" office:value="0.644217687237691" calcext:value-type="float">
            <text:p>0.644217687237691</text:p>
          </table:table-cell>
          <table:table-cell table:formula="of:=ABS([.D8])" office:value-type="float" office:value="0.644217687237691" calcext:value-type="float">
            <text:p>0.644217687</text:p>
          </table:table-cell>
          <table:table-cell/>
        </table:table-row>
        <table:table-row table:style-name="ro1">
          <table:table-cell table:formula="of:=[.A8]+0.1" office:value-type="float" office:value="0.8" calcext:value-type="float">
            <text:p>0.8</text:p>
          </table:table-cell>
          <table:table-cell table:formula="of:=SIN([.A9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9]" office:value-type="float" office:value="0.717356090899523" calcext:value-type="float">
            <text:p>0.717356090899523</text:p>
          </table:table-cell>
          <table:table-cell table:formula="of:=ABS([.D9])" office:value-type="float" office:value="0.717356090899523" calcext:value-type="float">
            <text:p>0.717356091</text:p>
          </table:table-cell>
          <table:table-cell/>
        </table:table-row>
        <table:table-row table:style-name="ro1">
          <table:table-cell table:formula="of:=[.A9]+0.1" office:value-type="float" office:value="0.9" calcext:value-type="float">
            <text:p>0.9</text:p>
          </table:table-cell>
          <table:table-cell table:formula="of:=SIN([.A10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0]" office:value-type="float" office:value="0.783326909627483" calcext:value-type="float">
            <text:p>0.783326909627483</text:p>
          </table:table-cell>
          <table:table-cell table:formula="of:=ABS([.D10])" office:value-type="float" office:value="0.783326909627483" calcext:value-type="float">
            <text:p>0.783326910</text:p>
          </table:table-cell>
          <table:table-cell/>
        </table:table-row>
        <table:table-row table:style-name="ro1">
          <table:table-cell table:formula="of:=[.A10]+0.1" office:value-type="float" office:value="1" calcext:value-type="float">
            <text:p>1</text:p>
          </table:table-cell>
          <table:table-cell table:formula="of:=SIN([.A11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1]" office:value-type="float" office:value="0.841470984807896" calcext:value-type="float">
            <text:p>0.841470984807896</text:p>
          </table:table-cell>
          <table:table-cell table:formula="of:=ABS([.D11])" office:value-type="float" office:value="0.841470984807896" calcext:value-type="float">
            <text:p>0.841470985</text:p>
          </table:table-cell>
          <table:table-cell/>
        </table:table-row>
        <table:table-row table:style-name="ro1">
          <table:table-cell table:formula="of:=[.A11]+0.1" office:value-type="float" office:value="1.1" calcext:value-type="float">
            <text:p>1.1</text:p>
          </table:table-cell>
          <table:table-cell table:formula="of:=SIN([.A12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2]" office:value-type="float" office:value="0.891207360061435" calcext:value-type="float">
            <text:p>0.891207360061435</text:p>
          </table:table-cell>
          <table:table-cell table:formula="of:=ABS([.D12])" office:value-type="float" office:value="0.891207360061435" calcext:value-type="float">
            <text:p>0.891207360</text:p>
          </table:table-cell>
          <table:table-cell/>
        </table:table-row>
        <table:table-row table:style-name="ro1">
          <table:table-cell table:formula="of:=[.A12]+0.1" office:value-type="float" office:value="1.2" calcext:value-type="float">
            <text:p>1.2</text:p>
          </table:table-cell>
          <table:table-cell table:formula="of:=SIN([.A13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3]" office:value-type="float" office:value="0.932039085967226" calcext:value-type="float">
            <text:p>0.932039085967226</text:p>
          </table:table-cell>
          <table:table-cell table:formula="of:=ABS([.D13])" office:value-type="float" office:value="0.932039085967226" calcext:value-type="float">
            <text:p>0.932039086</text:p>
          </table:table-cell>
          <table:table-cell/>
        </table:table-row>
        <table:table-row table:style-name="ro1">
          <table:table-cell table:formula="of:=[.A13]+0.1" office:value-type="float" office:value="1.3" calcext:value-type="float">
            <text:p>1.3</text:p>
          </table:table-cell>
          <table:table-cell table:formula="of:=SIN([.A14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4]" office:value-type="float" office:value="0.963558185417193" calcext:value-type="float">
            <text:p>0.963558185417193</text:p>
          </table:table-cell>
          <table:table-cell table:formula="of:=ABS([.D14])" office:value-type="float" office:value="0.963558185417193" calcext:value-type="float">
            <text:p>0.963558185</text:p>
          </table:table-cell>
          <table:table-cell/>
        </table:table-row>
        <table:table-row table:style-name="ro1">
          <table:table-cell table:formula="of:=[.A14]+0.1" office:value-type="float" office:value="1.4" calcext:value-type="float">
            <text:p>1.4</text:p>
          </table:table-cell>
          <table:table-cell table:formula="of:=SIN([.A15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5]" office:value-type="float" office:value="0.98544972998846" calcext:value-type="float">
            <text:p>0.98544972998846</text:p>
          </table:table-cell>
          <table:table-cell table:formula="of:=ABS([.D15])" office:value-type="float" office:value="0.98544972998846" calcext:value-type="float">
            <text:p>0.985449730</text:p>
          </table:table-cell>
          <table:table-cell/>
        </table:table-row>
        <table:table-row table:style-name="ro1">
          <table:table-cell table:formula="of:=[.A15]+0.1" office:value-type="float" office:value="1.5" calcext:value-type="float">
            <text:p>1.5</text:p>
          </table:table-cell>
          <table:table-cell table:formula="of:=SIN([.A16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6]" office:value-type="float" office:value="0.997494986604055" calcext:value-type="float">
            <text:p>0.997494986604055</text:p>
          </table:table-cell>
          <table:table-cell table:formula="of:=ABS([.D16])" office:value-type="float" office:value="0.997494986604055" calcext:value-type="float">
            <text:p>0.997494987</text:p>
          </table:table-cell>
          <table:table-cell/>
        </table:table-row>
        <table:table-row table:style-name="ro1">
          <table:table-cell table:formula="of:=[.A16]+0.1" office:value-type="float" office:value="1.6" calcext:value-type="float">
            <text:p>1.6</text:p>
          </table:table-cell>
          <table:table-cell table:formula="of:=SIN([.A17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7]" office:value-type="float" office:value="0.999573603041505" calcext:value-type="float">
            <text:p>0.999573603041505</text:p>
          </table:table-cell>
          <table:table-cell table:formula="of:=ABS([.D17])" office:value-type="float" office:value="0.999573603041505" calcext:value-type="float">
            <text:p>0.999573603</text:p>
          </table:table-cell>
          <table:table-cell/>
        </table:table-row>
        <table:table-row table:style-name="ro1">
          <table:table-cell table:formula="of:=[.A17]+0.1" office:value-type="float" office:value="1.7" calcext:value-type="float">
            <text:p>1.7</text:p>
          </table:table-cell>
          <table:table-cell table:formula="of:=SIN([.A18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18]" office:value-type="float" office:value="0.991664810452468" calcext:value-type="float">
            <text:p>0.991664810452468</text:p>
          </table:table-cell>
          <table:table-cell table:formula="of:=ABS([.D18])" office:value-type="float" office:value="0.991664810452468" calcext:value-type="float">
            <text:p>0.991664810</text:p>
          </table:table-cell>
          <table:table-cell table:formula="of:=AVERAGE([.E2:.E500])" office:value-type="float" office:value="0.617688524195809" calcext:value-type="float">
            <text:p>0.617688524195809</text:p>
          </table:table-cell>
        </table:table-row>
        <table:table-row table:style-name="ro1">
          <table:table-cell table:formula="of:=[.A18]+0.1" office:value-type="float" office:value="1.8" calcext:value-type="float">
            <text:p>1.8</text:p>
          </table:table-cell>
          <table:table-cell table:formula="of:=SIN([.A19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9]" office:value-type="float" office:value="0.973847630878195" calcext:value-type="float">
            <text:p>0.973847630878195</text:p>
          </table:table-cell>
          <table:table-cell table:formula="of:=ABS([.D19])" office:value-type="float" office:value="0.973847630878195" calcext:value-type="float">
            <text:p>0.973847631</text:p>
          </table:table-cell>
          <table:table-cell table:formula="of:=AVERAGE([.E3:.E501])" office:value-type="float" office:value="0.618728393889682" calcext:value-type="float">
            <text:p>0.618728393889682</text:p>
          </table:table-cell>
        </table:table-row>
        <table:table-row table:style-name="ro1">
          <table:table-cell table:formula="of:=[.A19]+0.1" office:value-type="float" office:value="1.9" calcext:value-type="float">
            <text:p>1.9</text:p>
          </table:table-cell>
          <table:table-cell table:formula="of:=SIN([.A20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20]" office:value-type="float" office:value="0.946300087687414" calcext:value-type="float">
            <text:p>0.946300087687414</text:p>
          </table:table-cell>
          <table:table-cell table:formula="of:=ABS([.D20])" office:value-type="float" office:value="0.946300087687414" calcext:value-type="float">
            <text:p>0.946300088</text:p>
          </table:table-cell>
          <table:table-cell table:formula="of:=AVERAGE([.E4:.E502])" office:value-type="float" office:value="0.619573583151442" calcext:value-type="float">
            <text:p>0.619573583151442</text:p>
          </table:table-cell>
        </table:table-row>
        <table:table-row table:style-name="ro1">
          <table:table-cell table:formula="of:=[.A20]+0.1" office:value-type="float" office:value="2" calcext:value-type="float">
            <text:p>2</text:p>
          </table:table-cell>
          <table:table-cell table:formula="of:=SIN([.A21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1]" office:value-type="float" office:value="0.909297426825681" calcext:value-type="float">
            <text:p>0.909297426825681</text:p>
          </table:table-cell>
          <table:table-cell table:formula="of:=ABS([.D21])" office:value-type="float" office:value="0.909297426825681" calcext:value-type="float">
            <text:p>0.909297427</text:p>
          </table:table-cell>
          <table:table-cell table:formula="of:=AVERAGE([.E5:.E503])" office:value-type="float" office:value="0.620226916571785" calcext:value-type="float">
            <text:p>0.620226916571785</text:p>
          </table:table-cell>
        </table:table-row>
        <table:table-row table:style-name="ro1">
          <table:table-cell table:formula="of:=[.A21]+0.1" office:value-type="float" office:value="2.1" calcext:value-type="float">
            <text:p>2.1</text:p>
          </table:table-cell>
          <table:table-cell table:formula="of:=SIN([.A22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2]" office:value-type="float" office:value="0.863209366648873" calcext:value-type="float">
            <text:p>0.863209366648873</text:p>
          </table:table-cell>
          <table:table-cell table:formula="of:=ABS([.D22])" office:value-type="float" office:value="0.863209366648873" calcext:value-type="float">
            <text:p>0.863209367</text:p>
          </table:table-cell>
          <table:table-cell table:formula="of:=AVERAGE([.E6:.E504])" office:value-type="float" office:value="0.620693196519791" calcext:value-type="float">
            <text:p>0.620693196519791</text:p>
          </table:table-cell>
        </table:table-row>
        <table:table-row table:style-name="ro1">
          <table:table-cell table:formula="of:=[.A22]+0.1" office:value-type="float" office:value="2.2" calcext:value-type="float">
            <text:p>2.2</text:p>
          </table:table-cell>
          <table:table-cell table:formula="of:=SIN([.A23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23]" office:value-type="float" office:value="0.80849640381959" calcext:value-type="float">
            <text:p>0.80849640381959</text:p>
          </table:table-cell>
          <table:table-cell table:formula="of:=ABS([.D23])" office:value-type="float" office:value="0.80849640381959" calcext:value-type="float">
            <text:p>0.808496404</text:p>
          </table:table-cell>
          <table:table-cell table:formula="of:=AVERAGE([.E7:.E505])" office:value-type="float" office:value="0.620979163438649" calcext:value-type="float">
            <text:p>0.620979163438649</text:p>
          </table:table-cell>
        </table:table-row>
        <table:table-row table:style-name="ro1">
          <table:table-cell table:formula="of:=[.A23]+0.1" office:value-type="float" office:value="2.3" calcext:value-type="float">
            <text:p>2.3</text:p>
          </table:table-cell>
          <table:table-cell table:formula="of:=SIN([.A24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24]" office:value-type="float" office:value="0.74570521217672" calcext:value-type="float">
            <text:p>0.74570521217672</text:p>
          </table:table-cell>
          <table:table-cell table:formula="of:=ABS([.D24])" office:value-type="float" office:value="0.74570521217672" calcext:value-type="float">
            <text:p>0.745705212</text:p>
          </table:table-cell>
          <table:table-cell table:formula="of:=AVERAGE([.E8:.E506])" office:value-type="float" office:value="0.621093436643605" calcext:value-type="float">
            <text:p>0.621093436643605</text:p>
          </table:table-cell>
        </table:table-row>
        <table:table-row table:style-name="ro1">
          <table:table-cell table:formula="of:=[.A24]+0.1" office:value-type="float" office:value="2.4" calcext:value-type="float">
            <text:p>2.4</text:p>
          </table:table-cell>
          <table:table-cell table:formula="of:=SIN([.A25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5]" office:value-type="float" office:value="0.67546318055115" calcext:value-type="float">
            <text:p>0.67546318055115</text:p>
          </table:table-cell>
          <table:table-cell table:formula="of:=ABS([.D25])" office:value-type="float" office:value="0.67546318055115" calcext:value-type="float">
            <text:p>0.675463181</text:p>
          </table:table-cell>
          <table:table-cell table:formula="of:=AVERAGE([.E9:.E507])" office:value-type="float" office:value="0.621046436134268" calcext:value-type="float">
            <text:p>0.621046436134268</text:p>
          </table:table-cell>
        </table:table-row>
        <table:table-row table:style-name="ro1">
          <table:table-cell table:formula="of:=[.A25]+0.1" office:value-type="float" office:value="2.5" calcext:value-type="float">
            <text:p>2.5</text:p>
          </table:table-cell>
          <table:table-cell table:formula="of:=SIN([.A26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6]" office:value-type="float" office:value="0.598472144103956" calcext:value-type="float">
            <text:p>0.598472144103956</text:p>
          </table:table-cell>
          <table:table-cell table:formula="of:=ABS([.D26])" office:value-type="float" office:value="0.598472144103956" calcext:value-type="float">
            <text:p>0.598472144</text:p>
          </table:table-cell>
          <table:table-cell table:formula="of:=AVERAGE([.E10:.E508])" office:value-type="float" office:value="0.620850286124562" calcext:value-type="float">
            <text:p>0.620850286124562</text:p>
          </table:table-cell>
        </table:table-row>
        <table:table-row table:style-name="ro1">
          <table:table-cell table:formula="of:=[.A26]+0.1" office:value-type="float" office:value="2.6" calcext:value-type="float">
            <text:p>2.6</text:p>
          </table:table-cell>
          <table:table-cell table:formula="of:=SIN([.A27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7]" office:value-type="float" office:value="0.515501371821463" calcext:value-type="float">
            <text:p>0.515501371821463</text:p>
          </table:table-cell>
          <table:table-cell table:formula="of:=ABS([.D27])" office:value-type="float" office:value="0.515501371821463" calcext:value-type="float">
            <text:p>0.515501372</text:p>
          </table:table-cell>
          <table:table-cell table:formula="of:=AVERAGE([.E11:.E509])" office:value-type="float" office:value="0.620518701178638" calcext:value-type="float">
            <text:p>0.620518701178638</text:p>
          </table:table-cell>
        </table:table-row>
        <table:table-row table:style-name="ro1">
          <table:table-cell table:formula="of:=[.A27]+0.1" office:value-type="float" office:value="2.7" calcext:value-type="float">
            <text:p>2.7</text:p>
          </table:table-cell>
          <table:table-cell table:formula="of:=SIN([.A28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28]" office:value-type="float" office:value="0.427379880233829" calcext:value-type="float">
            <text:p>0.427379880233829</text:p>
          </table:table-cell>
          <table:table-cell table:formula="of:=ABS([.D28])" office:value-type="float" office:value="0.427379880233829" calcext:value-type="float">
            <text:p>0.427379880</text:p>
          </table:table-cell>
          <table:table-cell table:formula="of:=AVERAGE([.E12:.E510])" office:value-type="float" office:value="0.620066856017842" calcext:value-type="float">
            <text:p>0.620066856017842</text:p>
          </table:table-cell>
        </table:table-row>
        <table:table-row table:style-name="ro1">
          <table:table-cell table:formula="of:=[.A28]+0.1" office:value-type="float" office:value="2.8" calcext:value-type="float">
            <text:p>2.8</text:p>
          </table:table-cell>
          <table:table-cell table:formula="of:=SIN([.A29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29]" office:value-type="float" office:value="0.334988150155904" calcext:value-type="float">
            <text:p>0.334988150155904</text:p>
          </table:table-cell>
          <table:table-cell table:formula="of:=ABS([.D29])" office:value-type="float" office:value="0.334988150155904" calcext:value-type="float">
            <text:p>0.334988150</text:p>
          </table:table-cell>
          <table:table-cell table:formula="of:=AVERAGE([.E13:.E511])" office:value-type="float" office:value="0.619511240230867" calcext:value-type="float">
            <text:p>0.619511240230867</text:p>
          </table:table-cell>
        </table:table-row>
        <table:table-row table:style-name="ro1">
          <table:table-cell table:formula="of:=[.A29]+0.1" office:value-type="float" office:value="2.9" calcext:value-type="float">
            <text:p>2.9</text:p>
          </table:table-cell>
          <table:table-cell table:formula="of:=SIN([.A30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0]" office:value-type="float" office:value="0.239249329213981" calcext:value-type="float">
            <text:p>0.239249329213981</text:p>
          </table:table-cell>
          <table:table-cell table:formula="of:=ABS([.D30])" office:value-type="float" office:value="0.239249329213981" calcext:value-type="float">
            <text:p>0.239249329</text:p>
          </table:table-cell>
          <table:table-cell table:formula="of:=AVERAGE([.E14:.E512])" office:value-type="float" office:value="0.61886949927453" calcext:value-type="float">
            <text:p>0.61886949927453</text:p>
          </table:table-cell>
        </table:table-row>
        <table:table-row table:style-name="ro1">
          <table:table-cell table:formula="of:=[.A30]+0.1" office:value-type="float" office:value="3" calcext:value-type="float">
            <text:p>3</text:p>
          </table:table-cell>
          <table:table-cell table:formula="of:=SIN([.A31])" office:value-type="float" office:value="0.141120008059866" calcext:value-type="float">
            <text:p>0.14112000805986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1]" office:value-type="float" office:value="0.141120008059866" calcext:value-type="float">
            <text:p>0.141120008059866</text:p>
          </table:table-cell>
          <table:table-cell table:formula="of:=ABS([.D31])" office:value-type="float" office:value="0.141120008059866" calcext:value-type="float">
            <text:p>0.141120008</text:p>
          </table:table-cell>
          <table:table-cell table:formula="of:=AVERAGE([.E15:.E513])" office:value-type="float" office:value="0.618160263294813" calcext:value-type="float">
            <text:p>0.618160263294813</text:p>
          </table:table-cell>
        </table:table-row>
        <table:table-row table:style-name="ro1">
          <table:table-cell table:formula="of:=[.A31]+0.1" office:value-type="float" office:value="3.1" calcext:value-type="float">
            <text:p>3.1</text:p>
          </table:table-cell>
          <table:table-cell table:formula="of:=SIN([.A32])" office:value-type="float" office:value="0.0415806624332892" calcext:value-type="float">
            <text:p>0.041580662433289</text:p>
          </table:table-cell>
          <table:table-cell table:formula="of:=0.1" office:value-type="float" office:value="0.1" calcext:value-type="float">
            <text:p>0.1</text:p>
          </table:table-cell>
          <table:table-cell table:formula="of:=[.B32]" office:value-type="float" office:value="0.0415806624332892" calcext:value-type="float">
            <text:p>0.041580662433289</text:p>
          </table:table-cell>
          <table:table-cell table:formula="of:=ABS([.D32])" office:value-type="float" office:value="0.0415806624332892" calcext:value-type="float">
            <text:p>0.041580662</text:p>
          </table:table-cell>
          <table:table-cell table:formula="of:=AVERAGE([.E16:.E514])" office:value-type="float" office:value="0.617402965425341" calcext:value-type="float">
            <text:p>0.617402965425341</text:p>
          </table:table-cell>
        </table:table-row>
        <table:table-row table:style-name="ro1">
          <table:table-cell table:formula="of:=[.A32]+0.1" office:value-type="float" office:value="3.2" calcext:value-type="float">
            <text:p>3.2</text:p>
          </table:table-cell>
          <table:table-cell table:formula="of:=SIN([.A33])" office:value-type="float" office:value="-0.0583741434275814" calcext:value-type="float">
            <text:p>-0.058374143427582</text:p>
          </table:table-cell>
          <table:table-cell table:formula="of:=0.1" office:value-type="float" office:value="0.1" calcext:value-type="float">
            <text:p>0.1</text:p>
          </table:table-cell>
          <table:table-cell table:formula="of:=[.B33]" office:value-type="float" office:value="-0.0583741434275814" calcext:value-type="float">
            <text:p>-0.058374143427582</text:p>
          </table:table-cell>
          <table:table-cell table:formula="of:=ABS([.D33])" office:value-type="float" office:value="0.0583741434275814" calcext:value-type="float">
            <text:p>0.058374143</text:p>
          </table:table-cell>
          <table:table-cell table:formula="of:=AVERAGE([.E17:.E515])" office:value-type="float" office:value="0.616617651331997" calcext:value-type="float">
            <text:p>0.616617651331997</text:p>
          </table:table-cell>
        </table:table-row>
        <table:table-row table:style-name="ro1">
          <table:table-cell table:formula="of:=[.A33]+0.1" office:value-type="float" office:value="3.3" calcext:value-type="float">
            <text:p>3.3</text:p>
          </table:table-cell>
          <table:table-cell table:formula="of:=SIN([.A34])" office:value-type="float" office:value="-0.15774569414325" calcext:value-type="float">
            <text:p>-0.1577456941432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4]" office:value-type="float" office:value="-0.15774569414325" calcext:value-type="float">
            <text:p>-0.15774569414325</text:p>
          </table:table-cell>
          <table:table-cell table:formula="of:=ABS([.D34])" office:value-type="float" office:value="0.15774569414325" calcext:value-type="float">
            <text:p>0.157745694</text:p>
          </table:table-cell>
          <table:table-cell table:formula="of:=AVERAGE([.E18:.E516])" office:value-type="float" office:value="0.61582478186676" calcext:value-type="float">
            <text:p>0.61582478186676</text:p>
          </table:table-cell>
        </table:table-row>
        <table:table-row table:style-name="ro1">
          <table:table-cell table:formula="of:=[.A34]+0.1" office:value-type="float" office:value="3.4" calcext:value-type="float">
            <text:p>3.4</text:p>
          </table:table-cell>
          <table:table-cell table:formula="of:=SIN([.A35])" office:value-type="float" office:value="-0.255541102026833" calcext:value-type="float">
            <text:p>-0.25554110202683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5]" office:value-type="float" office:value="-0.255541102026833" calcext:value-type="float">
            <text:p>-0.255541102026833</text:p>
          </table:table-cell>
          <table:table-cell table:formula="of:=ABS([.D35])" office:value-type="float" office:value="0.255541102026833" calcext:value-type="float">
            <text:p>0.255541102</text:p>
          </table:table-cell>
          <table:table-cell table:formula="of:=AVERAGE([.E19:.E517])" office:value-type="float" office:value="0.615045030770109" calcext:value-type="float">
            <text:p>0.615045030770109</text:p>
          </table:table-cell>
        </table:table-row>
        <table:table-row table:style-name="ro1">
          <table:table-cell table:formula="of:=[.A35]+0.1" office:value-type="float" office:value="3.5" calcext:value-type="float">
            <text:p>3.5</text:p>
          </table:table-cell>
          <table:table-cell table:formula="of:=SIN([.A36])" office:value-type="float" office:value="-0.350783227689621" calcext:value-type="float">
            <text:p>-0.35078322768962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6]" office:value-type="float" office:value="-0.350783227689621" calcext:value-type="float">
            <text:p>-0.350783227689621</text:p>
          </table:table-cell>
          <table:table-cell table:formula="of:=ABS([.D36])" office:value-type="float" office:value="0.350783227689621" calcext:value-type="float">
            <text:p>0.350783228</text:p>
          </table:table-cell>
          <table:table-cell table:formula="of:=AVERAGE([.E20:.E518])" office:value-type="float" office:value="0.614299079418533" calcext:value-type="float">
            <text:p>0.614299079418533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37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37]" office:value-type="float" office:value="0.0998334166468282" calcext:value-type="float">
            <text:p>0.099833416646828</text:p>
          </table:table-cell>
          <table:table-cell table:formula="of:=ABS([.D37])" office:value-type="float" office:value="0.0998334166468282" calcext:value-type="float">
            <text:p>0.099833417</text:p>
          </table:table-cell>
          <table:table-cell table:formula="of:=AVERAGE([.E21:.E519])" office:value-type="float" office:value="0.613607410651306" calcext:value-type="float">
            <text:p>0.613607410651306</text:p>
          </table:table-cell>
        </table:table-row>
        <table:table-row table:style-name="ro1">
          <table:table-cell table:formula="of:=[.A37]+0.1" office:value-type="float" office:value="0.2" calcext:value-type="float">
            <text:p>0.2</text:p>
          </table:table-cell>
          <table:table-cell table:formula="of:=SIN([.A38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8]" office:value-type="float" office:value="0.198669330795061" calcext:value-type="float">
            <text:p>0.198669330795061</text:p>
          </table:table-cell>
          <table:table-cell table:formula="of:=ABS([.D38])" office:value-type="float" office:value="0.198669330795061" calcext:value-type="float">
            <text:p>0.198669331</text:p>
          </table:table-cell>
          <table:table-cell table:formula="of:=AVERAGE([.E22:.E520])" office:value-type="float" office:value="0.612990103728186" calcext:value-type="float">
            <text:p>0.612990103728186</text:p>
          </table:table-cell>
        </table:table-row>
        <table:table-row table:style-name="ro1">
          <table:table-cell table:formula="of:=[.A38]+0.1" office:value-type="float" office:value="0.3" calcext:value-type="float">
            <text:p>0.3</text:p>
          </table:table-cell>
          <table:table-cell table:formula="of:=SIN([.A39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39]" office:value-type="float" office:value="0.29552020666134" calcext:value-type="float">
            <text:p>0.29552020666134</text:p>
          </table:table-cell>
          <table:table-cell table:formula="of:=ABS([.D39])" office:value-type="float" office:value="0.29552020666134" calcext:value-type="float">
            <text:p>0.295520207</text:p>
          </table:table-cell>
          <table:table-cell table:formula="of:=AVERAGE([.E23:.E521])" office:value-type="float" office:value="0.612466632466846" calcext:value-type="float">
            <text:p>0.612466632466846</text:p>
          </table:table-cell>
        </table:table-row>
        <table:table-row table:style-name="ro1">
          <table:table-cell table:formula="of:=[.A39]+0.1" office:value-type="float" office:value="0.4" calcext:value-type="float">
            <text:p>0.4</text:p>
          </table:table-cell>
          <table:table-cell table:formula="of:=SIN([.A40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0]" office:value-type="float" office:value="0.38941834230865" calcext:value-type="float">
            <text:p>0.38941834230865</text:p>
          </table:table-cell>
          <table:table-cell table:formula="of:=ABS([.D40])" office:value-type="float" office:value="0.38941834230865" calcext:value-type="float">
            <text:p>0.389418342</text:p>
          </table:table-cell>
          <table:table-cell table:formula="of:=AVERAGE([.E24:.E522])" office:value-type="float" office:value="0.612055668585603" calcext:value-type="float">
            <text:p>0.612055668585603</text:p>
          </table:table-cell>
        </table:table-row>
        <table:table-row table:style-name="ro1">
          <table:table-cell table:formula="of:=[.A40]+0.1" office:value-type="float" office:value="0.5" calcext:value-type="float">
            <text:p>0.5</text:p>
          </table:table-cell>
          <table:table-cell table:formula="of:=SIN([.A41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1]" office:value-type="float" office:value="0.479425538604203" calcext:value-type="float">
            <text:p>0.479425538604203</text:p>
          </table:table-cell>
          <table:table-cell table:formula="of:=ABS([.D41])" office:value-type="float" office:value="0.479425538604203" calcext:value-type="float">
            <text:p>0.479425539</text:p>
          </table:table-cell>
          <table:table-cell table:formula="of:=AVERAGE([.E25:.E523])" office:value-type="float" office:value="0.611774892233521" calcext:value-type="float">
            <text:p>0.611774892233521</text:p>
          </table:table-cell>
        </table:table-row>
        <table:table-row table:style-name="ro1">
          <table:table-cell table:formula="of:=[.A41]+0.1" office:value-type="float" office:value="0.6" calcext:value-type="float">
            <text:p>0.6</text:p>
          </table:table-cell>
          <table:table-cell table:formula="of:=SIN([.A42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2]" office:value-type="float" office:value="0.564642473395035" calcext:value-type="float">
            <text:p>0.564642473395035</text:p>
          </table:table-cell>
          <table:table-cell table:formula="of:=ABS([.D42])" office:value-type="float" office:value="0.564642473395035" calcext:value-type="float">
            <text:p>0.564642473</text:p>
          </table:table-cell>
          <table:table-cell table:formula="of:=AVERAGE([.E26:.E524])" office:value-type="float" office:value="0.611640811626536" calcext:value-type="float">
            <text:p>0.611640811626536</text:p>
          </table:table-cell>
        </table:table-row>
        <table:table-row table:style-name="ro1">
          <table:table-cell table:formula="of:=[.A42]+0.1" office:value-type="float" office:value="0.7" calcext:value-type="float">
            <text:p>0.7</text:p>
          </table:table-cell>
          <table:table-cell table:formula="of:=SIN([.A43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3]" office:value-type="float" office:value="0.644217687237691" calcext:value-type="float">
            <text:p>0.644217687237691</text:p>
          </table:table-cell>
          <table:table-cell table:formula="of:=ABS([.D43])" office:value-type="float" office:value="0.644217687237691" calcext:value-type="float">
            <text:p>0.644217687</text:p>
          </table:table-cell>
          <table:table-cell table:formula="of:=AVERAGE([.E27:.E525])" office:value-type="float" office:value="0.611668593625529" calcext:value-type="float">
            <text:p>0.611668593625529</text:p>
          </table:table-cell>
        </table:table-row>
        <table:table-row table:style-name="ro1">
          <table:table-cell table:formula="of:=[.A43]+0.1" office:value-type="float" office:value="0.8" calcext:value-type="float">
            <text:p>0.8</text:p>
          </table:table-cell>
          <table:table-cell table:formula="of:=SIN([.A44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4]" office:value-type="float" office:value="0.717356090899523" calcext:value-type="float">
            <text:p>0.717356090899523</text:p>
          </table:table-cell>
          <table:table-cell table:formula="of:=ABS([.D44])" office:value-type="float" office:value="0.717356090899523" calcext:value-type="float">
            <text:p>0.717356091</text:p>
          </table:table-cell>
          <table:table-cell table:formula="of:=AVERAGE([.E28:.E526])" office:value-type="float" office:value="0.611871906990865" calcext:value-type="float">
            <text:p>0.611871906990865</text:p>
          </table:table-cell>
        </table:table-row>
        <table:table-row table:style-name="ro1">
          <table:table-cell table:formula="of:=[.A44]+0.1" office:value-type="float" office:value="0.9" calcext:value-type="float">
            <text:p>0.9</text:p>
          </table:table-cell>
          <table:table-cell table:formula="of:=SIN([.A45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5]" office:value-type="float" office:value="0.783326909627483" calcext:value-type="float">
            <text:p>0.783326909627483</text:p>
          </table:table-cell>
          <table:table-cell table:formula="of:=ABS([.D45])" office:value-type="float" office:value="0.783326909627483" calcext:value-type="float">
            <text:p>0.783326910</text:p>
          </table:table-cell>
          <table:table-cell table:formula="of:=AVERAGE([.E29:.E527])" office:value-type="float" office:value="0.61226277992891" calcext:value-type="float">
            <text:p>0.61226277992891</text:p>
          </table:table-cell>
        </table:table-row>
        <table:table-row table:style-name="ro1">
          <table:table-cell table:formula="of:=[.A45]+0.1" office:value-type="float" office:value="1" calcext:value-type="float">
            <text:p>1</text:p>
          </table:table-cell>
          <table:table-cell table:formula="of:=SIN([.A46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6]" office:value-type="float" office:value="0.841470984807896" calcext:value-type="float">
            <text:p>0.841470984807896</text:p>
          </table:table-cell>
          <table:table-cell table:formula="of:=ABS([.D46])" office:value-type="float" office:value="0.841470984807896" calcext:value-type="float">
            <text:p>0.841470985</text:p>
          </table:table-cell>
          <table:table-cell table:formula="of:=AVERAGE([.E30:.E528])" office:value-type="float" office:value="0.612851473410381" calcext:value-type="float">
            <text:p>0.612851473410381</text:p>
          </table:table-cell>
        </table:table-row>
        <table:table-row table:style-name="ro1">
          <table:table-cell table:formula="of:=[.A46]+0.1" office:value-type="float" office:value="1.1" calcext:value-type="float">
            <text:p>1.1</text:p>
          </table:table-cell>
          <table:table-cell table:formula="of:=SIN([.A47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7]" office:value-type="float" office:value="0.891207360061435" calcext:value-type="float">
            <text:p>0.891207360061435</text:p>
          </table:table-cell>
          <table:table-cell table:formula="of:=ABS([.D47])" office:value-type="float" office:value="0.891207360061435" calcext:value-type="float">
            <text:p>0.891207360</text:p>
          </table:table-cell>
          <table:table-cell table:formula="of:=AVERAGE([.E31:.E529])" office:value-type="float" office:value="0.613646371589523" calcext:value-type="float">
            <text:p>0.613646371589523</text:p>
          </table:table-cell>
        </table:table-row>
        <table:table-row table:style-name="ro1">
          <table:table-cell table:formula="of:=[.A47]+0.1" office:value-type="float" office:value="1.2" calcext:value-type="float">
            <text:p>1.2</text:p>
          </table:table-cell>
          <table:table-cell table:formula="of:=SIN([.A48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8]" office:value-type="float" office:value="0.932039085967226" calcext:value-type="float">
            <text:p>0.932039085967226</text:p>
          </table:table-cell>
          <table:table-cell table:formula="of:=ABS([.D48])" office:value-type="float" office:value="0.932039085967226" calcext:value-type="float">
            <text:p>0.932039086</text:p>
          </table:table-cell>
          <table:table-cell table:formula="of:=AVERAGE([.E32:.E530])" office:value-type="float" office:value="0.614653890488307" calcext:value-type="float">
            <text:p>0.614653890488307</text:p>
          </table:table-cell>
        </table:table-row>
        <table:table-row table:style-name="ro1">
          <table:table-cell table:formula="of:=[.A48]+0.1" office:value-type="float" office:value="1.3" calcext:value-type="float">
            <text:p>1.3</text:p>
          </table:table-cell>
          <table:table-cell table:formula="of:=SIN([.A49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9]" office:value-type="float" office:value="0.963558185417193" calcext:value-type="float">
            <text:p>0.963558185417193</text:p>
          </table:table-cell>
          <table:table-cell table:formula="of:=ABS([.D49])" office:value-type="float" office:value="0.963558185417193" calcext:value-type="float">
            <text:p>0.963558185</text:p>
          </table:table-cell>
          <table:table-cell table:formula="of:=AVERAGE([.E33:.E531])" office:value-type="float" office:value="0.615878405932869" calcext:value-type="float">
            <text:p>0.615878405932869</text:p>
          </table:table-cell>
        </table:table-row>
        <table:table-row table:style-name="ro1">
          <table:table-cell table:formula="of:=[.A49]+0.1" office:value-type="float" office:value="1.4" calcext:value-type="float">
            <text:p>1.4</text:p>
          </table:table-cell>
          <table:table-cell table:formula="of:=SIN([.A50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50]" office:value-type="float" office:value="0.98544972998846" calcext:value-type="float">
            <text:p>0.98544972998846</text:p>
          </table:table-cell>
          <table:table-cell table:formula="of:=ABS([.D50])" office:value-type="float" office:value="0.98544972998846" calcext:value-type="float">
            <text:p>0.985449730</text:p>
          </table:table-cell>
          <table:table-cell table:formula="of:=AVERAGE([.E34:.E532])" office:value-type="float" office:value="0.617072205210182" calcext:value-type="float">
            <text:p>0.617072205210182</text:p>
          </table:table-cell>
        </table:table-row>
        <table:table-row table:style-name="ro1">
          <table:table-cell table:formula="of:=[.A50]+0.1" office:value-type="float" office:value="1.5" calcext:value-type="float">
            <text:p>1.5</text:p>
          </table:table-cell>
          <table:table-cell table:formula="of:=SIN([.A51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51]" office:value-type="float" office:value="0.997494986604055" calcext:value-type="float">
            <text:p>0.997494986604055</text:p>
          </table:table-cell>
          <table:table-cell table:formula="of:=ABS([.D51])" office:value-type="float" office:value="0.997494986604055" calcext:value-type="float">
            <text:p>0.997494987</text:p>
          </table:table-cell>
          <table:table-cell table:formula="of:=AVERAGE([.E35:.E533])" office:value-type="float" office:value="0.61805788441848" calcext:value-type="float">
            <text:p>0.61805788441848</text:p>
          </table:table-cell>
        </table:table-row>
        <table:table-row table:style-name="ro1">
          <table:table-cell table:formula="of:=[.A51]+0.1" office:value-type="float" office:value="1.6" calcext:value-type="float">
            <text:p>1.6</text:p>
          </table:table-cell>
          <table:table-cell table:formula="of:=SIN([.A52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52]" office:value-type="float" office:value="0.999573603041505" calcext:value-type="float">
            <text:p>0.999573603041505</text:p>
          </table:table-cell>
          <table:table-cell table:formula="of:=ABS([.D52])" office:value-type="float" office:value="0.999573603041505" calcext:value-type="float">
            <text:p>0.999573603</text:p>
          </table:table-cell>
          <table:table-cell table:formula="of:=AVERAGE([.E36:.E534])" office:value-type="float" office:value="0.618837490402118" calcext:value-type="float">
            <text:p>0.618837490402118</text:p>
          </table:table-cell>
        </table:table-row>
        <table:table-row table:style-name="ro1">
          <table:table-cell table:formula="of:=[.A52]+0.1" office:value-type="float" office:value="1.7" calcext:value-type="float">
            <text:p>1.7</text:p>
          </table:table-cell>
          <table:table-cell table:formula="of:=SIN([.A53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53]" office:value-type="float" office:value="0.991664810452468" calcext:value-type="float">
            <text:p>0.991664810452468</text:p>
          </table:table-cell>
          <table:table-cell table:formula="of:=ABS([.D53])" office:value-type="float" office:value="0.991664810452468" calcext:value-type="float">
            <text:p>0.991664810</text:p>
          </table:table-cell>
          <table:table-cell table:formula="of:=AVERAGE([.E37:.E535])" office:value-type="float" office:value="0.619415193554516" calcext:value-type="float">
            <text:p>0.619415193554516</text:p>
          </table:table-cell>
        </table:table-row>
        <table:table-row table:style-name="ro1">
          <table:table-cell table:formula="of:=[.A53]+0.1" office:value-type="float" office:value="1.8" calcext:value-type="float">
            <text:p>1.8</text:p>
          </table:table-cell>
          <table:table-cell table:formula="of:=SIN([.A54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54]" office:value-type="float" office:value="0.973847630878195" calcext:value-type="float">
            <text:p>0.973847630878195</text:p>
          </table:table-cell>
          <table:table-cell table:formula="of:=ABS([.D54])" office:value-type="float" office:value="0.973847630878195" calcext:value-type="float">
            <text:p>0.973847631</text:p>
          </table:table-cell>
          <table:table-cell table:formula="of:=AVERAGE([.E38:.E536])" office:value-type="float" office:value="0.620537400416087" calcext:value-type="float">
            <text:p>0.620537400416087</text:p>
          </table:table-cell>
        </table:table-row>
        <table:table-row table:style-name="ro1">
          <table:table-cell table:formula="of:=[.A54]+0.1" office:value-type="float" office:value="1.9" calcext:value-type="float">
            <text:p>1.9</text:p>
          </table:table-cell>
          <table:table-cell table:formula="of:=SIN([.A55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55]" office:value-type="float" office:value="0.946300087687414" calcext:value-type="float">
            <text:p>0.946300087687414</text:p>
          </table:table-cell>
          <table:table-cell table:formula="of:=ABS([.D55])" office:value-type="float" office:value="0.946300087687414" calcext:value-type="float">
            <text:p>0.946300088</text:p>
          </table:table-cell>
          <table:table-cell table:formula="of:=AVERAGE([.E39:.E537])" office:value-type="float" office:value="0.621450534765916" calcext:value-type="float">
            <text:p>0.621450534765916</text:p>
          </table:table-cell>
        </table:table-row>
        <table:table-row table:style-name="ro1">
          <table:table-cell table:formula="of:=[.A55]+0.1" office:value-type="float" office:value="2" calcext:value-type="float">
            <text:p>2</text:p>
          </table:table-cell>
          <table:table-cell table:formula="of:=SIN([.A56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56]" office:value-type="float" office:value="0.909297426825681" calcext:value-type="float">
            <text:p>0.909297426825681</text:p>
          </table:table-cell>
          <table:table-cell table:formula="of:=ABS([.D56])" office:value-type="float" office:value="0.909297426825681" calcext:value-type="float">
            <text:p>0.909297427</text:p>
          </table:table-cell>
          <table:table-cell table:formula="of:=AVERAGE([.E40:.E538])" office:value-type="float" office:value="0.622157541985232" calcext:value-type="float">
            <text:p>0.622157541985232</text:p>
          </table:table-cell>
        </table:table-row>
        <table:table-row table:style-name="ro1">
          <table:table-cell table:formula="of:=[.A56]+0.1" office:value-type="float" office:value="2.1" calcext:value-type="float">
            <text:p>2.1</text:p>
          </table:table-cell>
          <table:table-cell table:formula="of:=SIN([.A57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57]" office:value-type="float" office:value="0.863209366648873" calcext:value-type="float">
            <text:p>0.863209366648873</text:p>
          </table:table-cell>
          <table:table-cell table:formula="of:=ABS([.D57])" office:value-type="float" office:value="0.863209366648873" calcext:value-type="float">
            <text:p>0.863209367</text:p>
          </table:table-cell>
          <table:table-cell table:formula="of:=AVERAGE([.E41:.E539])" office:value-type="float" office:value="0.622663496767138" calcext:value-type="float">
            <text:p>0.622663496767138</text:p>
          </table:table-cell>
        </table:table-row>
        <table:table-row table:style-name="ro1">
          <table:table-cell table:formula="of:=[.A57]+0.1" office:value-type="float" office:value="2.2" calcext:value-type="float">
            <text:p>2.2</text:p>
          </table:table-cell>
          <table:table-cell table:formula="of:=SIN([.A58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58]" office:value-type="float" office:value="0.80849640381959" calcext:value-type="float">
            <text:p>0.80849640381959</text:p>
          </table:table-cell>
          <table:table-cell table:formula="of:=ABS([.D58])" office:value-type="float" office:value="0.80849640381959" calcext:value-type="float">
            <text:p>0.808496404</text:p>
          </table:table-cell>
          <table:table-cell table:formula="of:=AVERAGE([.E42:.E540])" office:value-type="float" office:value="0.622975562035467" calcext:value-type="float">
            <text:p>0.622975562035467</text:p>
          </table:table-cell>
        </table:table-row>
        <table:table-row table:style-name="ro1">
          <table:table-cell table:formula="of:=[.A58]+0.1" office:value-type="float" office:value="2.3" calcext:value-type="float">
            <text:p>2.3</text:p>
          </table:table-cell>
          <table:table-cell table:formula="of:=SIN([.A59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59]" office:value-type="float" office:value="0.74570521217672" calcext:value-type="float">
            <text:p>0.74570521217672</text:p>
          </table:table-cell>
          <table:table-cell table:formula="of:=ABS([.D59])" office:value-type="float" office:value="0.74570521217672" calcext:value-type="float">
            <text:p>0.745705212</text:p>
          </table:table-cell>
          <table:table-cell table:formula="of:=AVERAGE([.E43:.E541])" office:value-type="float" office:value="0.623102926857826" calcext:value-type="float">
            <text:p>0.623102926857826</text:p>
          </table:table-cell>
        </table:table-row>
        <table:table-row table:style-name="ro1">
          <table:table-cell table:formula="of:=[.A59]+0.1" office:value-type="float" office:value="2.4" calcext:value-type="float">
            <text:p>2.4</text:p>
          </table:table-cell>
          <table:table-cell table:formula="of:=SIN([.A60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60]" office:value-type="float" office:value="0.67546318055115" calcext:value-type="float">
            <text:p>0.67546318055115</text:p>
          </table:table-cell>
          <table:table-cell table:formula="of:=ABS([.D60])" office:value-type="float" office:value="0.67546318055115" calcext:value-type="float">
            <text:p>0.675463181</text:p>
          </table:table-cell>
          <table:table-cell table:formula="of:=AVERAGE([.E44:.E542])" office:value-type="float" office:value="0.623056723881065" calcext:value-type="float">
            <text:p>0.623056723881065</text:p>
          </table:table-cell>
        </table:table-row>
        <table:table-row table:style-name="ro1">
          <table:table-cell table:formula="of:=[.A60]+0.1" office:value-type="float" office:value="2.5" calcext:value-type="float">
            <text:p>2.5</text:p>
          </table:table-cell>
          <table:table-cell table:formula="of:=SIN([.A61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61]" office:value-type="float" office:value="0.598472144103956" calcext:value-type="float">
            <text:p>0.598472144103956</text:p>
          </table:table-cell>
          <table:table-cell table:formula="of:=ABS([.D61])" office:value-type="float" office:value="0.598472144103956" calcext:value-type="float">
            <text:p>0.598472144</text:p>
          </table:table-cell>
          <table:table-cell table:formula="of:=AVERAGE([.E45:.E543])" office:value-type="float" office:value="0.622849927023568" calcext:value-type="float">
            <text:p>0.622849927023568</text:p>
          </table:table-cell>
        </table:table-row>
        <table:table-row table:style-name="ro1">
          <table:table-cell table:formula="of:=[.A61]+0.1" office:value-type="float" office:value="2.6" calcext:value-type="float">
            <text:p>2.6</text:p>
          </table:table-cell>
          <table:table-cell table:formula="of:=SIN([.A62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62]" office:value-type="float" office:value="0.515501371821463" calcext:value-type="float">
            <text:p>0.515501371821463</text:p>
          </table:table-cell>
          <table:table-cell table:formula="of:=ABS([.D62])" office:value-type="float" office:value="0.515501371821463" calcext:value-type="float">
            <text:p>0.515501372</text:p>
          </table:table-cell>
          <table:table-cell table:formula="of:=AVERAGE([.E46:.E544])" office:value-type="float" office:value="0.622497230358504" calcext:value-type="float">
            <text:p>0.622497230358504</text:p>
          </table:table-cell>
        </table:table-row>
        <table:table-row table:style-name="ro1">
          <table:table-cell table:formula="of:=[.A62]+0.1" office:value-type="float" office:value="2.7" calcext:value-type="float">
            <text:p>2.7</text:p>
          </table:table-cell>
          <table:table-cell table:formula="of:=SIN([.A63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63]" office:value-type="float" office:value="0.427379880233829" calcext:value-type="float">
            <text:p>0.427379880233829</text:p>
          </table:table-cell>
          <table:table-cell table:formula="of:=ABS([.D63])" office:value-type="float" office:value="0.427379880233829" calcext:value-type="float">
            <text:p>0.427379880</text:p>
          </table:table-cell>
          <table:table-cell table:formula="of:=AVERAGE([.E47:.E545])" office:value-type="float" office:value="0.622014909313462" calcext:value-type="float">
            <text:p>0.622014909313462</text:p>
          </table:table-cell>
        </table:table-row>
        <table:table-row table:style-name="ro1">
          <table:table-cell table:formula="of:=[.A63]+0.1" office:value-type="float" office:value="2.8" calcext:value-type="float">
            <text:p>2.8</text:p>
          </table:table-cell>
          <table:table-cell table:formula="of:=SIN([.A64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64]" office:value-type="float" office:value="0.334988150155904" calcext:value-type="float">
            <text:p>0.334988150155904</text:p>
          </table:table-cell>
          <table:table-cell table:formula="of:=ABS([.D64])" office:value-type="float" office:value="0.334988150155904" calcext:value-type="float">
            <text:p>0.334988150</text:p>
          </table:table-cell>
          <table:table-cell table:formula="of:=AVERAGE([.E48:.E546])" office:value-type="float" office:value="0.621420665492826" calcext:value-type="float">
            <text:p>0.621420665492826</text:p>
          </table:table-cell>
        </table:table-row>
        <table:table-row table:style-name="ro1">
          <table:table-cell table:formula="of:=[.A64]+0.1" office:value-type="float" office:value="2.9" calcext:value-type="float">
            <text:p>2.9</text:p>
          </table:table-cell>
          <table:table-cell table:formula="of:=SIN([.A65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65]" office:value-type="float" office:value="0.239249329213981" calcext:value-type="float">
            <text:p>0.239249329213981</text:p>
          </table:table-cell>
          <table:table-cell table:formula="of:=ABS([.D65])" office:value-type="float" office:value="0.239249329213981" calcext:value-type="float">
            <text:p>0.239249329</text:p>
          </table:table-cell>
          <table:table-cell table:formula="of:=AVERAGE([.E49:.E547])" office:value-type="float" office:value="0.620733456597971" calcext:value-type="float">
            <text:p>0.620733456597971</text:p>
          </table:table-cell>
        </table:table-row>
        <table:table-row table:style-name="ro1">
          <table:table-cell table:formula="of:=[.A65]+0.1" office:value-type="float" office:value="3" calcext:value-type="float">
            <text:p>3</text:p>
          </table:table-cell>
          <table:table-cell table:formula="of:=SIN([.A66])" office:value-type="float" office:value="0.141120008059866" calcext:value-type="float">
            <text:p>0.141120008059866</text:p>
          </table:table-cell>
          <table:table-cell table:formula="of:=0.1" office:value-type="float" office:value="0.1" calcext:value-type="float">
            <text:p>0.1</text:p>
          </table:table-cell>
          <table:table-cell table:formula="of:=[.B66]" office:value-type="float" office:value="0.141120008059866" calcext:value-type="float">
            <text:p>0.141120008059866</text:p>
          </table:table-cell>
          <table:table-cell table:formula="of:=ABS([.D66])" office:value-type="float" office:value="0.141120008059866" calcext:value-type="float">
            <text:p>0.141120008</text:p>
          </table:table-cell>
          <table:table-cell table:formula="of:=AVERAGE([.E50:.E548])" office:value-type="float" office:value="0.61997331307509" calcext:value-type="float">
            <text:p>0.61997331307509</text:p>
          </table:table-cell>
        </table:table-row>
        <table:table-row table:style-name="ro1">
          <table:table-cell table:formula="of:=[.A66]+0.1" office:value-type="float" office:value="3.1" calcext:value-type="float">
            <text:p>3.1</text:p>
          </table:table-cell>
          <table:table-cell table:formula="of:=SIN([.A67])" office:value-type="float" office:value="0.0415806624332892" calcext:value-type="float">
            <text:p>0.041580662433289</text:p>
          </table:table-cell>
          <table:table-cell table:formula="of:=0.1" office:value-type="float" office:value="0.1" calcext:value-type="float">
            <text:p>0.1</text:p>
          </table:table-cell>
          <table:table-cell table:formula="of:=[.B67]" office:value-type="float" office:value="0.0415806624332892" calcext:value-type="float">
            <text:p>0.041580662433289</text:p>
          </table:table-cell>
          <table:table-cell table:formula="of:=ABS([.D67])" office:value-type="float" office:value="0.0415806624332892" calcext:value-type="float">
            <text:p>0.041580662</text:p>
          </table:table-cell>
          <table:table-cell table:formula="of:=AVERAGE([.E51:.E549])" office:value-type="float" office:value="0.619161143259727" calcext:value-type="float">
            <text:p>0.619161143259727</text:p>
          </table:table-cell>
        </table:table-row>
        <table:table-row table:style-name="ro1">
          <table:table-cell table:formula="of:=[.A67]+0.1" office:value-type="float" office:value="3.2" calcext:value-type="float">
            <text:p>3.2</text:p>
          </table:table-cell>
          <table:table-cell table:formula="of:=SIN([.A68])" office:value-type="float" office:value="-0.0583741434275814" calcext:value-type="float">
            <text:p>-0.058374143427582</text:p>
          </table:table-cell>
          <table:table-cell table:formula="of:=0.1" office:value-type="float" office:value="0.1" calcext:value-type="float">
            <text:p>0.1</text:p>
          </table:table-cell>
          <table:table-cell table:formula="of:=[.B68]" office:value-type="float" office:value="-0.0583741434275814" calcext:value-type="float">
            <text:p>-0.058374143427582</text:p>
          </table:table-cell>
          <table:table-cell table:formula="of:=ABS([.D68])" office:value-type="float" office:value="0.0583741434275814" calcext:value-type="float">
            <text:p>0.058374143</text:p>
          </table:table-cell>
          <table:table-cell table:formula="of:=AVERAGE([.E52:.E550])" office:value-type="float" office:value="0.618318528909294" calcext:value-type="float">
            <text:p>0.618318528909294</text:p>
          </table:table-cell>
        </table:table-row>
        <table:table-row table:style-name="ro1">
          <table:table-cell table:formula="of:=[.A68]+0.1" office:value-type="float" office:value="3.3" calcext:value-type="float">
            <text:p>3.3</text:p>
          </table:table-cell>
          <table:table-cell table:formula="of:=SIN([.A69])" office:value-type="float" office:value="-0.15774569414325" calcext:value-type="float">
            <text:p>-0.15774569414325</text:p>
          </table:table-cell>
          <table:table-cell table:formula="of:=0.1" office:value-type="float" office:value="0.1" calcext:value-type="float">
            <text:p>0.1</text:p>
          </table:table-cell>
          <table:table-cell table:formula="of:=[.B69]" office:value-type="float" office:value="-0.15774569414325" calcext:value-type="float">
            <text:p>-0.15774569414325</text:p>
          </table:table-cell>
          <table:table-cell table:formula="of:=ABS([.D69])" office:value-type="float" office:value="0.15774569414325" calcext:value-type="float">
            <text:p>0.157745694</text:p>
          </table:table-cell>
          <table:table-cell table:formula="of:=AVERAGE([.E53:.E551])" office:value-type="float" office:value="0.617467513118821" calcext:value-type="float">
            <text:p>0.617467513118821</text:p>
          </table:table-cell>
        </table:table-row>
        <table:table-row table:style-name="ro1">
          <table:table-cell table:formula="of:=[.A69]+0.1" office:value-type="float" office:value="3.4" calcext:value-type="float">
            <text:p>3.4</text:p>
          </table:table-cell>
          <table:table-cell table:formula="of:=SIN([.A70])" office:value-type="float" office:value="-0.255541102026833" calcext:value-type="float">
            <text:p>-0.255541102026833</text:p>
          </table:table-cell>
          <table:table-cell table:formula="of:=0.1" office:value-type="float" office:value="0.1" calcext:value-type="float">
            <text:p>0.1</text:p>
          </table:table-cell>
          <table:table-cell table:formula="of:=[.B70]" office:value-type="float" office:value="-0.255541102026833" calcext:value-type="float">
            <text:p>-0.255541102026833</text:p>
          </table:table-cell>
          <table:table-cell table:formula="of:=ABS([.D70])" office:value-type="float" office:value="0.255541102026833" calcext:value-type="float">
            <text:p>0.255541102</text:p>
          </table:table-cell>
          <table:table-cell table:formula="of:=AVERAGE([.E54:.E552])" office:value-type="float" office:value="0.61663038269973" calcext:value-type="float">
            <text:p>0.61663038269973</text:p>
          </table:table-cell>
        </table:table-row>
        <table:table-row table:style-name="ro1">
          <table:table-cell table:formula="of:=[.A70]+0.1" office:value-type="float" office:value="3.5" calcext:value-type="float">
            <text:p>3.5</text:p>
          </table:table-cell>
          <table:table-cell table:formula="of:=SIN([.A71])" office:value-type="float" office:value="-0.350783227689621" calcext:value-type="float">
            <text:p>-0.350783227689621</text:p>
          </table:table-cell>
          <table:table-cell table:formula="of:=0.1" office:value-type="float" office:value="0.1" calcext:value-type="float">
            <text:p>0.1</text:p>
          </table:table-cell>
          <table:table-cell table:formula="of:=[.B71]" office:value-type="float" office:value="-0.350783227689621" calcext:value-type="float">
            <text:p>-0.350783227689621</text:p>
          </table:table-cell>
          <table:table-cell table:formula="of:=ABS([.D71])" office:value-type="float" office:value="0.350783227689621" calcext:value-type="float">
            <text:p>0.350783228</text:p>
          </table:table-cell>
          <table:table-cell table:formula="of:=AVERAGE([.E55:.E553])" office:value-type="float" office:value="0.615829447165697" calcext:value-type="float">
            <text:p>0.615829447165697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72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72]" office:value-type="float" office:value="0.0998334166468282" calcext:value-type="float">
            <text:p>0.099833416646828</text:p>
          </table:table-cell>
          <table:table-cell table:formula="of:=ABS([.D72])" office:value-type="float" office:value="0.0998334166468282" calcext:value-type="float">
            <text:p>0.099833417</text:p>
          </table:table-cell>
          <table:table-cell table:formula="of:=AVERAGE([.E56:.E554])" office:value-type="float" office:value="0.61508681651284" calcext:value-type="float">
            <text:p>0.61508681651284</text:p>
          </table:table-cell>
        </table:table-row>
        <table:table-row table:style-name="ro1">
          <table:table-cell table:formula="of:=[.A72]+0.1" office:value-type="float" office:value="0.2" calcext:value-type="float">
            <text:p>0.2</text:p>
          </table:table-cell>
          <table:table-cell table:formula="of:=SIN([.A73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73]" office:value-type="float" office:value="0.198669330795061" calcext:value-type="float">
            <text:p>0.198669330795061</text:p>
          </table:table-cell>
          <table:table-cell table:formula="of:=ABS([.D73])" office:value-type="float" office:value="0.198669330795061" calcext:value-type="float">
            <text:p>0.198669331</text:p>
          </table:table-cell>
          <table:table-cell table:formula="of:=AVERAGE([.E57:.E555])" office:value-type="float" office:value="0.614424180003126" calcext:value-type="float">
            <text:p>0.614424180003126</text:p>
          </table:table-cell>
        </table:table-row>
        <table:table-row table:style-name="ro1">
          <table:table-cell table:formula="of:=[.A73]+0.1" office:value-type="float" office:value="0.3" calcext:value-type="float">
            <text:p>0.3</text:p>
          </table:table-cell>
          <table:table-cell table:formula="of:=SIN([.A74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74]" office:value-type="float" office:value="0.29552020666134" calcext:value-type="float">
            <text:p>0.29552020666134</text:p>
          </table:table-cell>
          <table:table-cell table:formula="of:=ABS([.D74])" office:value-type="float" office:value="0.29552020666134" calcext:value-type="float">
            <text:p>0.295520207</text:p>
          </table:table-cell>
          <table:table-cell table:formula="of:=AVERAGE([.E58:.E556])" office:value-type="float" office:value="0.613862588159682" calcext:value-type="float">
            <text:p>0.613862588159682</text:p>
          </table:table-cell>
        </table:table-row>
        <table:table-row table:style-name="ro1">
          <table:table-cell table:formula="of:=[.A74]+0.1" office:value-type="float" office:value="0.4" calcext:value-type="float">
            <text:p>0.4</text:p>
          </table:table-cell>
          <table:table-cell table:formula="of:=SIN([.A75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75]" office:value-type="float" office:value="0.38941834230865" calcext:value-type="float">
            <text:p>0.38941834230865</text:p>
          </table:table-cell>
          <table:table-cell table:formula="of:=ABS([.D75])" office:value-type="float" office:value="0.38941834230865" calcext:value-type="float">
            <text:p>0.389418342</text:p>
          </table:table-cell>
          <table:table-cell table:formula="of:=AVERAGE([.E59:.E557])" office:value-type="float" office:value="0.613422240160451" calcext:value-type="float">
            <text:p>0.613422240160451</text:p>
          </table:table-cell>
        </table:table-row>
        <table:table-row table:style-name="ro1">
          <table:table-cell table:formula="of:=[.A75]+0.1" office:value-type="float" office:value="0.5" calcext:value-type="float">
            <text:p>0.5</text:p>
          </table:table-cell>
          <table:table-cell table:formula="of:=SIN([.A76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76]" office:value-type="float" office:value="0.479425538604203" calcext:value-type="float">
            <text:p>0.479425538604203</text:p>
          </table:table-cell>
          <table:table-cell table:formula="of:=ABS([.D76])" office:value-type="float" office:value="0.479425538604203" calcext:value-type="float">
            <text:p>0.479425539</text:p>
          </table:table-cell>
          <table:table-cell table:formula="of:=AVERAGE([.E60:.E558])" office:value-type="float" office:value="0.613122278772659" calcext:value-type="float">
            <text:p>0.613122278772659</text:p>
          </table:table-cell>
        </table:table-row>
        <table:table-row table:style-name="ro1">
          <table:table-cell table:formula="of:=[.A76]+0.1" office:value-type="float" office:value="0.6" calcext:value-type="float">
            <text:p>0.6</text:p>
          </table:table-cell>
          <table:table-cell table:formula="of:=SIN([.A77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77]" office:value-type="float" office:value="0.564642473395035" calcext:value-type="float">
            <text:p>0.564642473395035</text:p>
          </table:table-cell>
          <table:table-cell table:formula="of:=ABS([.D77])" office:value-type="float" office:value="0.564642473395035" calcext:value-type="float">
            <text:p>0.564642473</text:p>
          </table:table-cell>
          <table:table-cell table:formula="of:=AVERAGE([.E61:.E559])" office:value-type="float" office:value="0.612980594904981" calcext:value-type="float">
            <text:p>0.612980594904981</text:p>
          </table:table-cell>
        </table:table-row>
        <table:table-row table:style-name="ro1">
          <table:table-cell table:formula="of:=[.A77]+0.1" office:value-type="float" office:value="0.7" calcext:value-type="float">
            <text:p>0.7</text:p>
          </table:table-cell>
          <table:table-cell table:formula="of:=SIN([.A78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78]" office:value-type="float" office:value="0.644217687237691" calcext:value-type="float">
            <text:p>0.644217687237691</text:p>
          </table:table-cell>
          <table:table-cell table:formula="of:=ABS([.D78])" office:value-type="float" office:value="0.644217687237691" calcext:value-type="float">
            <text:p>0.644217687</text:p>
          </table:table-cell>
          <table:table-cell table:formula="of:=AVERAGE([.E62:.E560])" office:value-type="float" office:value="0.613013643767853" calcext:value-type="float">
            <text:p>0.613013643767853</text:p>
          </table:table-cell>
        </table:table-row>
        <table:table-row table:style-name="ro1">
          <table:table-cell table:formula="of:=[.A78]+0.1" office:value-type="float" office:value="0.8" calcext:value-type="float">
            <text:p>0.8</text:p>
          </table:table-cell>
          <table:table-cell table:formula="of:=SIN([.A79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79]" office:value-type="float" office:value="0.717356090899523" calcext:value-type="float">
            <text:p>0.717356090899523</text:p>
          </table:table-cell>
          <table:table-cell table:formula="of:=ABS([.D79])" office:value-type="float" office:value="0.717356090899523" calcext:value-type="float">
            <text:p>0.717356091</text:p>
          </table:table-cell>
          <table:table-cell table:formula="of:=AVERAGE([.E63:.E561])" office:value-type="float" office:value="0.613236274525722" calcext:value-type="float">
            <text:p>0.613236274525722</text:p>
          </table:table-cell>
        </table:table-row>
        <table:table-row table:style-name="ro1">
          <table:table-cell table:formula="of:=[.A79]+0.1" office:value-type="float" office:value="0.9" calcext:value-type="float">
            <text:p>0.9</text:p>
          </table:table-cell>
          <table:table-cell table:formula="of:=SIN([.A80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80]" office:value-type="float" office:value="0.783326909627483" calcext:value-type="float">
            <text:p>0.783326909627483</text:p>
          </table:table-cell>
          <table:table-cell table:formula="of:=ABS([.D80])" office:value-type="float" office:value="0.783326909627483" calcext:value-type="float">
            <text:p>0.783326910</text:p>
          </table:table-cell>
          <table:table-cell table:formula="of:=AVERAGE([.E64:.E562])" office:value-type="float" office:value="0.613661575199158" calcext:value-type="float">
            <text:p>0.613661575199158</text:p>
          </table:table-cell>
        </table:table-row>
        <table:table-row table:style-name="ro1">
          <table:table-cell table:formula="of:=[.A80]+0.1" office:value-type="float" office:value="1" calcext:value-type="float">
            <text:p>1</text:p>
          </table:table-cell>
          <table:table-cell table:formula="of:=SIN([.A81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81]" office:value-type="float" office:value="0.841470984807896" calcext:value-type="float">
            <text:p>0.841470984807896</text:p>
          </table:table-cell>
          <table:table-cell table:formula="of:=ABS([.D81])" office:value-type="float" office:value="0.841470984807896" calcext:value-type="float">
            <text:p>0.841470985</text:p>
          </table:table-cell>
          <table:table-cell table:formula="of:=AVERAGE([.E65:.E563])" office:value-type="float" office:value="0.614300734430909" calcext:value-type="float">
            <text:p>0.614300734430909</text:p>
          </table:table-cell>
        </table:table-row>
        <table:table-row table:style-name="ro1">
          <table:table-cell table:formula="of:=[.A81]+0.1" office:value-type="float" office:value="1.1" calcext:value-type="float">
            <text:p>1.1</text:p>
          </table:table-cell>
          <table:table-cell table:formula="of:=SIN([.A82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82]" office:value-type="float" office:value="0.891207360061435" calcext:value-type="float">
            <text:p>0.891207360061435</text:p>
          </table:table-cell>
          <table:table-cell table:formula="of:=ABS([.D82])" office:value-type="float" office:value="0.891207360061435" calcext:value-type="float">
            <text:p>0.891207360</text:p>
          </table:table-cell>
          <table:table-cell table:formula="of:=AVERAGE([.E66:.E564])" office:value-type="float" office:value="0.615162921569339" calcext:value-type="float">
            <text:p>0.615162921569339</text:p>
          </table:table-cell>
        </table:table-row>
        <table:table-row table:style-name="ro1">
          <table:table-cell table:formula="of:=[.A82]+0.1" office:value-type="float" office:value="1.2" calcext:value-type="float">
            <text:p>1.2</text:p>
          </table:table-cell>
          <table:table-cell table:formula="of:=SIN([.A83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83]" office:value-type="float" office:value="0.932039085967226" calcext:value-type="float">
            <text:p>0.932039085967226</text:p>
          </table:table-cell>
          <table:table-cell table:formula="of:=ABS([.D83])" office:value-type="float" office:value="0.932039085967226" calcext:value-type="float">
            <text:p>0.932039086</text:p>
          </table:table-cell>
          <table:table-cell table:formula="of:=AVERAGE([.E67:.E565])" office:value-type="float" office:value="0.61625518634701" calcext:value-type="float">
            <text:p>0.61625518634701</text:p>
          </table:table-cell>
        </table:table-row>
        <table:table-row table:style-name="ro1">
          <table:table-cell table:formula="of:=[.A83]+0.1" office:value-type="float" office:value="1.3" calcext:value-type="float">
            <text:p>1.3</text:p>
          </table:table-cell>
          <table:table-cell table:formula="of:=SIN([.A84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84]" office:value-type="float" office:value="0.963558185417193" calcext:value-type="float">
            <text:p>0.963558185417193</text:p>
          </table:table-cell>
          <table:table-cell table:formula="of:=ABS([.D84])" office:value-type="float" office:value="0.963558185417193" calcext:value-type="float">
            <text:p>0.963558185</text:p>
          </table:table-cell>
          <table:table-cell table:formula="of:=AVERAGE([.E68:.E566])" office:value-type="float" office:value="0.617582379242885" calcext:value-type="float">
            <text:p>0.617582379242885</text:p>
          </table:table-cell>
        </table:table-row>
        <table:table-row table:style-name="ro1">
          <table:table-cell table:formula="of:=[.A84]+0.1" office:value-type="float" office:value="1.4" calcext:value-type="float">
            <text:p>1.4</text:p>
          </table:table-cell>
          <table:table-cell table:formula="of:=SIN([.A85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85]" office:value-type="float" office:value="0.98544972998846" calcext:value-type="float">
            <text:p>0.98544972998846</text:p>
          </table:table-cell>
          <table:table-cell table:formula="of:=ABS([.D85])" office:value-type="float" office:value="0.98544972998846" calcext:value-type="float">
            <text:p>0.985449730</text:p>
          </table:table-cell>
          <table:table-cell table:formula="of:=AVERAGE([.E69:.E567])" office:value-type="float" office:value="0.618876842751717" calcext:value-type="float">
            <text:p>0.618876842751717</text:p>
          </table:table-cell>
        </table:table-row>
        <table:table-row table:style-name="ro1">
          <table:table-cell table:formula="of:=[.A85]+0.1" office:value-type="float" office:value="1.5" calcext:value-type="float">
            <text:p>1.5</text:p>
          </table:table-cell>
          <table:table-cell table:formula="of:=SIN([.A86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86]" office:value-type="float" office:value="0.997494986604055" calcext:value-type="float">
            <text:p>0.997494986604055</text:p>
          </table:table-cell>
          <table:table-cell table:formula="of:=ABS([.D86])" office:value-type="float" office:value="0.997494986604055" calcext:value-type="float">
            <text:p>0.997494987</text:p>
          </table:table-cell>
          <table:table-cell table:formula="of:=AVERAGE([.E70:.E568])" office:value-type="float" office:value="0.619946752609277" calcext:value-type="float">
            <text:p>0.619946752609277</text:p>
          </table:table-cell>
        </table:table-row>
        <table:table-row table:style-name="ro1">
          <table:table-cell table:formula="of:=[.A86]+0.1" office:value-type="float" office:value="1.6" calcext:value-type="float">
            <text:p>1.6</text:p>
          </table:table-cell>
          <table:table-cell table:formula="of:=SIN([.A87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87]" office:value-type="float" office:value="0.999573603041505" calcext:value-type="float">
            <text:p>0.999573603041505</text:p>
          </table:table-cell>
          <table:table-cell table:formula="of:=ABS([.D87])" office:value-type="float" office:value="0.999573603041505" calcext:value-type="float">
            <text:p>0.999573603</text:p>
          </table:table-cell>
          <table:table-cell table:formula="of:=AVERAGE([.E71:.E569])" office:value-type="float" office:value="0.620794207610632" calcext:value-type="float">
            <text:p>0.620794207610632</text:p>
          </table:table-cell>
        </table:table-row>
        <table:table-row table:style-name="ro1">
          <table:table-cell table:formula="of:=[.A87]+0.1" office:value-type="float" office:value="1.7" calcext:value-type="float">
            <text:p>1.7</text:p>
          </table:table-cell>
          <table:table-cell table:formula="of:=SIN([.A88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88]" office:value-type="float" office:value="0.991664810452468" calcext:value-type="float">
            <text:p>0.991664810452468</text:p>
          </table:table-cell>
          <table:table-cell table:formula="of:=ABS([.D88])" office:value-type="float" office:value="0.991664810452468" calcext:value-type="float">
            <text:p>0.991664810</text:p>
          </table:table-cell>
          <table:table-cell table:formula="of:=AVERAGE([.E72:.E570])" office:value-type="float" office:value="0.621423603834224" calcext:value-type="float">
            <text:p>0.621423603834224</text:p>
          </table:table-cell>
        </table:table-row>
        <table:table-row table:style-name="ro1">
          <table:table-cell table:formula="of:=[.A88]+0.1" office:value-type="float" office:value="1.8" calcext:value-type="float">
            <text:p>1.8</text:p>
          </table:table-cell>
          <table:table-cell table:formula="of:=SIN([.A89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89]" office:value-type="float" office:value="0.973847630878195" calcext:value-type="float">
            <text:p>0.973847630878195</text:p>
          </table:table-cell>
          <table:table-cell table:formula="of:=ABS([.D89])" office:value-type="float" office:value="0.973847630878195" calcext:value-type="float">
            <text:p>0.973847631</text:p>
          </table:table-cell>
          <table:table-cell table:formula="of:=AVERAGE([.E73:.E571])" office:value-type="float" office:value="0.622642272495877" calcext:value-type="float">
            <text:p>0.622642272495877</text:p>
          </table:table-cell>
        </table:table-row>
        <table:table-row table:style-name="ro1">
          <table:table-cell table:formula="of:=[.A89]+0.1" office:value-type="float" office:value="1.9" calcext:value-type="float">
            <text:p>1.9</text:p>
          </table:table-cell>
          <table:table-cell table:formula="of:=SIN([.A90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90]" office:value-type="float" office:value="0.946300087687414" calcext:value-type="float">
            <text:p>0.946300087687414</text:p>
          </table:table-cell>
          <table:table-cell table:formula="of:=ABS([.D90])" office:value-type="float" office:value="0.946300087687414" calcext:value-type="float">
            <text:p>0.946300088</text:p>
          </table:table-cell>
          <table:table-cell table:formula="of:=AVERAGE([.E74:.E572])" office:value-type="float" office:value="0.62363518336637" calcext:value-type="float">
            <text:p>0.62363518336637</text:p>
          </table:table-cell>
        </table:table-row>
        <table:table-row table:style-name="ro1">
          <table:table-cell table:formula="of:=[.A90]+0.1" office:value-type="float" office:value="2" calcext:value-type="float">
            <text:p>2</text:p>
          </table:table-cell>
          <table:table-cell table:formula="of:=SIN([.A91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91]" office:value-type="float" office:value="0.909297426825681" calcext:value-type="float">
            <text:p>0.909297426825681</text:p>
          </table:table-cell>
          <table:table-cell table:formula="of:=ABS([.D91])" office:value-type="float" office:value="0.909297426825681" calcext:value-type="float">
            <text:p>0.909297427</text:p>
          </table:table-cell>
          <table:table-cell table:formula="of:=AVERAGE([.E75:.E573])" office:value-type="float" office:value="0.624405406316382" calcext:value-type="float">
            <text:p>0.624405406316382</text:p>
          </table:table-cell>
        </table:table-row>
        <table:table-row table:style-name="ro1">
          <table:table-cell table:formula="of:=[.A91]+0.1" office:value-type="float" office:value="2.1" calcext:value-type="float">
            <text:p>2.1</text:p>
          </table:table-cell>
          <table:table-cell table:formula="of:=SIN([.A92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92]" office:value-type="float" office:value="0.863209366648873" calcext:value-type="float">
            <text:p>0.863209366648873</text:p>
          </table:table-cell>
          <table:table-cell table:formula="of:=ABS([.D92])" office:value-type="float" office:value="0.863209366648873" calcext:value-type="float">
            <text:p>0.863209367</text:p>
          </table:table-cell>
          <table:table-cell table:formula="of:=AVERAGE([.E76:.E574])" office:value-type="float" office:value="0.624958317055224" calcext:value-type="float">
            <text:p>0.624958317055224</text:p>
          </table:table-cell>
        </table:table-row>
        <table:table-row table:style-name="ro1">
          <table:table-cell table:formula="of:=[.A92]+0.1" office:value-type="float" office:value="2.2" calcext:value-type="float">
            <text:p>2.2</text:p>
          </table:table-cell>
          <table:table-cell table:formula="of:=SIN([.A93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93]" office:value-type="float" office:value="0.80849640381959" calcext:value-type="float">
            <text:p>0.80849640381959</text:p>
          </table:table-cell>
          <table:table-cell table:formula="of:=ABS([.D93])" office:value-type="float" office:value="0.80849640381959" calcext:value-type="float">
            <text:p>0.808496404</text:p>
          </table:table-cell>
          <table:table-cell table:formula="of:=AVERAGE([.E77:.E575])" office:value-type="float" office:value="0.62530155474025" calcext:value-type="float">
            <text:p>0.62530155474025</text:p>
          </table:table-cell>
        </table:table-row>
        <table:table-row table:style-name="ro1">
          <table:table-cell table:formula="of:=[.A93]+0.1" office:value-type="float" office:value="2.3" calcext:value-type="float">
            <text:p>2.3</text:p>
          </table:table-cell>
          <table:table-cell table:formula="of:=SIN([.A94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94]" office:value-type="float" office:value="0.74570521217672" calcext:value-type="float">
            <text:p>0.74570521217672</text:p>
          </table:table-cell>
          <table:table-cell table:formula="of:=ABS([.D94])" office:value-type="float" office:value="0.74570521217672" calcext:value-type="float">
            <text:p>0.745705212</text:p>
          </table:table-cell>
          <table:table-cell table:formula="of:=AVERAGE([.E78:.E576])" office:value-type="float" office:value="0.625444956823808" calcext:value-type="float">
            <text:p>0.625444956823808</text:p>
          </table:table-cell>
        </table:table-row>
        <table:table-row table:style-name="ro1">
          <table:table-cell table:formula="of:=[.A94]+0.1" office:value-type="float" office:value="2.4" calcext:value-type="float">
            <text:p>2.4</text:p>
          </table:table-cell>
          <table:table-cell table:formula="of:=SIN([.A95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95]" office:value-type="float" office:value="0.67546318055115" calcext:value-type="float">
            <text:p>0.67546318055115</text:p>
          </table:table-cell>
          <table:table-cell table:formula="of:=ABS([.D95])" office:value-type="float" office:value="0.67546318055115" calcext:value-type="float">
            <text:p>0.675463181</text:p>
          </table:table-cell>
          <table:table-cell table:formula="of:=AVERAGE([.E79:.E577])" office:value-type="float" office:value="0.625400471680647" calcext:value-type="float">
            <text:p>0.625400471680647</text:p>
          </table:table-cell>
        </table:table-row>
        <table:table-row table:style-name="ro1">
          <table:table-cell table:formula="of:=[.A95]+0.1" office:value-type="float" office:value="2.5" calcext:value-type="float">
            <text:p>2.5</text:p>
          </table:table-cell>
          <table:table-cell table:formula="of:=SIN([.A96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96]" office:value-type="float" office:value="0.598472144103956" calcext:value-type="float">
            <text:p>0.598472144103956</text:p>
          </table:table-cell>
          <table:table-cell table:formula="of:=ABS([.D96])" office:value-type="float" office:value="0.598472144103956" calcext:value-type="float">
            <text:p>0.598472144</text:p>
          </table:table-cell>
          <table:table-cell table:formula="of:=AVERAGE([.E80:.E578])" office:value-type="float" office:value="0.625182049782265" calcext:value-type="float">
            <text:p>0.625182049782265</text:p>
          </table:table-cell>
        </table:table-row>
        <table:table-row table:style-name="ro1">
          <table:table-cell table:formula="of:=[.A96]+0.1" office:value-type="float" office:value="2.6" calcext:value-type="float">
            <text:p>2.6</text:p>
          </table:table-cell>
          <table:table-cell table:formula="of:=SIN([.A97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97]" office:value-type="float" office:value="0.515501371821463" calcext:value-type="float">
            <text:p>0.515501371821463</text:p>
          </table:table-cell>
          <table:table-cell table:formula="of:=ABS([.D97])" office:value-type="float" office:value="0.515501371821463" calcext:value-type="float">
            <text:p>0.515501372</text:p>
          </table:table-cell>
          <table:table-cell table:formula="of:=AVERAGE([.E81:.E579])" office:value-type="float" office:value="0.624805514401681" calcext:value-type="float">
            <text:p>0.624805514401681</text:p>
          </table:table-cell>
        </table:table-row>
        <table:table-row table:style-name="ro1">
          <table:table-cell table:formula="of:=[.A97]+0.1" office:value-type="float" office:value="2.7" calcext:value-type="float">
            <text:p>2.7</text:p>
          </table:table-cell>
          <table:table-cell table:formula="of:=SIN([.A98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98]" office:value-type="float" office:value="0.427379880233829" calcext:value-type="float">
            <text:p>0.427379880233829</text:p>
          </table:table-cell>
          <table:table-cell table:formula="of:=ABS([.D98])" office:value-type="float" office:value="0.427379880233829" calcext:value-type="float">
            <text:p>0.427379880</text:p>
          </table:table-cell>
          <table:table-cell table:formula="of:=AVERAGE([.E82:.E580])" office:value-type="float" office:value="0.62428841304033" calcext:value-type="float">
            <text:p>0.62428841304033</text:p>
          </table:table-cell>
        </table:table-row>
        <table:table-row table:style-name="ro1">
          <table:table-cell table:formula="of:=[.A98]+0.1" office:value-type="float" office:value="2.8" calcext:value-type="float">
            <text:p>2.8</text:p>
          </table:table-cell>
          <table:table-cell table:formula="of:=SIN([.A99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99]" office:value-type="float" office:value="0.334988150155904" calcext:value-type="float">
            <text:p>0.334988150155904</text:p>
          </table:table-cell>
          <table:table-cell table:formula="of:=ABS([.D99])" office:value-type="float" office:value="0.334988150155904" calcext:value-type="float">
            <text:p>0.334988150</text:p>
          </table:table-cell>
          <table:table-cell table:formula="of:=AVERAGE([.E83:.E581])" office:value-type="float" office:value="0.623649850966117" calcext:value-type="float">
            <text:p>0.623649850966117</text:p>
          </table:table-cell>
        </table:table-row>
        <table:table-row table:style-name="ro1">
          <table:table-cell table:formula="of:=[.A99]+0.1" office:value-type="float" office:value="2.9" calcext:value-type="float">
            <text:p>2.9</text:p>
          </table:table-cell>
          <table:table-cell table:formula="of:=SIN([.A100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00]" office:value-type="float" office:value="0.239249329213981" calcext:value-type="float">
            <text:p>0.239249329213981</text:p>
          </table:table-cell>
          <table:table-cell table:formula="of:=ABS([.D100])" office:value-type="float" office:value="0.239249329213981" calcext:value-type="float">
            <text:p>0.239249329</text:p>
          </table:table-cell>
          <table:table-cell table:formula="of:=AVERAGE([.E84:.E582])" office:value-type="float" office:value="0.622910308436138" calcext:value-type="float">
            <text:p>0.622910308436138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101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101]" office:value-type="float" office:value="0.0998334166468282" calcext:value-type="float">
            <text:p>0.099833416646828</text:p>
          </table:table-cell>
          <table:table-cell table:formula="of:=ABS([.D101])" office:value-type="float" office:value="0.0998334166468282" calcext:value-type="float">
            <text:p>0.099833417</text:p>
          </table:table-cell>
          <table:table-cell table:formula="of:=AVERAGE([.E85:.E583])" office:value-type="float" office:value="0.622091443347242" calcext:value-type="float">
            <text:p>0.622091443347242</text:p>
          </table:table-cell>
        </table:table-row>
        <table:table-row table:style-name="ro1">
          <table:table-cell table:formula="of:=[.A101]+0.1" office:value-type="float" office:value="0.2" calcext:value-type="float">
            <text:p>0.2</text:p>
          </table:table-cell>
          <table:table-cell table:formula="of:=SIN([.A102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02]" office:value-type="float" office:value="0.198669330795061" calcext:value-type="float">
            <text:p>0.198669330795061</text:p>
          </table:table-cell>
          <table:table-cell table:formula="of:=ABS([.D102])" office:value-type="float" office:value="0.198669330795061" calcext:value-type="float">
            <text:p>0.198669331</text:p>
          </table:table-cell>
          <table:table-cell table:formula="of:=AVERAGE([.E86:.E584])" office:value-type="float" office:value="0.621215881210757" calcext:value-type="float">
            <text:p>0.621215881210757</text:p>
          </table:table-cell>
        </table:table-row>
        <table:table-row table:style-name="ro1">
          <table:table-cell table:formula="of:=[.A102]+0.1" office:value-type="float" office:value="0.3" calcext:value-type="float">
            <text:p>0.3</text:p>
          </table:table-cell>
          <table:table-cell table:formula="of:=SIN([.A103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103]" office:value-type="float" office:value="0.29552020666134" calcext:value-type="float">
            <text:p>0.29552020666134</text:p>
          </table:table-cell>
          <table:table-cell table:formula="of:=ABS([.D103])" office:value-type="float" office:value="0.29552020666134" calcext:value-type="float">
            <text:p>0.295520207</text:p>
          </table:table-cell>
          <table:table-cell table:formula="of:=AVERAGE([.E87:.E585])" office:value-type="float" office:value="0.620306994482753" calcext:value-type="float">
            <text:p>0.620306994482753</text:p>
          </table:table-cell>
        </table:table-row>
        <table:table-row table:style-name="ro1">
          <table:table-cell table:formula="of:=[.A103]+0.1" office:value-type="float" office:value="0.4" calcext:value-type="float">
            <text:p>0.4</text:p>
          </table:table-cell>
          <table:table-cell table:formula="of:=SIN([.A104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04]" office:value-type="float" office:value="0.38941834230865" calcext:value-type="float">
            <text:p>0.38941834230865</text:p>
          </table:table-cell>
          <table:table-cell table:formula="of:=ABS([.D104])" office:value-type="float" office:value="0.38941834230865" calcext:value-type="float">
            <text:p>0.389418342</text:p>
          </table:table-cell>
          <table:table-cell table:formula="of:=AVERAGE([.E88:.E586])" office:value-type="float" office:value="0.619388673396655" calcext:value-type="float">
            <text:p>0.619388673396655</text:p>
          </table:table-cell>
        </table:table-row>
        <table:table-row table:style-name="ro1">
          <table:table-cell table:formula="of:=[.A104]+0.1" office:value-type="float" office:value="0.5" calcext:value-type="float">
            <text:p>0.5</text:p>
          </table:table-cell>
          <table:table-cell table:formula="of:=SIN([.A105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05]" office:value-type="float" office:value="0.479425538604203" calcext:value-type="float">
            <text:p>0.479425538604203</text:p>
          </table:table-cell>
          <table:table-cell table:formula="of:=ABS([.D105])" office:value-type="float" office:value="0.479425538604203" calcext:value-type="float">
            <text:p>0.479425539</text:p>
          </table:table-cell>
          <table:table-cell table:formula="of:=AVERAGE([.E89:.E587])" office:value-type="float" office:value="0.618485090539723" calcext:value-type="float">
            <text:p>0.618485090539723</text:p>
          </table:table-cell>
        </table:table-row>
        <table:table-row table:style-name="ro1">
          <table:table-cell table:formula="of:=[.A105]+0.1" office:value-type="float" office:value="0.6" calcext:value-type="float">
            <text:p>0.6</text:p>
          </table:table-cell>
          <table:table-cell table:formula="of:=SIN([.A106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06]" office:value-type="float" office:value="0.564642473395035" calcext:value-type="float">
            <text:p>0.564642473395035</text:p>
          </table:table-cell>
          <table:table-cell table:formula="of:=ABS([.D106])" office:value-type="float" office:value="0.564642473395035" calcext:value-type="float">
            <text:p>0.564642473</text:p>
          </table:table-cell>
          <table:table-cell table:formula="of:=AVERAGE([.E90:.E588])" office:value-type="float" office:value="0.617620461487805" calcext:value-type="float">
            <text:p>0.617620461487805</text:p>
          </table:table-cell>
        </table:table-row>
        <table:table-row table:style-name="ro1">
          <table:table-cell table:formula="of:=[.A106]+0.1" office:value-type="float" office:value="0.7" calcext:value-type="float">
            <text:p>0.7</text:p>
          </table:table-cell>
          <table:table-cell table:formula="of:=SIN([.A107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07]" office:value-type="float" office:value="0.644217687237691" calcext:value-type="float">
            <text:p>0.644217687237691</text:p>
          </table:table-cell>
          <table:table-cell table:formula="of:=ABS([.D107])" office:value-type="float" office:value="0.644217687237691" calcext:value-type="float">
            <text:p>0.644217687</text:p>
          </table:table-cell>
          <table:table-cell table:formula="of:=AVERAGE([.E91:.E589])" office:value-type="float" office:value="0.616818803862928" calcext:value-type="float">
            <text:p>0.616818803862928</text:p>
          </table:table-cell>
        </table:table-row>
        <table:table-row table:style-name="ro1">
          <table:table-cell table:formula="of:=[.A107]+0.1" office:value-type="float" office:value="0.8" calcext:value-type="float">
            <text:p>0.8</text:p>
          </table:table-cell>
          <table:table-cell table:formula="of:=SIN([.A108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08]" office:value-type="float" office:value="0.717356090899523" calcext:value-type="float">
            <text:p>0.717356090899523</text:p>
          </table:table-cell>
          <table:table-cell table:formula="of:=ABS([.D108])" office:value-type="float" office:value="0.717356090899523" calcext:value-type="float">
            <text:p>0.717356091</text:p>
          </table:table-cell>
          <table:table-cell table:formula="of:=AVERAGE([.E92:.E590])" office:value-type="float" office:value="0.616103697205317" calcext:value-type="float">
            <text:p>0.616103697205317</text:p>
          </table:table-cell>
        </table:table-row>
        <table:table-row table:style-name="ro1">
          <table:table-cell table:formula="of:=[.A108]+0.1" office:value-type="float" office:value="0.9" calcext:value-type="float">
            <text:p>0.9</text:p>
          </table:table-cell>
          <table:table-cell table:formula="of:=SIN([.A109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09]" office:value-type="float" office:value="0.783326909627483" calcext:value-type="float">
            <text:p>0.783326909627483</text:p>
          </table:table-cell>
          <table:table-cell table:formula="of:=ABS([.D109])" office:value-type="float" office:value="0.783326909627483" calcext:value-type="float">
            <text:p>0.783326910</text:p>
          </table:table-cell>
          <table:table-cell table:formula="of:=AVERAGE([.E93:.E591])" office:value-type="float" office:value="0.61549804605472" calcext:value-type="float">
            <text:p>0.61549804605472</text:p>
          </table:table-cell>
        </table:table-row>
        <table:table-row table:style-name="ro1">
          <table:table-cell table:formula="of:=[.A109]+0.1" office:value-type="float" office:value="1" calcext:value-type="float">
            <text:p>1</text:p>
          </table:table-cell>
          <table:table-cell table:formula="of:=SIN([.A110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10]" office:value-type="float" office:value="0.841470984807896" calcext:value-type="float">
            <text:p>0.841470984807896</text:p>
          </table:table-cell>
          <table:table-cell table:formula="of:=ABS([.D110])" office:value-type="float" office:value="0.841470984807896" calcext:value-type="float">
            <text:p>0.841470985</text:p>
          </table:table-cell>
          <table:table-cell table:formula="of:=AVERAGE([.E94:.E592])" office:value-type="float" office:value="0.615023848615494" calcext:value-type="float">
            <text:p>0.615023848615494</text:p>
          </table:table-cell>
        </table:table-row>
        <table:table-row table:style-name="ro1">
          <table:table-cell table:formula="of:=[.A110]+0.1" office:value-type="float" office:value="1.1" calcext:value-type="float">
            <text:p>1.1</text:p>
          </table:table-cell>
          <table:table-cell table:formula="of:=SIN([.A111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11]" office:value-type="float" office:value="0.891207360061435" calcext:value-type="float">
            <text:p>0.891207360061435</text:p>
          </table:table-cell>
          <table:table-cell table:formula="of:=ABS([.D111])" office:value-type="float" office:value="0.891207360061435" calcext:value-type="float">
            <text:p>0.891207360</text:p>
          </table:table-cell>
          <table:table-cell table:formula="of:=AVERAGE([.E95:.E593])" office:value-type="float" office:value="0.614701973335787" calcext:value-type="float">
            <text:p>0.614701973335787</text:p>
          </table:table-cell>
        </table:table-row>
        <table:table-row table:style-name="ro1">
          <table:table-cell table:formula="of:=[.A111]+0.1" office:value-type="float" office:value="1.2" calcext:value-type="float">
            <text:p>1.2</text:p>
          </table:table-cell>
          <table:table-cell table:formula="of:=SIN([.A112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12]" office:value-type="float" office:value="0.932039085967226" calcext:value-type="float">
            <text:p>0.932039085967226</text:p>
          </table:table-cell>
          <table:table-cell table:formula="of:=ABS([.D112])" office:value-type="float" office:value="0.932039085967226" calcext:value-type="float">
            <text:p>0.932039086</text:p>
          </table:table-cell>
          <table:table-cell table:formula="of:=AVERAGE([.E96:.E594])" office:value-type="float" office:value="0.61455194566365" calcext:value-type="float">
            <text:p>0.61455194566365</text:p>
          </table:table-cell>
        </table:table-row>
        <table:table-row table:style-name="ro1">
          <table:table-cell table:formula="of:=[.A112]+0.1" office:value-type="float" office:value="1.3" calcext:value-type="float">
            <text:p>1.3</text:p>
          </table:table-cell>
          <table:table-cell table:formula="of:=SIN([.A113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13]" office:value-type="float" office:value="0.963558185417193" calcext:value-type="float">
            <text:p>0.963558185417193</text:p>
          </table:table-cell>
          <table:table-cell table:formula="of:=ABS([.D113])" office:value-type="float" office:value="0.963558185417193" calcext:value-type="float">
            <text:p>0.963558185</text:p>
          </table:table-cell>
          <table:table-cell table:formula="of:=AVERAGE([.E97:.E595])" office:value-type="float" office:value="0.614591747152659" calcext:value-type="float">
            <text:p>0.614591747152659</text:p>
          </table:table-cell>
        </table:table-row>
        <table:table-row table:style-name="ro1">
          <table:table-cell table:formula="of:=[.A113]+0.1" office:value-type="float" office:value="1.4" calcext:value-type="float">
            <text:p>1.4</text:p>
          </table:table-cell>
          <table:table-cell table:formula="of:=SIN([.A114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14]" office:value-type="float" office:value="0.98544972998846" calcext:value-type="float">
            <text:p>0.98544972998846</text:p>
          </table:table-cell>
          <table:table-cell table:formula="of:=ABS([.D114])" office:value-type="float" office:value="0.98544972998846" calcext:value-type="float">
            <text:p>0.985449730</text:p>
          </table:table-cell>
          <table:table-cell table:formula="of:=AVERAGE([.E98:.E596])" office:value-type="float" office:value="0.614837628977302" calcext:value-type="float">
            <text:p>0.614837628977302</text:p>
          </table:table-cell>
        </table:table-row>
        <table:table-row table:style-name="ro1">
          <table:table-cell table:formula="of:=[.A114]+0.1" office:value-type="float" office:value="1.5" calcext:value-type="float">
            <text:p>1.5</text:p>
          </table:table-cell>
          <table:table-cell table:formula="of:=SIN([.A115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15]" office:value-type="float" office:value="0.997494986604055" calcext:value-type="float">
            <text:p>0.997494986604055</text:p>
          </table:table-cell>
          <table:table-cell table:formula="of:=ABS([.D115])" office:value-type="float" office:value="0.997494986604055" calcext:value-type="float">
            <text:p>0.997494987</text:p>
          </table:table-cell>
          <table:table-cell table:formula="of:=AVERAGE([.E99:.E597])" office:value-type="float" office:value="0.615303941785122" calcext:value-type="float">
            <text:p>0.615303941785122</text:p>
          </table:table-cell>
        </table:table-row>
        <table:table-row table:style-name="ro1">
          <table:table-cell table:formula="of:=[.A115]+0.1" office:value-type="float" office:value="1.6" calcext:value-type="float">
            <text:p>1.6</text:p>
          </table:table-cell>
          <table:table-cell table:formula="of:=SIN([.A116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16]" office:value-type="float" office:value="0.999573603041505" calcext:value-type="float">
            <text:p>0.999573603041505</text:p>
          </table:table-cell>
          <table:table-cell table:formula="of:=ABS([.D116])" office:value-type="float" office:value="0.999573603041505" calcext:value-type="float">
            <text:p>0.999573603</text:p>
          </table:table-cell>
          <table:table-cell table:formula="of:=AVERAGE([.E100:.E598])" office:value-type="float" office:value="0.616002983659509" calcext:value-type="float">
            <text:p>0.616002983659509</text:p>
          </table:table-cell>
        </table:table-row>
        <table:table-row table:style-name="ro1">
          <table:table-cell table:formula="of:=[.A116]+0.1" office:value-type="float" office:value="1.7" calcext:value-type="float">
            <text:p>1.7</text:p>
          </table:table-cell>
          <table:table-cell table:formula="of:=SIN([.A117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117]" office:value-type="float" office:value="0.991664810452468" calcext:value-type="float">
            <text:p>0.991664810452468</text:p>
          </table:table-cell>
          <table:table-cell table:formula="of:=ABS([.D117])" office:value-type="float" office:value="0.991664810452468" calcext:value-type="float">
            <text:p>0.991664810</text:p>
          </table:table-cell>
          <table:table-cell table:formula="of:=AVERAGE([.E101:.E599])" office:value-type="float" office:value="0.616944867795623" calcext:value-type="float">
            <text:p>0.616944867795623</text:p>
          </table:table-cell>
        </table:table-row>
        <table:table-row table:style-name="ro1">
          <table:table-cell table:formula="of:=[.A117]+0.1" office:value-type="float" office:value="1.8" calcext:value-type="float">
            <text:p>1.8</text:p>
          </table:table-cell>
          <table:table-cell table:formula="of:=SIN([.A118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18]" office:value-type="float" office:value="0.973847630878195" calcext:value-type="float">
            <text:p>0.973847630878195</text:p>
          </table:table-cell>
          <table:table-cell table:formula="of:=ABS([.D118])" office:value-type="float" office:value="0.973847630878195" calcext:value-type="float">
            <text:p>0.973847631</text:p>
          </table:table-cell>
          <table:table-cell table:formula="of:=AVERAGE([.E102:.E600])" office:value-type="float" office:value="0.618240886470181" calcext:value-type="float">
            <text:p>0.618240886470181</text:p>
          </table:table-cell>
        </table:table-row>
        <table:table-row table:style-name="ro1">
          <table:table-cell table:formula="of:=[.A118]+0.1" office:value-type="float" office:value="1.9" calcext:value-type="float">
            <text:p>1.9</text:p>
          </table:table-cell>
          <table:table-cell table:formula="of:=SIN([.A119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119]" office:value-type="float" office:value="0.946300087687414" calcext:value-type="float">
            <text:p>0.946300087687414</text:p>
          </table:table-cell>
          <table:table-cell table:formula="of:=ABS([.D119])" office:value-type="float" office:value="0.946300087687414" calcext:value-type="float">
            <text:p>0.946300088</text:p>
          </table:table-cell>
          <table:table-cell table:formula="of:=AVERAGE([.E103:.E601])" office:value-type="float" office:value="0.619295086358812" calcext:value-type="float">
            <text:p>0.619295086358812</text:p>
          </table:table-cell>
        </table:table-row>
        <table:table-row table:style-name="ro1">
          <table:table-cell table:formula="of:=[.A119]+0.1" office:value-type="float" office:value="2" calcext:value-type="float">
            <text:p>2</text:p>
          </table:table-cell>
          <table:table-cell table:formula="of:=SIN([.A120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20]" office:value-type="float" office:value="0.909297426825681" calcext:value-type="float">
            <text:p>0.909297426825681</text:p>
          </table:table-cell>
          <table:table-cell table:formula="of:=ABS([.D120])" office:value-type="float" office:value="0.909297426825681" calcext:value-type="float">
            <text:p>0.909297427</text:p>
          </table:table-cell>
          <table:table-cell table:formula="of:=AVERAGE([.E104:.E602])" office:value-type="float" office:value="0.620110640211955" calcext:value-type="float">
            <text:p>0.620110640211955</text:p>
          </table:table-cell>
        </table:table-row>
        <table:table-row table:style-name="ro1">
          <table:table-cell table:formula="of:=[.A120]+0.1" office:value-type="float" office:value="2.1" calcext:value-type="float">
            <text:p>2.1</text:p>
          </table:table-cell>
          <table:table-cell table:formula="of:=SIN([.A121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21]" office:value-type="float" office:value="0.863209366648873" calcext:value-type="float">
            <text:p>0.863209366648873</text:p>
          </table:table-cell>
          <table:table-cell table:formula="of:=ABS([.D121])" office:value-type="float" office:value="0.863209366648873" calcext:value-type="float">
            <text:p>0.863209367</text:p>
          </table:table-cell>
          <table:table-cell table:formula="of:=AVERAGE([.E105:.E603])" office:value-type="float" office:value="0.620693196519791" calcext:value-type="float">
            <text:p>0.620693196519791</text:p>
          </table:table-cell>
        </table:table-row>
        <table:table-row table:style-name="ro1">
          <table:table-cell table:formula="of:=[.A121]+0.1" office:value-type="float" office:value="2.2" calcext:value-type="float">
            <text:p>2.2</text:p>
          </table:table-cell>
          <table:table-cell table:formula="of:=SIN([.A122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122]" office:value-type="float" office:value="0.80849640381959" calcext:value-type="float">
            <text:p>0.80849640381959</text:p>
          </table:table-cell>
          <table:table-cell table:formula="of:=ABS([.D122])" office:value-type="float" office:value="0.80849640381959" calcext:value-type="float">
            <text:p>0.808496404</text:p>
          </table:table-cell>
          <table:table-cell table:formula="of:=AVERAGE([.E106:.E604])" office:value-type="float" office:value="0.621050836160084" calcext:value-type="float">
            <text:p>0.621050836160084</text:p>
          </table:table-cell>
        </table:table-row>
        <table:table-row table:style-name="ro1">
          <table:table-cell table:formula="of:=[.A122]+0.1" office:value-type="float" office:value="2.3" calcext:value-type="float">
            <text:p>2.3</text:p>
          </table:table-cell>
          <table:table-cell table:formula="of:=SIN([.A123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123]" office:value-type="float" office:value="0.74570521217672" calcext:value-type="float">
            <text:p>0.74570521217672</text:p>
          </table:table-cell>
          <table:table-cell table:formula="of:=ABS([.D123])" office:value-type="float" office:value="0.74570521217672" calcext:value-type="float">
            <text:p>0.745705212</text:p>
          </table:table-cell>
          <table:table-cell table:formula="of:=AVERAGE([.E107:.E605])" office:value-type="float" office:value="0.621194004593498" calcext:value-type="float">
            <text:p>0.621194004593498</text:p>
          </table:table-cell>
        </table:table-row>
        <table:table-row table:style-name="ro1">
          <table:table-cell table:formula="of:=[.A123]+0.1" office:value-type="float" office:value="2.4" calcext:value-type="float">
            <text:p>2.4</text:p>
          </table:table-cell>
          <table:table-cell table:formula="of:=SIN([.A124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24]" office:value-type="float" office:value="0.67546318055115" calcext:value-type="float">
            <text:p>0.67546318055115</text:p>
          </table:table-cell>
          <table:table-cell table:formula="of:=ABS([.D124])" office:value-type="float" office:value="0.67546318055115" calcext:value-type="float">
            <text:p>0.675463181</text:p>
          </table:table-cell>
          <table:table-cell table:formula="of:=AVERAGE([.E108:.E606])" office:value-type="float" office:value="0.621135420159289" calcext:value-type="float">
            <text:p>0.621135420159289</text:p>
          </table:table-cell>
        </table:table-row>
        <table:table-row table:style-name="ro1">
          <table:table-cell table:formula="of:=[.A124]+0.1" office:value-type="float" office:value="2.5" calcext:value-type="float">
            <text:p>2.5</text:p>
          </table:table-cell>
          <table:table-cell table:formula="of:=SIN([.A125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25]" office:value-type="float" office:value="0.598472144103956" calcext:value-type="float">
            <text:p>0.598472144103956</text:p>
          </table:table-cell>
          <table:table-cell table:formula="of:=ABS([.D125])" office:value-type="float" office:value="0.598472144103956" calcext:value-type="float">
            <text:p>0.598472144</text:p>
          </table:table-cell>
          <table:table-cell table:formula="of:=AVERAGE([.E109:.E607])" office:value-type="float" office:value="0.620889959264543" calcext:value-type="float">
            <text:p>0.620889959264543</text:p>
          </table:table-cell>
        </table:table-row>
        <table:table-row table:style-name="ro1">
          <table:table-cell table:formula="of:=[.A125]+0.1" office:value-type="float" office:value="2.6" calcext:value-type="float">
            <text:p>2.6</text:p>
          </table:table-cell>
          <table:table-cell table:formula="of:=SIN([.A126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26]" office:value-type="float" office:value="0.515501371821463" calcext:value-type="float">
            <text:p>0.515501371821463</text:p>
          </table:table-cell>
          <table:table-cell table:formula="of:=ABS([.D126])" office:value-type="float" office:value="0.515501371821463" calcext:value-type="float">
            <text:p>0.515501372</text:p>
          </table:table-cell>
          <table:table-cell table:formula="of:=AVERAGE([.E110:.E608])" office:value-type="float" office:value="0.620474519493794" calcext:value-type="float">
            <text:p>0.620474519493794</text:p>
          </table:table-cell>
        </table:table-row>
        <table:table-row table:style-name="ro1">
          <table:table-cell table:formula="of:=[.A126]+0.1" office:value-type="float" office:value="2.7" calcext:value-type="float">
            <text:p>2.7</text:p>
          </table:table-cell>
          <table:table-cell table:formula="of:=SIN([.A127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127]" office:value-type="float" office:value="0.427379880233829" calcext:value-type="float">
            <text:p>0.427379880233829</text:p>
          </table:table-cell>
          <table:table-cell table:formula="of:=ABS([.D127])" office:value-type="float" office:value="0.427379880233829" calcext:value-type="float">
            <text:p>0.427379880</text:p>
          </table:table-cell>
          <table:table-cell table:formula="of:=AVERAGE([.E111:.E609])" office:value-type="float" office:value="0.619907861890424" calcext:value-type="float">
            <text:p>0.619907861890424</text:p>
          </table:table-cell>
        </table:table-row>
        <table:table-row table:style-name="ro1">
          <table:table-cell table:formula="of:=[.A127]+0.1" office:value-type="float" office:value="2.8" calcext:value-type="float">
            <text:p>2.8</text:p>
          </table:table-cell>
          <table:table-cell table:formula="of:=SIN([.A128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128]" office:value-type="float" office:value="0.334988150155904" calcext:value-type="float">
            <text:p>0.334988150155904</text:p>
          </table:table-cell>
          <table:table-cell table:formula="of:=ABS([.D128])" office:value-type="float" office:value="0.334988150155904" calcext:value-type="float">
            <text:p>0.334988150</text:p>
          </table:table-cell>
          <table:table-cell table:formula="of:=AVERAGE([.E112:.E610])" office:value-type="float" office:value="0.61921043387456" calcext:value-type="float">
            <text:p>0.61921043387456</text:p>
          </table:table-cell>
        </table:table-row>
        <table:table-row table:style-name="ro1">
          <table:table-cell table:formula="of:=[.A128]+0.1" office:value-type="float" office:value="2.9" calcext:value-type="float">
            <text:p>2.9</text:p>
          </table:table-cell>
          <table:table-cell table:formula="of:=SIN([.A129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29]" office:value-type="float" office:value="0.239249329213981" calcext:value-type="float">
            <text:p>0.239249329213981</text:p>
          </table:table-cell>
          <table:table-cell table:formula="of:=ABS([.D129])" office:value-type="float" office:value="0.239249329213981" calcext:value-type="float">
            <text:p>0.239249329</text:p>
          </table:table-cell>
          <table:table-cell table:formula="of:=AVERAGE([.E113:.E611])" office:value-type="float" office:value="0.61840417446195" calcext:value-type="float">
            <text:p>0.61840417446195</text:p>
          </table:table-cell>
        </table:table-row>
        <table:table-row table:style-name="ro1">
          <table:table-cell table:formula="of:=[.A129]+0.1" office:value-type="float" office:value="3" calcext:value-type="float">
            <text:p>3</text:p>
          </table:table-cell>
          <table:table-cell table:formula="of:=SIN([.A130])" office:value-type="float" office:value="0.141120008059866" calcext:value-type="float">
            <text:p>0.14112000805986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30]" office:value-type="float" office:value="0.141120008059866" calcext:value-type="float">
            <text:p>0.141120008059866</text:p>
          </table:table-cell>
          <table:table-cell table:formula="of:=ABS([.D130])" office:value-type="float" office:value="0.141120008059866" calcext:value-type="float">
            <text:p>0.141120008</text:p>
          </table:table-cell>
          <table:table-cell table:formula="of:=AVERAGE([.E114:.E612])" office:value-type="float" office:value="0.617512303632609" calcext:value-type="float">
            <text:p>0.617512303632609</text:p>
          </table:table-cell>
        </table:table-row>
        <table:table-row table:style-name="ro1">
          <table:table-cell table:formula="of:=[.A130]+0.1" office:value-type="float" office:value="3.1" calcext:value-type="float">
            <text:p>3.1</text:p>
          </table:table-cell>
          <table:table-cell table:formula="of:=SIN([.A131])" office:value-type="float" office:value="0.0415806624332892" calcext:value-type="float">
            <text:p>0.041580662433289</text:p>
          </table:table-cell>
          <table:table-cell table:formula="of:=0.1" office:value-type="float" office:value="0.1" calcext:value-type="float">
            <text:p>0.1</text:p>
          </table:table-cell>
          <table:table-cell table:formula="of:=[.B131]" office:value-type="float" office:value="0.0415806624332892" calcext:value-type="float">
            <text:p>0.041580662433289</text:p>
          </table:table-cell>
          <table:table-cell table:formula="of:=ABS([.D131])" office:value-type="float" office:value="0.0415806624332892" calcext:value-type="float">
            <text:p>0.041580662</text:p>
          </table:table-cell>
          <table:table-cell table:formula="of:=AVERAGE([.E115:.E613])" office:value-type="float" office:value="0.616559097864848" calcext:value-type="float">
            <text:p>0.616559097864848</text:p>
          </table:table-cell>
        </table:table-row>
        <table:table-row table:style-name="ro1">
          <table:table-cell table:formula="of:=[.A131]+0.1" office:value-type="float" office:value="3.2" calcext:value-type="float">
            <text:p>3.2</text:p>
          </table:table-cell>
          <table:table-cell table:formula="of:=SIN([.A132])" office:value-type="float" office:value="-0.0583741434275814" calcext:value-type="float">
            <text:p>-0.058374143427582</text:p>
          </table:table-cell>
          <table:table-cell table:formula="of:=0.1" office:value-type="float" office:value="0.1" calcext:value-type="float">
            <text:p>0.1</text:p>
          </table:table-cell>
          <table:table-cell table:formula="of:=[.B132]" office:value-type="float" office:value="-0.0583741434275814" calcext:value-type="float">
            <text:p>-0.058374143427582</text:p>
          </table:table-cell>
          <table:table-cell table:formula="of:=ABS([.D132])" office:value-type="float" office:value="0.0583741434275814" calcext:value-type="float">
            <text:p>0.058374143</text:p>
          </table:table-cell>
          <table:table-cell table:formula="of:=AVERAGE([.E116:.E614])" office:value-type="float" office:value="0.615569653997993" calcext:value-type="float">
            <text:p>0.615569653997993</text:p>
          </table:table-cell>
        </table:table-row>
        <table:table-row table:style-name="ro1">
          <table:table-cell table:formula="of:=[.A132]+0.1" office:value-type="float" office:value="3.3" calcext:value-type="float">
            <text:p>3.3</text:p>
          </table:table-cell>
          <table:table-cell table:formula="of:=SIN([.A133])" office:value-type="float" office:value="-0.15774569414325" calcext:value-type="float">
            <text:p>-0.1577456941432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33]" office:value-type="float" office:value="-0.15774569414325" calcext:value-type="float">
            <text:p>-0.15774569414325</text:p>
          </table:table-cell>
          <table:table-cell table:formula="of:=ABS([.D133])" office:value-type="float" office:value="0.15774569414325" calcext:value-type="float">
            <text:p>0.157745694</text:p>
          </table:table-cell>
          <table:table-cell table:formula="of:=AVERAGE([.E117:.E615])" office:value-type="float" office:value="0.614569643714025" calcext:value-type="float">
            <text:p>0.614569643714025</text:p>
          </table:table-cell>
        </table:table-row>
        <table:table-row table:style-name="ro1">
          <table:table-cell table:formula="of:=[.A133]+0.1" office:value-type="float" office:value="3.4" calcext:value-type="float">
            <text:p>3.4</text:p>
          </table:table-cell>
          <table:table-cell table:formula="of:=SIN([.A134])" office:value-type="float" office:value="-0.255541102026833" calcext:value-type="float">
            <text:p>-0.25554110202683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34]" office:value-type="float" office:value="-0.255541102026833" calcext:value-type="float">
            <text:p>-0.255541102026833</text:p>
          </table:table-cell>
          <table:table-cell table:formula="of:=ABS([.D134])" office:value-type="float" office:value="0.255541102026833" calcext:value-type="float">
            <text:p>0.255541102</text:p>
          </table:table-cell>
          <table:table-cell table:formula="of:=AVERAGE([.E118:.E616])" office:value-type="float" office:value="0.613585061033246" calcext:value-type="float">
            <text:p>0.613585061033246</text:p>
          </table:table-cell>
        </table:table-row>
        <table:table-row table:style-name="ro1">
          <table:table-cell table:formula="of:=[.A134]+0.1" office:value-type="float" office:value="3.5" calcext:value-type="float">
            <text:p>3.5</text:p>
          </table:table-cell>
          <table:table-cell table:formula="of:=SIN([.A135])" office:value-type="float" office:value="-0.350783227689621" calcext:value-type="float">
            <text:p>-0.35078322768962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35]" office:value-type="float" office:value="-0.350783227689621" calcext:value-type="float">
            <text:p>-0.350783227689621</text:p>
          </table:table-cell>
          <table:table-cell table:formula="of:=ABS([.D135])" office:value-type="float" office:value="0.350783227689621" calcext:value-type="float">
            <text:p>0.350783228</text:p>
          </table:table-cell>
          <table:table-cell table:formula="of:=AVERAGE([.E119:.E617])" office:value-type="float" office:value="0.612641965300667" calcext:value-type="float">
            <text:p>0.612641965300667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136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136]" office:value-type="float" office:value="0.0998334166468282" calcext:value-type="float">
            <text:p>0.099833416646828</text:p>
          </table:table-cell>
          <table:table-cell table:formula="of:=ABS([.D136])" office:value-type="float" office:value="0.0998334166468282" calcext:value-type="float">
            <text:p>0.099833417</text:p>
          </table:table-cell>
          <table:table-cell table:formula="of:=AVERAGE([.E120:.E618])" office:value-type="float" office:value="0.61176622219729" calcext:value-type="float">
            <text:p>0.61176622219729</text:p>
          </table:table-cell>
        </table:table-row>
        <table:table-row table:style-name="ro1">
          <table:table-cell table:formula="of:=[.A136]+0.1" office:value-type="float" office:value="0.2" calcext:value-type="float">
            <text:p>0.2</text:p>
          </table:table-cell>
          <table:table-cell table:formula="of:=SIN([.A137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37]" office:value-type="float" office:value="0.198669330795061" calcext:value-type="float">
            <text:p>0.198669330795061</text:p>
          </table:table-cell>
          <table:table-cell table:formula="of:=ABS([.D137])" office:value-type="float" office:value="0.198669330795061" calcext:value-type="float">
            <text:p>0.198669331</text:p>
          </table:table-cell>
          <table:table-cell table:formula="of:=AVERAGE([.E121:.E619])" office:value-type="float" office:value="0.610983245343005" calcext:value-type="float">
            <text:p>0.610983245343005</text:p>
          </table:table-cell>
        </table:table-row>
        <table:table-row table:style-name="ro1">
          <table:table-cell table:formula="of:=[.A137]+0.1" office:value-type="float" office:value="0.3" calcext:value-type="float">
            <text:p>0.3</text:p>
          </table:table-cell>
          <table:table-cell table:formula="of:=SIN([.A138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138]" office:value-type="float" office:value="0.29552020666134" calcext:value-type="float">
            <text:p>0.29552020666134</text:p>
          </table:table-cell>
          <table:table-cell table:formula="of:=ABS([.D138])" office:value-type="float" office:value="0.29552020666134" calcext:value-type="float">
            <text:p>0.295520207</text:p>
          </table:table-cell>
          <table:table-cell table:formula="of:=AVERAGE([.E122:.E620])" office:value-type="float" office:value="0.610317741065153" calcext:value-type="float">
            <text:p>0.610317741065153</text:p>
          </table:table-cell>
        </table:table-row>
        <table:table-row table:style-name="ro1">
          <table:table-cell table:formula="of:=[.A138]+0.1" office:value-type="float" office:value="0.4" calcext:value-type="float">
            <text:p>0.4</text:p>
          </table:table-cell>
          <table:table-cell table:formula="of:=SIN([.A139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39]" office:value-type="float" office:value="0.38941834230865" calcext:value-type="float">
            <text:p>0.38941834230865</text:p>
          </table:table-cell>
          <table:table-cell table:formula="of:=ABS([.D139])" office:value-type="float" office:value="0.38941834230865" calcext:value-type="float">
            <text:p>0.389418342</text:p>
          </table:table-cell>
          <table:table-cell table:formula="of:=AVERAGE([.E123:.E621])" office:value-type="float" office:value="0.609793458888554" calcext:value-type="float">
            <text:p>0.609793458888554</text:p>
          </table:table-cell>
        </table:table-row>
        <table:table-row table:style-name="ro1">
          <table:table-cell table:formula="of:=[.A139]+0.1" office:value-type="float" office:value="0.5" calcext:value-type="float">
            <text:p>0.5</text:p>
          </table:table-cell>
          <table:table-cell table:formula="of:=SIN([.A140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40]" office:value-type="float" office:value="0.479425538604203" calcext:value-type="float">
            <text:p>0.479425538604203</text:p>
          </table:table-cell>
          <table:table-cell table:formula="of:=ABS([.D140])" office:value-type="float" office:value="0.479425538604203" calcext:value-type="float">
            <text:p>0.479425539</text:p>
          </table:table-cell>
          <table:table-cell table:formula="of:=AVERAGE([.E124:.E622])" office:value-type="float" office:value="0.609432950259142" calcext:value-type="float">
            <text:p>0.609432950259142</text:p>
          </table:table-cell>
        </table:table-row>
        <table:table-row table:style-name="ro1">
          <table:table-cell table:formula="of:=[.A140]+0.1" office:value-type="float" office:value="0.6" calcext:value-type="float">
            <text:p>0.6</text:p>
          </table:table-cell>
          <table:table-cell table:formula="of:=SIN([.A141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41]" office:value-type="float" office:value="0.564642473395035" calcext:value-type="float">
            <text:p>0.564642473395035</text:p>
          </table:table-cell>
          <table:table-cell table:formula="of:=ABS([.D141])" office:value-type="float" office:value="0.564642473395035" calcext:value-type="float">
            <text:p>0.564642473</text:p>
          </table:table-cell>
          <table:table-cell table:formula="of:=AVERAGE([.E125:.E623])" office:value-type="float" office:value="0.609257337944536" calcext:value-type="float">
            <text:p>0.609257337944536</text:p>
          </table:table-cell>
        </table:table-row>
        <table:table-row table:style-name="ro1">
          <table:table-cell table:formula="of:=[.A141]+0.1" office:value-type="float" office:value="0.7" calcext:value-type="float">
            <text:p>0.7</text:p>
          </table:table-cell>
          <table:table-cell table:formula="of:=SIN([.A142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42]" office:value-type="float" office:value="0.644217687237691" calcext:value-type="float">
            <text:p>0.644217687237691</text:p>
          </table:table-cell>
          <table:table-cell table:formula="of:=ABS([.D142])" office:value-type="float" office:value="0.644217687237691" calcext:value-type="float">
            <text:p>0.644217687</text:p>
          </table:table-cell>
          <table:table-cell table:formula="of:=AVERAGE([.E126:.E624])" office:value-type="float" office:value="0.609286098461444" calcext:value-type="float">
            <text:p>0.609286098461444</text:p>
          </table:table-cell>
        </table:table-row>
        <table:table-row table:style-name="ro1">
          <table:table-cell table:formula="of:=[.A142]+0.1" office:value-type="float" office:value="0.8" calcext:value-type="float">
            <text:p>0.8</text:p>
          </table:table-cell>
          <table:table-cell table:formula="of:=SIN([.A143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43]" office:value-type="float" office:value="0.717356090899523" calcext:value-type="float">
            <text:p>0.717356090899523</text:p>
          </table:table-cell>
          <table:table-cell table:formula="of:=ABS([.D143])" office:value-type="float" office:value="0.717356090899523" calcext:value-type="float">
            <text:p>0.717356091</text:p>
          </table:table-cell>
          <table:table-cell table:formula="of:=AVERAGE([.E127:.E625])" office:value-type="float" office:value="0.609536859762621" calcext:value-type="float">
            <text:p>0.609536859762621</text:p>
          </table:table-cell>
        </table:table-row>
        <table:table-row table:style-name="ro1">
          <table:table-cell table:formula="of:=[.A143]+0.1" office:value-type="float" office:value="0.9" calcext:value-type="float">
            <text:p>0.9</text:p>
          </table:table-cell>
          <table:table-cell table:formula="of:=SIN([.A144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44]" office:value-type="float" office:value="0.783326909627483" calcext:value-type="float">
            <text:p>0.783326909627483</text:p>
          </table:table-cell>
          <table:table-cell table:formula="of:=ABS([.D144])" office:value-type="float" office:value="0.783326909627483" calcext:value-type="float">
            <text:p>0.783326910</text:p>
          </table:table-cell>
          <table:table-cell table:formula="of:=AVERAGE([.E128:.E626])" office:value-type="float" office:value="0.610025216276102" calcext:value-type="float">
            <text:p>0.610025216276102</text:p>
          </table:table-cell>
        </table:table-row>
        <table:table-row table:style-name="ro1">
          <table:table-cell table:formula="of:=[.A144]+0.1" office:value-type="float" office:value="1" calcext:value-type="float">
            <text:p>1</text:p>
          </table:table-cell>
          <table:table-cell table:formula="of:=SIN([.A145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45]" office:value-type="float" office:value="0.841470984807896" calcext:value-type="float">
            <text:p>0.841470984807896</text:p>
          </table:table-cell>
          <table:table-cell table:formula="of:=ABS([.D145])" office:value-type="float" office:value="0.841470984807896" calcext:value-type="float">
            <text:p>0.841470985</text:p>
          </table:table-cell>
          <table:table-cell table:formula="of:=AVERAGE([.E129:.E627])" office:value-type="float" office:value="0.610764563228039" calcext:value-type="float">
            <text:p>0.610764563228039</text:p>
          </table:table-cell>
        </table:table-row>
        <table:table-row table:style-name="ro1">
          <table:table-cell table:formula="of:=[.A145]+0.1" office:value-type="float" office:value="1.1" calcext:value-type="float">
            <text:p>1.1</text:p>
          </table:table-cell>
          <table:table-cell table:formula="of:=SIN([.A146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46]" office:value-type="float" office:value="0.891207360061435" calcext:value-type="float">
            <text:p>0.891207360061435</text:p>
          </table:table-cell>
          <table:table-cell table:formula="of:=ABS([.D146])" office:value-type="float" office:value="0.891207360061435" calcext:value-type="float">
            <text:p>0.891207360</text:p>
          </table:table-cell>
          <table:table-cell table:formula="of:=AVERAGE([.E130:.E628])" office:value-type="float" office:value="0.611765951998966" calcext:value-type="float">
            <text:p>0.611765951998966</text:p>
          </table:table-cell>
        </table:table-row>
        <table:table-row table:style-name="ro1">
          <table:table-cell table:formula="of:=[.A146]+0.1" office:value-type="float" office:value="1.2" calcext:value-type="float">
            <text:p>1.2</text:p>
          </table:table-cell>
          <table:table-cell table:formula="of:=SIN([.A147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47]" office:value-type="float" office:value="0.932039085967226" calcext:value-type="float">
            <text:p>0.932039085967226</text:p>
          </table:table-cell>
          <table:table-cell table:formula="of:=ABS([.D147])" office:value-type="float" office:value="0.932039085967226" calcext:value-type="float">
            <text:p>0.932039086</text:p>
          </table:table-cell>
          <table:table-cell table:formula="of:=AVERAGE([.E131:.E629])" office:value-type="float" office:value="0.613037968063666" calcext:value-type="float">
            <text:p>0.613037968063666</text:p>
          </table:table-cell>
        </table:table-row>
        <table:table-row table:style-name="ro1">
          <table:table-cell table:formula="of:=[.A147]+0.1" office:value-type="float" office:value="1.3" calcext:value-type="float">
            <text:p>1.3</text:p>
          </table:table-cell>
          <table:table-cell table:formula="of:=SIN([.A148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48]" office:value-type="float" office:value="0.963558185417193" calcext:value-type="float">
            <text:p>0.963558185417193</text:p>
          </table:table-cell>
          <table:table-cell table:formula="of:=ABS([.D148])" office:value-type="float" office:value="0.963558185417193" calcext:value-type="float">
            <text:p>0.963558185</text:p>
          </table:table-cell>
          <table:table-cell table:formula="of:=AVERAGE([.E132:.E630])" office:value-type="float" office:value="0.614586632848572" calcext:value-type="float">
            <text:p>0.614586632848572</text:p>
          </table:table-cell>
        </table:table-row>
        <table:table-row table:style-name="ro1">
          <table:table-cell table:formula="of:=[.A148]+0.1" office:value-type="float" office:value="1.4" calcext:value-type="float">
            <text:p>1.4</text:p>
          </table:table-cell>
          <table:table-cell table:formula="of:=SIN([.A149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49]" office:value-type="float" office:value="0.98544972998846" calcext:value-type="float">
            <text:p>0.98544972998846</text:p>
          </table:table-cell>
          <table:table-cell table:formula="of:=ABS([.D149])" office:value-type="float" office:value="0.98544972998846" calcext:value-type="float">
            <text:p>0.985449730</text:p>
          </table:table-cell>
          <table:table-cell table:formula="of:=AVERAGE([.E133:.E631])" office:value-type="float" office:value="0.616098079830695" calcext:value-type="float">
            <text:p>0.616098079830695</text:p>
          </table:table-cell>
        </table:table-row>
        <table:table-row table:style-name="ro1">
          <table:table-cell table:formula="of:=[.A149]+0.1" office:value-type="float" office:value="1.5" calcext:value-type="float">
            <text:p>1.5</text:p>
          </table:table-cell>
          <table:table-cell table:formula="of:=SIN([.A150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50]" office:value-type="float" office:value="0.997494986604055" calcext:value-type="float">
            <text:p>0.997494986604055</text:p>
          </table:table-cell>
          <table:table-cell table:formula="of:=ABS([.D150])" office:value-type="float" office:value="0.997494986604055" calcext:value-type="float">
            <text:p>0.997494987</text:p>
          </table:table-cell>
          <table:table-cell table:formula="of:=AVERAGE([.E134:.E632])" office:value-type="float" office:value="0.617346996412949" calcext:value-type="float">
            <text:p>0.617346996412949</text:p>
          </table:table-cell>
        </table:table-row>
        <table:table-row table:style-name="ro1">
          <table:table-cell table:formula="of:=[.A150]+0.1" office:value-type="float" office:value="1.6" calcext:value-type="float">
            <text:p>1.6</text:p>
          </table:table-cell>
          <table:table-cell table:formula="of:=SIN([.A151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51]" office:value-type="float" office:value="0.999573603041505" calcext:value-type="float">
            <text:p>0.999573603041505</text:p>
          </table:table-cell>
          <table:table-cell table:formula="of:=ABS([.D151])" office:value-type="float" office:value="0.999573603041505" calcext:value-type="float">
            <text:p>0.999573603</text:p>
          </table:table-cell>
          <table:table-cell table:formula="of:=AVERAGE([.E135:.E633])" office:value-type="float" office:value="0.618335537107993" calcext:value-type="float">
            <text:p>0.618335537107993</text:p>
          </table:table-cell>
        </table:table-row>
        <table:table-row table:style-name="ro1">
          <table:table-cell table:formula="of:=[.A151]+0.1" office:value-type="float" office:value="1.7" calcext:value-type="float">
            <text:p>1.7</text:p>
          </table:table-cell>
          <table:table-cell table:formula="of:=SIN([.A152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152]" office:value-type="float" office:value="0.991664810452468" calcext:value-type="float">
            <text:p>0.991664810452468</text:p>
          </table:table-cell>
          <table:table-cell table:formula="of:=ABS([.D152])" office:value-type="float" office:value="0.991664810452468" calcext:value-type="float">
            <text:p>0.991664810</text:p>
          </table:table-cell>
          <table:table-cell table:formula="of:=AVERAGE([.E136:.E634])" office:value-type="float" office:value="0.619068557133797" calcext:value-type="float">
            <text:p>0.619068557133797</text:p>
          </table:table-cell>
        </table:table-row>
        <table:table-row table:style-name="ro1">
          <table:table-cell table:formula="of:=[.A152]+0.1" office:value-type="float" office:value="1.8" calcext:value-type="float">
            <text:p>1.8</text:p>
          </table:table-cell>
          <table:table-cell table:formula="of:=SIN([.A153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53]" office:value-type="float" office:value="0.973847630878195" calcext:value-type="float">
            <text:p>0.973847630878195</text:p>
          </table:table-cell>
          <table:table-cell table:formula="of:=ABS([.D153])" office:value-type="float" office:value="0.973847630878195" calcext:value-type="float">
            <text:p>0.973847631</text:p>
          </table:table-cell>
          <table:table-cell table:formula="of:=AVERAGE([.E137:.E635])" office:value-type="float" office:value="0.62049502729997" calcext:value-type="float">
            <text:p>0.62049502729997</text:p>
          </table:table-cell>
        </table:table-row>
        <table:table-row table:style-name="ro1">
          <table:table-cell table:formula="of:=[.A153]+0.1" office:value-type="float" office:value="1.9" calcext:value-type="float">
            <text:p>1.9</text:p>
          </table:table-cell>
          <table:table-cell table:formula="of:=SIN([.A154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154]" office:value-type="float" office:value="0.946300087687414" calcext:value-type="float">
            <text:p>0.946300087687414</text:p>
          </table:table-cell>
          <table:table-cell table:formula="of:=ABS([.D154])" office:value-type="float" office:value="0.946300087687414" calcext:value-type="float">
            <text:p>0.946300088</text:p>
          </table:table-cell>
          <table:table-cell table:formula="of:=AVERAGE([.E138:.E636])" office:value-type="float" office:value="0.621657081560314" calcext:value-type="float">
            <text:p>0.621657081560314</text:p>
          </table:table-cell>
        </table:table-row>
        <table:table-row table:style-name="ro1">
          <table:table-cell table:formula="of:=[.A154]+0.1" office:value-type="float" office:value="2" calcext:value-type="float">
            <text:p>2</text:p>
          </table:table-cell>
          <table:table-cell table:formula="of:=SIN([.A155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55]" office:value-type="float" office:value="0.909297426825681" calcext:value-type="float">
            <text:p>0.909297426825681</text:p>
          </table:table-cell>
          <table:table-cell table:formula="of:=ABS([.D155])" office:value-type="float" office:value="0.909297426825681" calcext:value-type="float">
            <text:p>0.909297427</text:p>
          </table:table-cell>
          <table:table-cell table:formula="of:=AVERAGE([.E139:.E637])" office:value-type="float" office:value="0.622558012153958" calcext:value-type="float">
            <text:p>0.622558012153958</text:p>
          </table:table-cell>
        </table:table-row>
        <table:table-row table:style-name="ro1">
          <table:table-cell table:formula="of:=[.A155]+0.1" office:value-type="float" office:value="2.1" calcext:value-type="float">
            <text:p>2.1</text:p>
          </table:table-cell>
          <table:table-cell table:formula="of:=SIN([.A156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56]" office:value-type="float" office:value="0.863209366648873" calcext:value-type="float">
            <text:p>0.863209366648873</text:p>
          </table:table-cell>
          <table:table-cell table:formula="of:=ABS([.D156])" office:value-type="float" office:value="0.863209366648873" calcext:value-type="float">
            <text:p>0.863209367</text:p>
          </table:table-cell>
          <table:table-cell table:formula="of:=AVERAGE([.E140:.E638])" office:value-type="float" office:value="0.623203828413917" calcext:value-type="float">
            <text:p>0.623203828413917</text:p>
          </table:table-cell>
        </table:table-row>
        <table:table-row table:style-name="ro1">
          <table:table-cell table:formula="of:=[.A156]+0.1" office:value-type="float" office:value="2.2" calcext:value-type="float">
            <text:p>2.2</text:p>
          </table:table-cell>
          <table:table-cell table:formula="of:=SIN([.A157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157]" office:value-type="float" office:value="0.80849640381959" calcext:value-type="float">
            <text:p>0.80849640381959</text:p>
          </table:table-cell>
          <table:table-cell table:formula="of:=ABS([.D157])" office:value-type="float" office:value="0.80849640381959" calcext:value-type="float">
            <text:p>0.808496404</text:p>
          </table:table-cell>
          <table:table-cell table:formula="of:=AVERAGE([.E141:.E639])" office:value-type="float" office:value="0.623603212552277" calcext:value-type="float">
            <text:p>0.623603212552277</text:p>
          </table:table-cell>
        </table:table-row>
        <table:table-row table:style-name="ro1">
          <table:table-cell table:formula="of:=[.A157]+0.1" office:value-type="float" office:value="2.3" calcext:value-type="float">
            <text:p>2.3</text:p>
          </table:table-cell>
          <table:table-cell table:formula="of:=SIN([.A158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158]" office:value-type="float" office:value="0.74570521217672" calcext:value-type="float">
            <text:p>0.74570521217672</text:p>
          </table:table-cell>
          <table:table-cell table:formula="of:=ABS([.D158])" office:value-type="float" office:value="0.74570521217672" calcext:value-type="float">
            <text:p>0.745705212</text:p>
          </table:table-cell>
          <table:table-cell table:formula="of:=AVERAGE([.E142:.E640])" office:value-type="float" office:value="0.623767448594498" calcext:value-type="float">
            <text:p>0.623767448594498</text:p>
          </table:table-cell>
        </table:table-row>
        <table:table-row table:style-name="ro1">
          <table:table-cell table:formula="of:=[.A158]+0.1" office:value-type="float" office:value="2.4" calcext:value-type="float">
            <text:p>2.4</text:p>
          </table:table-cell>
          <table:table-cell table:formula="of:=SIN([.A159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59]" office:value-type="float" office:value="0.67546318055115" calcext:value-type="float">
            <text:p>0.67546318055115</text:p>
          </table:table-cell>
          <table:table-cell table:formula="of:=ABS([.D159])" office:value-type="float" office:value="0.67546318055115" calcext:value-type="float">
            <text:p>0.675463181</text:p>
          </table:table-cell>
          <table:table-cell table:formula="of:=AVERAGE([.E143:.E641])" office:value-type="float" office:value="0.623710325022869" calcext:value-type="float">
            <text:p>0.623710325022869</text:p>
          </table:table-cell>
        </table:table-row>
        <table:table-row table:style-name="ro1">
          <table:table-cell table:formula="of:=[.A159]+0.1" office:value-type="float" office:value="2.5" calcext:value-type="float">
            <text:p>2.5</text:p>
          </table:table-cell>
          <table:table-cell table:formula="of:=SIN([.A160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60]" office:value-type="float" office:value="0.598472144103956" calcext:value-type="float">
            <text:p>0.598472144103956</text:p>
          </table:table-cell>
          <table:table-cell table:formula="of:=ABS([.D160])" office:value-type="float" office:value="0.598472144103956" calcext:value-type="float">
            <text:p>0.598472144</text:p>
          </table:table-cell>
          <table:table-cell table:formula="of:=AVERAGE([.E144:.E642])" office:value-type="float" office:value="0.623448011953186" calcext:value-type="float">
            <text:p>0.623448011953186</text:p>
          </table:table-cell>
        </table:table-row>
        <table:table-row table:style-name="ro1">
          <table:table-cell table:formula="of:=[.A160]+0.1" office:value-type="float" office:value="2.6" calcext:value-type="float">
            <text:p>2.6</text:p>
          </table:table-cell>
          <table:table-cell table:formula="of:=SIN([.A161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61]" office:value-type="float" office:value="0.515501371821463" calcext:value-type="float">
            <text:p>0.515501371821463</text:p>
          </table:table-cell>
          <table:table-cell table:formula="of:=ABS([.D161])" office:value-type="float" office:value="0.515501371821463" calcext:value-type="float">
            <text:p>0.515501372</text:p>
          </table:table-cell>
          <table:table-cell table:formula="of:=AVERAGE([.E145:.E643])" office:value-type="float" office:value="0.622998913926011" calcext:value-type="float">
            <text:p>0.622998913926011</text:p>
          </table:table-cell>
        </table:table-row>
        <table:table-row table:style-name="ro1">
          <table:table-cell table:formula="of:=[.A161]+0.1" office:value-type="float" office:value="2.7" calcext:value-type="float">
            <text:p>2.7</text:p>
          </table:table-cell>
          <table:table-cell table:formula="of:=SIN([.A162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162]" office:value-type="float" office:value="0.427379880233829" calcext:value-type="float">
            <text:p>0.427379880233829</text:p>
          </table:table-cell>
          <table:table-cell table:formula="of:=ABS([.D162])" office:value-type="float" office:value="0.427379880233829" calcext:value-type="float">
            <text:p>0.427379880</text:p>
          </table:table-cell>
          <table:table-cell table:formula="of:=AVERAGE([.E146:.E644])" office:value-type="float" office:value="0.622383499641837" calcext:value-type="float">
            <text:p>0.622383499641837</text:p>
          </table:table-cell>
        </table:table-row>
        <table:table-row table:style-name="ro1">
          <table:table-cell table:formula="of:=[.A162]+0.1" office:value-type="float" office:value="2.8" calcext:value-type="float">
            <text:p>2.8</text:p>
          </table:table-cell>
          <table:table-cell table:formula="of:=SIN([.A163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163]" office:value-type="float" office:value="0.334988150155904" calcext:value-type="float">
            <text:p>0.334988150155904</text:p>
          </table:table-cell>
          <table:table-cell table:formula="of:=ABS([.D163])" office:value-type="float" office:value="0.334988150155904" calcext:value-type="float">
            <text:p>0.334988150</text:p>
          </table:table-cell>
          <table:table-cell table:formula="of:=AVERAGE([.E147:.E645])" office:value-type="float" office:value="0.621624110205624" calcext:value-type="float">
            <text:p>0.621624110205624</text:p>
          </table:table-cell>
        </table:table-row>
        <table:table-row table:style-name="ro1">
          <table:table-cell table:formula="of:=[.A163]+0.1" office:value-type="float" office:value="2.9" calcext:value-type="float">
            <text:p>2.9</text:p>
          </table:table-cell>
          <table:table-cell table:formula="of:=SIN([.A164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64]" office:value-type="float" office:value="0.239249329213981" calcext:value-type="float">
            <text:p>0.239249329213981</text:p>
          </table:table-cell>
          <table:table-cell table:formula="of:=ABS([.D164])" office:value-type="float" office:value="0.239249329213981" calcext:value-type="float">
            <text:p>0.239249329</text:p>
          </table:table-cell>
          <table:table-cell table:formula="of:=AVERAGE([.E148:.E646])" office:value-type="float" office:value="0.620744747668055" calcext:value-type="float">
            <text:p>0.620744747668055</text:p>
          </table:table-cell>
        </table:table-row>
        <table:table-row table:style-name="ro1">
          <table:table-cell table:formula="of:=[.A164]+0.1" office:value-type="float" office:value="3" calcext:value-type="float">
            <text:p>3</text:p>
          </table:table-cell>
          <table:table-cell table:formula="of:=SIN([.A165])" office:value-type="float" office:value="0.141120008059866" calcext:value-type="float">
            <text:p>0.14112000805986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65]" office:value-type="float" office:value="0.141120008059866" calcext:value-type="float">
            <text:p>0.141120008059866</text:p>
          </table:table-cell>
          <table:table-cell table:formula="of:=ABS([.D165])" office:value-type="float" office:value="0.141120008059866" calcext:value-type="float">
            <text:p>0.141120008</text:p>
          </table:table-cell>
          <table:table-cell table:formula="of:=AVERAGE([.E149:.E647])" office:value-type="float" office:value="0.619770845856268" calcext:value-type="float">
            <text:p>0.619770845856268</text:p>
          </table:table-cell>
        </table:table-row>
        <table:table-row table:style-name="ro1">
          <table:table-cell table:formula="of:=[.A165]+0.1" office:value-type="float" office:value="3.1" calcext:value-type="float">
            <text:p>3.1</text:p>
          </table:table-cell>
          <table:table-cell table:formula="of:=SIN([.A166])" office:value-type="float" office:value="0.0415806624332892" calcext:value-type="float">
            <text:p>0.041580662433289</text:p>
          </table:table-cell>
          <table:table-cell table:formula="of:=0.1" office:value-type="float" office:value="0.1" calcext:value-type="float">
            <text:p>0.1</text:p>
          </table:table-cell>
          <table:table-cell table:formula="of:=[.B166]" office:value-type="float" office:value="0.0415806624332892" calcext:value-type="float">
            <text:p>0.041580662433289</text:p>
          </table:table-cell>
          <table:table-cell table:formula="of:=ABS([.D166])" office:value-type="float" office:value="0.0415806624332892" calcext:value-type="float">
            <text:p>0.041580662</text:p>
          </table:table-cell>
          <table:table-cell table:formula="of:=AVERAGE([.E150:.E648])" office:value-type="float" office:value="0.618729025673555" calcext:value-type="float">
            <text:p>0.618729025673555</text:p>
          </table:table-cell>
        </table:table-row>
        <table:table-row table:style-name="ro1">
          <table:table-cell table:formula="of:=[.A166]+0.1" office:value-type="float" office:value="3.2" calcext:value-type="float">
            <text:p>3.2</text:p>
          </table:table-cell>
          <table:table-cell table:formula="of:=SIN([.A167])" office:value-type="float" office:value="-0.0583741434275814" calcext:value-type="float">
            <text:p>-0.058374143427582</text:p>
          </table:table-cell>
          <table:table-cell table:formula="of:=0.1" office:value-type="float" office:value="0.1" calcext:value-type="float">
            <text:p>0.1</text:p>
          </table:table-cell>
          <table:table-cell table:formula="of:=[.B167]" office:value-type="float" office:value="-0.0583741434275814" calcext:value-type="float">
            <text:p>-0.058374143427582</text:p>
          </table:table-cell>
          <table:table-cell table:formula="of:=ABS([.D167])" office:value-type="float" office:value="0.0583741434275814" calcext:value-type="float">
            <text:p>0.058374143</text:p>
          </table:table-cell>
          <table:table-cell table:formula="of:=AVERAGE([.E151:.E649])" office:value-type="float" office:value="0.617646837213754" calcext:value-type="float">
            <text:p>0.617646837213754</text:p>
          </table:table-cell>
        </table:table-row>
        <table:table-row table:style-name="ro1">
          <table:table-cell table:formula="of:=[.A167]+0.1" office:value-type="float" office:value="3.3" calcext:value-type="float">
            <text:p>3.3</text:p>
          </table:table-cell>
          <table:table-cell table:formula="of:=SIN([.A168])" office:value-type="float" office:value="-0.15774569414325" calcext:value-type="float">
            <text:p>-0.1577456941432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68]" office:value-type="float" office:value="-0.15774569414325" calcext:value-type="float">
            <text:p>-0.15774569414325</text:p>
          </table:table-cell>
          <table:table-cell table:formula="of:=ABS([.D168])" office:value-type="float" office:value="0.15774569414325" calcext:value-type="float">
            <text:p>0.157745694</text:p>
          </table:table-cell>
          <table:table-cell table:formula="of:=AVERAGE([.E152:.E650])" office:value-type="float" office:value="0.616552491179864" calcext:value-type="float">
            <text:p>0.616552491179864</text:p>
          </table:table-cell>
        </table:table-row>
        <table:table-row table:style-name="ro1">
          <table:table-cell table:formula="of:=[.A168]+0.1" office:value-type="float" office:value="3.4" calcext:value-type="float">
            <text:p>3.4</text:p>
          </table:table-cell>
          <table:table-cell table:formula="of:=SIN([.A169])" office:value-type="float" office:value="-0.255541102026833" calcext:value-type="float">
            <text:p>-0.25554110202683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69]" office:value-type="float" office:value="-0.255541102026833" calcext:value-type="float">
            <text:p>-0.255541102026833</text:p>
          </table:table-cell>
          <table:table-cell table:formula="of:=ABS([.D169])" office:value-type="float" office:value="0.255541102026833" calcext:value-type="float">
            <text:p>0.255541102</text:p>
          </table:table-cell>
          <table:table-cell table:formula="of:=AVERAGE([.E153:.E651])" office:value-type="float" office:value="0.615474582216436" calcext:value-type="float">
            <text:p>0.615474582216436</text:p>
          </table:table-cell>
        </table:table-row>
        <table:table-row table:style-name="ro1">
          <table:table-cell table:formula="of:=[.A169]+0.1" office:value-type="float" office:value="3.5" calcext:value-type="float">
            <text:p>3.5</text:p>
          </table:table-cell>
          <table:table-cell table:formula="of:=SIN([.A170])" office:value-type="float" office:value="-0.350783227689621" calcext:value-type="float">
            <text:p>-0.35078322768962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70]" office:value-type="float" office:value="-0.350783227689621" calcext:value-type="float">
            <text:p>-0.350783227689621</text:p>
          </table:table-cell>
          <table:table-cell table:formula="of:=ABS([.D170])" office:value-type="float" office:value="0.350783227689621" calcext:value-type="float">
            <text:p>0.350783228</text:p>
          </table:table-cell>
          <table:table-cell table:formula="of:=AVERAGE([.E154:.E652])" office:value-type="float" office:value="0.614441806860062" calcext:value-type="float">
            <text:p>0.614441806860062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171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171]" office:value-type="float" office:value="0.0998334166468282" calcext:value-type="float">
            <text:p>0.099833416646828</text:p>
          </table:table-cell>
          <table:table-cell table:formula="of:=ABS([.D171])" office:value-type="float" office:value="0.0998334166468282" calcext:value-type="float">
            <text:p>0.099833417</text:p>
          </table:table-cell>
          <table:table-cell table:formula="of:=AVERAGE([.E155:.E653])" office:value-type="float" office:value="0.613482678880793" calcext:value-type="float">
            <text:p>0.613482678880793</text:p>
          </table:table-cell>
        </table:table-row>
        <table:table-row table:style-name="ro1">
          <table:table-cell table:formula="of:=[.A171]+0.1" office:value-type="float" office:value="0.2" calcext:value-type="float">
            <text:p>0.2</text:p>
          </table:table-cell>
          <table:table-cell table:formula="of:=SIN([.A172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72]" office:value-type="float" office:value="0.198669330795061" calcext:value-type="float">
            <text:p>0.198669330795061</text:p>
          </table:table-cell>
          <table:table-cell table:formula="of:=ABS([.D172])" office:value-type="float" office:value="0.198669330795061" calcext:value-type="float">
            <text:p>0.198669331</text:p>
          </table:table-cell>
          <table:table-cell table:formula="of:=AVERAGE([.E156:.E654])" office:value-type="float" office:value="0.612625244828779" calcext:value-type="float">
            <text:p>0.612625244828779</text:p>
          </table:table-cell>
        </table:table-row>
        <table:table-row table:style-name="ro1">
          <table:table-cell table:formula="of:=[.A172]+0.1" office:value-type="float" office:value="0.3" calcext:value-type="float">
            <text:p>0.3</text:p>
          </table:table-cell>
          <table:table-cell table:formula="of:=SIN([.A173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173]" office:value-type="float" office:value="0.29552020666134" calcext:value-type="float">
            <text:p>0.29552020666134</text:p>
          </table:table-cell>
          <table:table-cell table:formula="of:=ABS([.D173])" office:value-type="float" office:value="0.29552020666134" calcext:value-type="float">
            <text:p>0.295520207</text:p>
          </table:table-cell>
          <table:table-cell table:formula="of:=AVERAGE([.E157:.E655])" office:value-type="float" office:value="0.611896802614185" calcext:value-type="float">
            <text:p>0.611896802614185</text:p>
          </table:table-cell>
        </table:table-row>
        <table:table-row table:style-name="ro1">
          <table:table-cell table:formula="of:=[.A173]+0.1" office:value-type="float" office:value="0.4" calcext:value-type="float">
            <text:p>0.4</text:p>
          </table:table-cell>
          <table:table-cell table:formula="of:=SIN([.A174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74]" office:value-type="float" office:value="0.38941834230865" calcext:value-type="float">
            <text:p>0.38941834230865</text:p>
          </table:table-cell>
          <table:table-cell table:formula="of:=ABS([.D174])" office:value-type="float" office:value="0.38941834230865" calcext:value-type="float">
            <text:p>0.389418342</text:p>
          </table:table-cell>
          <table:table-cell table:formula="of:=AVERAGE([.E158:.E656])" office:value-type="float" office:value="0.611323625934286" calcext:value-type="float">
            <text:p>0.611323625934286</text:p>
          </table:table-cell>
        </table:table-row>
        <table:table-row table:style-name="ro1">
          <table:table-cell table:formula="of:=[.A174]+0.1" office:value-type="float" office:value="0.5" calcext:value-type="float">
            <text:p>0.5</text:p>
          </table:table-cell>
          <table:table-cell table:formula="of:=SIN([.A175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75]" office:value-type="float" office:value="0.479425538604203" calcext:value-type="float">
            <text:p>0.479425538604203</text:p>
          </table:table-cell>
          <table:table-cell table:formula="of:=ABS([.D175])" office:value-type="float" office:value="0.479425538604203" calcext:value-type="float">
            <text:p>0.479425539</text:p>
          </table:table-cell>
          <table:table-cell table:formula="of:=AVERAGE([.E159:.E657])" office:value-type="float" office:value="0.610930697319542" calcext:value-type="float">
            <text:p>0.610930697319542</text:p>
          </table:table-cell>
        </table:table-row>
        <table:table-row table:style-name="ro1">
          <table:table-cell table:formula="of:=[.A175]+0.1" office:value-type="float" office:value="0.6" calcext:value-type="float">
            <text:p>0.6</text:p>
          </table:table-cell>
          <table:table-cell table:formula="of:=SIN([.A176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76]" office:value-type="float" office:value="0.564642473395035" calcext:value-type="float">
            <text:p>0.564642473395035</text:p>
          </table:table-cell>
          <table:table-cell table:formula="of:=ABS([.D176])" office:value-type="float" office:value="0.564642473395035" calcext:value-type="float">
            <text:p>0.564642473</text:p>
          </table:table-cell>
          <table:table-cell table:formula="of:=AVERAGE([.E160:.E658])" office:value-type="float" office:value="0.610741452500681" calcext:value-type="float">
            <text:p>0.610741452500681</text:p>
          </table:table-cell>
        </table:table-row>
        <table:table-row table:style-name="ro1">
          <table:table-cell table:formula="of:=[.A176]+0.1" office:value-type="float" office:value="0.7" calcext:value-type="float">
            <text:p>0.7</text:p>
          </table:table-cell>
          <table:table-cell table:formula="of:=SIN([.A177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77]" office:value-type="float" office:value="0.644217687237691" calcext:value-type="float">
            <text:p>0.644217687237691</text:p>
          </table:table-cell>
          <table:table-cell table:formula="of:=ABS([.D177])" office:value-type="float" office:value="0.644217687237691" calcext:value-type="float">
            <text:p>0.644217687</text:p>
          </table:table-cell>
          <table:table-cell table:formula="of:=AVERAGE([.E161:.E659])" office:value-type="float" office:value="0.610777538701848" calcext:value-type="float">
            <text:p>0.610777538701848</text:p>
          </table:table-cell>
        </table:table-row>
        <table:table-row table:style-name="ro1">
          <table:table-cell table:formula="of:=[.A177]+0.1" office:value-type="float" office:value="0.8" calcext:value-type="float">
            <text:p>0.8</text:p>
          </table:table-cell>
          <table:table-cell table:formula="of:=SIN([.A178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78]" office:value-type="float" office:value="0.717356090899523" calcext:value-type="float">
            <text:p>0.717356090899523</text:p>
          </table:table-cell>
          <table:table-cell table:formula="of:=ABS([.D178])" office:value-type="float" office:value="0.717356090899523" calcext:value-type="float">
            <text:p>0.717356091</text:p>
          </table:table-cell>
          <table:table-cell table:formula="of:=AVERAGE([.E162:.E660])" office:value-type="float" office:value="0.611058589341613" calcext:value-type="float">
            <text:p>0.611058589341613</text:p>
          </table:table-cell>
        </table:table-row>
        <table:table-row table:style-name="ro1">
          <table:table-cell table:formula="of:=[.A178]+0.1" office:value-type="float" office:value="0.9" calcext:value-type="float">
            <text:p>0.9</text:p>
          </table:table-cell>
          <table:table-cell table:formula="of:=SIN([.A179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79]" office:value-type="float" office:value="0.783326909627483" calcext:value-type="float">
            <text:p>0.783326909627483</text:p>
          </table:table-cell>
          <table:table-cell table:formula="of:=ABS([.D179])" office:value-type="float" office:value="0.783326909627483" calcext:value-type="float">
            <text:p>0.783326910</text:p>
          </table:table-cell>
          <table:table-cell table:formula="of:=AVERAGE([.E163:.E661])" office:value-type="float" office:value="0.611602017475068" calcext:value-type="float">
            <text:p>0.611602017475068</text:p>
          </table:table-cell>
        </table:table-row>
        <table:table-row table:style-name="ro1">
          <table:table-cell table:formula="of:=[.A179]+0.1" office:value-type="float" office:value="1" calcext:value-type="float">
            <text:p>1</text:p>
          </table:table-cell>
          <table:table-cell table:formula="of:=SIN([.A180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80]" office:value-type="float" office:value="0.841470984807896" calcext:value-type="float">
            <text:p>0.841470984807896</text:p>
          </table:table-cell>
          <table:table-cell table:formula="of:=ABS([.D180])" office:value-type="float" office:value="0.841470984807896" calcext:value-type="float">
            <text:p>0.841470985</text:p>
          </table:table-cell>
          <table:table-cell table:formula="of:=AVERAGE([.E164:.E662])" office:value-type="float" office:value="0.612422830137736" calcext:value-type="float">
            <text:p>0.612422830137736</text:p>
          </table:table-cell>
        </table:table-row>
        <table:table-row table:style-name="ro1">
          <table:table-cell table:formula="of:=[.A180]+0.1" office:value-type="float" office:value="1.1" calcext:value-type="float">
            <text:p>1.1</text:p>
          </table:table-cell>
          <table:table-cell table:formula="of:=SIN([.A181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81]" office:value-type="float" office:value="0.891207360061435" calcext:value-type="float">
            <text:p>0.891207360061435</text:p>
          </table:table-cell>
          <table:table-cell table:formula="of:=ABS([.D181])" office:value-type="float" office:value="0.891207360061435" calcext:value-type="float">
            <text:p>0.891207360</text:p>
          </table:table-cell>
          <table:table-cell table:formula="of:=AVERAGE([.E165:.E663])" office:value-type="float" office:value="0.613533465557152" calcext:value-type="float">
            <text:p>0.613533465557152</text:p>
          </table:table-cell>
        </table:table-row>
        <table:table-row table:style-name="ro1">
          <table:table-cell table:formula="of:=[.A181]+0.1" office:value-type="float" office:value="1.2" calcext:value-type="float">
            <text:p>1.2</text:p>
          </table:table-cell>
          <table:table-cell table:formula="of:=SIN([.A182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82]" office:value-type="float" office:value="0.932039085967226" calcext:value-type="float">
            <text:p>0.932039085967226</text:p>
          </table:table-cell>
          <table:table-cell table:formula="of:=ABS([.D182])" office:value-type="float" office:value="0.932039085967226" calcext:value-type="float">
            <text:p>0.932039086</text:p>
          </table:table-cell>
          <table:table-cell table:formula="of:=AVERAGE([.E166:.E664])" office:value-type="float" office:value="0.614943654982517" calcext:value-type="float">
            <text:p>0.614943654982517</text:p>
          </table:table-cell>
        </table:table-row>
        <table:table-row table:style-name="ro1">
          <table:table-cell table:formula="of:=[.A182]+0.1" office:value-type="float" office:value="1.3" calcext:value-type="float">
            <text:p>1.3</text:p>
          </table:table-cell>
          <table:table-cell table:formula="of:=SIN([.A183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83]" office:value-type="float" office:value="0.963558185417193" calcext:value-type="float">
            <text:p>0.963558185417193</text:p>
          </table:table-cell>
          <table:table-cell table:formula="of:=ABS([.D183])" office:value-type="float" office:value="0.963558185417193" calcext:value-type="float">
            <text:p>0.963558185</text:p>
          </table:table-cell>
          <table:table-cell table:formula="of:=AVERAGE([.E167:.E665])" office:value-type="float" office:value="0.616660310648832" calcext:value-type="float">
            <text:p>0.616660310648832</text:p>
          </table:table-cell>
        </table:table-row>
        <table:table-row table:style-name="ro1">
          <table:table-cell table:formula="of:=[.A183]+0.1" office:value-type="float" office:value="1.4" calcext:value-type="float">
            <text:p>1.4</text:p>
          </table:table-cell>
          <table:table-cell table:formula="of:=SIN([.A184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84]" office:value-type="float" office:value="0.98544972998846" calcext:value-type="float">
            <text:p>0.98544972998846</text:p>
          </table:table-cell>
          <table:table-cell table:formula="of:=ABS([.D184])" office:value-type="float" office:value="0.98544972998846" calcext:value-type="float">
            <text:p>0.985449730</text:p>
          </table:table-cell>
          <table:table-cell table:formula="of:=AVERAGE([.E168:.E666])" office:value-type="float" office:value="0.618336845685533" calcext:value-type="float">
            <text:p>0.618336845685533</text:p>
          </table:table-cell>
        </table:table-row>
        <table:table-row table:style-name="ro1">
          <table:table-cell table:formula="of:=[.A184]+0.1" office:value-type="float" office:value="1.5" calcext:value-type="float">
            <text:p>1.5</text:p>
          </table:table-cell>
          <table:table-cell table:formula="of:=SIN([.A185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85]" office:value-type="float" office:value="0.997494986604055" calcext:value-type="float">
            <text:p>0.997494986604055</text:p>
          </table:table-cell>
          <table:table-cell table:formula="of:=ABS([.D185])" office:value-type="float" office:value="0.997494986604055" calcext:value-type="float">
            <text:p>0.997494987</text:p>
          </table:table-cell>
          <table:table-cell table:formula="of:=AVERAGE([.E169:.E667])" office:value-type="float" office:value="0.619724168431142" calcext:value-type="float">
            <text:p>0.619724168431142</text:p>
          </table:table-cell>
        </table:table-row>
        <table:table-row table:style-name="ro1">
          <table:table-cell table:formula="of:=[.A185]+0.1" office:value-type="float" office:value="1.6" calcext:value-type="float">
            <text:p>1.6</text:p>
          </table:table-cell>
          <table:table-cell table:formula="of:=SIN([.A186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86]" office:value-type="float" office:value="0.999573603041505" calcext:value-type="float">
            <text:p>0.999573603041505</text:p>
          </table:table-cell>
          <table:table-cell table:formula="of:=ABS([.D186])" office:value-type="float" office:value="0.999573603041505" calcext:value-type="float">
            <text:p>0.999573603</text:p>
          </table:table-cell>
          <table:table-cell table:formula="of:=AVERAGE([.E170:.E668])" office:value-type="float" office:value="0.620824419387046" calcext:value-type="float">
            <text:p>0.620824419387046</text:p>
          </table:table-cell>
        </table:table-row>
        <table:table-row table:style-name="ro1">
          <table:table-cell table:formula="of:=[.A186]+0.1" office:value-type="float" office:value="1.7" calcext:value-type="float">
            <text:p>1.7</text:p>
          </table:table-cell>
          <table:table-cell table:formula="of:=SIN([.A187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187]" office:value-type="float" office:value="0.991664810452468" calcext:value-type="float">
            <text:p>0.991664810452468</text:p>
          </table:table-cell>
          <table:table-cell table:formula="of:=ABS([.D187])" office:value-type="float" office:value="0.991664810452468" calcext:value-type="float">
            <text:p>0.991664810</text:p>
          </table:table-cell>
          <table:table-cell table:formula="of:=AVERAGE([.E171:.E669])" office:value-type="float" office:value="0.621642726028553" calcext:value-type="float">
            <text:p>0.621642726028553</text:p>
          </table:table-cell>
        </table:table-row>
        <table:table-row table:style-name="ro1">
          <table:table-cell table:formula="of:=[.A187]+0.1" office:value-type="float" office:value="1.8" calcext:value-type="float">
            <text:p>1.8</text:p>
          </table:table-cell>
          <table:table-cell table:formula="of:=SIN([.A188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88]" office:value-type="float" office:value="0.973847630878195" calcext:value-type="float">
            <text:p>0.973847630878195</text:p>
          </table:table-cell>
          <table:table-cell table:formula="of:=ABS([.D188])" office:value-type="float" office:value="0.973847630878195" calcext:value-type="float">
            <text:p>0.973847631</text:p>
          </table:table-cell>
          <table:table-cell table:formula="of:=AVERAGE([.E172:.E670])" office:value-type="float" office:value="0.623228772561629" calcext:value-type="float">
            <text:p>0.623228772561629</text:p>
          </table:table-cell>
        </table:table-row>
        <table:table-row table:style-name="ro1">
          <table:table-cell table:formula="of:=[.A188]+0.1" office:value-type="float" office:value="1.9" calcext:value-type="float">
            <text:p>1.9</text:p>
          </table:table-cell>
          <table:table-cell table:formula="of:=SIN([.A189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189]" office:value-type="float" office:value="0.946300087687414" calcext:value-type="float">
            <text:p>0.946300087687414</text:p>
          </table:table-cell>
          <table:table-cell table:formula="of:=ABS([.D189])" office:value-type="float" office:value="0.946300087687414" calcext:value-type="float">
            <text:p>0.946300088</text:p>
          </table:table-cell>
          <table:table-cell table:formula="of:=AVERAGE([.E173:.E671])" office:value-type="float" office:value="0.6245231611036" calcext:value-type="float">
            <text:p>0.6245231611036</text:p>
          </table:table-cell>
        </table:table-row>
        <table:table-row table:style-name="ro1">
          <table:table-cell table:formula="of:=[.A189]+0.1" office:value-type="float" office:value="2" calcext:value-type="float">
            <text:p>2</text:p>
          </table:table-cell>
          <table:table-cell table:formula="of:=SIN([.A190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90]" office:value-type="float" office:value="0.909297426825681" calcext:value-type="float">
            <text:p>0.909297426825681</text:p>
          </table:table-cell>
          <table:table-cell table:formula="of:=ABS([.D190])" office:value-type="float" office:value="0.909297426825681" calcext:value-type="float">
            <text:p>0.909297427</text:p>
          </table:table-cell>
          <table:table-cell table:formula="of:=AVERAGE([.E174:.E672])" office:value-type="float" office:value="0.625529286346543" calcext:value-type="float">
            <text:p>0.625529286346543</text:p>
          </table:table-cell>
        </table:table-row>
        <table:table-row table:style-name="ro1">
          <table:table-cell table:formula="of:=[.A190]+0.1" office:value-type="float" office:value="2.1" calcext:value-type="float">
            <text:p>2.1</text:p>
          </table:table-cell>
          <table:table-cell table:formula="of:=SIN([.A191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91]" office:value-type="float" office:value="0.863209366648873" calcext:value-type="float">
            <text:p>0.863209366648873</text:p>
          </table:table-cell>
          <table:table-cell table:formula="of:=ABS([.D191])" office:value-type="float" office:value="0.863209366648873" calcext:value-type="float">
            <text:p>0.863209367</text:p>
          </table:table-cell>
          <table:table-cell table:formula="of:=AVERAGE([.E175:.E673])" office:value-type="float" office:value="0.626253553046045" calcext:value-type="float">
            <text:p>0.626253553046045</text:p>
          </table:table-cell>
        </table:table-row>
        <table:table-row table:style-name="ro1">
          <table:table-cell table:formula="of:=[.A191]+0.1" office:value-type="float" office:value="2.2" calcext:value-type="float">
            <text:p>2.2</text:p>
          </table:table-cell>
          <table:table-cell table:formula="of:=SIN([.A192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192]" office:value-type="float" office:value="0.80849640381959" calcext:value-type="float">
            <text:p>0.80849640381959</text:p>
          </table:table-cell>
          <table:table-cell table:formula="of:=ABS([.D192])" office:value-type="float" office:value="0.80849640381959" calcext:value-type="float">
            <text:p>0.808496404</text:p>
          </table:table-cell>
          <table:table-cell table:formula="of:=AVERAGE([.E176:.E674])" office:value-type="float" office:value="0.62670533155202" calcext:value-type="float">
            <text:p>0.62670533155202</text:p>
          </table:table-cell>
        </table:table-row>
        <table:table-row table:style-name="ro1">
          <table:table-cell table:formula="of:=[.A192]+0.1" office:value-type="float" office:value="2.3" calcext:value-type="float">
            <text:p>2.3</text:p>
          </table:table-cell>
          <table:table-cell table:formula="of:=SIN([.A193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193]" office:value-type="float" office:value="0.74570521217672" calcext:value-type="float">
            <text:p>0.74570521217672</text:p>
          </table:table-cell>
          <table:table-cell table:formula="of:=ABS([.D193])" office:value-type="float" office:value="0.74570521217672" calcext:value-type="float">
            <text:p>0.745705212</text:p>
          </table:table-cell>
          <table:table-cell table:formula="of:=AVERAGE([.E177:.E675])" office:value-type="float" office:value="0.626896883583369" calcext:value-type="float">
            <text:p>0.626896883583369</text:p>
          </table:table-cell>
        </table:table-row>
        <table:table-row table:style-name="ro1">
          <table:table-cell table:formula="of:=[.A193]+0.1" office:value-type="float" office:value="2.4" calcext:value-type="float">
            <text:p>2.4</text:p>
          </table:table-cell>
          <table:table-cell table:formula="of:=SIN([.A194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194]" office:value-type="float" office:value="0.67546318055115" calcext:value-type="float">
            <text:p>0.67546318055115</text:p>
          </table:table-cell>
          <table:table-cell table:formula="of:=ABS([.D194])" office:value-type="float" office:value="0.67546318055115" calcext:value-type="float">
            <text:p>0.675463181</text:p>
          </table:table-cell>
          <table:table-cell table:formula="of:=AVERAGE([.E178:.E676])" office:value-type="float" office:value="0.626843258804253" calcext:value-type="float">
            <text:p>0.626843258804253</text:p>
          </table:table-cell>
        </table:table-row>
        <table:table-row table:style-name="ro1">
          <table:table-cell table:formula="of:=[.A194]+0.1" office:value-type="float" office:value="2.5" calcext:value-type="float">
            <text:p>2.5</text:p>
          </table:table-cell>
          <table:table-cell table:formula="of:=SIN([.A195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195]" office:value-type="float" office:value="0.598472144103956" calcext:value-type="float">
            <text:p>0.598472144103956</text:p>
          </table:table-cell>
          <table:table-cell table:formula="of:=ABS([.D195])" office:value-type="float" office:value="0.598472144103956" calcext:value-type="float">
            <text:p>0.598472144</text:p>
          </table:table-cell>
          <table:table-cell table:formula="of:=AVERAGE([.E179:.E677])" office:value-type="float" office:value="0.626562163052405" calcext:value-type="float">
            <text:p>0.626562163052405</text:p>
          </table:table-cell>
        </table:table-row>
        <table:table-row table:style-name="ro1">
          <table:table-cell table:formula="of:=[.A195]+0.1" office:value-type="float" office:value="2.6" calcext:value-type="float">
            <text:p>2.6</text:p>
          </table:table-cell>
          <table:table-cell table:formula="of:=SIN([.A196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196]" office:value-type="float" office:value="0.515501371821463" calcext:value-type="float">
            <text:p>0.515501371821463</text:p>
          </table:table-cell>
          <table:table-cell table:formula="of:=ABS([.D196])" office:value-type="float" office:value="0.515501371821463" calcext:value-type="float">
            <text:p>0.515501372</text:p>
          </table:table-cell>
          <table:table-cell table:formula="of:=AVERAGE([.E180:.E678])" office:value-type="float" office:value="0.626073799355909" calcext:value-type="float">
            <text:p>0.626073799355909</text:p>
          </table:table-cell>
        </table:table-row>
        <table:table-row table:style-name="ro1">
          <table:table-cell table:formula="of:=[.A196]+0.1" office:value-type="float" office:value="2.7" calcext:value-type="float">
            <text:p>2.7</text:p>
          </table:table-cell>
          <table:table-cell table:formula="of:=SIN([.A197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197]" office:value-type="float" office:value="0.427379880233829" calcext:value-type="float">
            <text:p>0.427379880233829</text:p>
          </table:table-cell>
          <table:table-cell table:formula="of:=ABS([.D197])" office:value-type="float" office:value="0.427379880233829" calcext:value-type="float">
            <text:p>0.427379880</text:p>
          </table:table-cell>
          <table:table-cell table:formula="of:=AVERAGE([.E181:.E679])" office:value-type="float" office:value="0.625400683151372" calcext:value-type="float">
            <text:p>0.625400683151372</text:p>
          </table:table-cell>
        </table:table-row>
        <table:table-row table:style-name="ro1">
          <table:table-cell table:formula="of:=[.A197]+0.1" office:value-type="float" office:value="2.8" calcext:value-type="float">
            <text:p>2.8</text:p>
          </table:table-cell>
          <table:table-cell table:formula="of:=SIN([.A198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198]" office:value-type="float" office:value="0.334988150155904" calcext:value-type="float">
            <text:p>0.334988150155904</text:p>
          </table:table-cell>
          <table:table-cell table:formula="of:=ABS([.D198])" office:value-type="float" office:value="0.334988150155904" calcext:value-type="float">
            <text:p>0.334988150</text:p>
          </table:table-cell>
          <table:table-cell table:formula="of:=AVERAGE([.E182:.E680])" office:value-type="float" office:value="0.624567433380494" calcext:value-type="float">
            <text:p>0.624567433380494</text:p>
          </table:table-cell>
        </table:table-row>
        <table:table-row table:style-name="ro1">
          <table:table-cell table:formula="of:=[.A198]+0.1" office:value-type="float" office:value="2.9" calcext:value-type="float">
            <text:p>2.9</text:p>
          </table:table-cell>
          <table:table-cell table:formula="of:=SIN([.A199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199]" office:value-type="float" office:value="0.239249329213981" calcext:value-type="float">
            <text:p>0.239249329213981</text:p>
          </table:table-cell>
          <table:table-cell table:formula="of:=ABS([.D199])" office:value-type="float" office:value="0.239249329213981" calcext:value-type="float">
            <text:p>0.239249329</text:p>
          </table:table-cell>
          <table:table-cell table:formula="of:=AVERAGE([.E183:.E681])" office:value-type="float" office:value="0.623600541391227" calcext:value-type="float">
            <text:p>0.623600541391227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200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200]" office:value-type="float" office:value="0.0998334166468282" calcext:value-type="float">
            <text:p>0.099833416646828</text:p>
          </table:table-cell>
          <table:table-cell table:formula="of:=ABS([.D200])" office:value-type="float" office:value="0.0998334166468282" calcext:value-type="float">
            <text:p>0.099833417</text:p>
          </table:table-cell>
          <table:table-cell table:formula="of:=AVERAGE([.E184:.E682])" office:value-type="float" office:value="0.62252811980124" calcext:value-type="float">
            <text:p>0.62252811980124</text:p>
          </table:table-cell>
        </table:table-row>
        <table:table-row table:style-name="ro1">
          <table:table-cell table:formula="of:=[.A200]+0.1" office:value-type="float" office:value="0.2" calcext:value-type="float">
            <text:p>0.2</text:p>
          </table:table-cell>
          <table:table-cell table:formula="of:=SIN([.A201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01]" office:value-type="float" office:value="0.198669330795061" calcext:value-type="float">
            <text:p>0.198669330795061</text:p>
          </table:table-cell>
          <table:table-cell table:formula="of:=ABS([.D201])" office:value-type="float" office:value="0.198669330795061" calcext:value-type="float">
            <text:p>0.198669331</text:p>
          </table:table-cell>
          <table:table-cell table:formula="of:=AVERAGE([.E185:.E683])" office:value-type="float" office:value="0.621379633693053" calcext:value-type="float">
            <text:p>0.621379633693053</text:p>
          </table:table-cell>
        </table:table-row>
        <table:table-row table:style-name="ro1">
          <table:table-cell table:formula="of:=[.A201]+0.1" office:value-type="float" office:value="0.3" calcext:value-type="float">
            <text:p>0.3</text:p>
          </table:table-cell>
          <table:table-cell table:formula="of:=SIN([.A202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202]" office:value-type="float" office:value="0.29552020666134" calcext:value-type="float">
            <text:p>0.29552020666134</text:p>
          </table:table-cell>
          <table:table-cell table:formula="of:=ABS([.D202])" office:value-type="float" office:value="0.29552020666134" calcext:value-type="float">
            <text:p>0.295520207</text:p>
          </table:table-cell>
          <table:table-cell table:formula="of:=AVERAGE([.E186:.E684])" office:value-type="float" office:value="0.620185616699685" calcext:value-type="float">
            <text:p>0.620185616699685</text:p>
          </table:table-cell>
        </table:table-row>
        <table:table-row table:style-name="ro1">
          <table:table-cell table:formula="of:=[.A202]+0.1" office:value-type="float" office:value="0.4" calcext:value-type="float">
            <text:p>0.4</text:p>
          </table:table-cell>
          <table:table-cell table:formula="of:=SIN([.A203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03]" office:value-type="float" office:value="0.38941834230865" calcext:value-type="float">
            <text:p>0.38941834230865</text:p>
          </table:table-cell>
          <table:table-cell table:formula="of:=ABS([.D203])" office:value-type="float" office:value="0.38941834230865" calcext:value-type="float">
            <text:p>0.389418342</text:p>
          </table:table-cell>
          <table:table-cell table:formula="of:=AVERAGE([.E187:.E685])" office:value-type="float" office:value="0.618977374704965" calcext:value-type="float">
            <text:p>0.618977374704965</text:p>
          </table:table-cell>
        </table:table-row>
        <table:table-row table:style-name="ro1">
          <table:table-cell table:formula="of:=[.A203]+0.1" office:value-type="float" office:value="0.5" calcext:value-type="float">
            <text:p>0.5</text:p>
          </table:table-cell>
          <table:table-cell table:formula="of:=SIN([.A204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04]" office:value-type="float" office:value="0.479425538604203" calcext:value-type="float">
            <text:p>0.479425538604203</text:p>
          </table:table-cell>
          <table:table-cell table:formula="of:=ABS([.D204])" office:value-type="float" office:value="0.479425538604203" calcext:value-type="float">
            <text:p>0.479425539</text:p>
          </table:table-cell>
          <table:table-cell table:formula="of:=AVERAGE([.E188:.E686])" office:value-type="float" office:value="0.617786680022066" calcext:value-type="float">
            <text:p>0.617786680022066</text:p>
          </table:table-cell>
        </table:table-row>
        <table:table-row table:style-name="ro1">
          <table:table-cell table:formula="of:=[.A204]+0.1" office:value-type="float" office:value="0.6" calcext:value-type="float">
            <text:p>0.6</text:p>
          </table:table-cell>
          <table:table-cell table:formula="of:=SIN([.A205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05]" office:value-type="float" office:value="0.564642473395035" calcext:value-type="float">
            <text:p>0.564642473395035</text:p>
          </table:table-cell>
          <table:table-cell table:formula="of:=ABS([.D205])" office:value-type="float" office:value="0.564642473395035" calcext:value-type="float">
            <text:p>0.564642473</text:p>
          </table:table-cell>
          <table:table-cell table:formula="of:=AVERAGE([.E189:.E687])" office:value-type="float" office:value="0.616645459025732" calcext:value-type="float">
            <text:p>0.616645459025732</text:p>
          </table:table-cell>
        </table:table-row>
        <table:table-row table:style-name="ro1">
          <table:table-cell table:formula="of:=[.A205]+0.1" office:value-type="float" office:value="0.7" calcext:value-type="float">
            <text:p>0.7</text:p>
          </table:table-cell>
          <table:table-cell table:formula="of:=SIN([.A206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06]" office:value-type="float" office:value="0.644217687237691" calcext:value-type="float">
            <text:p>0.644217687237691</text:p>
          </table:table-cell>
          <table:table-cell table:formula="of:=ABS([.D206])" office:value-type="float" office:value="0.644217687237691" calcext:value-type="float">
            <text:p>0.644217687</text:p>
          </table:table-cell>
          <table:table-cell table:formula="of:=AVERAGE([.E190:.E688])" office:value-type="float" office:value="0.615585476296916" calcext:value-type="float">
            <text:p>0.615585476296916</text:p>
          </table:table-cell>
        </table:table-row>
        <table:table-row table:style-name="ro1">
          <table:table-cell table:formula="of:=[.A206]+0.1" office:value-type="float" office:value="0.8" calcext:value-type="float">
            <text:p>0.8</text:p>
          </table:table-cell>
          <table:table-cell table:formula="of:=SIN([.A207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07]" office:value-type="float" office:value="0.717356090899523" calcext:value-type="float">
            <text:p>0.717356090899523</text:p>
          </table:table-cell>
          <table:table-cell table:formula="of:=ABS([.D207])" office:value-type="float" office:value="0.717356090899523" calcext:value-type="float">
            <text:p>0.717356091</text:p>
          </table:table-cell>
          <table:table-cell table:formula="of:=AVERAGE([.E191:.E689])" office:value-type="float" office:value="0.614638018391985" calcext:value-type="float">
            <text:p>0.614638018391985</text:p>
          </table:table-cell>
        </table:table-row>
        <table:table-row table:style-name="ro1">
          <table:table-cell table:formula="of:=[.A207]+0.1" office:value-type="float" office:value="0.9" calcext:value-type="float">
            <text:p>0.9</text:p>
          </table:table-cell>
          <table:table-cell table:formula="of:=SIN([.A208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08]" office:value-type="float" office:value="0.783326909627483" calcext:value-type="float">
            <text:p>0.783326909627483</text:p>
          </table:table-cell>
          <table:table-cell table:formula="of:=ABS([.D208])" office:value-type="float" office:value="0.783326909627483" calcext:value-type="float">
            <text:p>0.783326910</text:p>
          </table:table-cell>
          <table:table-cell table:formula="of:=AVERAGE([.E192:.E690])" office:value-type="float" office:value="0.613833580371736" calcext:value-type="float">
            <text:p>0.613833580371736</text:p>
          </table:table-cell>
        </table:table-row>
        <table:table-row table:style-name="ro1">
          <table:table-cell table:formula="of:=[.A208]+0.1" office:value-type="float" office:value="1" calcext:value-type="float">
            <text:p>1</text:p>
          </table:table-cell>
          <table:table-cell table:formula="of:=SIN([.A209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09]" office:value-type="float" office:value="0.841470984807896" calcext:value-type="float">
            <text:p>0.841470984807896</text:p>
          </table:table-cell>
          <table:table-cell table:formula="of:=ABS([.D209])" office:value-type="float" office:value="0.841470984807896" calcext:value-type="float">
            <text:p>0.841470985</text:p>
          </table:table-cell>
          <table:table-cell table:formula="of:=AVERAGE([.E193:.E691])" office:value-type="float" office:value="0.613201558217684" calcext:value-type="float">
            <text:p>0.613201558217684</text:p>
          </table:table-cell>
        </table:table-row>
        <table:table-row table:style-name="ro1">
          <table:table-cell table:formula="of:=[.A209]+0.1" office:value-type="float" office:value="1.1" calcext:value-type="float">
            <text:p>1.1</text:p>
          </table:table-cell>
          <table:table-cell table:formula="of:=SIN([.A210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10]" office:value-type="float" office:value="0.891207360061435" calcext:value-type="float">
            <text:p>0.891207360061435</text:p>
          </table:table-cell>
          <table:table-cell table:formula="of:=ABS([.D210])" office:value-type="float" office:value="0.891207360061435" calcext:value-type="float">
            <text:p>0.891207360</text:p>
          </table:table-cell>
          <table:table-cell table:formula="of:=AVERAGE([.E194:.E692])" office:value-type="float" office:value="0.612769950224333" calcext:value-type="float">
            <text:p>0.612769950224333</text:p>
          </table:table-cell>
        </table:table-row>
        <table:table-row table:style-name="ro1">
          <table:table-cell table:formula="of:=[.A210]+0.1" office:value-type="float" office:value="1.2" calcext:value-type="float">
            <text:p>1.2</text:p>
          </table:table-cell>
          <table:table-cell table:formula="of:=SIN([.A211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11]" office:value-type="float" office:value="0.932039085967226" calcext:value-type="float">
            <text:p>0.932039085967226</text:p>
          </table:table-cell>
          <table:table-cell table:formula="of:=ABS([.D211])" office:value-type="float" office:value="0.932039085967226" calcext:value-type="float">
            <text:p>0.932039086</text:p>
          </table:table-cell>
          <table:table-cell table:formula="of:=AVERAGE([.E195:.E693])" office:value-type="float" office:value="0.612565070386663" calcext:value-type="float">
            <text:p>0.612565070386663</text:p>
          </table:table-cell>
        </table:table-row>
        <table:table-row table:style-name="ro1">
          <table:table-cell table:formula="of:=[.A211]+0.1" office:value-type="float" office:value="1.3" calcext:value-type="float">
            <text:p>1.3</text:p>
          </table:table-cell>
          <table:table-cell table:formula="of:=SIN([.A212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12]" office:value-type="float" office:value="0.963558185417193" calcext:value-type="float">
            <text:p>0.963558185417193</text:p>
          </table:table-cell>
          <table:table-cell table:formula="of:=ABS([.D212])" office:value-type="float" office:value="0.963558185417193" calcext:value-type="float">
            <text:p>0.963558185</text:p>
          </table:table-cell>
          <table:table-cell table:formula="of:=AVERAGE([.E196:.E694])" office:value-type="float" office:value="0.612611276702344" calcext:value-type="float">
            <text:p>0.612611276702344</text:p>
          </table:table-cell>
        </table:table-row>
        <table:table-row table:style-name="ro1">
          <table:table-cell table:formula="of:=[.A212]+0.1" office:value-type="float" office:value="1.4" calcext:value-type="float">
            <text:p>1.4</text:p>
          </table:table-cell>
          <table:table-cell table:formula="of:=SIN([.A213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13]" office:value-type="float" office:value="0.98544972998846" calcext:value-type="float">
            <text:p>0.98544972998846</text:p>
          </table:table-cell>
          <table:table-cell table:formula="of:=ABS([.D213])" office:value-type="float" office:value="0.98544972998846" calcext:value-type="float">
            <text:p>0.985449730</text:p>
          </table:table-cell>
          <table:table-cell table:formula="of:=AVERAGE([.E197:.E695])" office:value-type="float" office:value="0.612930717178926" calcext:value-type="float">
            <text:p>0.612930717178926</text:p>
          </table:table-cell>
        </table:table-row>
        <table:table-row table:style-name="ro1">
          <table:table-cell table:formula="of:=[.A213]+0.1" office:value-type="float" office:value="1.5" calcext:value-type="float">
            <text:p>1.5</text:p>
          </table:table-cell>
          <table:table-cell table:formula="of:=SIN([.A214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14]" office:value-type="float" office:value="0.997494986604055" calcext:value-type="float">
            <text:p>0.997494986604055</text:p>
          </table:table-cell>
          <table:table-cell table:formula="of:=ABS([.D214])" office:value-type="float" office:value="0.997494986604055" calcext:value-type="float">
            <text:p>0.997494987</text:p>
          </table:table-cell>
          <table:table-cell table:formula="of:=AVERAGE([.E198:.E696])" office:value-type="float" office:value="0.613543096178745" calcext:value-type="float">
            <text:p>0.613543096178745</text:p>
          </table:table-cell>
        </table:table-row>
        <table:table-row table:style-name="ro1">
          <table:table-cell table:formula="of:=[.A214]+0.1" office:value-type="float" office:value="1.6" calcext:value-type="float">
            <text:p>1.6</text:p>
          </table:table-cell>
          <table:table-cell table:formula="of:=SIN([.A215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15]" office:value-type="float" office:value="0.999573603041505" calcext:value-type="float">
            <text:p>0.999573603041505</text:p>
          </table:table-cell>
          <table:table-cell table:formula="of:=ABS([.D215])" office:value-type="float" office:value="0.999573603041505" calcext:value-type="float">
            <text:p>0.999573603</text:p>
          </table:table-cell>
          <table:table-cell table:formula="of:=AVERAGE([.E199:.E697])" office:value-type="float" office:value="0.614465463549681" calcext:value-type="float">
            <text:p>0.614465463549681</text:p>
          </table:table-cell>
        </table:table-row>
        <table:table-row table:style-name="ro1">
          <table:table-cell table:formula="of:=[.A215]+0.1" office:value-type="float" office:value="1.7" calcext:value-type="float">
            <text:p>1.7</text:p>
          </table:table-cell>
          <table:table-cell table:formula="of:=SIN([.A216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216]" office:value-type="float" office:value="0.991664810452468" calcext:value-type="float">
            <text:p>0.991664810452468</text:p>
          </table:table-cell>
          <table:table-cell table:formula="of:=ABS([.D216])" office:value-type="float" office:value="0.991664810452468" calcext:value-type="float">
            <text:p>0.991664810</text:p>
          </table:table-cell>
          <table:table-cell table:formula="of:=AVERAGE([.E200:.E698])" office:value-type="float" office:value="0.615712028780033" calcext:value-type="float">
            <text:p>0.615712028780033</text:p>
          </table:table-cell>
        </table:table-row>
        <table:table-row table:style-name="ro1">
          <table:table-cell table:formula="of:=[.A216]+0.1" office:value-type="float" office:value="1.8" calcext:value-type="float">
            <text:p>1.8</text:p>
          </table:table-cell>
          <table:table-cell table:formula="of:=SIN([.A217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17]" office:value-type="float" office:value="0.973847630878195" calcext:value-type="float">
            <text:p>0.973847630878195</text:p>
          </table:table-cell>
          <table:table-cell table:formula="of:=ABS([.D217])" office:value-type="float" office:value="0.973847630878195" calcext:value-type="float">
            <text:p>0.973847631</text:p>
          </table:table-cell>
          <table:table-cell table:formula="of:=AVERAGE([.E201:.E699])" office:value-type="float" office:value="0.61743162415381" calcext:value-type="float">
            <text:p>0.61743162415381</text:p>
          </table:table-cell>
        </table:table-row>
        <table:table-row table:style-name="ro1">
          <table:table-cell table:formula="of:=[.A217]+0.1" office:value-type="float" office:value="1.9" calcext:value-type="float">
            <text:p>1.9</text:p>
          </table:table-cell>
          <table:table-cell table:formula="of:=SIN([.A218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218]" office:value-type="float" office:value="0.946300087687414" calcext:value-type="float">
            <text:p>0.946300087687414</text:p>
          </table:table-cell>
          <table:table-cell table:formula="of:=ABS([.D218])" office:value-type="float" office:value="0.946300087687414" calcext:value-type="float">
            <text:p>0.946300088</text:p>
          </table:table-cell>
          <table:table-cell table:formula="of:=AVERAGE([.E202:.E700])" office:value-type="float" office:value="0.618832166940963" calcext:value-type="float">
            <text:p>0.618832166940963</text:p>
          </table:table-cell>
        </table:table-row>
        <table:table-row table:style-name="ro1">
          <table:table-cell table:formula="of:=[.A218]+0.1" office:value-type="float" office:value="2" calcext:value-type="float">
            <text:p>2</text:p>
          </table:table-cell>
          <table:table-cell table:formula="of:=SIN([.A219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19]" office:value-type="float" office:value="0.909297426825681" calcext:value-type="float">
            <text:p>0.909297426825681</text:p>
          </table:table-cell>
          <table:table-cell table:formula="of:=ABS([.D219])" office:value-type="float" office:value="0.909297426825681" calcext:value-type="float">
            <text:p>0.909297427</text:p>
          </table:table-cell>
          <table:table-cell table:formula="of:=AVERAGE([.E203:.E701])" office:value-type="float" office:value="0.619917106404989" calcext:value-type="float">
            <text:p>0.619917106404989</text:p>
          </table:table-cell>
        </table:table-row>
        <table:table-row table:style-name="ro1">
          <table:table-cell table:formula="of:=[.A219]+0.1" office:value-type="float" office:value="2.1" calcext:value-type="float">
            <text:p>2.1</text:p>
          </table:table-cell>
          <table:table-cell table:formula="of:=SIN([.A220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20]" office:value-type="float" office:value="0.863209366648873" calcext:value-type="float">
            <text:p>0.863209366648873</text:p>
          </table:table-cell>
          <table:table-cell table:formula="of:=ABS([.D220])" office:value-type="float" office:value="0.863209366648873" calcext:value-type="float">
            <text:p>0.863209367</text:p>
          </table:table-cell>
          <table:table-cell table:formula="of:=AVERAGE([.E204:.E702])" office:value-type="float" office:value="0.620693196519791" calcext:value-type="float">
            <text:p>0.620693196519791</text:p>
          </table:table-cell>
        </table:table-row>
        <table:table-row table:style-name="ro1">
          <table:table-cell table:formula="of:=[.A220]+0.1" office:value-type="float" office:value="2.2" calcext:value-type="float">
            <text:p>2.2</text:p>
          </table:table-cell>
          <table:table-cell table:formula="of:=SIN([.A221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221]" office:value-type="float" office:value="0.80849640381959" calcext:value-type="float">
            <text:p>0.80849640381959</text:p>
          </table:table-cell>
          <table:table-cell table:formula="of:=ABS([.D221])" office:value-type="float" office:value="0.80849640381959" calcext:value-type="float">
            <text:p>0.808496404</text:p>
          </table:table-cell>
          <table:table-cell table:formula="of:=AVERAGE([.E205:.E703])" office:value-type="float" office:value="0.621170452120857" calcext:value-type="float">
            <text:p>0.621170452120857</text:p>
          </table:table-cell>
        </table:table-row>
        <table:table-row table:style-name="ro1">
          <table:table-cell table:formula="of:=[.A221]+0.1" office:value-type="float" office:value="2.3" calcext:value-type="float">
            <text:p>2.3</text:p>
          </table:table-cell>
          <table:table-cell table:formula="of:=SIN([.A222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222]" office:value-type="float" office:value="0.74570521217672" calcext:value-type="float">
            <text:p>0.74570521217672</text:p>
          </table:table-cell>
          <table:table-cell table:formula="of:=ABS([.D222])" office:value-type="float" office:value="0.74570521217672" calcext:value-type="float">
            <text:p>0.745705212</text:p>
          </table:table-cell>
          <table:table-cell table:formula="of:=AVERAGE([.E206:.E704])" office:value-type="float" office:value="0.621362072387724" calcext:value-type="float">
            <text:p>0.621362072387724</text:p>
          </table:table-cell>
        </table:table-row>
        <table:table-row table:style-name="ro1">
          <table:table-cell table:formula="of:=[.A222]+0.1" office:value-type="float" office:value="2.4" calcext:value-type="float">
            <text:p>2.4</text:p>
          </table:table-cell>
          <table:table-cell table:formula="of:=SIN([.A223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23]" office:value-type="float" office:value="0.67546318055115" calcext:value-type="float">
            <text:p>0.67546318055115</text:p>
          </table:table-cell>
          <table:table-cell table:formula="of:=ABS([.D223])" office:value-type="float" office:value="0.67546318055115" calcext:value-type="float">
            <text:p>0.675463181</text:p>
          </table:table-cell>
          <table:table-cell table:formula="of:=AVERAGE([.E207:.E705])" office:value-type="float" office:value="0.62128433220116" calcext:value-type="float">
            <text:p>0.62128433220116</text:p>
          </table:table-cell>
        </table:table-row>
        <table:table-row table:style-name="ro1">
          <table:table-cell table:formula="of:=[.A223]+0.1" office:value-type="float" office:value="2.5" calcext:value-type="float">
            <text:p>2.5</text:p>
          </table:table-cell>
          <table:table-cell table:formula="of:=SIN([.A224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24]" office:value-type="float" office:value="0.598472144103956" calcext:value-type="float">
            <text:p>0.598472144103956</text:p>
          </table:table-cell>
          <table:table-cell table:formula="of:=ABS([.D224])" office:value-type="float" office:value="0.598472144103956" calcext:value-type="float">
            <text:p>0.598472144</text:p>
          </table:table-cell>
          <table:table-cell table:formula="of:=AVERAGE([.E208:.E706])" office:value-type="float" office:value="0.620956442239732" calcext:value-type="float">
            <text:p>0.620956442239732</text:p>
          </table:table-cell>
        </table:table-row>
        <table:table-row table:style-name="ro1">
          <table:table-cell table:formula="of:=[.A224]+0.1" office:value-type="float" office:value="2.6" calcext:value-type="float">
            <text:p>2.6</text:p>
          </table:table-cell>
          <table:table-cell table:formula="of:=SIN([.A225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25]" office:value-type="float" office:value="0.515501371821463" calcext:value-type="float">
            <text:p>0.515501371821463</text:p>
          </table:table-cell>
          <table:table-cell table:formula="of:=ABS([.D225])" office:value-type="float" office:value="0.515501371821463" calcext:value-type="float">
            <text:p>0.515501372</text:p>
          </table:table-cell>
          <table:table-cell table:formula="of:=AVERAGE([.E209:.E707])" office:value-type="float" office:value="0.620400378995253" calcext:value-type="float">
            <text:p>0.620400378995253</text:p>
          </table:table-cell>
        </table:table-row>
        <table:table-row table:style-name="ro1">
          <table:table-cell table:formula="of:=[.A225]+0.1" office:value-type="float" office:value="2.7" calcext:value-type="float">
            <text:p>2.7</text:p>
          </table:table-cell>
          <table:table-cell table:formula="of:=SIN([.A226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226]" office:value-type="float" office:value="0.427379880233829" calcext:value-type="float">
            <text:p>0.427379880233829</text:p>
          </table:table-cell>
          <table:table-cell table:formula="of:=ABS([.D226])" office:value-type="float" office:value="0.427379880233829" calcext:value-type="float">
            <text:p>0.427379880</text:p>
          </table:table-cell>
          <table:table-cell table:formula="of:=AVERAGE([.E210:.E708])" office:value-type="float" office:value="0.619640686191774" calcext:value-type="float">
            <text:p>0.619640686191774</text:p>
          </table:table-cell>
        </table:table-row>
        <table:table-row table:style-name="ro1">
          <table:table-cell table:formula="of:=[.A226]+0.1" office:value-type="float" office:value="2.8" calcext:value-type="float">
            <text:p>2.8</text:p>
          </table:table-cell>
          <table:table-cell table:formula="of:=SIN([.A227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227]" office:value-type="float" office:value="0.334988150155904" calcext:value-type="float">
            <text:p>0.334988150155904</text:p>
          </table:table-cell>
          <table:table-cell table:formula="of:=ABS([.D227])" office:value-type="float" office:value="0.334988150155904" calcext:value-type="float">
            <text:p>0.334988150</text:p>
          </table:table-cell>
          <table:table-cell table:formula="of:=AVERAGE([.E211:.E709])" office:value-type="float" office:value="0.618704249385326" calcext:value-type="float">
            <text:p>0.618704249385326</text:p>
          </table:table-cell>
        </table:table-row>
        <table:table-row table:style-name="ro1">
          <table:table-cell table:formula="of:=[.A227]+0.1" office:value-type="float" office:value="2.9" calcext:value-type="float">
            <text:p>2.9</text:p>
          </table:table-cell>
          <table:table-cell table:formula="of:=SIN([.A228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28]" office:value-type="float" office:value="0.239249329213981" calcext:value-type="float">
            <text:p>0.239249329213981</text:p>
          </table:table-cell>
          <table:table-cell table:formula="of:=ABS([.D228])" office:value-type="float" office:value="0.239249329213981" calcext:value-type="float">
            <text:p>0.239249329</text:p>
          </table:table-cell>
          <table:table-cell table:formula="of:=AVERAGE([.E212:.E710])" office:value-type="float" office:value="0.617620045798538" calcext:value-type="float">
            <text:p>0.617620045798538</text:p>
          </table:table-cell>
        </table:table-row>
        <table:table-row table:style-name="ro1">
          <table:table-cell table:formula="of:=[.A228]+0.1" office:value-type="float" office:value="3" calcext:value-type="float">
            <text:p>3</text:p>
          </table:table-cell>
          <table:table-cell table:formula="of:=SIN([.A229])" office:value-type="float" office:value="0.141120008059866" calcext:value-type="float">
            <text:p>0.14112000805986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29]" office:value-type="float" office:value="0.141120008059866" calcext:value-type="float">
            <text:p>0.141120008059866</text:p>
          </table:table-cell>
          <table:table-cell table:formula="of:=ABS([.D229])" office:value-type="float" office:value="0.141120008059866" calcext:value-type="float">
            <text:p>0.141120008</text:p>
          </table:table-cell>
          <table:table-cell table:formula="of:=AVERAGE([.E213:.E711])" office:value-type="float" office:value="0.61641887170264" calcext:value-type="float">
            <text:p>0.61641887170264</text:p>
          </table:table-cell>
        </table:table-row>
        <table:table-row table:style-name="ro1">
          <table:table-cell table:formula="of:=[.A229]+0.1" office:value-type="float" office:value="3.1" calcext:value-type="float">
            <text:p>3.1</text:p>
          </table:table-cell>
          <table:table-cell table:formula="of:=SIN([.A230])" office:value-type="float" office:value="0.0415806624332892" calcext:value-type="float">
            <text:p>0.041580662433289</text:p>
          </table:table-cell>
          <table:table-cell table:formula="of:=0.1" office:value-type="float" office:value="0.1" calcext:value-type="float">
            <text:p>0.1</text:p>
          </table:table-cell>
          <table:table-cell table:formula="of:=[.B230]" office:value-type="float" office:value="0.0415806624332892" calcext:value-type="float">
            <text:p>0.041580662433289</text:p>
          </table:table-cell>
          <table:table-cell table:formula="of:=ABS([.D230])" office:value-type="float" office:value="0.0415806624332892" calcext:value-type="float">
            <text:p>0.041580662</text:p>
          </table:table-cell>
          <table:table-cell table:formula="of:=AVERAGE([.E214:.E712])" office:value-type="float" office:value="0.615133049896766" calcext:value-type="float">
            <text:p>0.615133049896766</text:p>
          </table:table-cell>
        </table:table-row>
        <table:table-row table:style-name="ro1">
          <table:table-cell table:formula="of:=[.A230]+0.1" office:value-type="float" office:value="3.2" calcext:value-type="float">
            <text:p>3.2</text:p>
          </table:table-cell>
          <table:table-cell table:formula="of:=SIN([.A231])" office:value-type="float" office:value="-0.0583741434275814" calcext:value-type="float">
            <text:p>-0.058374143427582</text:p>
          </table:table-cell>
          <table:table-cell table:formula="of:=0.1" office:value-type="float" office:value="0.1" calcext:value-type="float">
            <text:p>0.1</text:p>
          </table:table-cell>
          <table:table-cell table:formula="of:=[.B231]" office:value-type="float" office:value="-0.0583741434275814" calcext:value-type="float">
            <text:p>-0.058374143427582</text:p>
          </table:table-cell>
          <table:table-cell table:formula="of:=ABS([.D231])" office:value-type="float" office:value="0.0583741434275814" calcext:value-type="float">
            <text:p>0.058374143</text:p>
          </table:table-cell>
          <table:table-cell table:formula="of:=AVERAGE([.E215:.E713])" office:value-type="float" office:value="0.613796120048139" calcext:value-type="float">
            <text:p>0.613796120048139</text:p>
          </table:table-cell>
        </table:table-row>
        <table:table-row table:style-name="ro1">
          <table:table-cell table:formula="of:=[.A231]+0.1" office:value-type="float" office:value="3.3" calcext:value-type="float">
            <text:p>3.3</text:p>
          </table:table-cell>
          <table:table-cell table:formula="of:=SIN([.A232])" office:value-type="float" office:value="-0.15774569414325" calcext:value-type="float">
            <text:p>-0.1577456941432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32]" office:value-type="float" office:value="-0.15774569414325" calcext:value-type="float">
            <text:p>-0.15774569414325</text:p>
          </table:table-cell>
          <table:table-cell table:formula="of:=ABS([.D232])" office:value-type="float" office:value="0.15774569414325" calcext:value-type="float">
            <text:p>0.157745694</text:p>
          </table:table-cell>
          <table:table-cell table:formula="of:=AVERAGE([.E216:.E714])" office:value-type="float" office:value="0.612442514844654" calcext:value-type="float">
            <text:p>0.612442514844654</text:p>
          </table:table-cell>
        </table:table-row>
        <table:table-row table:style-name="ro1">
          <table:table-cell table:formula="of:=[.A232]+0.1" office:value-type="float" office:value="3.4" calcext:value-type="float">
            <text:p>3.4</text:p>
          </table:table-cell>
          <table:table-cell table:formula="of:=SIN([.A233])" office:value-type="float" office:value="-0.255541102026833" calcext:value-type="float">
            <text:p>-0.25554110202683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33]" office:value-type="float" office:value="-0.255541102026833" calcext:value-type="float">
            <text:p>-0.255541102026833</text:p>
          </table:table-cell>
          <table:table-cell table:formula="of:=ABS([.D233])" office:value-type="float" office:value="0.255541102026833" calcext:value-type="float">
            <text:p>0.255541102</text:p>
          </table:table-cell>
          <table:table-cell table:formula="of:=AVERAGE([.E217:.E715])" office:value-type="float" office:value="0.611107225071387" calcext:value-type="float">
            <text:p>0.611107225071387</text:p>
          </table:table-cell>
        </table:table-row>
        <table:table-row table:style-name="ro1">
          <table:table-cell table:formula="of:=[.A233]+0.1" office:value-type="float" office:value="3.5" calcext:value-type="float">
            <text:p>3.5</text:p>
          </table:table-cell>
          <table:table-cell table:formula="of:=SIN([.A234])" office:value-type="float" office:value="-0.350783227689621" calcext:value-type="float">
            <text:p>-0.35078322768962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34]" office:value-type="float" office:value="-0.350783227689621" calcext:value-type="float">
            <text:p>-0.350783227689621</text:p>
          </table:table-cell>
          <table:table-cell table:formula="of:=ABS([.D234])" office:value-type="float" office:value="0.350783227689621" calcext:value-type="float">
            <text:p>0.350783228</text:p>
          </table:table-cell>
          <table:table-cell table:formula="of:=AVERAGE([.E218:.E716])" office:value-type="float" office:value="0.609825456852988" calcext:value-type="float">
            <text:p>0.609825456852988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235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235]" office:value-type="float" office:value="0.0998334166468282" calcext:value-type="float">
            <text:p>0.099833416646828</text:p>
          </table:table-cell>
          <table:table-cell table:formula="of:=ABS([.D235])" office:value-type="float" office:value="0.0998334166468282" calcext:value-type="float">
            <text:p>0.099833417</text:p>
          </table:table-cell>
          <table:table-cell table:formula="of:=AVERAGE([.E219:.E717])" office:value-type="float" office:value="0.60863228440322" calcext:value-type="float">
            <text:p>0.60863228440322</text:p>
          </table:table-cell>
        </table:table-row>
        <table:table-row table:style-name="ro1">
          <table:table-cell table:formula="of:=[.A235]+0.1" office:value-type="float" office:value="0.2" calcext:value-type="float">
            <text:p>0.2</text:p>
          </table:table-cell>
          <table:table-cell table:formula="of:=SIN([.A236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36]" office:value-type="float" office:value="0.198669330795061" calcext:value-type="float">
            <text:p>0.198669330795061</text:p>
          </table:table-cell>
          <table:table-cell table:formula="of:=ABS([.D236])" office:value-type="float" office:value="0.198669330795061" calcext:value-type="float">
            <text:p>0.198669331</text:p>
          </table:table-cell>
          <table:table-cell table:formula="of:=AVERAGE([.E220:.E718])" office:value-type="float" office:value="0.607562301689973" calcext:value-type="float">
            <text:p>0.607562301689973</text:p>
          </table:table-cell>
        </table:table-row>
        <table:table-row table:style-name="ro1">
          <table:table-cell table:formula="of:=[.A236]+0.1" office:value-type="float" office:value="0.3" calcext:value-type="float">
            <text:p>0.3</text:p>
          </table:table-cell>
          <table:table-cell table:formula="of:=SIN([.A237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237]" office:value-type="float" office:value="0.29552020666134" calcext:value-type="float">
            <text:p>0.29552020666134</text:p>
          </table:table-cell>
          <table:table-cell table:formula="of:=ABS([.D237])" office:value-type="float" office:value="0.29552020666134" calcext:value-type="float">
            <text:p>0.295520207</text:p>
          </table:table-cell>
          <table:table-cell table:formula="of:=AVERAGE([.E221:.E719])" office:value-type="float" office:value="0.606649276457977" calcext:value-type="float">
            <text:p>0.606649276457977</text:p>
          </table:table-cell>
        </table:table-row>
        <table:table-row table:style-name="ro1">
          <table:table-cell table:formula="of:=[.A237]+0.1" office:value-type="float" office:value="0.4" calcext:value-type="float">
            <text:p>0.4</text:p>
          </table:table-cell>
          <table:table-cell table:formula="of:=SIN([.A238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38]" office:value-type="float" office:value="0.38941834230865" calcext:value-type="float">
            <text:p>0.38941834230865</text:p>
          </table:table-cell>
          <table:table-cell table:formula="of:=ABS([.D238])" office:value-type="float" office:value="0.38941834230865" calcext:value-type="float">
            <text:p>0.389418342</text:p>
          </table:table-cell>
          <table:table-cell table:formula="of:=AVERAGE([.E222:.E720])" office:value-type="float" office:value="0.605925810051663" calcext:value-type="float">
            <text:p>0.605925810051663</text:p>
          </table:table-cell>
        </table:table-row>
        <table:table-row table:style-name="ro1">
          <table:table-cell table:formula="of:=[.A238]+0.1" office:value-type="float" office:value="0.5" calcext:value-type="float">
            <text:p>0.5</text:p>
          </table:table-cell>
          <table:table-cell table:formula="of:=SIN([.A239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39]" office:value-type="float" office:value="0.479425538604203" calcext:value-type="float">
            <text:p>0.479425538604203</text:p>
          </table:table-cell>
          <table:table-cell table:formula="of:=ABS([.D239])" office:value-type="float" office:value="0.479425538604203" calcext:value-type="float">
            <text:p>0.479425539</text:p>
          </table:table-cell>
          <table:table-cell table:formula="of:=AVERAGE([.E223:.E721])" office:value-type="float" office:value="0.605423006446897" calcext:value-type="float">
            <text:p>0.605423006446897</text:p>
          </table:table-cell>
        </table:table-row>
        <table:table-row table:style-name="ro1">
          <table:table-cell table:formula="of:=[.A239]+0.1" office:value-type="float" office:value="0.6" calcext:value-type="float">
            <text:p>0.6</text:p>
          </table:table-cell>
          <table:table-cell table:formula="of:=SIN([.A240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40]" office:value-type="float" office:value="0.564642473395035" calcext:value-type="float">
            <text:p>0.564642473395035</text:p>
          </table:table-cell>
          <table:table-cell table:formula="of:=ABS([.D240])" office:value-type="float" office:value="0.564642473395035" calcext:value-type="float">
            <text:p>0.564642473</text:p>
          </table:table-cell>
          <table:table-cell table:formula="of:=AVERAGE([.E224:.E722])" office:value-type="float" office:value="0.605170153832802" calcext:value-type="float">
            <text:p>0.605170153832802</text:p>
          </table:table-cell>
        </table:table-row>
        <table:table-row table:style-name="ro1">
          <table:table-cell table:formula="of:=[.A240]+0.1" office:value-type="float" office:value="0.7" calcext:value-type="float">
            <text:p>0.7</text:p>
          </table:table-cell>
          <table:table-cell table:formula="of:=SIN([.A241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41]" office:value-type="float" office:value="0.644217687237691" calcext:value-type="float">
            <text:p>0.644217687237691</text:p>
          </table:table-cell>
          <table:table-cell table:formula="of:=ABS([.D241])" office:value-type="float" office:value="0.644217687237691" calcext:value-type="float">
            <text:p>0.644217687</text:p>
          </table:table-cell>
          <table:table-cell table:formula="of:=AVERAGE([.E225:.E723])" office:value-type="float" office:value="0.605194421983993" calcext:value-type="float">
            <text:p>0.605194421983993</text:p>
          </table:table-cell>
        </table:table-row>
        <table:table-row table:style-name="ro1">
          <table:table-cell table:formula="of:=[.A241]+0.1" office:value-type="float" office:value="0.8" calcext:value-type="float">
            <text:p>0.8</text:p>
          </table:table-cell>
          <table:table-cell table:formula="of:=SIN([.A242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42]" office:value-type="float" office:value="0.717356090899523" calcext:value-type="float">
            <text:p>0.717356090899523</text:p>
          </table:table-cell>
          <table:table-cell table:formula="of:=ABS([.D242])" office:value-type="float" office:value="0.717356090899523" calcext:value-type="float">
            <text:p>0.717356091</text:p>
          </table:table-cell>
          <table:table-cell table:formula="of:=AVERAGE([.E226:.E724])" office:value-type="float" office:value="0.605520578530039" calcext:value-type="float">
            <text:p>0.605520578530039</text:p>
          </table:table-cell>
        </table:table-row>
        <table:table-row table:style-name="ro1">
          <table:table-cell table:formula="of:=[.A242]+0.1" office:value-type="float" office:value="0.9" calcext:value-type="float">
            <text:p>0.9</text:p>
          </table:table-cell>
          <table:table-cell table:formula="of:=SIN([.A243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43]" office:value-type="float" office:value="0.783326909627483" calcext:value-type="float">
            <text:p>0.783326909627483</text:p>
          </table:table-cell>
          <table:table-cell table:formula="of:=ABS([.D243])" office:value-type="float" office:value="0.783326909627483" calcext:value-type="float">
            <text:p>0.783326910</text:p>
          </table:table-cell>
          <table:table-cell table:formula="of:=AVERAGE([.E227:.E725])" office:value-type="float" office:value="0.606170727063967" calcext:value-type="float">
            <text:p>0.606170727063967</text:p>
          </table:table-cell>
        </table:table-row>
        <table:table-row table:style-name="ro1">
          <table:table-cell table:formula="of:=[.A243]+0.1" office:value-type="float" office:value="1" calcext:value-type="float">
            <text:p>1</text:p>
          </table:table-cell>
          <table:table-cell table:formula="of:=SIN([.A244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44]" office:value-type="float" office:value="0.841470984807896" calcext:value-type="float">
            <text:p>0.841470984807896</text:p>
          </table:table-cell>
          <table:table-cell table:formula="of:=ABS([.D244])" office:value-type="float" office:value="0.841470984807896" calcext:value-type="float">
            <text:p>0.841470985</text:p>
          </table:table-cell>
          <table:table-cell table:formula="of:=AVERAGE([.E228:.E726])" office:value-type="float" office:value="0.607164069836524" calcext:value-type="float">
            <text:p>0.607164069836524</text:p>
          </table:table-cell>
        </table:table-row>
        <table:table-row table:style-name="ro1">
          <table:table-cell table:formula="of:=[.A244]+0.1" office:value-type="float" office:value="1.1" calcext:value-type="float">
            <text:p>1.1</text:p>
          </table:table-cell>
          <table:table-cell table:formula="of:=SIN([.A245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45]" office:value-type="float" office:value="0.891207360061435" calcext:value-type="float">
            <text:p>0.891207360061435</text:p>
          </table:table-cell>
          <table:table-cell table:formula="of:=ABS([.D245])" office:value-type="float" office:value="0.891207360061435" calcext:value-type="float">
            <text:p>0.891207360</text:p>
          </table:table-cell>
          <table:table-cell table:formula="of:=AVERAGE([.E229:.E727])" office:value-type="float" office:value="0.608516697559401" calcext:value-type="float">
            <text:p>0.608516697559401</text:p>
          </table:table-cell>
        </table:table-row>
        <table:table-row table:style-name="ro1">
          <table:table-cell table:formula="of:=[.A245]+0.1" office:value-type="float" office:value="1.2" calcext:value-type="float">
            <text:p>1.2</text:p>
          </table:table-cell>
          <table:table-cell table:formula="of:=SIN([.A246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46]" office:value-type="float" office:value="0.932039085967226" calcext:value-type="float">
            <text:p>0.932039085967226</text:p>
          </table:table-cell>
          <table:table-cell table:formula="of:=ABS([.D246])" office:value-type="float" office:value="0.932039085967226" calcext:value-type="float">
            <text:p>0.932039086</text:p>
          </table:table-cell>
          <table:table-cell table:formula="of:=AVERAGE([.E230:.E728])" office:value-type="float" office:value="0.610241408590764" calcext:value-type="float">
            <text:p>0.610241408590764</text:p>
          </table:table-cell>
        </table:table-row>
        <table:table-row table:style-name="ro1">
          <table:table-cell table:formula="of:=[.A246]+0.1" office:value-type="float" office:value="1.3" calcext:value-type="float">
            <text:p>1.3</text:p>
          </table:table-cell>
          <table:table-cell table:formula="of:=SIN([.A247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47]" office:value-type="float" office:value="0.963558185417193" calcext:value-type="float">
            <text:p>0.963558185417193</text:p>
          </table:table-cell>
          <table:table-cell table:formula="of:=ABS([.D247])" office:value-type="float" office:value="0.963558185417193" calcext:value-type="float">
            <text:p>0.963558185</text:p>
          </table:table-cell>
          <table:table-cell table:formula="of:=AVERAGE([.E231:.E729])" office:value-type="float" office:value="0.612347559502459" calcext:value-type="float">
            <text:p>0.612347559502459</text:p>
          </table:table-cell>
        </table:table-row>
        <table:table-row table:style-name="ro1">
          <table:table-cell table:formula="of:=[.A247]+0.1" office:value-type="float" office:value="1.4" calcext:value-type="float">
            <text:p>1.4</text:p>
          </table:table-cell>
          <table:table-cell table:formula="of:=SIN([.A248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48]" office:value-type="float" office:value="0.98544972998846" calcext:value-type="float">
            <text:p>0.98544972998846</text:p>
          </table:table-cell>
          <table:table-cell table:formula="of:=ABS([.D248])" office:value-type="float" office:value="0.98544972998846" calcext:value-type="float">
            <text:p>0.985449730</text:p>
          </table:table-cell>
          <table:table-cell table:formula="of:=AVERAGE([.E232:.E730])" office:value-type="float" office:value="0.614406940231362" calcext:value-type="float">
            <text:p>0.614406940231362</text:p>
          </table:table-cell>
        </table:table-row>
        <table:table-row table:style-name="ro1">
          <table:table-cell table:formula="of:=[.A248]+0.1" office:value-type="float" office:value="1.5" calcext:value-type="float">
            <text:p>1.5</text:p>
          </table:table-cell>
          <table:table-cell table:formula="of:=SIN([.A249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49]" office:value-type="float" office:value="0.997494986604055" calcext:value-type="float">
            <text:p>0.997494986604055</text:p>
          </table:table-cell>
          <table:table-cell table:formula="of:=ABS([.D249])" office:value-type="float" office:value="0.997494986604055" calcext:value-type="float">
            <text:p>0.997494987</text:p>
          </table:table-cell>
          <table:table-cell table:formula="of:=AVERAGE([.E233:.E731])" office:value-type="float" office:value="0.616110900104825" calcext:value-type="float">
            <text:p>0.616110900104825</text:p>
          </table:table-cell>
        </table:table-row>
        <table:table-row table:style-name="ro1">
          <table:table-cell table:formula="of:=[.A249]+0.1" office:value-type="float" office:value="1.6" calcext:value-type="float">
            <text:p>1.6</text:p>
          </table:table-cell>
          <table:table-cell table:formula="of:=SIN([.A250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50]" office:value-type="float" office:value="0.999573603041505" calcext:value-type="float">
            <text:p>0.999573603041505</text:p>
          </table:table-cell>
          <table:table-cell table:formula="of:=ABS([.D250])" office:value-type="float" office:value="0.999573603041505" calcext:value-type="float">
            <text:p>0.999573603</text:p>
          </table:table-cell>
          <table:table-cell table:formula="of:=AVERAGE([.E234:.E732])" office:value-type="float" office:value="0.617461348786765" calcext:value-type="float">
            <text:p>0.617461348786765</text:p>
          </table:table-cell>
        </table:table-row>
        <table:table-row table:style-name="ro1">
          <table:table-cell table:formula="of:=[.A250]+0.1" office:value-type="float" office:value="1.7" calcext:value-type="float">
            <text:p>1.7</text:p>
          </table:table-cell>
          <table:table-cell table:formula="of:=SIN([.A251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251]" office:value-type="float" office:value="0.991664810452468" calcext:value-type="float">
            <text:p>0.991664810452468</text:p>
          </table:table-cell>
          <table:table-cell table:formula="of:=ABS([.D251])" office:value-type="float" office:value="0.991664810452468" calcext:value-type="float">
            <text:p>0.991664810</text:p>
          </table:table-cell>
          <table:table-cell table:formula="of:=AVERAGE([.E235:.E733])" office:value-type="float" office:value="0.618463898114198" calcext:value-type="float">
            <text:p>0.618463898114198</text:p>
          </table:table-cell>
        </table:table-row>
        <table:table-row table:style-name="ro1">
          <table:table-cell table:formula="of:=[.A251]+0.1" office:value-type="float" office:value="1.8" calcext:value-type="float">
            <text:p>1.8</text:p>
          </table:table-cell>
          <table:table-cell table:formula="of:=SIN([.A252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52]" office:value-type="float" office:value="0.973847630878195" calcext:value-type="float">
            <text:p>0.973847630878195</text:p>
          </table:table-cell>
          <table:table-cell table:formula="of:=ABS([.D252])" office:value-type="float" office:value="0.973847630878195" calcext:value-type="float">
            <text:p>0.973847631</text:p>
          </table:table-cell>
          <table:table-cell table:formula="of:=AVERAGE([.E236:.E734])" office:value-type="float" office:value="0.620420994270678" calcext:value-type="float">
            <text:p>0.620420994270678</text:p>
          </table:table-cell>
        </table:table-row>
        <table:table-row table:style-name="ro1">
          <table:table-cell table:formula="of:=[.A252]+0.1" office:value-type="float" office:value="1.9" calcext:value-type="float">
            <text:p>1.9</text:p>
          </table:table-cell>
          <table:table-cell table:formula="of:=SIN([.A253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253]" office:value-type="float" office:value="0.946300087687414" calcext:value-type="float">
            <text:p>0.946300087687414</text:p>
          </table:table-cell>
          <table:table-cell table:formula="of:=ABS([.D253])" office:value-type="float" office:value="0.946300087687414" calcext:value-type="float">
            <text:p>0.946300088</text:p>
          </table:table-cell>
          <table:table-cell table:formula="of:=AVERAGE([.E237:.E735])" office:value-type="float" office:value="0.62201853845051" calcext:value-type="float">
            <text:p>0.62201853845051</text:p>
          </table:table-cell>
        </table:table-row>
        <table:table-row table:style-name="ro1">
          <table:table-cell table:formula="of:=[.A253]+0.1" office:value-type="float" office:value="2" calcext:value-type="float">
            <text:p>2</text:p>
          </table:table-cell>
          <table:table-cell table:formula="of:=SIN([.A254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54]" office:value-type="float" office:value="0.909297426825681" calcext:value-type="float">
            <text:p>0.909297426825681</text:p>
          </table:table-cell>
          <table:table-cell table:formula="of:=ABS([.D254])" office:value-type="float" office:value="0.909297426825681" calcext:value-type="float">
            <text:p>0.909297427</text:p>
          </table:table-cell>
          <table:table-cell table:formula="of:=AVERAGE([.E238:.E736])" office:value-type="float" office:value="0.623259976974423" calcext:value-type="float">
            <text:p>0.623259976974423</text:p>
          </table:table-cell>
        </table:table-row>
        <table:table-row table:style-name="ro1">
          <table:table-cell table:formula="of:=[.A254]+0.1" office:value-type="float" office:value="2.1" calcext:value-type="float">
            <text:p>2.1</text:p>
          </table:table-cell>
          <table:table-cell table:formula="of:=SIN([.A255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55]" office:value-type="float" office:value="0.863209366648873" calcext:value-type="float">
            <text:p>0.863209366648873</text:p>
          </table:table-cell>
          <table:table-cell table:formula="of:=ABS([.D255])" office:value-type="float" office:value="0.863209366648873" calcext:value-type="float">
            <text:p>0.863209367</text:p>
          </table:table-cell>
          <table:table-cell table:formula="of:=AVERAGE([.E239:.E737])" office:value-type="float" office:value="0.624152502297575" calcext:value-type="float">
            <text:p>0.624152502297575</text:p>
          </table:table-cell>
        </table:table-row>
        <table:table-row table:style-name="ro1">
          <table:table-cell table:formula="of:=[.A255]+0.1" office:value-type="float" office:value="2.2" calcext:value-type="float">
            <text:p>2.2</text:p>
          </table:table-cell>
          <table:table-cell table:formula="of:=SIN([.A256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256]" office:value-type="float" office:value="0.80849640381959" calcext:value-type="float">
            <text:p>0.80849640381959</text:p>
          </table:table-cell>
          <table:table-cell table:formula="of:=ABS([.D256])" office:value-type="float" office:value="0.80849640381959" calcext:value-type="float">
            <text:p>0.808496404</text:p>
          </table:table-cell>
          <table:table-cell table:formula="of:=AVERAGE([.E240:.E738])" office:value-type="float" office:value="0.624707011737013" calcext:value-type="float">
            <text:p>0.624707011737013</text:p>
          </table:table-cell>
        </table:table-row>
        <table:table-row table:style-name="ro1">
          <table:table-cell table:formula="of:=[.A256]+0.1" office:value-type="float" office:value="2.3" calcext:value-type="float">
            <text:p>2.3</text:p>
          </table:table-cell>
          <table:table-cell table:formula="of:=SIN([.A257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257]" office:value-type="float" office:value="0.74570521217672" calcext:value-type="float">
            <text:p>0.74570521217672</text:p>
          </table:table-cell>
          <table:table-cell table:formula="of:=ABS([.D257])" office:value-type="float" office:value="0.74570521217672" calcext:value-type="float">
            <text:p>0.745705212</text:p>
          </table:table-cell>
          <table:table-cell table:formula="of:=AVERAGE([.E241:.E739])" office:value-type="float" office:value="0.624938029192175" calcext:value-type="float">
            <text:p>0.624938029192175</text:p>
          </table:table-cell>
        </table:table-row>
        <table:table-row table:style-name="ro1">
          <table:table-cell table:formula="of:=[.A257]+0.1" office:value-type="float" office:value="2.4" calcext:value-type="float">
            <text:p>2.4</text:p>
          </table:table-cell>
          <table:table-cell table:formula="of:=SIN([.A258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58]" office:value-type="float" office:value="0.67546318055115" calcext:value-type="float">
            <text:p>0.67546318055115</text:p>
          </table:table-cell>
          <table:table-cell table:formula="of:=ABS([.D258])" office:value-type="float" office:value="0.67546318055115" calcext:value-type="float">
            <text:p>0.675463181</text:p>
          </table:table-cell>
          <table:table-cell table:formula="of:=AVERAGE([.E242:.E740])" office:value-type="float" office:value="0.624863590358023" calcext:value-type="float">
            <text:p>0.624863590358023</text:p>
          </table:table-cell>
        </table:table-row>
        <table:table-row table:style-name="ro1">
          <table:table-cell table:formula="of:=[.A258]+0.1" office:value-type="float" office:value="2.5" calcext:value-type="float">
            <text:p>2.5</text:p>
          </table:table-cell>
          <table:table-cell table:formula="of:=SIN([.A259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59]" office:value-type="float" office:value="0.598472144103956" calcext:value-type="float">
            <text:p>0.598472144103956</text:p>
          </table:table-cell>
          <table:table-cell table:formula="of:=ABS([.D259])" office:value-type="float" office:value="0.598472144103956" calcext:value-type="float">
            <text:p>0.598472144</text:p>
          </table:table-cell>
          <table:table-cell table:formula="of:=AVERAGE([.E243:.E741])" office:value-type="float" office:value="0.624505092293908" calcext:value-type="float">
            <text:p>0.624505092293908</text:p>
          </table:table-cell>
        </table:table-row>
        <table:table-row table:style-name="ro1">
          <table:table-cell table:formula="of:=[.A259]+0.1" office:value-type="float" office:value="2.6" calcext:value-type="float">
            <text:p>2.6</text:p>
          </table:table-cell>
          <table:table-cell table:formula="of:=SIN([.A260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60]" office:value-type="float" office:value="0.515501371821463" calcext:value-type="float">
            <text:p>0.515501371821463</text:p>
          </table:table-cell>
          <table:table-cell table:formula="of:=ABS([.D260])" office:value-type="float" office:value="0.515501371821463" calcext:value-type="float">
            <text:p>0.515501372</text:p>
          </table:table-cell>
          <table:table-cell table:formula="of:=AVERAGE([.E244:.E742])" office:value-type="float" office:value="0.623887108568874" calcext:value-type="float">
            <text:p>0.623887108568874</text:p>
          </table:table-cell>
        </table:table-row>
        <table:table-row table:style-name="ro1">
          <table:table-cell table:formula="of:=[.A260]+0.1" office:value-type="float" office:value="2.7" calcext:value-type="float">
            <text:p>2.7</text:p>
          </table:table-cell>
          <table:table-cell table:formula="of:=SIN([.A261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261]" office:value-type="float" office:value="0.427379880233829" calcext:value-type="float">
            <text:p>0.427379880233829</text:p>
          </table:table-cell>
          <table:table-cell table:formula="of:=ABS([.D261])" office:value-type="float" office:value="0.427379880233829" calcext:value-type="float">
            <text:p>0.427379880</text:p>
          </table:table-cell>
          <table:table-cell table:formula="of:=AVERAGE([.E245:.E743])" office:value-type="float" office:value="0.623037171552316" calcext:value-type="float">
            <text:p>0.623037171552316</text:p>
          </table:table-cell>
        </table:table-row>
        <table:table-row table:style-name="ro1">
          <table:table-cell table:formula="of:=[.A261]+0.1" office:value-type="float" office:value="2.8" calcext:value-type="float">
            <text:p>2.8</text:p>
          </table:table-cell>
          <table:table-cell table:formula="of:=SIN([.A262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262]" office:value-type="float" office:value="0.334988150155904" calcext:value-type="float">
            <text:p>0.334988150155904</text:p>
          </table:table-cell>
          <table:table-cell table:formula="of:=ABS([.D262])" office:value-type="float" office:value="0.334988150155904" calcext:value-type="float">
            <text:p>0.334988150</text:p>
          </table:table-cell>
          <table:table-cell table:formula="of:=AVERAGE([.E246:.E744])" office:value-type="float" office:value="0.621985523754241" calcext:value-type="float">
            <text:p>0.621985523754241</text:p>
          </table:table-cell>
        </table:table-row>
        <table:table-row table:style-name="ro1">
          <table:table-cell table:formula="of:=[.A262]+0.1" office:value-type="float" office:value="2.9" calcext:value-type="float">
            <text:p>2.9</text:p>
          </table:table-cell>
          <table:table-cell table:formula="of:=SIN([.A263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63]" office:value-type="float" office:value="0.239249329213981" calcext:value-type="float">
            <text:p>0.239249329213981</text:p>
          </table:table-cell>
          <table:table-cell table:formula="of:=ABS([.D263])" office:value-type="float" office:value="0.239249329213981" calcext:value-type="float">
            <text:p>0.239249329</text:p>
          </table:table-cell>
          <table:table-cell table:formula="of:=AVERAGE([.E247:.E745])" office:value-type="float" office:value="0.620764840438442" calcext:value-type="float">
            <text:p>0.620764840438442</text:p>
          </table:table-cell>
        </table:table-row>
        <table:table-row table:style-name="ro1">
          <table:table-cell table:formula="of:=[.A263]+0.1" office:value-type="float" office:value="3" calcext:value-type="float">
            <text:p>3</text:p>
          </table:table-cell>
          <table:table-cell table:formula="of:=SIN([.A264])" office:value-type="float" office:value="0.141120008059866" calcext:value-type="float">
            <text:p>0.14112000805986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64]" office:value-type="float" office:value="0.141120008059866" calcext:value-type="float">
            <text:p>0.141120008059866</text:p>
          </table:table-cell>
          <table:table-cell table:formula="of:=ABS([.D264])" office:value-type="float" office:value="0.141120008059866" calcext:value-type="float">
            <text:p>0.141120008</text:p>
          </table:table-cell>
          <table:table-cell table:formula="of:=AVERAGE([.E248:.E746])" office:value-type="float" office:value="0.619409926031411" calcext:value-type="float">
            <text:p>0.619409926031411</text:p>
          </table:table-cell>
        </table:table-row>
        <table:table-row table:style-name="ro1">
          <table:table-cell table:formula="of:=[.A264]+0.1" office:value-type="float" office:value="3.1" calcext:value-type="float">
            <text:p>3.1</text:p>
          </table:table-cell>
          <table:table-cell table:formula="of:=SIN([.A265])" office:value-type="float" office:value="0.0415806624332892" calcext:value-type="float">
            <text:p>0.041580662433289</text:p>
          </table:table-cell>
          <table:table-cell table:formula="of:=0.1" office:value-type="float" office:value="0.1" calcext:value-type="float">
            <text:p>0.1</text:p>
          </table:table-cell>
          <table:table-cell table:formula="of:=[.B265]" office:value-type="float" office:value="0.0415806624332892" calcext:value-type="float">
            <text:p>0.041580662433289</text:p>
          </table:table-cell>
          <table:table-cell table:formula="of:=ABS([.D265])" office:value-type="float" office:value="0.0415806624332892" calcext:value-type="float">
            <text:p>0.041580662</text:p>
          </table:table-cell>
          <table:table-cell table:formula="of:=AVERAGE([.E249:.E747])" office:value-type="float" office:value="0.61795738712682" calcext:value-type="float">
            <text:p>0.61795738712682</text:p>
          </table:table-cell>
        </table:table-row>
        <table:table-row table:style-name="ro1">
          <table:table-cell table:formula="of:=[.A265]+0.1" office:value-type="float" office:value="3.2" calcext:value-type="float">
            <text:p>3.2</text:p>
          </table:table-cell>
          <table:table-cell table:formula="of:=SIN([.A266])" office:value-type="float" office:value="-0.0583741434275814" calcext:value-type="float">
            <text:p>-0.058374143427582</text:p>
          </table:table-cell>
          <table:table-cell table:formula="of:=0.1" office:value-type="float" office:value="0.1" calcext:value-type="float">
            <text:p>0.1</text:p>
          </table:table-cell>
          <table:table-cell table:formula="of:=[.B266]" office:value-type="float" office:value="-0.0583741434275814" calcext:value-type="float">
            <text:p>-0.058374143427582</text:p>
          </table:table-cell>
          <table:table-cell table:formula="of:=ABS([.D266])" office:value-type="float" office:value="0.0583741434275814" calcext:value-type="float">
            <text:p>0.058374143</text:p>
          </table:table-cell>
          <table:table-cell table:formula="of:=AVERAGE([.E250:.E748])" office:value-type="float" office:value="0.616445285136871" calcext:value-type="float">
            <text:p>0.616445285136871</text:p>
          </table:table-cell>
        </table:table-row>
        <table:table-row table:style-name="ro1">
          <table:table-cell table:formula="of:=[.A266]+0.1" office:value-type="float" office:value="3.3" calcext:value-type="float">
            <text:p>3.3</text:p>
          </table:table-cell>
          <table:table-cell table:formula="of:=SIN([.A267])" office:value-type="float" office:value="-0.15774569414325" calcext:value-type="float">
            <text:p>-0.1577456941432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67]" office:value-type="float" office:value="-0.15774569414325" calcext:value-type="float">
            <text:p>-0.15774569414325</text:p>
          </table:table-cell>
          <table:table-cell table:formula="of:=ABS([.D267])" office:value-type="float" office:value="0.15774569414325" calcext:value-type="float">
            <text:p>0.157745694</text:p>
          </table:table-cell>
          <table:table-cell table:formula="of:=AVERAGE([.E251:.E749])" office:value-type="float" office:value="0.614912771865252" calcext:value-type="float">
            <text:p>0.614912771865252</text:p>
          </table:table-cell>
        </table:table-row>
        <table:table-row table:style-name="ro1">
          <table:table-cell table:formula="of:=[.A267]+0.1" office:value-type="float" office:value="3.4" calcext:value-type="float">
            <text:p>3.4</text:p>
          </table:table-cell>
          <table:table-cell table:formula="of:=SIN([.A268])" office:value-type="float" office:value="-0.255541102026833" calcext:value-type="float">
            <text:p>-0.25554110202683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68]" office:value-type="float" office:value="-0.255541102026833" calcext:value-type="float">
            <text:p>-0.255541102026833</text:p>
          </table:table-cell>
          <table:table-cell table:formula="of:=ABS([.D268])" office:value-type="float" office:value="0.255541102026833" calcext:value-type="float">
            <text:p>0.255541102</text:p>
          </table:table-cell>
          <table:table-cell table:formula="of:=AVERAGE([.E252:.E750])" office:value-type="float" office:value="0.613399711469319" calcext:value-type="float">
            <text:p>0.613399711469319</text:p>
          </table:table-cell>
        </table:table-row>
        <table:table-row table:style-name="ro1">
          <table:table-cell table:formula="of:=[.A268]+0.1" office:value-type="float" office:value="3.5" calcext:value-type="float">
            <text:p>3.5</text:p>
          </table:table-cell>
          <table:table-cell table:formula="of:=SIN([.A269])" office:value-type="float" office:value="-0.350783227689621" calcext:value-type="float">
            <text:p>-0.35078322768962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69]" office:value-type="float" office:value="-0.350783227689621" calcext:value-type="float">
            <text:p>-0.350783227689621</text:p>
          </table:table-cell>
          <table:table-cell table:formula="of:=ABS([.D269])" office:value-type="float" office:value="0.350783227689621" calcext:value-type="float">
            <text:p>0.350783228</text:p>
          </table:table-cell>
          <table:table-cell table:formula="of:=AVERAGE([.E253:.E751])" office:value-type="float" office:value="0.611946292439445" calcext:value-type="float">
            <text:p>0.611946292439445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270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270]" office:value-type="float" office:value="0.0998334166468282" calcext:value-type="float">
            <text:p>0.099833416646828</text:p>
          </table:table-cell>
          <table:table-cell table:formula="of:=ABS([.D270])" office:value-type="float" office:value="0.0998334166468282" calcext:value-type="float">
            <text:p>0.099833417</text:p>
          </table:table-cell>
          <table:table-cell table:formula="of:=AVERAGE([.E254:.E752])" office:value-type="float" office:value="0.610592633349372" calcext:value-type="float">
            <text:p>0.610592633349372</text:p>
          </table:table-cell>
        </table:table-row>
        <table:table-row table:style-name="ro1">
          <table:table-cell table:formula="of:=[.A270]+0.1" office:value-type="float" office:value="0.2" calcext:value-type="float">
            <text:p>0.2</text:p>
          </table:table-cell>
          <table:table-cell table:formula="of:=SIN([.A271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71]" office:value-type="float" office:value="0.198669330795061" calcext:value-type="float">
            <text:p>0.198669330795061</text:p>
          </table:table-cell>
          <table:table-cell table:formula="of:=ABS([.D271])" office:value-type="float" office:value="0.198669330795061" calcext:value-type="float">
            <text:p>0.198669331</text:p>
          </table:table-cell>
          <table:table-cell table:formula="of:=AVERAGE([.E255:.E753])" office:value-type="float" office:value="0.60937838622142" calcext:value-type="float">
            <text:p>0.60937838622142</text:p>
          </table:table-cell>
        </table:table-row>
        <table:table-row table:style-name="ro1">
          <table:table-cell table:formula="of:=[.A271]+0.1" office:value-type="float" office:value="0.3" calcext:value-type="float">
            <text:p>0.3</text:p>
          </table:table-cell>
          <table:table-cell table:formula="of:=SIN([.A272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272]" office:value-type="float" office:value="0.29552020666134" calcext:value-type="float">
            <text:p>0.29552020666134</text:p>
          </table:table-cell>
          <table:table-cell table:formula="of:=ABS([.D272])" office:value-type="float" office:value="0.29552020666134" calcext:value-type="float">
            <text:p>0.295520207</text:p>
          </table:table-cell>
          <table:table-cell table:formula="of:=AVERAGE([.E256:.E754])" office:value-type="float" office:value="0.608342341403348" calcext:value-type="float">
            <text:p>0.608342341403348</text:p>
          </table:table-cell>
        </table:table-row>
        <table:table-row table:style-name="ro1">
          <table:table-cell table:formula="of:=[.A272]+0.1" office:value-type="float" office:value="0.4" calcext:value-type="float">
            <text:p>0.4</text:p>
          </table:table-cell>
          <table:table-cell table:formula="of:=SIN([.A273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73]" office:value-type="float" office:value="0.38941834230865" calcext:value-type="float">
            <text:p>0.38941834230865</text:p>
          </table:table-cell>
          <table:table-cell table:formula="of:=ABS([.D273])" office:value-type="float" office:value="0.38941834230865" calcext:value-type="float">
            <text:p>0.389418342</text:p>
          </table:table-cell>
          <table:table-cell table:formula="of:=AVERAGE([.E257:.E755])" office:value-type="float" office:value="0.607522037868856" calcext:value-type="float">
            <text:p>0.607522037868856</text:p>
          </table:table-cell>
        </table:table-row>
        <table:table-row table:style-name="ro1">
          <table:table-cell table:formula="of:=[.A273]+0.1" office:value-type="float" office:value="0.5" calcext:value-type="float">
            <text:p>0.5</text:p>
          </table:table-cell>
          <table:table-cell table:formula="of:=SIN([.A274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74]" office:value-type="float" office:value="0.479425538604203" calcext:value-type="float">
            <text:p>0.479425538604203</text:p>
          </table:table-cell>
          <table:table-cell table:formula="of:=ABS([.D274])" office:value-type="float" office:value="0.479425538604203" calcext:value-type="float">
            <text:p>0.479425539</text:p>
          </table:table-cell>
          <table:table-cell table:formula="of:=AVERAGE([.E258:.E756])" office:value-type="float" office:value="0.606953382830552" calcext:value-type="float">
            <text:p>0.606953382830552</text:p>
          </table:table-cell>
        </table:table-row>
        <table:table-row table:style-name="ro1">
          <table:table-cell table:formula="of:=[.A274]+0.1" office:value-type="float" office:value="0.6" calcext:value-type="float">
            <text:p>0.6</text:p>
          </table:table-cell>
          <table:table-cell table:formula="of:=SIN([.A275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75]" office:value-type="float" office:value="0.564642473395035" calcext:value-type="float">
            <text:p>0.564642473395035</text:p>
          </table:table-cell>
          <table:table-cell table:formula="of:=ABS([.D275])" office:value-type="float" office:value="0.564642473395035" calcext:value-type="float">
            <text:p>0.564642473</text:p>
          </table:table-cell>
          <table:table-cell table:formula="of:=AVERAGE([.E259:.E757])" office:value-type="float" office:value="0.606670284492863" calcext:value-type="float">
            <text:p>0.606670284492863</text:p>
          </table:table-cell>
        </table:table-row>
        <table:table-row table:style-name="ro1">
          <table:table-cell table:formula="of:=[.A275]+0.1" office:value-type="float" office:value="0.7" calcext:value-type="float">
            <text:p>0.7</text:p>
          </table:table-cell>
          <table:table-cell table:formula="of:=SIN([.A276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76]" office:value-type="float" office:value="0.644217687237691" calcext:value-type="float">
            <text:p>0.644217687237691</text:p>
          </table:table-cell>
          <table:table-cell table:formula="of:=ABS([.D276])" office:value-type="float" office:value="0.644217687237691" calcext:value-type="float">
            <text:p>0.644217687</text:p>
          </table:table-cell>
          <table:table-cell table:formula="of:=AVERAGE([.E260:.E758])" office:value-type="float" office:value="0.6067043016729" calcext:value-type="float">
            <text:p>0.6067043016729</text:p>
          </table:table-cell>
        </table:table-row>
        <table:table-row table:style-name="ro1">
          <table:table-cell table:formula="of:=[.A276]+0.1" office:value-type="float" office:value="0.8" calcext:value-type="float">
            <text:p>0.8</text:p>
          </table:table-cell>
          <table:table-cell table:formula="of:=SIN([.A277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77]" office:value-type="float" office:value="0.717356090899523" calcext:value-type="float">
            <text:p>0.717356090899523</text:p>
          </table:table-cell>
          <table:table-cell table:formula="of:=ABS([.D277])" office:value-type="float" office:value="0.717356090899523" calcext:value-type="float">
            <text:p>0.717356091</text:p>
          </table:table-cell>
          <table:table-cell table:formula="of:=AVERAGE([.E261:.E759])" office:value-type="float" office:value="0.607084313880614" calcext:value-type="float">
            <text:p>0.607084313880614</text:p>
          </table:table-cell>
        </table:table-row>
        <table:table-row table:style-name="ro1">
          <table:table-cell table:formula="of:=[.A277]+0.1" office:value-type="float" office:value="0.9" calcext:value-type="float">
            <text:p>0.9</text:p>
          </table:table-cell>
          <table:table-cell table:formula="of:=SIN([.A278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78]" office:value-type="float" office:value="0.783326909627483" calcext:value-type="float">
            <text:p>0.783326909627483</text:p>
          </table:table-cell>
          <table:table-cell table:formula="of:=ABS([.D278])" office:value-type="float" office:value="0.783326909627483" calcext:value-type="float">
            <text:p>0.783326910</text:p>
          </table:table-cell>
          <table:table-cell table:formula="of:=AVERAGE([.E262:.E760])" office:value-type="float" office:value="0.607836215276626" calcext:value-type="float">
            <text:p>0.607836215276626</text:p>
          </table:table-cell>
        </table:table-row>
        <table:table-row table:style-name="ro1">
          <table:table-cell table:formula="of:=[.A278]+0.1" office:value-type="float" office:value="1" calcext:value-type="float">
            <text:p>1</text:p>
          </table:table-cell>
          <table:table-cell table:formula="of:=SIN([.A279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79]" office:value-type="float" office:value="0.841470984807896" calcext:value-type="float">
            <text:p>0.841470984807896</text:p>
          </table:table-cell>
          <table:table-cell table:formula="of:=ABS([.D279])" office:value-type="float" office:value="0.841470984807896" calcext:value-type="float">
            <text:p>0.841470985</text:p>
          </table:table-cell>
          <table:table-cell table:formula="of:=AVERAGE([.E263:.E761])" office:value-type="float" office:value="0.60898263571831" calcext:value-type="float">
            <text:p>0.60898263571831</text:p>
          </table:table-cell>
        </table:table-row>
        <table:table-row table:style-name="ro1">
          <table:table-cell table:formula="of:=[.A279]+0.1" office:value-type="float" office:value="1.1" calcext:value-type="float">
            <text:p>1.1</text:p>
          </table:table-cell>
          <table:table-cell table:formula="of:=SIN([.A280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80]" office:value-type="float" office:value="0.891207360061435" calcext:value-type="float">
            <text:p>0.891207360061435</text:p>
          </table:table-cell>
          <table:table-cell table:formula="of:=ABS([.D280])" office:value-type="float" office:value="0.891207360061435" calcext:value-type="float">
            <text:p>0.891207360</text:p>
          </table:table-cell>
          <table:table-cell table:formula="of:=AVERAGE([.E264:.E762])" office:value-type="float" office:value="0.610542691863898" calcext:value-type="float">
            <text:p>0.610542691863898</text:p>
          </table:table-cell>
        </table:table-row>
        <table:table-row table:style-name="ro1">
          <table:table-cell table:formula="of:=[.A280]+0.1" office:value-type="float" office:value="1.2" calcext:value-type="float">
            <text:p>1.2</text:p>
          </table:table-cell>
          <table:table-cell table:formula="of:=SIN([.A281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81]" office:value-type="float" office:value="0.932039085967226" calcext:value-type="float">
            <text:p>0.932039085967226</text:p>
          </table:table-cell>
          <table:table-cell table:formula="of:=ABS([.D281])" office:value-type="float" office:value="0.932039085967226" calcext:value-type="float">
            <text:p>0.932039086</text:p>
          </table:table-cell>
          <table:table-cell table:formula="of:=AVERAGE([.E265:.E763])" office:value-type="float" office:value="0.612531771032559" calcext:value-type="float">
            <text:p>0.612531771032559</text:p>
          </table:table-cell>
        </table:table-row>
        <table:table-row table:style-name="ro1">
          <table:table-cell table:formula="of:=[.A281]+0.1" office:value-type="float" office:value="1.3" calcext:value-type="float">
            <text:p>1.3</text:p>
          </table:table-cell>
          <table:table-cell table:formula="of:=SIN([.A282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82]" office:value-type="float" office:value="0.963558185417193" calcext:value-type="float">
            <text:p>0.963558185417193</text:p>
          </table:table-cell>
          <table:table-cell table:formula="of:=ABS([.D282])" office:value-type="float" office:value="0.963558185417193" calcext:value-type="float">
            <text:p>0.963558185</text:p>
          </table:table-cell>
          <table:table-cell table:formula="of:=AVERAGE([.E266:.E764])" office:value-type="float" office:value="0.614961350218088" calcext:value-type="float">
            <text:p>0.614961350218088</text:p>
          </table:table-cell>
        </table:table-row>
        <table:table-row table:style-name="ro1">
          <table:table-cell table:formula="of:=[.A282]+0.1" office:value-type="float" office:value="1.4" calcext:value-type="float">
            <text:p>1.4</text:p>
          </table:table-cell>
          <table:table-cell table:formula="of:=SIN([.A283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83]" office:value-type="float" office:value="0.98544972998846" calcext:value-type="float">
            <text:p>0.98544972998846</text:p>
          </table:table-cell>
          <table:table-cell table:formula="of:=ABS([.D283])" office:value-type="float" office:value="0.98544972998846" calcext:value-type="float">
            <text:p>0.985449730</text:p>
          </table:table-cell>
          <table:table-cell table:formula="of:=AVERAGE([.E267:.E765])" office:value-type="float" office:value="0.617339928024885" calcext:value-type="float">
            <text:p>0.617339928024885</text:p>
          </table:table-cell>
        </table:table-row>
        <table:table-row table:style-name="ro1">
          <table:table-cell table:formula="of:=[.A283]+0.1" office:value-type="float" office:value="1.5" calcext:value-type="float">
            <text:p>1.5</text:p>
          </table:table-cell>
          <table:table-cell table:formula="of:=SIN([.A284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84]" office:value-type="float" office:value="0.997494986604055" calcext:value-type="float">
            <text:p>0.997494986604055</text:p>
          </table:table-cell>
          <table:table-cell table:formula="of:=ABS([.D284])" office:value-type="float" office:value="0.997494986604055" calcext:value-type="float">
            <text:p>0.997494987</text:p>
          </table:table-cell>
          <table:table-cell table:formula="of:=AVERAGE([.E268:.E766])" office:value-type="float" office:value="0.619312435466437" calcext:value-type="float">
            <text:p>0.619312435466437</text:p>
          </table:table-cell>
        </table:table-row>
        <table:table-row table:style-name="ro1">
          <table:table-cell table:formula="of:=[.A284]+0.1" office:value-type="float" office:value="1.6" calcext:value-type="float">
            <text:p>1.6</text:p>
          </table:table-cell>
          <table:table-cell table:formula="of:=SIN([.A285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85]" office:value-type="float" office:value="0.999573603041505" calcext:value-type="float">
            <text:p>0.999573603041505</text:p>
          </table:table-cell>
          <table:table-cell table:formula="of:=ABS([.D285])" office:value-type="float" office:value="0.999573603041505" calcext:value-type="float">
            <text:p>0.999573603</text:p>
          </table:table-cell>
          <table:table-cell table:formula="of:=AVERAGE([.E269:.E767])" office:value-type="float" office:value="0.620880415351952" calcext:value-type="float">
            <text:p>0.620880415351952</text:p>
          </table:table-cell>
        </table:table-row>
        <table:table-row table:style-name="ro1">
          <table:table-cell table:formula="of:=[.A285]+0.1" office:value-type="float" office:value="1.7" calcext:value-type="float">
            <text:p>1.7</text:p>
          </table:table-cell>
          <table:table-cell table:formula="of:=SIN([.A286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286]" office:value-type="float" office:value="0.991664810452468" calcext:value-type="float">
            <text:p>0.991664810452468</text:p>
          </table:table-cell>
          <table:table-cell table:formula="of:=ABS([.D286])" office:value-type="float" office:value="0.991664810452468" calcext:value-type="float">
            <text:p>0.991664810</text:p>
          </table:table-cell>
          <table:table-cell table:formula="of:=AVERAGE([.E270:.E768])" office:value-type="float" office:value="0.622049667246594" calcext:value-type="float">
            <text:p>0.622049667246594</text:p>
          </table:table-cell>
        </table:table-row>
        <table:table-row table:style-name="ro1">
          <table:table-cell table:formula="of:=[.A286]+0.1" office:value-type="float" office:value="1.8" calcext:value-type="float">
            <text:p>1.8</text:p>
          </table:table-cell>
          <table:table-cell table:formula="of:=SIN([.A287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87]" office:value-type="float" office:value="0.973847630878195" calcext:value-type="float">
            <text:p>0.973847630878195</text:p>
          </table:table-cell>
          <table:table-cell table:formula="of:=ABS([.D287])" office:value-type="float" office:value="0.973847630878195" calcext:value-type="float">
            <text:p>0.973847631</text:p>
          </table:table-cell>
          <table:table-cell table:formula="of:=AVERAGE([.E271:.E769])" office:value-type="float" office:value="0.624320172683985" calcext:value-type="float">
            <text:p>0.624320172683985</text:p>
          </table:table-cell>
        </table:table-row>
        <table:table-row table:style-name="ro1">
          <table:table-cell table:formula="of:=[.A287]+0.1" office:value-type="float" office:value="1.9" calcext:value-type="float">
            <text:p>1.9</text:p>
          </table:table-cell>
          <table:table-cell table:formula="of:=SIN([.A288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288]" office:value-type="float" office:value="0.946300087687414" calcext:value-type="float">
            <text:p>0.946300087687414</text:p>
          </table:table-cell>
          <table:table-cell table:formula="of:=ABS([.D288])" office:value-type="float" office:value="0.946300087687414" calcext:value-type="float">
            <text:p>0.946300088</text:p>
          </table:table-cell>
          <table:table-cell table:formula="of:=AVERAGE([.E272:.E770])" office:value-type="float" office:value="0.62617890998481" calcext:value-type="float">
            <text:p>0.62617890998481</text:p>
          </table:table-cell>
        </table:table-row>
        <table:table-row table:style-name="ro1">
          <table:table-cell table:formula="of:=[.A288]+0.1" office:value-type="float" office:value="2" calcext:value-type="float">
            <text:p>2</text:p>
          </table:table-cell>
          <table:table-cell table:formula="of:=SIN([.A289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89]" office:value-type="float" office:value="0.909297426825681" calcext:value-type="float">
            <text:p>0.909297426825681</text:p>
          </table:table-cell>
          <table:table-cell table:formula="of:=ABS([.D289])" office:value-type="float" office:value="0.909297426825681" calcext:value-type="float">
            <text:p>0.909297427</text:p>
          </table:table-cell>
          <table:table-cell table:formula="of:=AVERAGE([.E273:.E771])" office:value-type="float" office:value="0.627629167455527" calcext:value-type="float">
            <text:p>0.627629167455527</text:p>
          </table:table-cell>
        </table:table-row>
        <table:table-row table:style-name="ro1">
          <table:table-cell table:formula="of:=[.A289]+0.1" office:value-type="float" office:value="2.1" calcext:value-type="float">
            <text:p>2.1</text:p>
          </table:table-cell>
          <table:table-cell table:formula="of:=SIN([.A290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90]" office:value-type="float" office:value="0.863209366648873" calcext:value-type="float">
            <text:p>0.863209366648873</text:p>
          </table:table-cell>
          <table:table-cell table:formula="of:=ABS([.D290])" office:value-type="float" office:value="0.863209366648873" calcext:value-type="float">
            <text:p>0.863209367</text:p>
          </table:table-cell>
          <table:table-cell table:formula="of:=AVERAGE([.E274:.E772])" office:value-type="float" office:value="0.628678554350447" calcext:value-type="float">
            <text:p>0.628678554350447</text:p>
          </table:table-cell>
        </table:table-row>
        <table:table-row table:style-name="ro1">
          <table:table-cell table:formula="of:=[.A290]+0.1" office:value-type="float" office:value="2.2" calcext:value-type="float">
            <text:p>2.2</text:p>
          </table:table-cell>
          <table:table-cell table:formula="of:=SIN([.A291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291]" office:value-type="float" office:value="0.80849640381959" calcext:value-type="float">
            <text:p>0.80849640381959</text:p>
          </table:table-cell>
          <table:table-cell table:formula="of:=ABS([.D291])" office:value-type="float" office:value="0.80849640381959" calcext:value-type="float">
            <text:p>0.808496404</text:p>
          </table:table-cell>
          <table:table-cell table:formula="of:=AVERAGE([.E275:.E773])" office:value-type="float" office:value="0.629338965924545" calcext:value-type="float">
            <text:p>0.629338965924545</text:p>
          </table:table-cell>
        </table:table-row>
        <table:table-row table:style-name="ro1">
          <table:table-cell table:formula="of:=[.A291]+0.1" office:value-type="float" office:value="2.3" calcext:value-type="float">
            <text:p>2.3</text:p>
          </table:table-cell>
          <table:table-cell table:formula="of:=SIN([.A292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292]" office:value-type="float" office:value="0.74570521217672" calcext:value-type="float">
            <text:p>0.74570521217672</text:p>
          </table:table-cell>
          <table:table-cell table:formula="of:=ABS([.D292])" office:value-type="float" office:value="0.74570521217672" calcext:value-type="float">
            <text:p>0.745705212</text:p>
          </table:table-cell>
          <table:table-cell table:formula="of:=AVERAGE([.E276:.E774])" office:value-type="float" office:value="0.629626505891343" calcext:value-type="float">
            <text:p>0.629626505891343</text:p>
          </table:table-cell>
        </table:table-row>
        <table:table-row table:style-name="ro1">
          <table:table-cell table:formula="of:=[.A292]+0.1" office:value-type="float" office:value="2.4" calcext:value-type="float">
            <text:p>2.4</text:p>
          </table:table-cell>
          <table:table-cell table:formula="of:=SIN([.A293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293]" office:value-type="float" office:value="0.67546318055115" calcext:value-type="float">
            <text:p>0.67546318055115</text:p>
          </table:table-cell>
          <table:table-cell table:formula="of:=ABS([.D293])" office:value-type="float" office:value="0.67546318055115" calcext:value-type="float">
            <text:p>0.675463181</text:p>
          </table:table-cell>
          <table:table-cell table:formula="of:=AVERAGE([.E277:.E775])" office:value-type="float" office:value="0.629561366688904" calcext:value-type="float">
            <text:p>0.629561366688904</text:p>
          </table:table-cell>
        </table:table-row>
        <table:table-row table:style-name="ro1">
          <table:table-cell table:formula="of:=[.A293]+0.1" office:value-type="float" office:value="2.5" calcext:value-type="float">
            <text:p>2.5</text:p>
          </table:table-cell>
          <table:table-cell table:formula="of:=SIN([.A294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294]" office:value-type="float" office:value="0.598472144103956" calcext:value-type="float">
            <text:p>0.598472144103956</text:p>
          </table:table-cell>
          <table:table-cell table:formula="of:=ABS([.D294])" office:value-type="float" office:value="0.598472144103956" calcext:value-type="float">
            <text:p>0.598472144</text:p>
          </table:table-cell>
          <table:table-cell table:formula="of:=AVERAGE([.E278:.E776])" office:value-type="float" office:value="0.629167668374058" calcext:value-type="float">
            <text:p>0.629167668374058</text:p>
          </table:table-cell>
        </table:table-row>
        <table:table-row table:style-name="ro1">
          <table:table-cell table:formula="of:=[.A294]+0.1" office:value-type="float" office:value="2.6" calcext:value-type="float">
            <text:p>2.6</text:p>
          </table:table-cell>
          <table:table-cell table:formula="of:=SIN([.A295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295]" office:value-type="float" office:value="0.515501371821463" calcext:value-type="float">
            <text:p>0.515501371821463</text:p>
          </table:table-cell>
          <table:table-cell table:formula="of:=ABS([.D295])" office:value-type="float" office:value="0.515501371821463" calcext:value-type="float">
            <text:p>0.515501372</text:p>
          </table:table-cell>
          <table:table-cell table:formula="of:=AVERAGE([.E279:.E777])" office:value-type="float" office:value="0.628473257377421" calcext:value-type="float">
            <text:p>0.628473257377421</text:p>
          </table:table-cell>
        </table:table-row>
        <table:table-row table:style-name="ro1">
          <table:table-cell table:formula="of:=[.A295]+0.1" office:value-type="float" office:value="2.7" calcext:value-type="float">
            <text:p>2.7</text:p>
          </table:table-cell>
          <table:table-cell table:formula="of:=SIN([.A296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296]" office:value-type="float" office:value="0.427379880233829" calcext:value-type="float">
            <text:p>0.427379880233829</text:p>
          </table:table-cell>
          <table:table-cell table:formula="of:=ABS([.D296])" office:value-type="float" office:value="0.427379880233829" calcext:value-type="float">
            <text:p>0.427379880</text:p>
          </table:table-cell>
          <table:table-cell table:formula="of:=AVERAGE([.E280:.E778])" office:value-type="float" office:value="0.627509466755564" calcext:value-type="float">
            <text:p>0.627509466755564</text:p>
          </table:table-cell>
        </table:table-row>
        <table:table-row table:style-name="ro1">
          <table:table-cell table:formula="of:=[.A296]+0.1" office:value-type="float" office:value="2.8" calcext:value-type="float">
            <text:p>2.8</text:p>
          </table:table-cell>
          <table:table-cell table:formula="of:=SIN([.A297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297]" office:value-type="float" office:value="0.334988150155904" calcext:value-type="float">
            <text:p>0.334988150155904</text:p>
          </table:table-cell>
          <table:table-cell table:formula="of:=ABS([.D297])" office:value-type="float" office:value="0.334988150155904" calcext:value-type="float">
            <text:p>0.334988150</text:p>
          </table:table-cell>
          <table:table-cell table:formula="of:=AVERAGE([.E281:.E779])" office:value-type="float" office:value="0.62631083996781" calcext:value-type="float">
            <text:p>0.62631083996781</text:p>
          </table:table-cell>
        </table:table-row>
        <table:table-row table:style-name="ro1">
          <table:table-cell table:formula="of:=[.A297]+0.1" office:value-type="float" office:value="2.9" calcext:value-type="float">
            <text:p>2.9</text:p>
          </table:table-cell>
          <table:table-cell table:formula="of:=SIN([.A298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298]" office:value-type="float" office:value="0.239249329213981" calcext:value-type="float">
            <text:p>0.239249329213981</text:p>
          </table:table-cell>
          <table:table-cell table:formula="of:=ABS([.D298])" office:value-type="float" office:value="0.239249329213981" calcext:value-type="float">
            <text:p>0.239249329</text:p>
          </table:table-cell>
          <table:table-cell table:formula="of:=AVERAGE([.E282:.E780])" office:value-type="float" office:value="0.624914820579685" calcext:value-type="float">
            <text:p>0.624914820579685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299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299]" office:value-type="float" office:value="0.0998334166468282" calcext:value-type="float">
            <text:p>0.099833416646828</text:p>
          </table:table-cell>
          <table:table-cell table:formula="of:=ABS([.D299])" office:value-type="float" office:value="0.0998334166468282" calcext:value-type="float">
            <text:p>0.099833417</text:p>
          </table:table-cell>
          <table:table-cell table:formula="of:=AVERAGE([.E283:.E781])" office:value-type="float" office:value="0.623361410649237" calcext:value-type="float">
            <text:p>0.623361410649237</text:p>
          </table:table-cell>
        </table:table-row>
        <table:table-row table:style-name="ro1">
          <table:table-cell table:formula="of:=[.A299]+0.1" office:value-type="float" office:value="0.2" calcext:value-type="float">
            <text:p>0.2</text:p>
          </table:table-cell>
          <table:table-cell table:formula="of:=SIN([.A300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00]" office:value-type="float" office:value="0.198669330795061" calcext:value-type="float">
            <text:p>0.198669330795061</text:p>
          </table:table-cell>
          <table:table-cell table:formula="of:=ABS([.D300])" office:value-type="float" office:value="0.198669330795061" calcext:value-type="float">
            <text:p>0.198669331</text:p>
          </table:table-cell>
          <table:table-cell table:formula="of:=AVERAGE([.E284:.E782])" office:value-type="float" office:value="0.621692800882697" calcext:value-type="float">
            <text:p>0.621692800882697</text:p>
          </table:table-cell>
        </table:table-row>
        <table:table-row table:style-name="ro1">
          <table:table-cell table:formula="of:=[.A300]+0.1" office:value-type="float" office:value="0.3" calcext:value-type="float">
            <text:p>0.3</text:p>
          </table:table-cell>
          <table:table-cell table:formula="of:=SIN([.A301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301]" office:value-type="float" office:value="0.29552020666134" calcext:value-type="float">
            <text:p>0.29552020666134</text:p>
          </table:table-cell>
          <table:table-cell table:formula="of:=ABS([.D301])" office:value-type="float" office:value="0.29552020666134" calcext:value-type="float">
            <text:p>0.295520207</text:p>
          </table:table-cell>
          <table:table-cell table:formula="of:=AVERAGE([.E285:.E783])" office:value-type="float" office:value="0.619952975948802" calcext:value-type="float">
            <text:p>0.619952975948802</text:p>
          </table:table-cell>
        </table:table-row>
        <table:table-row table:style-name="ro1">
          <table:table-cell table:formula="of:=[.A301]+0.1" office:value-type="float" office:value="0.4" calcext:value-type="float">
            <text:p>0.4</text:p>
          </table:table-cell>
          <table:table-cell table:formula="of:=SIN([.A302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02]" office:value-type="float" office:value="0.38941834230865" calcext:value-type="float">
            <text:p>0.38941834230865</text:p>
          </table:table-cell>
          <table:table-cell table:formula="of:=ABS([.D302])" office:value-type="float" office:value="0.38941834230865" calcext:value-type="float">
            <text:p>0.389418342</text:p>
          </table:table-cell>
          <table:table-cell table:formula="of:=AVERAGE([.E286:.E784])" office:value-type="float" office:value="0.618187298613487" calcext:value-type="float">
            <text:p>0.618187298613487</text:p>
          </table:table-cell>
        </table:table-row>
        <table:table-row table:style-name="ro1">
          <table:table-cell table:formula="of:=[.A302]+0.1" office:value-type="float" office:value="0.5" calcext:value-type="float">
            <text:p>0.5</text:p>
          </table:table-cell>
          <table:table-cell table:formula="of:=SIN([.A303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03]" office:value-type="float" office:value="0.479425538604203" calcext:value-type="float">
            <text:p>0.479425538604203</text:p>
          </table:table-cell>
          <table:table-cell table:formula="of:=ABS([.D303])" office:value-type="float" office:value="0.479425538604203" calcext:value-type="float">
            <text:p>0.479425539</text:p>
          </table:table-cell>
          <table:table-cell table:formula="of:=AVERAGE([.E287:.E785])" office:value-type="float" office:value="0.616442076595548" calcext:value-type="float">
            <text:p>0.616442076595548</text:p>
          </table:table-cell>
        </table:table-row>
        <table:table-row table:style-name="ro1">
          <table:table-cell table:formula="of:=[.A303]+0.1" office:value-type="float" office:value="0.6" calcext:value-type="float">
            <text:p>0.6</text:p>
          </table:table-cell>
          <table:table-cell table:formula="of:=SIN([.A304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04]" office:value-type="float" office:value="0.564642473395035" calcext:value-type="float">
            <text:p>0.564642473395035</text:p>
          </table:table-cell>
          <table:table-cell table:formula="of:=ABS([.D304])" office:value-type="float" office:value="0.564642473395035" calcext:value-type="float">
            <text:p>0.564642473</text:p>
          </table:table-cell>
          <table:table-cell table:formula="of:=AVERAGE([.E288:.E786])" office:value-type="float" office:value="0.614764116246803" calcext:value-type="float">
            <text:p>0.614764116246803</text:p>
          </table:table-cell>
        </table:table-row>
        <table:table-row table:style-name="ro1">
          <table:table-cell table:formula="of:=[.A304]+0.1" office:value-type="float" office:value="0.7" calcext:value-type="float">
            <text:p>0.7</text:p>
          </table:table-cell>
          <table:table-cell table:formula="of:=SIN([.A305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05]" office:value-type="float" office:value="0.644217687237691" calcext:value-type="float">
            <text:p>0.644217687237691</text:p>
          </table:table-cell>
          <table:table-cell table:formula="of:=ABS([.D305])" office:value-type="float" office:value="0.644217687237691" calcext:value-type="float">
            <text:p>0.644217687</text:p>
          </table:table-cell>
          <table:table-cell table:formula="of:=AVERAGE([.E289:.E787])" office:value-type="float" office:value="0.613200267324913" calcext:value-type="float">
            <text:p>0.613200267324913</text:p>
          </table:table-cell>
        </table:table-row>
        <table:table-row table:style-name="ro1">
          <table:table-cell table:formula="of:=[.A305]+0.1" office:value-type="float" office:value="0.8" calcext:value-type="float">
            <text:p>0.8</text:p>
          </table:table-cell>
          <table:table-cell table:formula="of:=SIN([.A306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06]" office:value-type="float" office:value="0.717356090899523" calcext:value-type="float">
            <text:p>0.717356090899523</text:p>
          </table:table-cell>
          <table:table-cell table:formula="of:=ABS([.D306])" office:value-type="float" office:value="0.717356090899523" calcext:value-type="float">
            <text:p>0.717356091</text:p>
          </table:table-cell>
          <table:table-cell table:formula="of:=AVERAGE([.E290:.E788])" office:value-type="float" office:value="0.61179696325145" calcext:value-type="float">
            <text:p>0.61179696325145</text:p>
          </table:table-cell>
        </table:table-row>
        <table:table-row table:style-name="ro1">
          <table:table-cell table:formula="of:=[.A306]+0.1" office:value-type="float" office:value="0.9" calcext:value-type="float">
            <text:p>0.9</text:p>
          </table:table-cell>
          <table:table-cell table:formula="of:=SIN([.A307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07]" office:value-type="float" office:value="0.783326909627483" calcext:value-type="float">
            <text:p>0.783326909627483</text:p>
          </table:table-cell>
          <table:table-cell table:formula="of:=ABS([.D307])" office:value-type="float" office:value="0.783326909627483" calcext:value-type="float">
            <text:p>0.783326910</text:p>
          </table:table-cell>
          <table:table-cell table:formula="of:=AVERAGE([.E291:.E789])" office:value-type="float" office:value="0.61059976133051" calcext:value-type="float">
            <text:p>0.61059976133051</text:p>
          </table:table-cell>
        </table:table-row>
        <table:table-row table:style-name="ro1">
          <table:table-cell table:formula="of:=[.A307]+0.1" office:value-type="float" office:value="1" calcext:value-type="float">
            <text:p>1</text:p>
          </table:table-cell>
          <table:table-cell table:formula="of:=SIN([.A308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08]" office:value-type="float" office:value="0.841470984807896" calcext:value-type="float">
            <text:p>0.841470984807896</text:p>
          </table:table-cell>
          <table:table-cell table:formula="of:=ABS([.D308])" office:value-type="float" office:value="0.841470984807896" calcext:value-type="float">
            <text:p>0.841470985</text:p>
          </table:table-cell>
          <table:table-cell table:formula="of:=AVERAGE([.E292:.E790])" office:value-type="float" office:value="0.609652887443002" calcext:value-type="float">
            <text:p>0.609652887443002</text:p>
          </table:table-cell>
        </table:table-row>
        <table:table-row table:style-name="ro1">
          <table:table-cell table:formula="of:=[.A308]+0.1" office:value-type="float" office:value="1.1" calcext:value-type="float">
            <text:p>1.1</text:p>
          </table:table-cell>
          <table:table-cell table:formula="of:=SIN([.A309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09]" office:value-type="float" office:value="0.891207360061435" calcext:value-type="float">
            <text:p>0.891207360061435</text:p>
          </table:table-cell>
          <table:table-cell table:formula="of:=ABS([.D309])" office:value-type="float" office:value="0.891207360061435" calcext:value-type="float">
            <text:p>0.891207360</text:p>
          </table:table-cell>
          <table:table-cell table:formula="of:=AVERAGE([.E293:.E791])" office:value-type="float" office:value="0.608998789727936" calcext:value-type="float">
            <text:p>0.608998789727936</text:p>
          </table:table-cell>
        </table:table-row>
        <table:table-row table:style-name="ro1">
          <table:table-cell table:formula="of:=[.A309]+0.1" office:value-type="float" office:value="1.2" calcext:value-type="float">
            <text:p>1.2</text:p>
          </table:table-cell>
          <table:table-cell table:formula="of:=SIN([.A310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10]" office:value-type="float" office:value="0.932039085967226" calcext:value-type="float">
            <text:p>0.932039085967226</text:p>
          </table:table-cell>
          <table:table-cell table:formula="of:=ABS([.D310])" office:value-type="float" office:value="0.932039085967226" calcext:value-type="float">
            <text:p>0.932039086</text:p>
          </table:table-cell>
          <table:table-cell table:formula="of:=AVERAGE([.E294:.E792])" office:value-type="float" office:value="0.608677705714298" calcext:value-type="float">
            <text:p>0.608677705714298</text:p>
          </table:table-cell>
        </table:table-row>
        <table:table-row table:style-name="ro1">
          <table:table-cell table:formula="of:=[.A310]+0.1" office:value-type="float" office:value="1.3" calcext:value-type="float">
            <text:p>1.3</text:p>
          </table:table-cell>
          <table:table-cell table:formula="of:=SIN([.A311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11]" office:value-type="float" office:value="0.963558185417193" calcext:value-type="float">
            <text:p>0.963558185417193</text:p>
          </table:table-cell>
          <table:table-cell table:formula="of:=ABS([.D311])" office:value-type="float" office:value="0.963558185417193" calcext:value-type="float">
            <text:p>0.963558185</text:p>
          </table:table-cell>
          <table:table-cell table:formula="of:=AVERAGE([.E295:.E793])" office:value-type="float" office:value="0.608727247275513" calcext:value-type="float">
            <text:p>0.608727247275513</text:p>
          </table:table-cell>
        </table:table-row>
        <table:table-row table:style-name="ro1">
          <table:table-cell table:formula="of:=[.A311]+0.1" office:value-type="float" office:value="1.4" calcext:value-type="float">
            <text:p>1.4</text:p>
          </table:table-cell>
          <table:table-cell table:formula="of:=SIN([.A312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12]" office:value-type="float" office:value="0.98544972998846" calcext:value-type="float">
            <text:p>0.98544972998846</text:p>
          </table:table-cell>
          <table:table-cell table:formula="of:=ABS([.D312])" office:value-type="float" office:value="0.98544972998846" calcext:value-type="float">
            <text:p>0.985449730</text:p>
          </table:table-cell>
          <table:table-cell table:formula="of:=AVERAGE([.E296:.E794])" office:value-type="float" office:value="0.609182007643582" calcext:value-type="float">
            <text:p>0.609182007643582</text:p>
          </table:table-cell>
        </table:table-row>
        <table:table-row table:style-name="ro1">
          <table:table-cell table:formula="of:=[.A312]+0.1" office:value-type="float" office:value="1.5" calcext:value-type="float">
            <text:p>1.5</text:p>
          </table:table-cell>
          <table:table-cell table:formula="of:=SIN([.A313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13]" office:value-type="float" office:value="0.997494986604055" calcext:value-type="float">
            <text:p>0.997494986604055</text:p>
          </table:table-cell>
          <table:table-cell table:formula="of:=ABS([.D313])" office:value-type="float" office:value="0.997494986604055" calcext:value-type="float">
            <text:p>0.997494987</text:p>
          </table:table-cell>
          <table:table-cell table:formula="of:=AVERAGE([.E297:.E795])" office:value-type="float" office:value="0.610073194542649" calcext:value-type="float">
            <text:p>0.610073194542649</text:p>
          </table:table-cell>
        </table:table-row>
        <table:table-row table:style-name="ro1">
          <table:table-cell table:formula="of:=[.A313]+0.1" office:value-type="float" office:value="1.6" calcext:value-type="float">
            <text:p>1.6</text:p>
          </table:table-cell>
          <table:table-cell table:formula="of:=SIN([.A314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14]" office:value-type="float" office:value="0.999573603041505" calcext:value-type="float">
            <text:p>0.999573603041505</text:p>
          </table:table-cell>
          <table:table-cell table:formula="of:=ABS([.D314])" office:value-type="float" office:value="0.999573603041505" calcext:value-type="float">
            <text:p>0.999573603</text:p>
          </table:table-cell>
          <table:table-cell table:formula="of:=AVERAGE([.E298:.E796])" office:value-type="float" office:value="0.61142829328347" calcext:value-type="float">
            <text:p>0.61142829328347</text:p>
          </table:table-cell>
        </table:table-row>
        <table:table-row table:style-name="ro1">
          <table:table-cell table:formula="of:=[.A314]+0.1" office:value-type="float" office:value="1.7" calcext:value-type="float">
            <text:p>1.7</text:p>
          </table:table-cell>
          <table:table-cell table:formula="of:=SIN([.A315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315]" office:value-type="float" office:value="0.991664810452468" calcext:value-type="float">
            <text:p>0.991664810452468</text:p>
          </table:table-cell>
          <table:table-cell table:formula="of:=ABS([.D315])" office:value-type="float" office:value="0.991664810452468" calcext:value-type="float">
            <text:p>0.991664810</text:p>
          </table:table-cell>
          <table:table-cell table:formula="of:=AVERAGE([.E299:.E797])" office:value-type="float" office:value="0.613270763402626" calcext:value-type="float">
            <text:p>0.613270763402626</text:p>
          </table:table-cell>
        </table:table-row>
        <table:table-row table:style-name="ro1">
          <table:table-cell table:formula="of:=[.A315]+0.1" office:value-type="float" office:value="1.8" calcext:value-type="float">
            <text:p>1.8</text:p>
          </table:table-cell>
          <table:table-cell table:formula="of:=SIN([.A316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16]" office:value-type="float" office:value="0.973847630878195" calcext:value-type="float">
            <text:p>0.973847630878195</text:p>
          </table:table-cell>
          <table:table-cell table:formula="of:=ABS([.D316])" office:value-type="float" office:value="0.973847630878195" calcext:value-type="float">
            <text:p>0.973847631</text:p>
          </table:table-cell>
          <table:table-cell table:formula="of:=AVERAGE([.E300:.E798])" office:value-type="float" office:value="0.615825178063103" calcext:value-type="float">
            <text:p>0.615825178063103</text:p>
          </table:table-cell>
        </table:table-row>
        <table:table-row table:style-name="ro1">
          <table:table-cell table:formula="of:=[.A316]+0.1" office:value-type="float" office:value="1.9" calcext:value-type="float">
            <text:p>1.9</text:p>
          </table:table-cell>
          <table:table-cell table:formula="of:=SIN([.A317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317]" office:value-type="float" office:value="0.946300087687414" calcext:value-type="float">
            <text:p>0.946300087687414</text:p>
          </table:table-cell>
          <table:table-cell table:formula="of:=ABS([.D317])" office:value-type="float" office:value="0.946300087687414" calcext:value-type="float">
            <text:p>0.946300088</text:p>
          </table:table-cell>
          <table:table-cell table:formula="of:=AVERAGE([.E301:.E799])" office:value-type="float" office:value="0.617910957299443" calcext:value-type="float">
            <text:p>0.617910957299443</text:p>
          </table:table-cell>
        </table:table-row>
        <table:table-row table:style-name="ro1">
          <table:table-cell table:formula="of:=[.A317]+0.1" office:value-type="float" office:value="2" calcext:value-type="float">
            <text:p>2</text:p>
          </table:table-cell>
          <table:table-cell table:formula="of:=SIN([.A318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18]" office:value-type="float" office:value="0.909297426825681" calcext:value-type="float">
            <text:p>0.909297426825681</text:p>
          </table:table-cell>
          <table:table-cell table:formula="of:=ABS([.D318])" office:value-type="float" office:value="0.909297426825681" calcext:value-type="float">
            <text:p>0.909297427</text:p>
          </table:table-cell>
          <table:table-cell table:formula="of:=AVERAGE([.E302:.E800])" office:value-type="float" office:value="0.61953101132275" calcext:value-type="float">
            <text:p>0.61953101132275</text:p>
          </table:table-cell>
        </table:table-row>
        <table:table-row table:style-name="ro1">
          <table:table-cell table:formula="of:=[.A318]+0.1" office:value-type="float" office:value="2.1" calcext:value-type="float">
            <text:p>2.1</text:p>
          </table:table-cell>
          <table:table-cell table:formula="of:=SIN([.A319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19]" office:value-type="float" office:value="0.863209366648873" calcext:value-type="float">
            <text:p>0.863209366648873</text:p>
          </table:table-cell>
          <table:table-cell table:formula="of:=ABS([.D319])" office:value-type="float" office:value="0.863209366648873" calcext:value-type="float">
            <text:p>0.863209367</text:p>
          </table:table-cell>
          <table:table-cell table:formula="of:=AVERAGE([.E303:.E801])" office:value-type="float" office:value="0.620693196519791" calcext:value-type="float">
            <text:p>0.620693196519791</text:p>
          </table:table-cell>
        </table:table-row>
        <table:table-row table:style-name="ro1">
          <table:table-cell table:formula="of:=[.A319]+0.1" office:value-type="float" office:value="2.2" calcext:value-type="float">
            <text:p>2.2</text:p>
          </table:table-cell>
          <table:table-cell table:formula="of:=SIN([.A320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320]" office:value-type="float" office:value="0.80849640381959" calcext:value-type="float">
            <text:p>0.80849640381959</text:p>
          </table:table-cell>
          <table:table-cell table:formula="of:=ABS([.D320])" office:value-type="float" office:value="0.80849640381959" calcext:value-type="float">
            <text:p>0.808496404</text:p>
          </table:table-cell>
          <table:table-cell table:formula="of:=AVERAGE([.E304:.E802])" office:value-type="float" office:value="0.621410291230022" calcext:value-type="float">
            <text:p>0.621410291230022</text:p>
          </table:table-cell>
        </table:table-row>
        <table:table-row table:style-name="ro1">
          <table:table-cell table:formula="of:=[.A320]+0.1" office:value-type="float" office:value="2.3" calcext:value-type="float">
            <text:p>2.3</text:p>
          </table:table-cell>
          <table:table-cell table:formula="of:=SIN([.A321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321]" office:value-type="float" office:value="0.74570521217672" calcext:value-type="float">
            <text:p>0.74570521217672</text:p>
          </table:table-cell>
          <table:table-cell table:formula="of:=ABS([.D321])" office:value-type="float" office:value="0.74570521217672" calcext:value-type="float">
            <text:p>0.745705212</text:p>
          </table:table-cell>
          <table:table-cell table:formula="of:=AVERAGE([.E305:.E803])" office:value-type="float" office:value="0.62169992295367" calcext:value-type="float">
            <text:p>0.62169992295367</text:p>
          </table:table-cell>
        </table:table-row>
        <table:table-row table:style-name="ro1">
          <table:table-cell table:formula="of:=[.A321]+0.1" office:value-type="float" office:value="2.4" calcext:value-type="float">
            <text:p>2.4</text:p>
          </table:table-cell>
          <table:table-cell table:formula="of:=SIN([.A322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22]" office:value-type="float" office:value="0.67546318055115" calcext:value-type="float">
            <text:p>0.67546318055115</text:p>
          </table:table-cell>
          <table:table-cell table:formula="of:=ABS([.D322])" office:value-type="float" office:value="0.67546318055115" calcext:value-type="float">
            <text:p>0.675463181</text:p>
          </table:table-cell>
          <table:table-cell table:formula="of:=AVERAGE([.E306:.E804])" office:value-type="float" office:value="0.621584447239393" calcext:value-type="float">
            <text:p>0.621584447239393</text:p>
          </table:table-cell>
        </table:table-row>
        <table:table-row table:style-name="ro1">
          <table:table-cell table:formula="of:=[.A322]+0.1" office:value-type="float" office:value="2.5" calcext:value-type="float">
            <text:p>2.5</text:p>
          </table:table-cell>
          <table:table-cell table:formula="of:=SIN([.A323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23]" office:value-type="float" office:value="0.598472144103956" calcext:value-type="float">
            <text:p>0.598472144103956</text:p>
          </table:table-cell>
          <table:table-cell table:formula="of:=ABS([.D323])" office:value-type="float" office:value="0.598472144103956" calcext:value-type="float">
            <text:p>0.598472144</text:p>
          </table:table-cell>
          <table:table-cell table:formula="of:=AVERAGE([.E307:.E805])" office:value-type="float" office:value="0.621090778973104" calcext:value-type="float">
            <text:p>0.621090778973104</text:p>
          </table:table-cell>
        </table:table-row>
        <table:table-row table:style-name="ro1">
          <table:table-cell table:formula="of:=[.A323]+0.1" office:value-type="float" office:value="2.6" calcext:value-type="float">
            <text:p>2.6</text:p>
          </table:table-cell>
          <table:table-cell table:formula="of:=SIN([.A324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24]" office:value-type="float" office:value="0.515501371821463" calcext:value-type="float">
            <text:p>0.515501371821463</text:p>
          </table:table-cell>
          <table:table-cell table:formula="of:=ABS([.D324])" office:value-type="float" office:value="0.515501371821463" calcext:value-type="float">
            <text:p>0.515501372</text:p>
          </table:table-cell>
          <table:table-cell table:formula="of:=AVERAGE([.E308:.E806])" office:value-type="float" office:value="0.620250177259869" calcext:value-type="float">
            <text:p>0.620250177259869</text:p>
          </table:table-cell>
        </table:table-row>
        <table:table-row table:style-name="ro1">
          <table:table-cell table:formula="of:=[.A324]+0.1" office:value-type="float" office:value="2.7" calcext:value-type="float">
            <text:p>2.7</text:p>
          </table:table-cell>
          <table:table-cell table:formula="of:=SIN([.A325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325]" office:value-type="float" office:value="0.427379880233829" calcext:value-type="float">
            <text:p>0.427379880233829</text:p>
          </table:table-cell>
          <table:table-cell table:formula="of:=ABS([.D325])" office:value-type="float" office:value="0.427379880233829" calcext:value-type="float">
            <text:p>0.427379880</text:p>
          </table:table-cell>
          <table:table-cell table:formula="of:=AVERAGE([.E309:.E807])" office:value-type="float" office:value="0.619097985553889" calcext:value-type="float">
            <text:p>0.619097985553889</text:p>
          </table:table-cell>
        </table:table-row>
        <table:table-row table:style-name="ro1">
          <table:table-cell table:formula="of:=[.A325]+0.1" office:value-type="float" office:value="2.8" calcext:value-type="float">
            <text:p>2.8</text:p>
          </table:table-cell>
          <table:table-cell table:formula="of:=SIN([.A326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326]" office:value-type="float" office:value="0.334988150155904" calcext:value-type="float">
            <text:p>0.334988150155904</text:p>
          </table:table-cell>
          <table:table-cell table:formula="of:=ABS([.D326])" office:value-type="float" office:value="0.334988150155904" calcext:value-type="float">
            <text:p>0.334988150</text:p>
          </table:table-cell>
          <table:table-cell table:formula="of:=AVERAGE([.E310:.E808])" office:value-type="float" office:value="0.617673329142855" calcext:value-type="float">
            <text:p>0.617673329142855</text:p>
          </table:table-cell>
        </table:table-row>
        <table:table-row table:style-name="ro1">
          <table:table-cell table:formula="of:=[.A326]+0.1" office:value-type="float" office:value="2.9" calcext:value-type="float">
            <text:p>2.9</text:p>
          </table:table-cell>
          <table:table-cell table:formula="of:=SIN([.A327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27]" office:value-type="float" office:value="0.239249329213981" calcext:value-type="float">
            <text:p>0.239249329213981</text:p>
          </table:table-cell>
          <table:table-cell table:formula="of:=ABS([.D327])" office:value-type="float" office:value="0.239249329213981" calcext:value-type="float">
            <text:p>0.239249329</text:p>
          </table:table-cell>
          <table:table-cell table:formula="of:=AVERAGE([.E311:.E809])" office:value-type="float" office:value="0.61601877252799" calcext:value-type="float">
            <text:p>0.61601877252799</text:p>
          </table:table-cell>
        </table:table-row>
        <table:table-row table:style-name="ro1">
          <table:table-cell table:formula="of:=[.A327]+0.1" office:value-type="float" office:value="3" calcext:value-type="float">
            <text:p>3</text:p>
          </table:table-cell>
          <table:table-cell table:formula="of:=SIN([.A328])" office:value-type="float" office:value="0.141120008059866" calcext:value-type="float">
            <text:p>0.14112000805986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28]" office:value-type="float" office:value="0.141120008059866" calcext:value-type="float">
            <text:p>0.141120008059866</text:p>
          </table:table-cell>
          <table:table-cell table:formula="of:=ABS([.D328])" office:value-type="float" office:value="0.141120008059866" calcext:value-type="float">
            <text:p>0.141120008</text:p>
          </table:table-cell>
          <table:table-cell table:formula="of:=AVERAGE([.E312:.E810])" office:value-type="float" office:value="0.614179939655561" calcext:value-type="float">
            <text:p>0.614179939655561</text:p>
          </table:table-cell>
        </table:table-row>
        <table:table-row table:style-name="ro1">
          <table:table-cell table:formula="of:=[.A328]+0.1" office:value-type="float" office:value="3.1" calcext:value-type="float">
            <text:p>3.1</text:p>
          </table:table-cell>
          <table:table-cell table:formula="of:=SIN([.A329])" office:value-type="float" office:value="0.0415806624332892" calcext:value-type="float">
            <text:p>0.041580662433289</text:p>
          </table:table-cell>
          <table:table-cell table:formula="of:=0.1" office:value-type="float" office:value="0.1" calcext:value-type="float">
            <text:p>0.1</text:p>
          </table:table-cell>
          <table:table-cell table:formula="of:=[.B329]" office:value-type="float" office:value="0.0415806624332892" calcext:value-type="float">
            <text:p>0.041580662433289</text:p>
          </table:table-cell>
          <table:table-cell table:formula="of:=ABS([.D329])" office:value-type="float" office:value="0.0415806624332892" calcext:value-type="float">
            <text:p>0.041580662</text:p>
          </table:table-cell>
          <table:table-cell table:formula="of:=AVERAGE([.E313:.E811])" office:value-type="float" office:value="0.612205100345279" calcext:value-type="float">
            <text:p>0.612205100345279</text:p>
          </table:table-cell>
        </table:table-row>
        <table:table-row table:style-name="ro1">
          <table:table-cell table:formula="of:=[.A329]+0.1" office:value-type="float" office:value="3.2" calcext:value-type="float">
            <text:p>3.2</text:p>
          </table:table-cell>
          <table:table-cell table:formula="of:=SIN([.A330])" office:value-type="float" office:value="-0.0583741434275814" calcext:value-type="float">
            <text:p>-0.058374143427582</text:p>
          </table:table-cell>
          <table:table-cell table:formula="of:=0.1" office:value-type="float" office:value="0.1" calcext:value-type="float">
            <text:p>0.1</text:p>
          </table:table-cell>
          <table:table-cell table:formula="of:=[.B330]" office:value-type="float" office:value="-0.0583741434275814" calcext:value-type="float">
            <text:p>-0.058374143427582</text:p>
          </table:table-cell>
          <table:table-cell table:formula="of:=ABS([.D330])" office:value-type="float" office:value="0.0583741434275814" calcext:value-type="float">
            <text:p>0.058374143</text:p>
          </table:table-cell>
          <table:table-cell table:formula="of:=AVERAGE([.E314:.E812])" office:value-type="float" office:value="0.61014472662197" calcext:value-type="float">
            <text:p>0.61014472662197</text:p>
          </table:table-cell>
        </table:table-row>
        <table:table-row table:style-name="ro1">
          <table:table-cell table:formula="of:=[.A330]+0.1" office:value-type="float" office:value="3.3" calcext:value-type="float">
            <text:p>3.3</text:p>
          </table:table-cell>
          <table:table-cell table:formula="of:=SIN([.A331])" office:value-type="float" office:value="-0.15774569414325" calcext:value-type="float">
            <text:p>-0.1577456941432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31]" office:value-type="float" office:value="-0.15774569414325" calcext:value-type="float">
            <text:p>-0.15774569414325</text:p>
          </table:table-cell>
          <table:table-cell table:formula="of:=ABS([.D331])" office:value-type="float" office:value="0.15774569414325" calcext:value-type="float">
            <text:p>0.157745694</text:p>
          </table:table-cell>
          <table:table-cell table:formula="of:=AVERAGE([.E315:.E813])" office:value-type="float" office:value="0.608051022985306" calcext:value-type="float">
            <text:p>0.608051022985306</text:p>
          </table:table-cell>
        </table:table-row>
        <table:table-row table:style-name="ro1">
          <table:table-cell table:formula="of:=[.A331]+0.1" office:value-type="float" office:value="3.4" calcext:value-type="float">
            <text:p>3.4</text:p>
          </table:table-cell>
          <table:table-cell table:formula="of:=SIN([.A332])" office:value-type="float" office:value="-0.255541102026833" calcext:value-type="float">
            <text:p>-0.25554110202683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32]" office:value-type="float" office:value="-0.255541102026833" calcext:value-type="float">
            <text:p>-0.255541102026833</text:p>
          </table:table-cell>
          <table:table-cell table:formula="of:=ABS([.D332])" office:value-type="float" office:value="0.255541102026833" calcext:value-type="float">
            <text:p>0.255541102</text:p>
          </table:table-cell>
          <table:table-cell table:formula="of:=AVERAGE([.E316:.E814])" office:value-type="float" office:value="0.605977434944943" calcext:value-type="float">
            <text:p>0.605977434944943</text:p>
          </table:table-cell>
        </table:table-row>
        <table:table-row table:style-name="ro1">
          <table:table-cell table:formula="of:=[.A332]+0.1" office:value-type="float" office:value="3.5" calcext:value-type="float">
            <text:p>3.5</text:p>
          </table:table-cell>
          <table:table-cell table:formula="of:=SIN([.A333])" office:value-type="float" office:value="-0.350783227689621" calcext:value-type="float">
            <text:p>-0.35078322768962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33]" office:value-type="float" office:value="-0.350783227689621" calcext:value-type="float">
            <text:p>-0.350783227689621</text:p>
          </table:table-cell>
          <table:table-cell table:formula="of:=ABS([.D333])" office:value-type="float" office:value="0.350783227689621" calcext:value-type="float">
            <text:p>0.350783228</text:p>
          </table:table-cell>
          <table:table-cell table:formula="of:=AVERAGE([.E317:.E815])" office:value-type="float" office:value="0.603978140401827" calcext:value-type="float">
            <text:p>0.603978140401827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334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334]" office:value-type="float" office:value="0.0998334166468282" calcext:value-type="float">
            <text:p>0.099833416646828</text:p>
          </table:table-cell>
          <table:table-cell table:formula="of:=ABS([.D334])" office:value-type="float" office:value="0.0998334166468282" calcext:value-type="float">
            <text:p>0.099833417</text:p>
          </table:table-cell>
          <table:table-cell table:formula="of:=AVERAGE([.E318:.E816])" office:value-type="float" office:value="0.602107528668026" calcext:value-type="float">
            <text:p>0.602107528668026</text:p>
          </table:table-cell>
        </table:table-row>
        <table:table-row table:style-name="ro1">
          <table:table-cell table:formula="of:=[.A334]+0.1" office:value-type="float" office:value="0.2" calcext:value-type="float">
            <text:p>0.2</text:p>
          </table:table-cell>
          <table:table-cell table:formula="of:=SIN([.A335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35]" office:value-type="float" office:value="0.198669330795061" calcext:value-type="float">
            <text:p>0.198669330795061</text:p>
          </table:table-cell>
          <table:table-cell table:formula="of:=ABS([.D335])" office:value-type="float" office:value="0.198669330795061" calcext:value-type="float">
            <text:p>0.198669331</text:p>
          </table:table-cell>
          <table:table-cell table:formula="of:=AVERAGE([.E319:.E817])" office:value-type="float" office:value="0.600419672084743" calcext:value-type="float">
            <text:p>0.600419672084743</text:p>
          </table:table-cell>
        </table:table-row>
        <table:table-row table:style-name="ro1">
          <table:table-cell table:formula="of:=[.A335]+0.1" office:value-type="float" office:value="0.3" calcext:value-type="float">
            <text:p>0.3</text:p>
          </table:table-cell>
          <table:table-cell table:formula="of:=SIN([.A336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336]" office:value-type="float" office:value="0.29552020666134" calcext:value-type="float">
            <text:p>0.29552020666134</text:p>
          </table:table-cell>
          <table:table-cell table:formula="of:=ABS([.D336])" office:value-type="float" office:value="0.29552020666134" calcext:value-type="float">
            <text:p>0.295520207</text:p>
          </table:table-cell>
          <table:table-cell table:formula="of:=AVERAGE([.E320:.E818])" office:value-type="float" office:value="0.598967795319195" calcext:value-type="float">
            <text:p>0.598967795319195</text:p>
          </table:table-cell>
        </table:table-row>
        <table:table-row table:style-name="ro1">
          <table:table-cell table:formula="of:=[.A336]+0.1" office:value-type="float" office:value="0.4" calcext:value-type="float">
            <text:p>0.4</text:p>
          </table:table-cell>
          <table:table-cell table:formula="of:=SIN([.A337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37]" office:value-type="float" office:value="0.38941834230865" calcext:value-type="float">
            <text:p>0.38941834230865</text:p>
          </table:table-cell>
          <table:table-cell table:formula="of:=ABS([.D337])" office:value-type="float" office:value="0.38941834230865" calcext:value-type="float">
            <text:p>0.389418342</text:p>
          </table:table-cell>
          <table:table-cell table:formula="of:=AVERAGE([.E321:.E819])" office:value-type="float" office:value="0.597803747494193" calcext:value-type="float">
            <text:p>0.597803747494193</text:p>
          </table:table-cell>
        </table:table-row>
        <table:table-row table:style-name="ro1">
          <table:table-cell table:formula="of:=[.A337]+0.1" office:value-type="float" office:value="0.5" calcext:value-type="float">
            <text:p>0.5</text:p>
          </table:table-cell>
          <table:table-cell table:formula="of:=SIN([.A338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38]" office:value-type="float" office:value="0.479425538604203" calcext:value-type="float">
            <text:p>0.479425538604203</text:p>
          </table:table-cell>
          <table:table-cell table:formula="of:=ABS([.D338])" office:value-type="float" office:value="0.479425538604203" calcext:value-type="float">
            <text:p>0.479425539</text:p>
          </table:table-cell>
          <table:table-cell table:formula="of:=AVERAGE([.E322:.E820])" office:value-type="float" office:value="0.596977482328368" calcext:value-type="float">
            <text:p>0.596977482328368</text:p>
          </table:table-cell>
        </table:table-row>
        <table:table-row table:style-name="ro1">
          <table:table-cell table:formula="of:=[.A338]+0.1" office:value-type="float" office:value="0.6" calcext:value-type="float">
            <text:p>0.6</text:p>
          </table:table-cell>
          <table:table-cell table:formula="of:=SIN([.A339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39]" office:value-type="float" office:value="0.564642473395035" calcext:value-type="float">
            <text:p>0.564642473395035</text:p>
          </table:table-cell>
          <table:table-cell table:formula="of:=ABS([.D339])" office:value-type="float" office:value="0.564642473395035" calcext:value-type="float">
            <text:p>0.564642473</text:p>
          </table:table-cell>
          <table:table-cell table:formula="of:=AVERAGE([.E323:.E821])" office:value-type="float" office:value="0.596536551439476" calcext:value-type="float">
            <text:p>0.596536551439476</text:p>
          </table:table-cell>
        </table:table-row>
        <table:table-row table:style-name="ro1">
          <table:table-cell table:formula="of:=[.A339]+0.1" office:value-type="float" office:value="0.7" calcext:value-type="float">
            <text:p>0.7</text:p>
          </table:table-cell>
          <table:table-cell table:formula="of:=SIN([.A340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40]" office:value-type="float" office:value="0.644217687237691" calcext:value-type="float">
            <text:p>0.644217687237691</text:p>
          </table:table-cell>
          <table:table-cell table:formula="of:=ABS([.D340])" office:value-type="float" office:value="0.644217687237691" calcext:value-type="float">
            <text:p>0.644217687</text:p>
          </table:table-cell>
          <table:table-cell table:formula="of:=AVERAGE([.E324:.E822])" office:value-type="float" office:value="0.5965256158877" calcext:value-type="float">
            <text:p>0.5965256158877</text:p>
          </table:table-cell>
        </table:table-row>
        <table:table-row table:style-name="ro1">
          <table:table-cell table:formula="of:=[.A340]+0.1" office:value-type="float" office:value="0.8" calcext:value-type="float">
            <text:p>0.8</text:p>
          </table:table-cell>
          <table:table-cell table:formula="of:=SIN([.A341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41]" office:value-type="float" office:value="0.717356090899523" calcext:value-type="float">
            <text:p>0.717356090899523</text:p>
          </table:table-cell>
          <table:table-cell table:formula="of:=ABS([.D341])" office:value-type="float" office:value="0.717356090899523" calcext:value-type="float">
            <text:p>0.717356091</text:p>
          </table:table-cell>
          <table:table-cell table:formula="of:=AVERAGE([.E325:.E823])" office:value-type="float" office:value="0.596985980910803" calcext:value-type="float">
            <text:p>0.596985980910803</text:p>
          </table:table-cell>
        </table:table-row>
        <table:table-row table:style-name="ro1">
          <table:table-cell table:formula="of:=[.A341]+0.1" office:value-type="float" office:value="0.9" calcext:value-type="float">
            <text:p>0.9</text:p>
          </table:table-cell>
          <table:table-cell table:formula="of:=SIN([.A342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42]" office:value-type="float" office:value="0.783326909627483" calcext:value-type="float">
            <text:p>0.783326909627483</text:p>
          </table:table-cell>
          <table:table-cell table:formula="of:=ABS([.D342])" office:value-type="float" office:value="0.783326909627483" calcext:value-type="float">
            <text:p>0.783326910</text:p>
          </table:table-cell>
          <table:table-cell table:formula="of:=AVERAGE([.E326:.E824])" office:value-type="float" office:value="0.597955158628958" calcext:value-type="float">
            <text:p>0.597955158628958</text:p>
          </table:table-cell>
        </table:table-row>
        <table:table-row table:style-name="ro1">
          <table:table-cell table:formula="of:=[.A342]+0.1" office:value-type="float" office:value="1" calcext:value-type="float">
            <text:p>1</text:p>
          </table:table-cell>
          <table:table-cell table:formula="of:=SIN([.A343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43]" office:value-type="float" office:value="0.841470984807896" calcext:value-type="float">
            <text:p>0.841470984807896</text:p>
          </table:table-cell>
          <table:table-cell table:formula="of:=ABS([.D343])" office:value-type="float" office:value="0.841470984807896" calcext:value-type="float">
            <text:p>0.841470985</text:p>
          </table:table-cell>
          <table:table-cell table:formula="of:=AVERAGE([.E327:.E825])" office:value-type="float" office:value="0.599466463275354" calcext:value-type="float">
            <text:p>0.599466463275354</text:p>
          </table:table-cell>
        </table:table-row>
        <table:table-row table:style-name="ro1">
          <table:table-cell table:formula="of:=[.A343]+0.1" office:value-type="float" office:value="1.1" calcext:value-type="float">
            <text:p>1.1</text:p>
          </table:table-cell>
          <table:table-cell table:formula="of:=SIN([.A344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44]" office:value-type="float" office:value="0.891207360061435" calcext:value-type="float">
            <text:p>0.891207360061435</text:p>
          </table:table-cell>
          <table:table-cell table:formula="of:=ABS([.D344])" office:value-type="float" office:value="0.891207360061435" calcext:value-type="float">
            <text:p>0.891207360</text:p>
          </table:table-cell>
          <table:table-cell table:formula="of:=AVERAGE([.E328:.E826])" office:value-type="float" office:value="0.601548643241027" calcext:value-type="float">
            <text:p>0.601548643241027</text:p>
          </table:table-cell>
        </table:table-row>
        <table:table-row table:style-name="ro1">
          <table:table-cell table:formula="of:=[.A344]+0.1" office:value-type="float" office:value="1.2" calcext:value-type="float">
            <text:p>1.2</text:p>
          </table:table-cell>
          <table:table-cell table:formula="of:=SIN([.A345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45]" office:value-type="float" office:value="0.932039085967226" calcext:value-type="float">
            <text:p>0.932039085967226</text:p>
          </table:table-cell>
          <table:table-cell table:formula="of:=ABS([.D345])" office:value-type="float" office:value="0.932039085967226" calcext:value-type="float">
            <text:p>0.932039086</text:p>
          </table:table-cell>
          <table:table-cell table:formula="of:=AVERAGE([.E329:.E827])" office:value-type="float" office:value="0.604225553910685" calcext:value-type="float">
            <text:p>0.604225553910685</text:p>
          </table:table-cell>
        </table:table-row>
        <table:table-row table:style-name="ro1">
          <table:table-cell table:formula="of:=[.A345]+0.1" office:value-type="float" office:value="1.3" calcext:value-type="float">
            <text:p>1.3</text:p>
          </table:table-cell>
          <table:table-cell table:formula="of:=SIN([.A346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46]" office:value-type="float" office:value="0.963558185417193" calcext:value-type="float">
            <text:p>0.963558185417193</text:p>
          </table:table-cell>
          <table:table-cell table:formula="of:=ABS([.D346])" office:value-type="float" office:value="0.963558185417193" calcext:value-type="float">
            <text:p>0.963558185</text:p>
          </table:table-cell>
          <table:table-cell table:formula="of:=AVERAGE([.E330:.E828])" office:value-type="float" office:value="0.607515874913477" calcext:value-type="float">
            <text:p>0.607515874913477</text:p>
          </table:table-cell>
        </table:table-row>
        <table:table-row table:style-name="ro1">
          <table:table-cell table:formula="of:=[.A346]+0.1" office:value-type="float" office:value="1.4" calcext:value-type="float">
            <text:p>1.4</text:p>
          </table:table-cell>
          <table:table-cell table:formula="of:=SIN([.A347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47]" office:value-type="float" office:value="0.98544972998846" calcext:value-type="float">
            <text:p>0.98544972998846</text:p>
          </table:table-cell>
          <table:table-cell table:formula="of:=ABS([.D347])" office:value-type="float" office:value="0.98544972998846" calcext:value-type="float">
            <text:p>0.985449730</text:p>
          </table:table-cell>
          <table:table-cell table:formula="of:=AVERAGE([.E331:.E829])" office:value-type="float" office:value="0.610746120392806" calcext:value-type="float">
            <text:p>0.610746120392806</text:p>
          </table:table-cell>
        </table:table-row>
        <table:table-row table:style-name="ro1">
          <table:table-cell table:formula="of:=[.A347]+0.1" office:value-type="float" office:value="1.5" calcext:value-type="float">
            <text:p>1.5</text:p>
          </table:table-cell>
          <table:table-cell table:formula="of:=SIN([.A348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48]" office:value-type="float" office:value="0.997494986604055" calcext:value-type="float">
            <text:p>0.997494986604055</text:p>
          </table:table-cell>
          <table:table-cell table:formula="of:=ABS([.D348])" office:value-type="float" office:value="0.997494986604055" calcext:value-type="float">
            <text:p>0.997494987</text:p>
          </table:table-cell>
          <table:table-cell table:formula="of:=AVERAGE([.E332:.E830])" office:value-type="float" office:value="0.613426596287773" calcext:value-type="float">
            <text:p>0.613426596287773</text:p>
          </table:table-cell>
        </table:table-row>
        <table:table-row table:style-name="ro1">
          <table:table-cell table:formula="of:=[.A348]+0.1" office:value-type="float" office:value="1.6" calcext:value-type="float">
            <text:p>1.6</text:p>
          </table:table-cell>
          <table:table-cell table:formula="of:=SIN([.A349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49]" office:value-type="float" office:value="0.999573603041505" calcext:value-type="float">
            <text:p>0.999573603041505</text:p>
          </table:table-cell>
          <table:table-cell table:formula="of:=ABS([.D349])" office:value-type="float" office:value="0.999573603041505" calcext:value-type="float">
            <text:p>0.999573603</text:p>
          </table:table-cell>
          <table:table-cell table:formula="of:=AVERAGE([.E333:.E831])" office:value-type="float" office:value="0.615556867086946" calcext:value-type="float">
            <text:p>0.615556867086946</text:p>
          </table:table-cell>
        </table:table-row>
        <table:table-row table:style-name="ro1">
          <table:table-cell table:formula="of:=[.A349]+0.1" office:value-type="float" office:value="1.7" calcext:value-type="float">
            <text:p>1.7</text:p>
          </table:table-cell>
          <table:table-cell table:formula="of:=SIN([.A350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350]" office:value-type="float" office:value="0.991664810452468" calcext:value-type="float">
            <text:p>0.991664810452468</text:p>
          </table:table-cell>
          <table:table-cell table:formula="of:=ABS([.D350])" office:value-type="float" office:value="0.991664810452468" calcext:value-type="float">
            <text:p>0.991664810</text:p>
          </table:table-cell>
          <table:table-cell table:formula="of:=AVERAGE([.E334:.E832])" office:value-type="float" office:value="0.617142337981541" calcext:value-type="float">
            <text:p>0.617142337981541</text:p>
          </table:table-cell>
        </table:table-row>
        <table:table-row table:style-name="ro1">
          <table:table-cell table:formula="of:=[.A350]+0.1" office:value-type="float" office:value="1.8" calcext:value-type="float">
            <text:p>1.8</text:p>
          </table:table-cell>
          <table:table-cell table:formula="of:=SIN([.A351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51]" office:value-type="float" office:value="0.973847630878195" calcext:value-type="float">
            <text:p>0.973847630878195</text:p>
          </table:table-cell>
          <table:table-cell table:formula="of:=ABS([.D351])" office:value-type="float" office:value="0.973847630878195" calcext:value-type="float">
            <text:p>0.973847631</text:p>
          </table:table-cell>
          <table:table-cell table:formula="of:=AVERAGE([.E335:.E833])" office:value-type="float" office:value="0.620258656784762" calcext:value-type="float">
            <text:p>0.620258656784762</text:p>
          </table:table-cell>
        </table:table-row>
        <table:table-row table:style-name="ro1">
          <table:table-cell table:formula="of:=[.A351]+0.1" office:value-type="float" office:value="1.9" calcext:value-type="float">
            <text:p>1.9</text:p>
          </table:table-cell>
          <table:table-cell table:formula="of:=SIN([.A352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352]" office:value-type="float" office:value="0.946300087687414" calcext:value-type="float">
            <text:p>0.946300087687414</text:p>
          </table:table-cell>
          <table:table-cell table:formula="of:=ABS([.D352])" office:value-type="float" office:value="0.946300087687414" calcext:value-type="float">
            <text:p>0.946300088</text:p>
          </table:table-cell>
          <table:table-cell table:formula="of:=AVERAGE([.E336:.E834])" office:value-type="float" office:value="0.622813743608942" calcext:value-type="float">
            <text:p>0.622813743608942</text:p>
          </table:table-cell>
        </table:table-row>
        <table:table-row table:style-name="ro1">
          <table:table-cell table:formula="of:=[.A352]+0.1" office:value-type="float" office:value="2" calcext:value-type="float">
            <text:p>2</text:p>
          </table:table-cell>
          <table:table-cell table:formula="of:=SIN([.A353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53]" office:value-type="float" office:value="0.909297426825681" calcext:value-type="float">
            <text:p>0.909297426825681</text:p>
          </table:table-cell>
          <table:table-cell table:formula="of:=ABS([.D353])" office:value-type="float" office:value="0.909297426825681" calcext:value-type="float">
            <text:p>0.909297427</text:p>
          </table:table-cell>
          <table:table-cell table:formula="of:=AVERAGE([.E337:.E835])" office:value-type="float" office:value="0.624809435907402" calcext:value-type="float">
            <text:p>0.624809435907402</text:p>
          </table:table-cell>
        </table:table-row>
        <table:table-row table:style-name="ro1">
          <table:table-cell table:formula="of:=[.A353]+0.1" office:value-type="float" office:value="2.1" calcext:value-type="float">
            <text:p>2.1</text:p>
          </table:table-cell>
          <table:table-cell table:formula="of:=SIN([.A354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54]" office:value-type="float" office:value="0.863209366648873" calcext:value-type="float">
            <text:p>0.863209366648873</text:p>
          </table:table-cell>
          <table:table-cell table:formula="of:=ABS([.D354])" office:value-type="float" office:value="0.863209366648873" calcext:value-type="float">
            <text:p>0.863209367</text:p>
          </table:table-cell>
          <table:table-cell table:formula="of:=AVERAGE([.E338:.E836])" office:value-type="float" office:value="0.626253553046045" calcext:value-type="float">
            <text:p>0.626253553046045</text:p>
          </table:table-cell>
        </table:table-row>
        <table:table-row table:style-name="ro1">
          <table:table-cell table:formula="of:=[.A354]+0.1" office:value-type="float" office:value="2.2" calcext:value-type="float">
            <text:p>2.2</text:p>
          </table:table-cell>
          <table:table-cell table:formula="of:=SIN([.A355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355]" office:value-type="float" office:value="0.80849640381959" calcext:value-type="float">
            <text:p>0.80849640381959</text:p>
          </table:table-cell>
          <table:table-cell table:formula="of:=ABS([.D355])" office:value-type="float" office:value="0.80849640381959" calcext:value-type="float">
            <text:p>0.808496404</text:p>
          </table:table-cell>
          <table:table-cell table:formula="of:=AVERAGE([.E339:.E837])" office:value-type="float" office:value="0.627159898814205" calcext:value-type="float">
            <text:p>0.627159898814205</text:p>
          </table:table-cell>
        </table:table-row>
        <table:table-row table:style-name="ro1">
          <table:table-cell table:formula="of:=[.A355]+0.1" office:value-type="float" office:value="2.3" calcext:value-type="float">
            <text:p>2.3</text:p>
          </table:table-cell>
          <table:table-cell table:formula="of:=SIN([.A356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356]" office:value-type="float" office:value="0.74570521217672" calcext:value-type="float">
            <text:p>0.74570521217672</text:p>
          </table:table-cell>
          <table:table-cell table:formula="of:=ABS([.D356])" office:value-type="float" office:value="0.74570521217672" calcext:value-type="float">
            <text:p>0.745705212</text:p>
          </table:table-cell>
          <table:table-cell table:formula="of:=AVERAGE([.E340:.E838])" office:value-type="float" office:value="0.627548205804386" calcext:value-type="float">
            <text:p>0.627548205804386</text:p>
          </table:table-cell>
        </table:table-row>
        <table:table-row table:style-name="ro1">
          <table:table-cell table:formula="of:=[.A356]+0.1" office:value-type="float" office:value="2.4" calcext:value-type="float">
            <text:p>2.4</text:p>
          </table:table-cell>
          <table:table-cell table:formula="of:=SIN([.A357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57]" office:value-type="float" office:value="0.67546318055115" calcext:value-type="float">
            <text:p>0.67546318055115</text:p>
          </table:table-cell>
          <table:table-cell table:formula="of:=ABS([.D357])" office:value-type="float" office:value="0.67546318055115" calcext:value-type="float">
            <text:p>0.675463181</text:p>
          </table:table-cell>
          <table:table-cell table:formula="of:=AVERAGE([.E341:.E839])" office:value-type="float" office:value="0.627444021545428" calcext:value-type="float">
            <text:p>0.627444021545428</text:p>
          </table:table-cell>
        </table:table-row>
        <table:table-row table:style-name="ro1">
          <table:table-cell table:formula="of:=[.A357]+0.1" office:value-type="float" office:value="2.5" calcext:value-type="float">
            <text:p>2.5</text:p>
          </table:table-cell>
          <table:table-cell table:formula="of:=SIN([.A358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58]" office:value-type="float" office:value="0.598472144103956" calcext:value-type="float">
            <text:p>0.598472144103956</text:p>
          </table:table-cell>
          <table:table-cell table:formula="of:=ABS([.D358])" office:value-type="float" office:value="0.598472144103956" calcext:value-type="float">
            <text:p>0.598472144</text:p>
          </table:table-cell>
          <table:table-cell table:formula="of:=AVERAGE([.E342:.E840])" office:value-type="float" office:value="0.626878536832509" calcext:value-type="float">
            <text:p>0.626878536832509</text:p>
          </table:table-cell>
        </table:table-row>
        <table:table-row table:style-name="ro1">
          <table:table-cell table:formula="of:=[.A358]+0.1" office:value-type="float" office:value="2.6" calcext:value-type="float">
            <text:p>2.6</text:p>
          </table:table-cell>
          <table:table-cell table:formula="of:=SIN([.A359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59]" office:value-type="float" office:value="0.515501371821463" calcext:value-type="float">
            <text:p>0.515501371821463</text:p>
          </table:table-cell>
          <table:table-cell table:formula="of:=ABS([.D359])" office:value-type="float" office:value="0.515501371821463" calcext:value-type="float">
            <text:p>0.515501372</text:p>
          </table:table-cell>
          <table:table-cell table:formula="of:=AVERAGE([.E343:.E841])" office:value-type="float" office:value="0.625888357257857" calcext:value-type="float">
            <text:p>0.625888357257857</text:p>
          </table:table-cell>
        </table:table-row>
        <table:table-row table:style-name="ro1">
          <table:table-cell table:formula="of:=[.A359]+0.1" office:value-type="float" office:value="2.7" calcext:value-type="float">
            <text:p>2.7</text:p>
          </table:table-cell>
          <table:table-cell table:formula="of:=SIN([.A360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360]" office:value-type="float" office:value="0.427379880233829" calcext:value-type="float">
            <text:p>0.427379880233829</text:p>
          </table:table-cell>
          <table:table-cell table:formula="of:=ABS([.D360])" office:value-type="float" office:value="0.427379880233829" calcext:value-type="float">
            <text:p>0.427379880</text:p>
          </table:table-cell>
          <table:table-cell table:formula="of:=AVERAGE([.E344:.E842])" office:value-type="float" office:value="0.624515219502761" calcext:value-type="float">
            <text:p>0.624515219502761</text:p>
          </table:table-cell>
        </table:table-row>
        <table:table-row table:style-name="ro1">
          <table:table-cell table:formula="of:=[.A360]+0.1" office:value-type="float" office:value="2.8" calcext:value-type="float">
            <text:p>2.8</text:p>
          </table:table-cell>
          <table:table-cell table:formula="of:=SIN([.A361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361]" office:value-type="float" office:value="0.334988150155904" calcext:value-type="float">
            <text:p>0.334988150155904</text:p>
          </table:table-cell>
          <table:table-cell table:formula="of:=ABS([.D361])" office:value-type="float" office:value="0.334988150155904" calcext:value-type="float">
            <text:p>0.334988150</text:p>
          </table:table-cell>
          <table:table-cell table:formula="of:=AVERAGE([.E345:.E843])" office:value-type="float" office:value="0.62280565449918" calcext:value-type="float">
            <text:p>0.62280565449918</text:p>
          </table:table-cell>
        </table:table-row>
        <table:table-row table:style-name="ro1">
          <table:table-cell table:formula="of:=[.A361]+0.1" office:value-type="float" office:value="2.9" calcext:value-type="float">
            <text:p>2.9</text:p>
          </table:table-cell>
          <table:table-cell table:formula="of:=SIN([.A362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62]" office:value-type="float" office:value="0.239249329213981" calcext:value-type="float">
            <text:p>0.239249329213981</text:p>
          </table:table-cell>
          <table:table-cell table:formula="of:=ABS([.D362])" office:value-type="float" office:value="0.239249329213981" calcext:value-type="float">
            <text:p>0.239249329</text:p>
          </table:table-cell>
          <table:table-cell table:formula="of:=AVERAGE([.E346:.E844])" office:value-type="float" office:value="0.620810600102612" calcext:value-type="float">
            <text:p>0.620810600102612</text:p>
          </table:table-cell>
        </table:table-row>
        <table:table-row table:style-name="ro1">
          <table:table-cell table:formula="of:=[.A362]+0.1" office:value-type="float" office:value="3" calcext:value-type="float">
            <text:p>3</text:p>
          </table:table-cell>
          <table:table-cell table:formula="of:=SIN([.A363])" office:value-type="float" office:value="0.141120008059866" calcext:value-type="float">
            <text:p>0.14112000805986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63]" office:value-type="float" office:value="0.141120008059866" calcext:value-type="float">
            <text:p>0.141120008059866</text:p>
          </table:table-cell>
          <table:table-cell table:formula="of:=ABS([.D363])" office:value-type="float" office:value="0.141120008059866" calcext:value-type="float">
            <text:p>0.141120008</text:p>
          </table:table-cell>
          <table:table-cell table:formula="of:=AVERAGE([.E347:.E845])" office:value-type="float" office:value="0.618584966431738" calcext:value-type="float">
            <text:p>0.618584966431738</text:p>
          </table:table-cell>
        </table:table-row>
        <table:table-row table:style-name="ro1">
          <table:table-cell table:formula="of:=[.A363]+0.1" office:value-type="float" office:value="3.1" calcext:value-type="float">
            <text:p>3.1</text:p>
          </table:table-cell>
          <table:table-cell table:formula="of:=SIN([.A364])" office:value-type="float" office:value="0.0415806624332892" calcext:value-type="float">
            <text:p>0.041580662433289</text:p>
          </table:table-cell>
          <table:table-cell table:formula="of:=0.1" office:value-type="float" office:value="0.1" calcext:value-type="float">
            <text:p>0.1</text:p>
          </table:table-cell>
          <table:table-cell table:formula="of:=[.B364]" office:value-type="float" office:value="0.0415806624332892" calcext:value-type="float">
            <text:p>0.041580662433289</text:p>
          </table:table-cell>
          <table:table-cell table:formula="of:=ABS([.D364])" office:value-type="float" office:value="0.0415806624332892" calcext:value-type="float">
            <text:p>0.041580662</text:p>
          </table:table-cell>
          <table:table-cell table:formula="of:=AVERAGE([.E348:.E846])" office:value-type="float" office:value="0.616187157519603" calcext:value-type="float">
            <text:p>0.616187157519603</text:p>
          </table:table-cell>
        </table:table-row>
        <table:table-row table:style-name="ro1">
          <table:table-cell table:formula="of:=[.A364]+0.1" office:value-type="float" office:value="3.2" calcext:value-type="float">
            <text:p>3.2</text:p>
          </table:table-cell>
          <table:table-cell table:formula="of:=SIN([.A365])" office:value-type="float" office:value="-0.0583741434275814" calcext:value-type="float">
            <text:p>-0.058374143427582</text:p>
          </table:table-cell>
          <table:table-cell table:formula="of:=0.1" office:value-type="float" office:value="0.1" calcext:value-type="float">
            <text:p>0.1</text:p>
          </table:table-cell>
          <table:table-cell table:formula="of:=[.B365]" office:value-type="float" office:value="-0.0583741434275814" calcext:value-type="float">
            <text:p>-0.058374143427582</text:p>
          </table:table-cell>
          <table:table-cell table:formula="of:=ABS([.D365])" office:value-type="float" office:value="0.0583741434275814" calcext:value-type="float">
            <text:p>0.058374143</text:p>
          </table:table-cell>
          <table:table-cell table:formula="of:=AVERAGE([.E349:.E847])" office:value-type="float" office:value="0.613678553380889" calcext:value-type="float">
            <text:p>0.613678553380889</text:p>
          </table:table-cell>
        </table:table-row>
        <table:table-row table:style-name="ro1">
          <table:table-cell table:formula="of:=[.A365]+0.1" office:value-type="float" office:value="3.3" calcext:value-type="float">
            <text:p>3.3</text:p>
          </table:table-cell>
          <table:table-cell table:formula="of:=SIN([.A366])" office:value-type="float" office:value="-0.15774569414325" calcext:value-type="float">
            <text:p>-0.1577456941432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66]" office:value-type="float" office:value="-0.15774569414325" calcext:value-type="float">
            <text:p>-0.15774569414325</text:p>
          </table:table-cell>
          <table:table-cell table:formula="of:=ABS([.D366])" office:value-type="float" office:value="0.15774569414325" calcext:value-type="float">
            <text:p>0.157745694</text:p>
          </table:table-cell>
          <table:table-cell table:formula="of:=AVERAGE([.E350:.E848])" office:value-type="float" office:value="0.611122957025521" calcext:value-type="float">
            <text:p>0.611122957025521</text:p>
          </table:table-cell>
        </table:table-row>
        <table:table-row table:style-name="ro1">
          <table:table-cell table:formula="of:=[.A366]+0.1" office:value-type="float" office:value="3.4" calcext:value-type="float">
            <text:p>3.4</text:p>
          </table:table-cell>
          <table:table-cell table:formula="of:=SIN([.A367])" office:value-type="float" office:value="-0.255541102026833" calcext:value-type="float">
            <text:p>-0.25554110202683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67]" office:value-type="float" office:value="-0.255541102026833" calcext:value-type="float">
            <text:p>-0.255541102026833</text:p>
          </table:table-cell>
          <table:table-cell table:formula="of:=ABS([.D367])" office:value-type="float" office:value="0.255541102026833" calcext:value-type="float">
            <text:p>0.255541102</text:p>
          </table:table-cell>
          <table:table-cell table:formula="of:=AVERAGE([.E351:.E849])" office:value-type="float" office:value="0.608586011336008" calcext:value-type="float">
            <text:p>0.608586011336008</text:p>
          </table:table-cell>
        </table:table-row>
        <table:table-row table:style-name="ro1">
          <table:table-cell table:formula="of:=[.A367]+0.1" office:value-type="float" office:value="3.5" calcext:value-type="float">
            <text:p>3.5</text:p>
          </table:table-cell>
          <table:table-cell table:formula="of:=SIN([.A368])" office:value-type="float" office:value="-0.350783227689621" calcext:value-type="float">
            <text:p>-0.35078322768962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68]" office:value-type="float" office:value="-0.350783227689621" calcext:value-type="float">
            <text:p>-0.350783227689621</text:p>
          </table:table-cell>
          <table:table-cell table:formula="of:=ABS([.D368])" office:value-type="float" office:value="0.350783227689621" calcext:value-type="float">
            <text:p>0.350783228</text:p>
          </table:table-cell>
          <table:table-cell table:formula="of:=AVERAGE([.E352:.E850])" office:value-type="float" office:value="0.606134591070624" calcext:value-type="float">
            <text:p>0.606134591070624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369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369]" office:value-type="float" office:value="0.0998334166468282" calcext:value-type="float">
            <text:p>0.099833416646828</text:p>
          </table:table-cell>
          <table:table-cell table:formula="of:=ABS([.D369])" office:value-type="float" office:value="0.0998334166468282" calcext:value-type="float">
            <text:p>0.099833417</text:p>
          </table:table-cell>
          <table:table-cell table:formula="of:=AVERAGE([.E353:.E851])" office:value-type="float" office:value="0.603836175552943" calcext:value-type="float">
            <text:p>0.603836175552943</text:p>
          </table:table-cell>
        </table:table-row>
        <table:table-row table:style-name="ro1">
          <table:table-cell table:formula="of:=[.A369]+0.1" office:value-type="float" office:value="0.2" calcext:value-type="float">
            <text:p>0.2</text:p>
          </table:table-cell>
          <table:table-cell table:formula="of:=SIN([.A370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70]" office:value-type="float" office:value="0.198669330795061" calcext:value-type="float">
            <text:p>0.198669330795061</text:p>
          </table:table-cell>
          <table:table-cell table:formula="of:=ABS([.D370])" office:value-type="float" office:value="0.198669330795061" calcext:value-type="float">
            <text:p>0.198669331</text:p>
          </table:table-cell>
          <table:table-cell table:formula="of:=AVERAGE([.E354:.E852])" office:value-type="float" office:value="0.60175820785721" calcext:value-type="float">
            <text:p>0.60175820785721</text:p>
          </table:table-cell>
        </table:table-row>
        <table:table-row table:style-name="ro1">
          <table:table-cell table:formula="of:=[.A370]+0.1" office:value-type="float" office:value="0.3" calcext:value-type="float">
            <text:p>0.3</text:p>
          </table:table-cell>
          <table:table-cell table:formula="of:=SIN([.A371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371]" office:value-type="float" office:value="0.29552020666134" calcext:value-type="float">
            <text:p>0.29552020666134</text:p>
          </table:table-cell>
          <table:table-cell table:formula="of:=ABS([.D371])" office:value-type="float" office:value="0.29552020666134" calcext:value-type="float">
            <text:p>0.295520207</text:p>
          </table:table-cell>
          <table:table-cell table:formula="of:=AVERAGE([.E355:.E853])" office:value-type="float" office:value="0.599967446495623" calcext:value-type="float">
            <text:p>0.599967446495623</text:p>
          </table:table-cell>
        </table:table-row>
        <table:table-row table:style-name="ro1">
          <table:table-cell table:formula="of:=[.A371]+0.1" office:value-type="float" office:value="0.4" calcext:value-type="float">
            <text:p>0.4</text:p>
          </table:table-cell>
          <table:table-cell table:formula="of:=SIN([.A372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72]" office:value-type="float" office:value="0.38941834230865" calcext:value-type="float">
            <text:p>0.38941834230865</text:p>
          </table:table-cell>
          <table:table-cell table:formula="of:=ABS([.D372])" office:value-type="float" office:value="0.38941834230865" calcext:value-type="float">
            <text:p>0.389418342</text:p>
          </table:table-cell>
          <table:table-cell table:formula="of:=AVERAGE([.E356:.E854])" office:value-type="float" office:value="0.598529315755458" calcext:value-type="float">
            <text:p>0.598529315755458</text:p>
          </table:table-cell>
        </table:table-row>
        <table:table-row table:style-name="ro1">
          <table:table-cell table:formula="of:=[.A372]+0.1" office:value-type="float" office:value="0.5" calcext:value-type="float">
            <text:p>0.5</text:p>
          </table:table-cell>
          <table:table-cell table:formula="of:=SIN([.A373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73]" office:value-type="float" office:value="0.479425538604203" calcext:value-type="float">
            <text:p>0.479425538604203</text:p>
          </table:table-cell>
          <table:table-cell table:formula="of:=ABS([.D373])" office:value-type="float" office:value="0.479425538604203" calcext:value-type="float">
            <text:p>0.479425539</text:p>
          </table:table-cell>
          <table:table-cell table:formula="of:=AVERAGE([.E357:.E855])" office:value-type="float" office:value="0.597507260919199" calcext:value-type="float">
            <text:p>0.597507260919199</text:p>
          </table:table-cell>
        </table:table-row>
        <table:table-row table:style-name="ro1">
          <table:table-cell table:formula="of:=[.A373]+0.1" office:value-type="float" office:value="0.6" calcext:value-type="float">
            <text:p>0.6</text:p>
          </table:table-cell>
          <table:table-cell table:formula="of:=SIN([.A374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74]" office:value-type="float" office:value="0.564642473395035" calcext:value-type="float">
            <text:p>0.564642473395035</text:p>
          </table:table-cell>
          <table:table-cell table:formula="of:=ABS([.D374])" office:value-type="float" office:value="0.564642473395035" calcext:value-type="float">
            <text:p>0.564642473</text:p>
          </table:table-cell>
          <table:table-cell table:formula="of:=AVERAGE([.E358:.E856])" office:value-type="float" office:value="0.596962114628067" calcext:value-type="float">
            <text:p>0.596962114628067</text:p>
          </table:table-cell>
        </table:table-row>
        <table:table-row table:style-name="ro1">
          <table:table-cell table:formula="of:=[.A374]+0.1" office:value-type="float" office:value="0.7" calcext:value-type="float">
            <text:p>0.7</text:p>
          </table:table-cell>
          <table:table-cell table:formula="of:=SIN([.A375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75]" office:value-type="float" office:value="0.644217687237691" calcext:value-type="float">
            <text:p>0.644217687237691</text:p>
          </table:table-cell>
          <table:table-cell table:formula="of:=ABS([.D375])" office:value-type="float" office:value="0.644217687237691" calcext:value-type="float">
            <text:p>0.644217687</text:p>
          </table:table-cell>
          <table:table-cell table:formula="of:=AVERAGE([.E359:.E857])" office:value-type="float" office:value="0.596951480617673" calcext:value-type="float">
            <text:p>0.596951480617673</text:p>
          </table:table-cell>
        </table:table-row>
        <table:table-row table:style-name="ro1">
          <table:table-cell table:formula="of:=[.A375]+0.1" office:value-type="float" office:value="0.8" calcext:value-type="float">
            <text:p>0.8</text:p>
          </table:table-cell>
          <table:table-cell table:formula="of:=SIN([.A376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76]" office:value-type="float" office:value="0.717356090899523" calcext:value-type="float">
            <text:p>0.717356090899523</text:p>
          </table:table-cell>
          <table:table-cell table:formula="of:=ABS([.D376])" office:value-type="float" office:value="0.717356090899523" calcext:value-type="float">
            <text:p>0.717356091</text:p>
          </table:table-cell>
          <table:table-cell table:formula="of:=AVERAGE([.E360:.E858])" office:value-type="float" office:value="0.597529140963746" calcext:value-type="float">
            <text:p>0.597529140963746</text:p>
          </table:table-cell>
        </table:table-row>
        <table:table-row table:style-name="ro1">
          <table:table-cell table:formula="of:=[.A376]+0.1" office:value-type="float" office:value="0.9" calcext:value-type="float">
            <text:p>0.9</text:p>
          </table:table-cell>
          <table:table-cell table:formula="of:=SIN([.A377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77]" office:value-type="float" office:value="0.783326909627483" calcext:value-type="float">
            <text:p>0.783326909627483</text:p>
          </table:table-cell>
          <table:table-cell table:formula="of:=ABS([.D377])" office:value-type="float" office:value="0.783326909627483" calcext:value-type="float">
            <text:p>0.783326910</text:p>
          </table:table-cell>
          <table:table-cell table:formula="of:=AVERAGE([.E361:.E859])" office:value-type="float" office:value="0.598744492826102" calcext:value-type="float">
            <text:p>0.598744492826102</text:p>
          </table:table-cell>
        </table:table-row>
        <table:table-row table:style-name="ro1">
          <table:table-cell table:formula="of:=[.A377]+0.1" office:value-type="float" office:value="1" calcext:value-type="float">
            <text:p>1</text:p>
          </table:table-cell>
          <table:table-cell table:formula="of:=SIN([.A378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78]" office:value-type="float" office:value="0.841470984807896" calcext:value-type="float">
            <text:p>0.841470984807896</text:p>
          </table:table-cell>
          <table:table-cell table:formula="of:=ABS([.D378])" office:value-type="float" office:value="0.841470984807896" calcext:value-type="float">
            <text:p>0.841470985</text:p>
          </table:table-cell>
          <table:table-cell table:formula="of:=AVERAGE([.E362:.E860])" office:value-type="float" office:value="0.600642020471211" calcext:value-type="float">
            <text:p>0.600642020471211</text:p>
          </table:table-cell>
        </table:table-row>
        <table:table-row table:style-name="ro1">
          <table:table-cell table:formula="of:=[.A378]+0.1" office:value-type="float" office:value="1.1" calcext:value-type="float">
            <text:p>1.1</text:p>
          </table:table-cell>
          <table:table-cell table:formula="of:=SIN([.A379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79]" office:value-type="float" office:value="0.891207360061435" calcext:value-type="float">
            <text:p>0.891207360061435</text:p>
          </table:table-cell>
          <table:table-cell table:formula="of:=ABS([.D379])" office:value-type="float" office:value="0.891207360061435" calcext:value-type="float">
            <text:p>0.891207360</text:p>
          </table:table-cell>
          <table:table-cell table:formula="of:=AVERAGE([.E363:.E861])" office:value-type="float" office:value="0.603260808089018" calcext:value-type="float">
            <text:p>0.603260808089018</text:p>
          </table:table-cell>
        </table:table-row>
        <table:table-row table:style-name="ro1">
          <table:table-cell table:formula="of:=[.A379]+0.1" office:value-type="float" office:value="1.2" calcext:value-type="float">
            <text:p>1.2</text:p>
          </table:table-cell>
          <table:table-cell table:formula="of:=SIN([.A380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80]" office:value-type="float" office:value="0.932039085967226" calcext:value-type="float">
            <text:p>0.932039085967226</text:p>
          </table:table-cell>
          <table:table-cell table:formula="of:=ABS([.D380])" office:value-type="float" office:value="0.932039085967226" calcext:value-type="float">
            <text:p>0.932039086</text:p>
          </table:table-cell>
          <table:table-cell table:formula="of:=AVERAGE([.E364:.E862])" office:value-type="float" office:value="0.606634098600179" calcext:value-type="float">
            <text:p>0.606634098600179</text:p>
          </table:table-cell>
        </table:table-row>
        <table:table-row table:style-name="ro1">
          <table:table-cell table:formula="of:=[.A380]+0.1" office:value-type="float" office:value="1.3" calcext:value-type="float">
            <text:p>1.3</text:p>
          </table:table-cell>
          <table:table-cell table:formula="of:=SIN([.A381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81]" office:value-type="float" office:value="0.963558185417193" calcext:value-type="float">
            <text:p>0.963558185417193</text:p>
          </table:table-cell>
          <table:table-cell table:formula="of:=ABS([.D381])" office:value-type="float" office:value="0.963558185417193" calcext:value-type="float">
            <text:p>0.963558185</text:p>
          </table:table-cell>
          <table:table-cell table:formula="of:=AVERAGE([.E365:.E863])" office:value-type="float" office:value="0.610788903277877" calcext:value-type="float">
            <text:p>0.610788903277877</text:p>
          </table:table-cell>
        </table:table-row>
        <table:table-row table:style-name="ro1">
          <table:table-cell table:formula="of:=[.A381]+0.1" office:value-type="float" office:value="1.4" calcext:value-type="float">
            <text:p>1.4</text:p>
          </table:table-cell>
          <table:table-cell table:formula="of:=SIN([.A382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82]" office:value-type="float" office:value="0.98544972998846" calcext:value-type="float">
            <text:p>0.98544972998846</text:p>
          </table:table-cell>
          <table:table-cell table:formula="of:=ABS([.D382])" office:value-type="float" office:value="0.98544972998846" calcext:value-type="float">
            <text:p>0.985449730</text:p>
          </table:table-cell>
          <table:table-cell table:formula="of:=AVERAGE([.E366:.E864])" office:value-type="float" office:value="0.614880864461953" calcext:value-type="float">
            <text:p>0.614880864461953</text:p>
          </table:table-cell>
        </table:table-row>
        <table:table-row table:style-name="ro1">
          <table:table-cell table:formula="of:=[.A382]+0.1" office:value-type="float" office:value="1.5" calcext:value-type="float">
            <text:p>1.5</text:p>
          </table:table-cell>
          <table:table-cell table:formula="of:=SIN([.A383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83]" office:value-type="float" office:value="0.997494986604055" calcext:value-type="float">
            <text:p>0.997494986604055</text:p>
          </table:table-cell>
          <table:table-cell table:formula="of:=ABS([.D383])" office:value-type="float" office:value="0.997494986604055" calcext:value-type="float">
            <text:p>0.997494987</text:p>
          </table:table-cell>
          <table:table-cell table:formula="of:=AVERAGE([.E367:.E865])" office:value-type="float" office:value="0.618292320956869" calcext:value-type="float">
            <text:p>0.618292320956869</text:p>
          </table:table-cell>
        </table:table-row>
        <table:table-row table:style-name="ro1">
          <table:table-cell table:formula="of:=[.A383]+0.1" office:value-type="float" office:value="1.6" calcext:value-type="float">
            <text:p>1.6</text:p>
          </table:table-cell>
          <table:table-cell table:formula="of:=SIN([.A384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84]" office:value-type="float" office:value="0.999573603041505" calcext:value-type="float">
            <text:p>0.999573603041505</text:p>
          </table:table-cell>
          <table:table-cell table:formula="of:=ABS([.D384])" office:value-type="float" office:value="0.999573603041505" calcext:value-type="float">
            <text:p>0.999573603</text:p>
          </table:table-cell>
          <table:table-cell table:formula="of:=AVERAGE([.E368:.E866])" office:value-type="float" office:value="0.621019773730779" calcext:value-type="float">
            <text:p>0.621019773730779</text:p>
          </table:table-cell>
        </table:table-row>
        <table:table-row table:style-name="ro1">
          <table:table-cell table:formula="of:=[.A384]+0.1" office:value-type="float" office:value="1.7" calcext:value-type="float">
            <text:p>1.7</text:p>
          </table:table-cell>
          <table:table-cell table:formula="of:=SIN([.A385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385]" office:value-type="float" office:value="0.991664810452468" calcext:value-type="float">
            <text:p>0.991664810452468</text:p>
          </table:table-cell>
          <table:table-cell table:formula="of:=ABS([.D385])" office:value-type="float" office:value="0.991664810452468" calcext:value-type="float">
            <text:p>0.991664810</text:p>
          </table:table-cell>
          <table:table-cell table:formula="of:=AVERAGE([.E369:.E867])" office:value-type="float" office:value="0.623067020291697" calcext:value-type="float">
            <text:p>0.623067020291697</text:p>
          </table:table-cell>
        </table:table-row>
        <table:table-row table:style-name="ro1">
          <table:table-cell table:formula="of:=[.A385]+0.1" office:value-type="float" office:value="1.8" calcext:value-type="float">
            <text:p>1.8</text:p>
          </table:table-cell>
          <table:table-cell table:formula="of:=SIN([.A386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86]" office:value-type="float" office:value="0.973847630878195" calcext:value-type="float">
            <text:p>0.973847630878195</text:p>
          </table:table-cell>
          <table:table-cell table:formula="of:=ABS([.D386])" office:value-type="float" office:value="0.973847630878195" calcext:value-type="float">
            <text:p>0.973847631</text:p>
          </table:table-cell>
          <table:table-cell table:formula="of:=AVERAGE([.E370:.E868])" office:value-type="float" office:value="0.627061169937841" calcext:value-type="float">
            <text:p>0.627061169937841</text:p>
          </table:table-cell>
        </table:table-row>
        <table:table-row table:style-name="ro1">
          <table:table-cell table:formula="of:=[.A386]+0.1" office:value-type="float" office:value="1.9" calcext:value-type="float">
            <text:p>1.9</text:p>
          </table:table-cell>
          <table:table-cell table:formula="of:=SIN([.A387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387]" office:value-type="float" office:value="0.946300087687414" calcext:value-type="float">
            <text:p>0.946300087687414</text:p>
          </table:table-cell>
          <table:table-cell table:formula="of:=ABS([.D387])" office:value-type="float" office:value="0.946300087687414" calcext:value-type="float">
            <text:p>0.946300088</text:p>
          </table:table-cell>
          <table:table-cell table:formula="of:=AVERAGE([.E371:.E869])" office:value-type="float" office:value="0.630356491777401" calcext:value-type="float">
            <text:p>0.630356491777401</text:p>
          </table:table-cell>
        </table:table-row>
        <table:table-row table:style-name="ro1">
          <table:table-cell table:formula="of:=[.A387]+0.1" office:value-type="float" office:value="2" calcext:value-type="float">
            <text:p>2</text:p>
          </table:table-cell>
          <table:table-cell table:formula="of:=SIN([.A388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88]" office:value-type="float" office:value="0.909297426825681" calcext:value-type="float">
            <text:p>0.909297426825681</text:p>
          </table:table-cell>
          <table:table-cell table:formula="of:=ABS([.D388])" office:value-type="float" office:value="0.909297426825681" calcext:value-type="float">
            <text:p>0.909297427</text:p>
          </table:table-cell>
          <table:table-cell table:formula="of:=AVERAGE([.E372:.E870])" office:value-type="float" office:value="0.632952121894579" calcext:value-type="float">
            <text:p>0.632952121894579</text:p>
          </table:table-cell>
        </table:table-row>
        <table:table-row table:style-name="ro1">
          <table:table-cell table:formula="of:=[.A388]+0.1" office:value-type="float" office:value="2.1" calcext:value-type="float">
            <text:p>2.1</text:p>
          </table:table-cell>
          <table:table-cell table:formula="of:=SIN([.A389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89]" office:value-type="float" office:value="0.863209366648873" calcext:value-type="float">
            <text:p>0.863209366648873</text:p>
          </table:table-cell>
          <table:table-cell table:formula="of:=ABS([.D389])" office:value-type="float" office:value="0.863209366648873" calcext:value-type="float">
            <text:p>0.863209367</text:p>
          </table:table-cell>
          <table:table-cell table:formula="of:=AVERAGE([.E373:.E871])" office:value-type="float" office:value="0.634854729547595" calcext:value-type="float">
            <text:p>0.634854729547595</text:p>
          </table:table-cell>
        </table:table-row>
        <table:table-row table:style-name="ro1">
          <table:table-cell table:formula="of:=[.A389]+0.1" office:value-type="float" office:value="2.2" calcext:value-type="float">
            <text:p>2.2</text:p>
          </table:table-cell>
          <table:table-cell table:formula="of:=SIN([.A390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390]" office:value-type="float" office:value="0.80849640381959" calcext:value-type="float">
            <text:p>0.80849640381959</text:p>
          </table:table-cell>
          <table:table-cell table:formula="of:=ABS([.D390])" office:value-type="float" office:value="0.80849640381959" calcext:value-type="float">
            <text:p>0.808496404</text:p>
          </table:table-cell>
          <table:table-cell table:formula="of:=AVERAGE([.E374:.E872])" office:value-type="float" office:value="0.636078581444787" calcext:value-type="float">
            <text:p>0.636078581444787</text:p>
          </table:table-cell>
        </table:table-row>
        <table:table-row table:style-name="ro1">
          <table:table-cell table:formula="of:=[.A390]+0.1" office:value-type="float" office:value="2.3" calcext:value-type="float">
            <text:p>2.3</text:p>
          </table:table-cell>
          <table:table-cell table:formula="of:=SIN([.A391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391]" office:value-type="float" office:value="0.74570521217672" calcext:value-type="float">
            <text:p>0.74570521217672</text:p>
          </table:table-cell>
          <table:table-cell table:formula="of:=ABS([.D391])" office:value-type="float" office:value="0.74570521217672" calcext:value-type="float">
            <text:p>0.745705212</text:p>
          </table:table-cell>
          <table:table-cell table:formula="of:=AVERAGE([.E375:.E873])" office:value-type="float" office:value="0.636645534683277" calcext:value-type="float">
            <text:p>0.636645534683277</text:p>
          </table:table-cell>
        </table:table-row>
        <table:table-row table:style-name="ro1">
          <table:table-cell table:formula="of:=[.A391]+0.1" office:value-type="float" office:value="2.4" calcext:value-type="float">
            <text:p>2.4</text:p>
          </table:table-cell>
          <table:table-cell table:formula="of:=SIN([.A392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392]" office:value-type="float" office:value="0.67546318055115" calcext:value-type="float">
            <text:p>0.67546318055115</text:p>
          </table:table-cell>
          <table:table-cell table:formula="of:=ABS([.D392])" office:value-type="float" office:value="0.67546318055115" calcext:value-type="float">
            <text:p>0.675463181</text:p>
          </table:table-cell>
          <table:table-cell table:formula="of:=AVERAGE([.E376:.E874])" office:value-type="float" office:value="0.636584957462841" calcext:value-type="float">
            <text:p>0.636584957462841</text:p>
          </table:table-cell>
        </table:table-row>
        <table:table-row table:style-name="ro1">
          <table:table-cell table:formula="of:=[.A392]+0.1" office:value-type="float" office:value="2.5" calcext:value-type="float">
            <text:p>2.5</text:p>
          </table:table-cell>
          <table:table-cell table:formula="of:=SIN([.A393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393]" office:value-type="float" office:value="0.598472144103956" calcext:value-type="float">
            <text:p>0.598472144103956</text:p>
          </table:table-cell>
          <table:table-cell table:formula="of:=ABS([.D393])" office:value-type="float" office:value="0.598472144103956" calcext:value-type="float">
            <text:p>0.598472144</text:p>
          </table:table-cell>
          <table:table-cell table:formula="of:=AVERAGE([.E377:.E875])" office:value-type="float" office:value="0.635933577354481" calcext:value-type="float">
            <text:p>0.635933577354481</text:p>
          </table:table-cell>
        </table:table-row>
        <table:table-row table:style-name="ro1">
          <table:table-cell table:formula="of:=[.A393]+0.1" office:value-type="float" office:value="2.6" calcext:value-type="float">
            <text:p>2.6</text:p>
          </table:table-cell>
          <table:table-cell table:formula="of:=SIN([.A394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394]" office:value-type="float" office:value="0.515501371821463" calcext:value-type="float">
            <text:p>0.515501371821463</text:p>
          </table:table-cell>
          <table:table-cell table:formula="of:=ABS([.D394])" office:value-type="float" office:value="0.515501371821463" calcext:value-type="float">
            <text:p>0.515501372</text:p>
          </table:table-cell>
          <table:table-cell table:formula="of:=AVERAGE([.E378:.E876])" office:value-type="float" office:value="0.634735257579904" calcext:value-type="float">
            <text:p>0.634735257579904</text:p>
          </table:table-cell>
        </table:table-row>
        <table:table-row table:style-name="ro1">
          <table:table-cell table:formula="of:=[.A394]+0.1" office:value-type="float" office:value="2.7" calcext:value-type="float">
            <text:p>2.7</text:p>
          </table:table-cell>
          <table:table-cell table:formula="of:=SIN([.A395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395]" office:value-type="float" office:value="0.427379880233829" calcext:value-type="float">
            <text:p>0.427379880233829</text:p>
          </table:table-cell>
          <table:table-cell table:formula="of:=ABS([.D395])" office:value-type="float" office:value="0.427379880233829" calcext:value-type="float">
            <text:p>0.427379880</text:p>
          </table:table-cell>
          <table:table-cell table:formula="of:=AVERAGE([.E379:.E877])" office:value-type="float" office:value="0.633040702438691" calcext:value-type="float">
            <text:p>0.633040702438691</text:p>
          </table:table-cell>
        </table:table-row>
        <table:table-row table:style-name="ro1">
          <table:table-cell table:formula="of:=[.A395]+0.1" office:value-type="float" office:value="2.8" calcext:value-type="float">
            <text:p>2.8</text:p>
          </table:table-cell>
          <table:table-cell table:formula="of:=SIN([.A396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396]" office:value-type="float" office:value="0.334988150155904" calcext:value-type="float">
            <text:p>0.334988150155904</text:p>
          </table:table-cell>
          <table:table-cell table:formula="of:=ABS([.D396])" office:value-type="float" office:value="0.334988150155904" calcext:value-type="float">
            <text:p>0.334988150</text:p>
          </table:table-cell>
          <table:table-cell table:formula="of:=AVERAGE([.E380:.E878])" office:value-type="float" office:value="0.630907093698007" calcext:value-type="float">
            <text:p>0.630907093698007</text:p>
          </table:table-cell>
        </table:table-row>
        <table:table-row table:style-name="ro1">
          <table:table-cell table:formula="of:=[.A396]+0.1" office:value-type="float" office:value="2.9" calcext:value-type="float">
            <text:p>2.9</text:p>
          </table:table-cell>
          <table:table-cell table:formula="of:=SIN([.A397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97]" office:value-type="float" office:value="0.239249329213981" calcext:value-type="float">
            <text:p>0.239249329213981</text:p>
          </table:table-cell>
          <table:table-cell table:formula="of:=ABS([.D397])" office:value-type="float" office:value="0.239249329213981" calcext:value-type="float">
            <text:p>0.239249329</text:p>
          </table:table-cell>
          <table:table-cell table:formula="of:=AVERAGE([.E381:.E879])" office:value-type="float" office:value="0.628397660429097" calcext:value-type="float">
            <text:p>0.628397660429097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398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398]" office:value-type="float" office:value="0.0998334166468282" calcext:value-type="float">
            <text:p>0.099833416646828</text:p>
          </table:table-cell>
          <table:table-cell table:formula="of:=ABS([.D398])" office:value-type="float" office:value="0.0998334166468282" calcext:value-type="float">
            <text:p>0.099833417</text:p>
          </table:table-cell>
          <table:table-cell table:formula="of:=AVERAGE([.E382:.E880])" office:value-type="float" office:value="0.625581185429197" calcext:value-type="float">
            <text:p>0.625581185429197</text:p>
          </table:table-cell>
        </table:table-row>
        <table:table-row table:style-name="ro1">
          <table:table-cell table:formula="of:=[.A398]+0.1" office:value-type="float" office:value="0.2" calcext:value-type="float">
            <text:p>0.2</text:p>
          </table:table-cell>
          <table:table-cell table:formula="of:=SIN([.A399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399]" office:value-type="float" office:value="0.198669330795061" calcext:value-type="float">
            <text:p>0.198669330795061</text:p>
          </table:table-cell>
          <table:table-cell table:formula="of:=ABS([.D399])" office:value-type="float" office:value="0.198669330795061" calcext:value-type="float">
            <text:p>0.198669331</text:p>
          </table:table-cell>
          <table:table-cell table:formula="of:=AVERAGE([.E383:.E881])" office:value-type="float" office:value="0.622531452000728" calcext:value-type="float">
            <text:p>0.622531452000728</text:p>
          </table:table-cell>
        </table:table-row>
        <table:table-row table:style-name="ro1">
          <table:table-cell table:formula="of:=[.A399]+0.1" office:value-type="float" office:value="0.3" calcext:value-type="float">
            <text:p>0.3</text:p>
          </table:table-cell>
          <table:table-cell table:formula="of:=SIN([.A400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400]" office:value-type="float" office:value="0.29552020666134" calcext:value-type="float">
            <text:p>0.29552020666134</text:p>
          </table:table-cell>
          <table:table-cell table:formula="of:=ABS([.D400])" office:value-type="float" office:value="0.29552020666134" calcext:value-type="float">
            <text:p>0.295520207</text:p>
          </table:table-cell>
          <table:table-cell table:formula="of:=AVERAGE([.E384:.E882])" office:value-type="float" office:value="0.619326635465657" calcext:value-type="float">
            <text:p>0.619326635465657</text:p>
          </table:table-cell>
        </table:table-row>
        <table:table-row table:style-name="ro1">
          <table:table-cell table:formula="of:=[.A400]+0.1" office:value-type="float" office:value="0.4" calcext:value-type="float">
            <text:p>0.4</text:p>
          </table:table-cell>
          <table:table-cell table:formula="of:=SIN([.A401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01]" office:value-type="float" office:value="0.38941834230865" calcext:value-type="float">
            <text:p>0.38941834230865</text:p>
          </table:table-cell>
          <table:table-cell table:formula="of:=ABS([.D401])" office:value-type="float" office:value="0.38941834230865" calcext:value-type="float">
            <text:p>0.389418342</text:p>
          </table:table-cell>
          <table:table-cell table:formula="of:=AVERAGE([.E385:.E883])" office:value-type="float" office:value="0.616048644365865" calcext:value-type="float">
            <text:p>0.616048644365865</text:p>
          </table:table-cell>
        </table:table-row>
        <table:table-row table:style-name="ro1">
          <table:table-cell table:formula="of:=[.A401]+0.1" office:value-type="float" office:value="0.5" calcext:value-type="float">
            <text:p>0.5</text:p>
          </table:table-cell>
          <table:table-cell table:formula="of:=SIN([.A402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02]" office:value-type="float" office:value="0.479425538604203" calcext:value-type="float">
            <text:p>0.479425538604203</text:p>
          </table:table-cell>
          <table:table-cell table:formula="of:=ABS([.D402])" office:value-type="float" office:value="0.479425538604203" calcext:value-type="float">
            <text:p>0.479425539</text:p>
          </table:table-cell>
          <table:table-cell table:formula="of:=AVERAGE([.E386:.E884])" office:value-type="float" office:value="0.612782416834678" calcext:value-type="float">
            <text:p>0.612782416834678</text:p>
          </table:table-cell>
        </table:table-row>
        <table:table-row table:style-name="ro1">
          <table:table-cell table:formula="of:=[.A402]+0.1" office:value-type="float" office:value="0.6" calcext:value-type="float">
            <text:p>0.6</text:p>
          </table:table-cell>
          <table:table-cell table:formula="of:=SIN([.A403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03]" office:value-type="float" office:value="0.564642473395035" calcext:value-type="float">
            <text:p>0.564642473395035</text:p>
          </table:table-cell>
          <table:table-cell table:formula="of:=ABS([.D403])" office:value-type="float" office:value="0.564642473395035" calcext:value-type="float">
            <text:p>0.564642473</text:p>
          </table:table-cell>
          <table:table-cell table:formula="of:=AVERAGE([.E387:.E885])" office:value-type="float" office:value="0.609615178114998" calcext:value-type="float">
            <text:p>0.609615178114998</text:p>
          </table:table-cell>
        </table:table-row>
        <table:table-row table:style-name="ro1">
          <table:table-cell table:formula="of:=[.A403]+0.1" office:value-type="float" office:value="0.7" calcext:value-type="float">
            <text:p>0.7</text:p>
          </table:table-cell>
          <table:table-cell table:formula="of:=SIN([.A404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04]" office:value-type="float" office:value="0.644217687237691" calcext:value-type="float">
            <text:p>0.644217687237691</text:p>
          </table:table-cell>
          <table:table-cell table:formula="of:=ABS([.D404])" office:value-type="float" office:value="0.644217687237691" calcext:value-type="float">
            <text:p>0.644217687</text:p>
          </table:table-cell>
          <table:table-cell table:formula="of:=AVERAGE([.E388:.E886])" office:value-type="float" office:value="0.606635665640905" calcext:value-type="float">
            <text:p>0.606635665640905</text:p>
          </table:table-cell>
        </table:table-row>
        <table:table-row table:style-name="ro1">
          <table:table-cell table:formula="of:=[.A404]+0.1" office:value-type="float" office:value="0.8" calcext:value-type="float">
            <text:p>0.8</text:p>
          </table:table-cell>
          <table:table-cell table:formula="of:=SIN([.A405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05]" office:value-type="float" office:value="0.717356090899523" calcext:value-type="float">
            <text:p>0.717356090899523</text:p>
          </table:table-cell>
          <table:table-cell table:formula="of:=ABS([.D405])" office:value-type="float" office:value="0.717356090899523" calcext:value-type="float">
            <text:p>0.717356091</text:p>
          </table:table-cell>
          <table:table-cell table:formula="of:=AVERAGE([.E389:.E887])" office:value-type="float" office:value="0.60393332848747" calcext:value-type="float">
            <text:p>0.60393332848747</text:p>
          </table:table-cell>
        </table:table-row>
        <table:table-row table:style-name="ro1">
          <table:table-cell table:formula="of:=[.A405]+0.1" office:value-type="float" office:value="0.9" calcext:value-type="float">
            <text:p>0.9</text:p>
          </table:table-cell>
          <table:table-cell table:formula="of:=SIN([.A406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06]" office:value-type="float" office:value="0.783326909627483" calcext:value-type="float">
            <text:p>0.783326909627483</text:p>
          </table:table-cell>
          <table:table-cell table:formula="of:=ABS([.D406])" office:value-type="float" office:value="0.783326909627483" calcext:value-type="float">
            <text:p>0.783326910</text:p>
          </table:table-cell>
          <table:table-cell table:formula="of:=AVERAGE([.E390:.E888])" office:value-type="float" office:value="0.601597508323854" calcext:value-type="float">
            <text:p>0.601597508323854</text:p>
          </table:table-cell>
        </table:table-row>
        <table:table-row table:style-name="ro1">
          <table:table-cell table:formula="of:=[.A406]+0.1" office:value-type="float" office:value="1" calcext:value-type="float">
            <text:p>1</text:p>
          </table:table-cell>
          <table:table-cell table:formula="of:=SIN([.A407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07]" office:value-type="float" office:value="0.841470984807896" calcext:value-type="float">
            <text:p>0.841470984807896</text:p>
          </table:table-cell>
          <table:table-cell table:formula="of:=ABS([.D407])" office:value-type="float" office:value="0.841470984807896" calcext:value-type="float">
            <text:p>0.841470985</text:p>
          </table:table-cell>
          <table:table-cell table:formula="of:=AVERAGE([.E391:.E889])" office:value-type="float" office:value="0.599716609273892" calcext:value-type="float">
            <text:p>0.599716609273892</text:p>
          </table:table-cell>
        </table:table-row>
        <table:table-row table:style-name="ro1">
          <table:table-cell table:formula="of:=[.A407]+0.1" office:value-type="float" office:value="1.1" calcext:value-type="float">
            <text:p>1.1</text:p>
          </table:table-cell>
          <table:table-cell table:formula="of:=SIN([.A408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08]" office:value-type="float" office:value="0.891207360061435" calcext:value-type="float">
            <text:p>0.891207360061435</text:p>
          </table:table-cell>
          <table:table-cell table:formula="of:=ABS([.D408])" office:value-type="float" office:value="0.891207360061435" calcext:value-type="float">
            <text:p>0.891207360</text:p>
          </table:table-cell>
          <table:table-cell table:formula="of:=AVERAGE([.E392:.E890])" office:value-type="float" office:value="0.598377264293133" calcext:value-type="float">
            <text:p>0.598377264293133</text:p>
          </table:table-cell>
        </table:table-row>
        <table:table-row table:style-name="ro1">
          <table:table-cell table:formula="of:=[.A408]+0.1" office:value-type="float" office:value="1.2" calcext:value-type="float">
            <text:p>1.2</text:p>
          </table:table-cell>
          <table:table-cell table:formula="of:=SIN([.A409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09]" office:value-type="float" office:value="0.932039085967226" calcext:value-type="float">
            <text:p>0.932039085967226</text:p>
          </table:table-cell>
          <table:table-cell table:formula="of:=ABS([.D409])" office:value-type="float" office:value="0.932039085967226" calcext:value-type="float">
            <text:p>0.932039086</text:p>
          </table:table-cell>
          <table:table-cell table:formula="of:=AVERAGE([.E393:.E891])" office:value-type="float" office:value="0.597663505809262" calcext:value-type="float">
            <text:p>0.597663505809262</text:p>
          </table:table-cell>
        </table:table-row>
        <table:table-row table:style-name="ro1">
          <table:table-cell table:formula="of:=[.A409]+0.1" office:value-type="float" office:value="1.3" calcext:value-type="float">
            <text:p>1.3</text:p>
          </table:table-cell>
          <table:table-cell table:formula="of:=SIN([.A410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10]" office:value-type="float" office:value="0.963558185417193" calcext:value-type="float">
            <text:p>0.963558185417193</text:p>
          </table:table-cell>
          <table:table-cell table:formula="of:=ABS([.D410])" office:value-type="float" office:value="0.963558185417193" calcext:value-type="float">
            <text:p>0.963558185</text:p>
          </table:table-cell>
          <table:table-cell table:formula="of:=AVERAGE([.E394:.E892])" office:value-type="float" office:value="0.597655948442022" calcext:value-type="float">
            <text:p>0.597655948442022</text:p>
          </table:table-cell>
        </table:table-row>
        <table:table-row table:style-name="ro1">
          <table:table-cell table:formula="of:=[.A410]+0.1" office:value-type="float" office:value="1.4" calcext:value-type="float">
            <text:p>1.4</text:p>
          </table:table-cell>
          <table:table-cell table:formula="of:=SIN([.A411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11]" office:value-type="float" office:value="0.98544972998846" calcext:value-type="float">
            <text:p>0.98544972998846</text:p>
          </table:table-cell>
          <table:table-cell table:formula="of:=ABS([.D411])" office:value-type="float" office:value="0.98544972998846" calcext:value-type="float">
            <text:p>0.985449730</text:p>
          </table:table-cell>
          <table:table-cell table:formula="of:=AVERAGE([.E395:.E893])" office:value-type="float" office:value="0.598430991617688" calcext:value-type="float">
            <text:p>0.598430991617688</text:p>
          </table:table-cell>
        </table:table-row>
        <table:table-row table:style-name="ro1">
          <table:table-cell table:formula="of:=[.A411]+0.1" office:value-type="float" office:value="1.5" calcext:value-type="float">
            <text:p>1.5</text:p>
          </table:table-cell>
          <table:table-cell table:formula="of:=SIN([.A412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12]" office:value-type="float" office:value="0.997494986604055" calcext:value-type="float">
            <text:p>0.997494986604055</text:p>
          </table:table-cell>
          <table:table-cell table:formula="of:=ABS([.D412])" office:value-type="float" office:value="0.997494986604055" calcext:value-type="float">
            <text:p>0.997494987</text:p>
          </table:table-cell>
          <table:table-cell table:formula="of:=AVERAGE([.E396:.E894])" office:value-type="float" office:value="0.600060049821343" calcext:value-type="float">
            <text:p>0.600060049821343</text:p>
          </table:table-cell>
        </table:table-row>
        <table:table-row table:style-name="ro1">
          <table:table-cell table:formula="of:=[.A412]+0.1" office:value-type="float" office:value="1.6" calcext:value-type="float">
            <text:p>1.6</text:p>
          </table:table-cell>
          <table:table-cell table:formula="of:=SIN([.A413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13]" office:value-type="float" office:value="0.999573603041505" calcext:value-type="float">
            <text:p>0.999573603041505</text:p>
          </table:table-cell>
          <table:table-cell table:formula="of:=ABS([.D413])" office:value-type="float" office:value="0.999573603041505" calcext:value-type="float">
            <text:p>0.999573603</text:p>
          </table:table-cell>
          <table:table-cell table:formula="of:=AVERAGE([.E397:.E895])" office:value-type="float" office:value="0.602608818087357" calcext:value-type="float">
            <text:p>0.602608818087357</text:p>
          </table:table-cell>
        </table:table-row>
        <table:table-row table:style-name="ro1">
          <table:table-cell table:formula="of:=[.A413]+0.1" office:value-type="float" office:value="1.7" calcext:value-type="float">
            <text:p>1.7</text:p>
          </table:table-cell>
          <table:table-cell table:formula="of:=SIN([.A414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414]" office:value-type="float" office:value="0.991664810452468" calcext:value-type="float">
            <text:p>0.991664810452468</text:p>
          </table:table-cell>
          <table:table-cell table:formula="of:=ABS([.D414])" office:value-type="float" office:value="0.991664810452468" calcext:value-type="float">
            <text:p>0.991664810</text:p>
          </table:table-cell>
          <table:table-cell table:formula="of:=AVERAGE([.E398:.E896])" office:value-type="float" office:value="0.606136580115254" calcext:value-type="float">
            <text:p>0.606136580115254</text:p>
          </table:table-cell>
        </table:table-row>
        <table:table-row table:style-name="ro1">
          <table:table-cell table:formula="of:=[.A414]+0.1" office:value-type="float" office:value="1.8" calcext:value-type="float">
            <text:p>1.8</text:p>
          </table:table-cell>
          <table:table-cell table:formula="of:=SIN([.A415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15]" office:value-type="float" office:value="0.973847630878195" calcext:value-type="float">
            <text:p>0.973847630878195</text:p>
          </table:table-cell>
          <table:table-cell table:formula="of:=ABS([.D415])" office:value-type="float" office:value="0.973847630878195" calcext:value-type="float">
            <text:p>0.973847631</text:p>
          </table:table-cell>
          <table:table-cell table:formula="of:=AVERAGE([.E399:.E897])" office:value-type="float" office:value="0.611100336619847" calcext:value-type="float">
            <text:p>0.611100336619847</text:p>
          </table:table-cell>
        </table:table-row>
        <table:table-row table:style-name="ro1">
          <table:table-cell table:formula="of:=[.A415]+0.1" office:value-type="float" office:value="1.9" calcext:value-type="float">
            <text:p>1.9</text:p>
          </table:table-cell>
          <table:table-cell table:formula="of:=SIN([.A416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416]" office:value-type="float" office:value="0.946300087687414" calcext:value-type="float">
            <text:p>0.946300087687414</text:p>
          </table:table-cell>
          <table:table-cell table:formula="of:=ABS([.D416])" office:value-type="float" office:value="0.946300087687414" calcext:value-type="float">
            <text:p>0.946300088</text:p>
          </table:table-cell>
          <table:table-cell table:formula="of:=AVERAGE([.E400:.E898])" office:value-type="float" office:value="0.615183811925042" calcext:value-type="float">
            <text:p>0.615183811925042</text:p>
          </table:table-cell>
        </table:table-row>
        <table:table-row table:style-name="ro1">
          <table:table-cell table:formula="of:=[.A416]+0.1" office:value-type="float" office:value="2" calcext:value-type="float">
            <text:p>2</text:p>
          </table:table-cell>
          <table:table-cell table:formula="of:=SIN([.A417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17]" office:value-type="float" office:value="0.909297426825681" calcext:value-type="float">
            <text:p>0.909297426825681</text:p>
          </table:table-cell>
          <table:table-cell table:formula="of:=ABS([.D417])" office:value-type="float" office:value="0.909297426825681" calcext:value-type="float">
            <text:p>0.909297427</text:p>
          </table:table-cell>
          <table:table-cell table:formula="of:=AVERAGE([.E401:.E899])" office:value-type="float" office:value="0.61838044797768" calcext:value-type="float">
            <text:p>0.61838044797768</text:p>
          </table:table-cell>
        </table:table-row>
        <table:table-row table:style-name="ro1">
          <table:table-cell table:formula="of:=[.A417]+0.1" office:value-type="float" office:value="2.1" calcext:value-type="float">
            <text:p>2.1</text:p>
          </table:table-cell>
          <table:table-cell table:formula="of:=SIN([.A418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18]" office:value-type="float" office:value="0.863209366648873" calcext:value-type="float">
            <text:p>0.863209366648873</text:p>
          </table:table-cell>
          <table:table-cell table:formula="of:=ABS([.D418])" office:value-type="float" office:value="0.863209366648873" calcext:value-type="float">
            <text:p>0.863209367</text:p>
          </table:table-cell>
          <table:table-cell table:formula="of:=AVERAGE([.E402:.E900])" office:value-type="float" office:value="0.620693196519791" calcext:value-type="float">
            <text:p>0.620693196519791</text:p>
          </table:table-cell>
        </table:table-row>
        <table:table-row table:style-name="ro1">
          <table:table-cell table:formula="of:=[.A418]+0.1" office:value-type="float" office:value="2.2" calcext:value-type="float">
            <text:p>2.2</text:p>
          </table:table-cell>
          <table:table-cell table:formula="of:=SIN([.A419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419]" office:value-type="float" office:value="0.80849640381959" calcext:value-type="float">
            <text:p>0.80849640381959</text:p>
          </table:table-cell>
          <table:table-cell table:formula="of:=ABS([.D419])" office:value-type="float" office:value="0.80849640381959" calcext:value-type="float">
            <text:p>0.808496404</text:p>
          </table:table-cell>
          <table:table-cell table:formula="of:=AVERAGE([.E403:.E901])" office:value-type="float" office:value="0.622134703233215" calcext:value-type="float">
            <text:p>0.622134703233215</text:p>
          </table:table-cell>
        </table:table-row>
        <table:table-row table:style-name="ro1">
          <table:table-cell table:formula="of:=[.A419]+0.1" office:value-type="float" office:value="2.3" calcext:value-type="float">
            <text:p>2.3</text:p>
          </table:table-cell>
          <table:table-cell table:formula="of:=SIN([.A420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420]" office:value-type="float" office:value="0.74570521217672" calcext:value-type="float">
            <text:p>0.74570521217672</text:p>
          </table:table-cell>
          <table:table-cell table:formula="of:=ABS([.D420])" office:value-type="float" office:value="0.74570521217672" calcext:value-type="float">
            <text:p>0.745705212</text:p>
          </table:table-cell>
          <table:table-cell table:formula="of:=AVERAGE([.E404:.E902])" office:value-type="float" office:value="0.622727406633609" calcext:value-type="float">
            <text:p>0.622727406633609</text:p>
          </table:table-cell>
        </table:table-row>
        <table:table-row table:style-name="ro1">
          <table:table-cell table:formula="of:=[.A420]+0.1" office:value-type="float" office:value="2.4" calcext:value-type="float">
            <text:p>2.4</text:p>
          </table:table-cell>
          <table:table-cell table:formula="of:=SIN([.A421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21]" office:value-type="float" office:value="0.67546318055115" calcext:value-type="float">
            <text:p>0.67546318055115</text:p>
          </table:table-cell>
          <table:table-cell table:formula="of:=ABS([.D421])" office:value-type="float" office:value="0.67546318055115" calcext:value-type="float">
            <text:p>0.675463181</text:p>
          </table:table-cell>
          <table:table-cell table:formula="of:=AVERAGE([.E405:.E903])" office:value-type="float" office:value="0.622503549543983" calcext:value-type="float">
            <text:p>0.622503549543983</text:p>
          </table:table-cell>
        </table:table-row>
        <table:table-row table:style-name="ro1">
          <table:table-cell table:formula="of:=[.A421]+0.1" office:value-type="float" office:value="2.5" calcext:value-type="float">
            <text:p>2.5</text:p>
          </table:table-cell>
          <table:table-cell table:formula="of:=SIN([.A422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22]" office:value-type="float" office:value="0.598472144103956" calcext:value-type="float">
            <text:p>0.598472144103956</text:p>
          </table:table-cell>
          <table:table-cell table:formula="of:=ABS([.D422])" office:value-type="float" office:value="0.598472144103956" calcext:value-type="float">
            <text:p>0.598472144</text:p>
          </table:table-cell>
          <table:table-cell table:formula="of:=AVERAGE([.E406:.E904])" office:value-type="float" office:value="0.621505101740241" calcext:value-type="float">
            <text:p>0.621505101740241</text:p>
          </table:table-cell>
        </table:table-row>
        <table:table-row table:style-name="ro1">
          <table:table-cell table:formula="of:=[.A422]+0.1" office:value-type="float" office:value="2.6" calcext:value-type="float">
            <text:p>2.6</text:p>
          </table:table-cell>
          <table:table-cell table:formula="of:=SIN([.A423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23]" office:value-type="float" office:value="0.515501371821463" calcext:value-type="float">
            <text:p>0.515501371821463</text:p>
          </table:table-cell>
          <table:table-cell table:formula="of:=ABS([.D423])" office:value-type="float" office:value="0.515501371821463" calcext:value-type="float">
            <text:p>0.515501372</text:p>
          </table:table-cell>
          <table:table-cell table:formula="of:=AVERAGE([.E407:.E905])" office:value-type="float" office:value="0.619783593145695" calcext:value-type="float">
            <text:p>0.619783593145695</text:p>
          </table:table-cell>
        </table:table-row>
        <table:table-row table:style-name="ro1">
          <table:table-cell table:formula="of:=[.A423]+0.1" office:value-type="float" office:value="2.7" calcext:value-type="float">
            <text:p>2.7</text:p>
          </table:table-cell>
          <table:table-cell table:formula="of:=SIN([.A424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424]" office:value-type="float" office:value="0.427379880233829" calcext:value-type="float">
            <text:p>0.427379880233829</text:p>
          </table:table-cell>
          <table:table-cell table:formula="of:=ABS([.D424])" office:value-type="float" office:value="0.427379880233829" calcext:value-type="float">
            <text:p>0.427379880</text:p>
          </table:table-cell>
          <table:table-cell table:formula="of:=AVERAGE([.E408:.E906])" office:value-type="float" office:value="0.617399857751478" calcext:value-type="float">
            <text:p>0.617399857751478</text:p>
          </table:table-cell>
        </table:table-row>
        <table:table-row table:style-name="ro1">
          <table:table-cell table:formula="of:=[.A424]+0.1" office:value-type="float" office:value="2.8" calcext:value-type="float">
            <text:p>2.8</text:p>
          </table:table-cell>
          <table:table-cell table:formula="of:=SIN([.A425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425]" office:value-type="float" office:value="0.334988150155904" calcext:value-type="float">
            <text:p>0.334988150155904</text:p>
          </table:table-cell>
          <table:table-cell table:formula="of:=ABS([.D425])" office:value-type="float" office:value="0.334988150155904" calcext:value-type="float">
            <text:p>0.334988150</text:p>
          </table:table-cell>
          <table:table-cell table:formula="of:=AVERAGE([.E409:.E907])" office:value-type="float" office:value="0.614423689248109" calcext:value-type="float">
            <text:p>0.614423689248109</text:p>
          </table:table-cell>
        </table:table-row>
        <table:table-row table:style-name="ro1">
          <table:table-cell table:formula="of:=[.A425]+0.1" office:value-type="float" office:value="2.9" calcext:value-type="float">
            <text:p>2.9</text:p>
          </table:table-cell>
          <table:table-cell table:formula="of:=SIN([.A426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26]" office:value-type="float" office:value="0.239249329213981" calcext:value-type="float">
            <text:p>0.239249329213981</text:p>
          </table:table-cell>
          <table:table-cell table:formula="of:=ABS([.D426])" office:value-type="float" office:value="0.239249329213981" calcext:value-type="float">
            <text:p>0.239249329</text:p>
          </table:table-cell>
          <table:table-cell table:formula="of:=AVERAGE([.E410:.E908])" office:value-type="float" office:value="0.610933410163284" calcext:value-type="float">
            <text:p>0.610933410163284</text:p>
          </table:table-cell>
        </table:table-row>
        <table:table-row table:style-name="ro1">
          <table:table-cell table:formula="of:=[.A426]+0.1" office:value-type="float" office:value="3" calcext:value-type="float">
            <text:p>3</text:p>
          </table:table-cell>
          <table:table-cell table:formula="of:=SIN([.A427])" office:value-type="float" office:value="0.141120008059866" calcext:value-type="float">
            <text:p>0.14112000805986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27]" office:value-type="float" office:value="0.141120008059866" calcext:value-type="float">
            <text:p>0.141120008059866</text:p>
          </table:table-cell>
          <table:table-cell table:formula="of:=ABS([.D427])" office:value-type="float" office:value="0.141120008059866" calcext:value-type="float">
            <text:p>0.141120008</text:p>
          </table:table-cell>
          <table:table-cell table:formula="of:=AVERAGE([.E411:.E909])" office:value-type="float" office:value="0.607015357104907" calcext:value-type="float">
            <text:p>0.607015357104907</text:p>
          </table:table-cell>
        </table:table-row>
        <table:table-row table:style-name="ro1">
          <table:table-cell table:formula="of:=[.A427]+0.1" office:value-type="float" office:value="3.1" calcext:value-type="float">
            <text:p>3.1</text:p>
          </table:table-cell>
          <table:table-cell table:formula="of:=SIN([.A428])" office:value-type="float" office:value="0.0415806624332892" calcext:value-type="float">
            <text:p>0.041580662433289</text:p>
          </table:table-cell>
          <table:table-cell table:formula="of:=0.1" office:value-type="float" office:value="0.1" calcext:value-type="float">
            <text:p>0.1</text:p>
          </table:table-cell>
          <table:table-cell table:formula="of:=[.B428]" office:value-type="float" office:value="0.0415806624332892" calcext:value-type="float">
            <text:p>0.041580662433289</text:p>
          </table:table-cell>
          <table:table-cell table:formula="of:=ABS([.D428])" office:value-type="float" office:value="0.0415806624332892" calcext:value-type="float">
            <text:p>0.041580662</text:p>
          </table:table-cell>
          <table:table-cell table:formula="of:=AVERAGE([.E412:.E910])" office:value-type="float" office:value="0.602763285499474" calcext:value-type="float">
            <text:p>0.602763285499474</text:p>
          </table:table-cell>
        </table:table-row>
        <table:table-row table:style-name="ro1">
          <table:table-cell table:formula="of:=[.A428]+0.1" office:value-type="float" office:value="3.2" calcext:value-type="float">
            <text:p>3.2</text:p>
          </table:table-cell>
          <table:table-cell table:formula="of:=SIN([.A429])" office:value-type="float" office:value="-0.0583741434275814" calcext:value-type="float">
            <text:p>-0.058374143427582</text:p>
          </table:table-cell>
          <table:table-cell table:formula="of:=0.1" office:value-type="float" office:value="0.1" calcext:value-type="float">
            <text:p>0.1</text:p>
          </table:table-cell>
          <table:table-cell table:formula="of:=[.B429]" office:value-type="float" office:value="-0.0583741434275814" calcext:value-type="float">
            <text:p>-0.058374143427582</text:p>
          </table:table-cell>
          <table:table-cell table:formula="of:=ABS([.D429])" office:value-type="float" office:value="0.0583741434275814" calcext:value-type="float">
            <text:p>0.058374143</text:p>
          </table:table-cell>
          <table:table-cell table:formula="of:=AVERAGE([.E413:.E911])" office:value-type="float" office:value="0.598277697986922" calcext:value-type="float">
            <text:p>0.598277697986922</text:p>
          </table:table-cell>
        </table:table-row>
        <table:table-row table:style-name="ro1">
          <table:table-cell table:formula="of:=[.A429]+0.1" office:value-type="float" office:value="3.3" calcext:value-type="float">
            <text:p>3.3</text:p>
          </table:table-cell>
          <table:table-cell table:formula="of:=SIN([.A430])" office:value-type="float" office:value="-0.15774569414325" calcext:value-type="float">
            <text:p>-0.1577456941432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30]" office:value-type="float" office:value="-0.15774569414325" calcext:value-type="float">
            <text:p>-0.15774569414325</text:p>
          </table:table-cell>
          <table:table-cell table:formula="of:=ABS([.D430])" office:value-type="float" office:value="0.15774569414325" calcext:value-type="float">
            <text:p>0.157745694</text:p>
          </table:table-cell>
          <table:table-cell table:formula="of:=AVERAGE([.E414:.E912])" office:value-type="float" office:value="0.593665101377099" calcext:value-type="float">
            <text:p>0.593665101377099</text:p>
          </table:table-cell>
        </table:table-row>
        <table:table-row table:style-name="ro1">
          <table:table-cell table:formula="of:=[.A430]+0.1" office:value-type="float" office:value="3.4" calcext:value-type="float">
            <text:p>3.4</text:p>
          </table:table-cell>
          <table:table-cell table:formula="of:=SIN([.A431])" office:value-type="float" office:value="-0.255541102026833" calcext:value-type="float">
            <text:p>-0.25554110202683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31]" office:value-type="float" office:value="-0.255541102026833" calcext:value-type="float">
            <text:p>-0.255541102026833</text:p>
          </table:table-cell>
          <table:table-cell table:formula="of:=ABS([.D431])" office:value-type="float" office:value="0.255541102026833" calcext:value-type="float">
            <text:p>0.255541102</text:p>
          </table:table-cell>
          <table:table-cell table:formula="of:=AVERAGE([.E415:.E913])" office:value-type="float" office:value="0.589037197783199" calcext:value-type="float">
            <text:p>0.589037197783199</text:p>
          </table:table-cell>
        </table:table-row>
        <table:table-row table:style-name="ro1">
          <table:table-cell table:formula="of:=[.A431]+0.1" office:value-type="float" office:value="3.5" calcext:value-type="float">
            <text:p>3.5</text:p>
          </table:table-cell>
          <table:table-cell table:formula="of:=SIN([.A432])" office:value-type="float" office:value="-0.350783227689621" calcext:value-type="float">
            <text:p>-0.35078322768962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32]" office:value-type="float" office:value="-0.350783227689621" calcext:value-type="float">
            <text:p>-0.350783227689621</text:p>
          </table:table-cell>
          <table:table-cell table:formula="of:=ABS([.D432])" office:value-type="float" office:value="0.350783227689621" calcext:value-type="float">
            <text:p>0.350783228</text:p>
          </table:table-cell>
          <table:table-cell table:formula="of:=AVERAGE([.E416:.E914])" office:value-type="float" office:value="0.584510016217376" calcext:value-type="float">
            <text:p>0.584510016217376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433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433]" office:value-type="float" office:value="0.0998334166468282" calcext:value-type="float">
            <text:p>0.099833416646828</text:p>
          </table:table-cell>
          <table:table-cell table:formula="of:=ABS([.D433])" office:value-type="float" office:value="0.0998334166468282" calcext:value-type="float">
            <text:p>0.099833417</text:p>
          </table:table-cell>
          <table:table-cell table:formula="of:=AVERAGE([.E417:.E915])" office:value-type="float" office:value="0.580202991557018" calcext:value-type="float">
            <text:p>0.580202991557018</text:p>
          </table:table-cell>
        </table:table-row>
        <table:table-row table:style-name="ro1">
          <table:table-cell table:formula="of:=[.A433]+0.1" office:value-type="float" office:value="0.2" calcext:value-type="float">
            <text:p>0.2</text:p>
          </table:table-cell>
          <table:table-cell table:formula="of:=SIN([.A434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34]" office:value-type="float" office:value="0.198669330795061" calcext:value-type="float">
            <text:p>0.198669330795061</text:p>
          </table:table-cell>
          <table:table-cell table:formula="of:=ABS([.D434])" office:value-type="float" office:value="0.198669330795061" calcext:value-type="float">
            <text:p>0.198669331</text:p>
          </table:table-cell>
          <table:table-cell table:formula="of:=AVERAGE([.E418:.E916])" office:value-type="float" office:value="0.57623799836101" calcext:value-type="float">
            <text:p>0.57623799836101</text:p>
          </table:table-cell>
        </table:table-row>
        <table:table-row table:style-name="ro1">
          <table:table-cell table:formula="of:=[.A434]+0.1" office:value-type="float" office:value="0.3" calcext:value-type="float">
            <text:p>0.3</text:p>
          </table:table-cell>
          <table:table-cell table:formula="of:=SIN([.A435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435]" office:value-type="float" office:value="0.29552020666134" calcext:value-type="float">
            <text:p>0.29552020666134</text:p>
          </table:table-cell>
          <table:table-cell table:formula="of:=ABS([.D435])" office:value-type="float" office:value="0.29552020666134" calcext:value-type="float">
            <text:p>0.295520207</text:p>
          </table:table-cell>
          <table:table-cell table:formula="of:=AVERAGE([.E419:.E917])" office:value-type="float" office:value="0.572738347528231" calcext:value-type="float">
            <text:p>0.572738347528231</text:p>
          </table:table-cell>
        </table:table-row>
        <table:table-row table:style-name="ro1">
          <table:table-cell table:formula="of:=[.A435]+0.1" office:value-type="float" office:value="0.4" calcext:value-type="float">
            <text:p>0.4</text:p>
          </table:table-cell>
          <table:table-cell table:formula="of:=SIN([.A436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36]" office:value-type="float" office:value="0.38941834230865" calcext:value-type="float">
            <text:p>0.38941834230865</text:p>
          </table:table-cell>
          <table:table-cell table:formula="of:=ABS([.D436])" office:value-type="float" office:value="0.38941834230865" calcext:value-type="float">
            <text:p>0.389418342</text:p>
          </table:table-cell>
          <table:table-cell table:formula="of:=AVERAGE([.E420:.E918])" office:value-type="float" office:value="0.569827754240684" calcext:value-type="float">
            <text:p>0.569827754240684</text:p>
          </table:table-cell>
        </table:table-row>
        <table:table-row table:style-name="ro1">
          <table:table-cell table:formula="of:=[.A436]+0.1" office:value-type="float" office:value="0.5" calcext:value-type="float">
            <text:p>0.5</text:p>
          </table:table-cell>
          <table:table-cell table:formula="of:=SIN([.A437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37]" office:value-type="float" office:value="0.479425538604203" calcext:value-type="float">
            <text:p>0.479425538604203</text:p>
          </table:table-cell>
          <table:table-cell table:formula="of:=ABS([.D437])" office:value-type="float" office:value="0.479425538604203" calcext:value-type="float">
            <text:p>0.479425539</text:p>
          </table:table-cell>
          <table:table-cell table:formula="of:=AVERAGE([.E421:.E919])" office:value-type="float" office:value="0.567629286016483" calcext:value-type="float">
            <text:p>0.567629286016483</text:p>
          </table:table-cell>
        </table:table-row>
        <table:table-row table:style-name="ro1">
          <table:table-cell table:formula="of:=[.A437]+0.1" office:value-type="float" office:value="0.6" calcext:value-type="float">
            <text:p>0.6</text:p>
          </table:table-cell>
          <table:table-cell table:formula="of:=SIN([.A438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38]" office:value-type="float" office:value="0.564642473395035" calcext:value-type="float">
            <text:p>0.564642473395035</text:p>
          </table:table-cell>
          <table:table-cell table:formula="of:=ABS([.D438])" office:value-type="float" office:value="0.564642473395035" calcext:value-type="float">
            <text:p>0.564642473</text:p>
          </table:table-cell>
          <table:table-cell table:formula="of:=AVERAGE([.E422:.E920])" office:value-type="float" office:value="0.566264300009715" calcext:value-type="float">
            <text:p>0.566264300009715</text:p>
          </table:table-cell>
        </table:table-row>
        <table:table-row table:style-name="ro1">
          <table:table-cell table:formula="of:=[.A438]+0.1" office:value-type="float" office:value="0.7" calcext:value-type="float">
            <text:p>0.7</text:p>
          </table:table-cell>
          <table:table-cell table:formula="of:=SIN([.A439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39]" office:value-type="float" office:value="0.644217687237691" calcext:value-type="float">
            <text:p>0.644217687237691</text:p>
          </table:table-cell>
          <table:table-cell table:formula="of:=ABS([.D439])" office:value-type="float" office:value="0.644217687237691" calcext:value-type="float">
            <text:p>0.644217687</text:p>
          </table:table-cell>
          <table:table-cell table:formula="of:=AVERAGE([.E423:.E921])" office:value-type="float" office:value="0.565851378931584" calcext:value-type="float">
            <text:p>0.565851378931584</text:p>
          </table:table-cell>
        </table:table-row>
        <table:table-row table:style-name="ro1">
          <table:table-cell table:formula="of:=[.A439]+0.1" office:value-type="float" office:value="0.8" calcext:value-type="float">
            <text:p>0.8</text:p>
          </table:table-cell>
          <table:table-cell table:formula="of:=SIN([.A440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40]" office:value-type="float" office:value="0.717356090899523" calcext:value-type="float">
            <text:p>0.717356090899523</text:p>
          </table:table-cell>
          <table:table-cell table:formula="of:=ABS([.D440])" office:value-type="float" office:value="0.717356090899523" calcext:value-type="float">
            <text:p>0.717356091</text:p>
          </table:table-cell>
          <table:table-cell table:formula="of:=AVERAGE([.E424:.E922])" office:value-type="float" office:value="0.566505275127819" calcext:value-type="float">
            <text:p>0.566505275127819</text:p>
          </table:table-cell>
        </table:table-row>
        <table:table-row table:style-name="ro1">
          <table:table-cell table:formula="of:=[.A440]+0.1" office:value-type="float" office:value="0.9" calcext:value-type="float">
            <text:p>0.9</text:p>
          </table:table-cell>
          <table:table-cell table:formula="of:=SIN([.A441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41]" office:value-type="float" office:value="0.783326909627483" calcext:value-type="float">
            <text:p>0.783326909627483</text:p>
          </table:table-cell>
          <table:table-cell table:formula="of:=ABS([.D441])" office:value-type="float" office:value="0.783326909627483" calcext:value-type="float">
            <text:p>0.783326910</text:p>
          </table:table-cell>
          <table:table-cell table:formula="of:=AVERAGE([.E425:.E923])" office:value-type="float" office:value="0.568335872429056" calcext:value-type="float">
            <text:p>0.568335872429056</text:p>
          </table:table-cell>
        </table:table-row>
        <table:table-row table:style-name="ro1">
          <table:table-cell table:formula="of:=[.A441]+0.1" office:value-type="float" office:value="1" calcext:value-type="float">
            <text:p>1</text:p>
          </table:table-cell>
          <table:table-cell table:formula="of:=SIN([.A442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42]" office:value-type="float" office:value="0.841470984807896" calcext:value-type="float">
            <text:p>0.841470984807896</text:p>
          </table:table-cell>
          <table:table-cell table:formula="of:=ABS([.D442])" office:value-type="float" office:value="0.841470984807896" calcext:value-type="float">
            <text:p>0.841470985</text:p>
          </table:table-cell>
          <table:table-cell table:formula="of:=AVERAGE([.E426:.E924])" office:value-type="float" office:value="0.571447175392698" calcext:value-type="float">
            <text:p>0.571447175392698</text:p>
          </table:table-cell>
        </table:table-row>
        <table:table-row table:style-name="ro1">
          <table:table-cell table:formula="of:=[.A442]+0.1" office:value-type="float" office:value="1.1" calcext:value-type="float">
            <text:p>1.1</text:p>
          </table:table-cell>
          <table:table-cell table:formula="of:=SIN([.A443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43]" office:value-type="float" office:value="0.891207360061435" calcext:value-type="float">
            <text:p>0.891207360061435</text:p>
          </table:table-cell>
          <table:table-cell table:formula="of:=ABS([.D443])" office:value-type="float" office:value="0.891207360061435" calcext:value-type="float">
            <text:p>0.891207360</text:p>
          </table:table-cell>
          <table:table-cell table:formula="of:=AVERAGE([.E427:.E925])" office:value-type="float" office:value="0.575936335476194" calcext:value-type="float">
            <text:p>0.575936335476194</text:p>
          </table:table-cell>
        </table:table-row>
        <table:table-row table:style-name="ro1">
          <table:table-cell table:formula="of:=[.A443]+0.1" office:value-type="float" office:value="1.2" calcext:value-type="float">
            <text:p>1.2</text:p>
          </table:table-cell>
          <table:table-cell table:formula="of:=SIN([.A444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44]" office:value-type="float" office:value="0.932039085967226" calcext:value-type="float">
            <text:p>0.932039085967226</text:p>
          </table:table-cell>
          <table:table-cell table:formula="of:=ABS([.D444])" office:value-type="float" office:value="0.932039085967226" calcext:value-type="float">
            <text:p>0.932039086</text:p>
          </table:table-cell>
          <table:table-cell table:formula="of:=AVERAGE([.E428:.E926])" office:value-type="float" office:value="0.581892723522993" calcext:value-type="float">
            <text:p>0.581892723522993</text:p>
          </table:table-cell>
        </table:table-row>
        <table:table-row table:style-name="ro1">
          <table:table-cell table:formula="of:=[.A444]+0.1" office:value-type="float" office:value="1.3" calcext:value-type="float">
            <text:p>1.3</text:p>
          </table:table-cell>
          <table:table-cell table:formula="of:=SIN([.A445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45]" office:value-type="float" office:value="0.963558185417193" calcext:value-type="float">
            <text:p>0.963558185417193</text:p>
          </table:table-cell>
          <table:table-cell table:formula="of:=ABS([.D445])" office:value-type="float" office:value="0.963558185417193" calcext:value-type="float">
            <text:p>0.963558185</text:p>
          </table:table-cell>
          <table:table-cell table:formula="of:=AVERAGE([.E429:.E927])" office:value-type="float" office:value="0.589397057704795" calcext:value-type="float">
            <text:p>0.589397057704795</text:p>
          </table:table-cell>
        </table:table-row>
        <table:table-row table:style-name="ro1">
          <table:table-cell table:formula="of:=[.A445]+0.1" office:value-type="float" office:value="1.4" calcext:value-type="float">
            <text:p>1.4</text:p>
          </table:table-cell>
          <table:table-cell table:formula="of:=SIN([.A446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46]" office:value-type="float" office:value="0.98544972998846" calcext:value-type="float">
            <text:p>0.98544972998846</text:p>
          </table:table-cell>
          <table:table-cell table:formula="of:=ABS([.D446])" office:value-type="float" office:value="0.98544972998846" calcext:value-type="float">
            <text:p>0.985449730</text:p>
          </table:table-cell>
          <table:table-cell table:formula="of:=AVERAGE([.E430:.E928])" office:value-type="float" office:value="0.59687625368053" calcext:value-type="float">
            <text:p>0.59687625368053</text:p>
          </table:table-cell>
        </table:table-row>
        <table:table-row table:style-name="ro1">
          <table:table-cell table:formula="of:=[.A446]+0.1" office:value-type="float" office:value="1.5" calcext:value-type="float">
            <text:p>1.5</text:p>
          </table:table-cell>
          <table:table-cell table:formula="of:=SIN([.A447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47]" office:value-type="float" office:value="0.997494986604055" calcext:value-type="float">
            <text:p>0.997494986604055</text:p>
          </table:table-cell>
          <table:table-cell table:formula="of:=ABS([.D447])" office:value-type="float" office:value="0.997494986604055" calcext:value-type="float">
            <text:p>0.997494987</text:p>
          </table:table-cell>
          <table:table-cell table:formula="of:=AVERAGE([.E431:.E929])" office:value-type="float" office:value="0.603149547388206" calcext:value-type="float">
            <text:p>0.603149547388206</text:p>
          </table:table-cell>
        </table:table-row>
        <table:table-row table:style-name="ro1">
          <table:table-cell table:formula="of:=[.A447]+0.1" office:value-type="float" office:value="1.6" calcext:value-type="float">
            <text:p>1.6</text:p>
          </table:table-cell>
          <table:table-cell table:formula="of:=SIN([.A448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48]" office:value-type="float" office:value="0.999573603041505" calcext:value-type="float">
            <text:p>0.999573603041505</text:p>
          </table:table-cell>
          <table:table-cell table:formula="of:=ABS([.D448])" office:value-type="float" office:value="0.999573603041505" calcext:value-type="float">
            <text:p>0.999573603</text:p>
          </table:table-cell>
          <table:table-cell table:formula="of:=AVERAGE([.E432:.E930])" office:value-type="float" office:value="0.608187350944168" calcext:value-type="float">
            <text:p>0.608187350944168</text:p>
          </table:table-cell>
        </table:table-row>
        <table:table-row table:style-name="ro1">
          <table:table-cell table:formula="of:=[.A448]+0.1" office:value-type="float" office:value="1.7" calcext:value-type="float">
            <text:p>1.7</text:p>
          </table:table-cell>
          <table:table-cell table:formula="of:=SIN([.A449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449]" office:value-type="float" office:value="0.991664810452468" calcext:value-type="float">
            <text:p>0.991664810452468</text:p>
          </table:table-cell>
          <table:table-cell table:formula="of:=ABS([.D449])" office:value-type="float" office:value="0.991664810452468" calcext:value-type="float">
            <text:p>0.991664810</text:p>
          </table:table-cell>
          <table:table-cell table:formula="of:=AVERAGE([.E433:.E931])" office:value-type="float" office:value="0.611972705697911" calcext:value-type="float">
            <text:p>0.611972705697911</text:p>
          </table:table-cell>
        </table:table-row>
        <table:table-row table:style-name="ro1">
          <table:table-cell table:formula="of:=[.A449]+0.1" office:value-type="float" office:value="1.8" calcext:value-type="float">
            <text:p>1.8</text:p>
          </table:table-cell>
          <table:table-cell table:formula="of:=SIN([.A450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50]" office:value-type="float" office:value="0.973847630878195" calcext:value-type="float">
            <text:p>0.973847630878195</text:p>
          </table:table-cell>
          <table:table-cell table:formula="of:=ABS([.D450])" office:value-type="float" office:value="0.973847630878195" calcext:value-type="float">
            <text:p>0.973847631</text:p>
          </table:table-cell>
          <table:table-cell table:formula="of:=AVERAGE([.E434:.E932])" office:value-type="float" office:value="0.619616575683748" calcext:value-type="float">
            <text:p>0.619616575683748</text:p>
          </table:table-cell>
        </table:table-row>
        <table:table-row table:style-name="ro1">
          <table:table-cell table:formula="of:=[.A450]+0.1" office:value-type="float" office:value="1.9" calcext:value-type="float">
            <text:p>1.9</text:p>
          </table:table-cell>
          <table:table-cell table:formula="of:=SIN([.A451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451]" office:value-type="float" office:value="0.946300087687414" calcext:value-type="float">
            <text:p>0.946300087687414</text:p>
          </table:table-cell>
          <table:table-cell table:formula="of:=ABS([.D451])" office:value-type="float" office:value="0.946300087687414" calcext:value-type="float">
            <text:p>0.946300088</text:p>
          </table:table-cell>
          <table:table-cell table:formula="of:=AVERAGE([.E435:.E933])" office:value-type="float" office:value="0.625994564242667" calcext:value-type="float">
            <text:p>0.625994564242667</text:p>
          </table:table-cell>
        </table:table-row>
        <table:table-row table:style-name="ro1">
          <table:table-cell table:formula="of:=[.A451]+0.1" office:value-type="float" office:value="2" calcext:value-type="float">
            <text:p>2</text:p>
          </table:table-cell>
          <table:table-cell table:formula="of:=SIN([.A452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52]" office:value-type="float" office:value="0.909297426825681" calcext:value-type="float">
            <text:p>0.909297426825681</text:p>
          </table:table-cell>
          <table:table-cell table:formula="of:=ABS([.D452])" office:value-type="float" office:value="0.909297426825681" calcext:value-type="float">
            <text:p>0.909297427</text:p>
          </table:table-cell>
          <table:table-cell table:formula="of:=AVERAGE([.E436:.E934])" office:value-type="float" office:value="0.631078785128534" calcext:value-type="float">
            <text:p>0.631078785128534</text:p>
          </table:table-cell>
        </table:table-row>
        <table:table-row table:style-name="ro1">
          <table:table-cell table:formula="of:=[.A452]+0.1" office:value-type="float" office:value="2.1" calcext:value-type="float">
            <text:p>2.1</text:p>
          </table:table-cell>
          <table:table-cell table:formula="of:=SIN([.A453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53]" office:value-type="float" office:value="0.863209366648873" calcext:value-type="float">
            <text:p>0.863209366648873</text:p>
          </table:table-cell>
          <table:table-cell table:formula="of:=ABS([.D453])" office:value-type="float" office:value="0.863209366648873" calcext:value-type="float">
            <text:p>0.863209367</text:p>
          </table:table-cell>
          <table:table-cell table:formula="of:=AVERAGE([.E437:.E935])" office:value-type="float" office:value="0.634854729547595" calcext:value-type="float">
            <text:p>0.634854729547595</text:p>
          </table:table-cell>
        </table:table-row>
        <table:table-row table:style-name="ro1">
          <table:table-cell table:formula="of:=[.A453]+0.1" office:value-type="float" office:value="2.2" calcext:value-type="float">
            <text:p>2.2</text:p>
          </table:table-cell>
          <table:table-cell table:formula="of:=SIN([.A454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454]" office:value-type="float" office:value="0.80849640381959" calcext:value-type="float">
            <text:p>0.80849640381959</text:p>
          </table:table-cell>
          <table:table-cell table:formula="of:=ABS([.D454])" office:value-type="float" office:value="0.80849640381959" calcext:value-type="float">
            <text:p>0.808496404</text:p>
          </table:table-cell>
          <table:table-cell table:formula="of:=AVERAGE([.E438:.E936])" office:value-type="float" office:value="0.637321859562569" calcext:value-type="float">
            <text:p>0.637321859562569</text:p>
          </table:table-cell>
        </table:table-row>
        <table:table-row table:style-name="ro1">
          <table:table-cell table:formula="of:=[.A454]+0.1" office:value-type="float" office:value="2.3" calcext:value-type="float">
            <text:p>2.3</text:p>
          </table:table-cell>
          <table:table-cell table:formula="of:=SIN([.A455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455]" office:value-type="float" office:value="0.74570521217672" calcext:value-type="float">
            <text:p>0.74570521217672</text:p>
          </table:table-cell>
          <table:table-cell table:formula="of:=ABS([.D455])" office:value-type="float" office:value="0.74570521217672" calcext:value-type="float">
            <text:p>0.745705212</text:p>
          </table:table-cell>
          <table:table-cell table:formula="of:=AVERAGE([.E439:.E937])" office:value-type="float" office:value="0.638494107726562" calcext:value-type="float">
            <text:p>0.638494107726562</text:p>
          </table:table-cell>
        </table:table-row>
        <table:table-row table:style-name="ro1">
          <table:table-cell table:formula="of:=[.A455]+0.1" office:value-type="float" office:value="2.4" calcext:value-type="float">
            <text:p>2.4</text:p>
          </table:table-cell>
          <table:table-cell table:formula="of:=SIN([.A456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56]" office:value-type="float" office:value="0.67546318055115" calcext:value-type="float">
            <text:p>0.67546318055115</text:p>
          </table:table-cell>
          <table:table-cell table:formula="of:=ABS([.D456])" office:value-type="float" office:value="0.67546318055115" calcext:value-type="float">
            <text:p>0.675463181</text:p>
          </table:table-cell>
          <table:table-cell table:formula="of:=AVERAGE([.E440:.E938])" office:value-type="float" office:value="0.638400278554248" calcext:value-type="float">
            <text:p>0.638400278554248</text:p>
          </table:table-cell>
        </table:table-row>
        <table:table-row table:style-name="ro1">
          <table:table-cell table:formula="of:=[.A456]+0.1" office:value-type="float" office:value="2.5" calcext:value-type="float">
            <text:p>2.5</text:p>
          </table:table-cell>
          <table:table-cell table:formula="of:=SIN([.A457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57]" office:value-type="float" office:value="0.598472144103956" calcext:value-type="float">
            <text:p>0.598472144103956</text:p>
          </table:table-cell>
          <table:table-cell table:formula="of:=ABS([.D457])" office:value-type="float" office:value="0.598472144103956" calcext:value-type="float">
            <text:p>0.598472144</text:p>
          </table:table-cell>
          <table:table-cell table:formula="of:=AVERAGE([.E441:.E939])" office:value-type="float" office:value="0.637084348348493" calcext:value-type="float">
            <text:p>0.637084348348493</text:p>
          </table:table-cell>
        </table:table-row>
        <table:table-row table:style-name="ro1">
          <table:table-cell table:formula="of:=[.A457]+0.1" office:value-type="float" office:value="2.6" calcext:value-type="float">
            <text:p>2.6</text:p>
          </table:table-cell>
          <table:table-cell table:formula="of:=SIN([.A458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58]" office:value-type="float" office:value="0.515501371821463" calcext:value-type="float">
            <text:p>0.515501371821463</text:p>
          </table:table-cell>
          <table:table-cell table:formula="of:=ABS([.D458])" office:value-type="float" office:value="0.515501371821463" calcext:value-type="float">
            <text:p>0.515501372</text:p>
          </table:table-cell>
          <table:table-cell table:formula="of:=AVERAGE([.E442:.E940])" office:value-type="float" office:value="0.634605660869189" calcext:value-type="float">
            <text:p>0.634605660869189</text:p>
          </table:table-cell>
        </table:table-row>
        <table:table-row table:style-name="ro1">
          <table:table-cell table:formula="of:=[.A458]+0.1" office:value-type="float" office:value="2.7" calcext:value-type="float">
            <text:p>2.7</text:p>
          </table:table-cell>
          <table:table-cell table:formula="of:=SIN([.A459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459]" office:value-type="float" office:value="0.427379880233829" calcext:value-type="float">
            <text:p>0.427379880233829</text:p>
          </table:table-cell>
          <table:table-cell table:formula="of:=ABS([.D459])" office:value-type="float" office:value="0.427379880233829" calcext:value-type="float">
            <text:p>0.427379880</text:p>
          </table:table-cell>
          <table:table-cell table:formula="of:=AVERAGE([.E443:.E941])" office:value-type="float" office:value="0.631039017353004" calcext:value-type="float">
            <text:p>0.631039017353004</text:p>
          </table:table-cell>
        </table:table-row>
        <table:table-row table:style-name="ro1">
          <table:table-cell table:formula="of:=[.A459]+0.1" office:value-type="float" office:value="2.8" calcext:value-type="float">
            <text:p>2.8</text:p>
          </table:table-cell>
          <table:table-cell table:formula="of:=SIN([.A460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460]" office:value-type="float" office:value="0.334988150155904" calcext:value-type="float">
            <text:p>0.334988150155904</text:p>
          </table:table-cell>
          <table:table-cell table:formula="of:=ABS([.D460])" office:value-type="float" office:value="0.334988150155904" calcext:value-type="float">
            <text:p>0.334988150</text:p>
          </table:table-cell>
          <table:table-cell table:formula="of:=AVERAGE([.E444:.E942])" office:value-type="float" office:value="0.626474660463382" calcext:value-type="float">
            <text:p>0.626474660463382</text:p>
          </table:table-cell>
        </table:table-row>
        <table:table-row table:style-name="ro1">
          <table:table-cell table:formula="of:=[.A460]+0.1" office:value-type="float" office:value="2.9" calcext:value-type="float">
            <text:p>2.9</text:p>
          </table:table-cell>
          <table:table-cell table:formula="of:=SIN([.A461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61]" office:value-type="float" office:value="0.239249329213981" calcext:value-type="float">
            <text:p>0.239249329213981</text:p>
          </table:table-cell>
          <table:table-cell table:formula="of:=ABS([.D461])" office:value-type="float" office:value="0.239249329213981" calcext:value-type="float">
            <text:p>0.239249329</text:p>
          </table:table-cell>
          <table:table-cell table:formula="of:=AVERAGE([.E445:.E943])" office:value-type="float" office:value="0.621018152865099" calcext:value-type="float">
            <text:p>0.621018152865099</text:p>
          </table:table-cell>
        </table:table-row>
        <table:table-row table:style-name="ro1">
          <table:table-cell table:formula="of:=[.A461]+0.1" office:value-type="float" office:value="3" calcext:value-type="float">
            <text:p>3</text:p>
          </table:table-cell>
          <table:table-cell table:formula="of:=SIN([.A462])" office:value-type="float" office:value="0.141120008059866" calcext:value-type="float">
            <text:p>0.14112000805986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62]" office:value-type="float" office:value="0.141120008059866" calcext:value-type="float">
            <text:p>0.141120008059866</text:p>
          </table:table-cell>
          <table:table-cell table:formula="of:=ABS([.D462])" office:value-type="float" office:value="0.141120008059866" calcext:value-type="float">
            <text:p>0.141120008</text:p>
          </table:table-cell>
          <table:table-cell table:formula="of:=AVERAGE([.E446:.E944])" office:value-type="float" office:value="0.614790152273243" calcext:value-type="float">
            <text:p>0.614790152273243</text:p>
          </table:table-cell>
        </table:table-row>
        <table:table-row table:style-name="ro1">
          <table:table-cell table:formula="of:=[.A462]+0.1" office:value-type="float" office:value="3.1" calcext:value-type="float">
            <text:p>3.1</text:p>
          </table:table-cell>
          <table:table-cell table:formula="of:=SIN([.A463])" office:value-type="float" office:value="0.0415806624332892" calcext:value-type="float">
            <text:p>0.041580662433289</text:p>
          </table:table-cell>
          <table:table-cell table:formula="of:=0.1" office:value-type="float" office:value="0.1" calcext:value-type="float">
            <text:p>0.1</text:p>
          </table:table-cell>
          <table:table-cell table:formula="of:=[.B463]" office:value-type="float" office:value="0.0415806624332892" calcext:value-type="float">
            <text:p>0.041580662433289</text:p>
          </table:table-cell>
          <table:table-cell table:formula="of:=ABS([.D463])" office:value-type="float" office:value="0.0415806624332892" calcext:value-type="float">
            <text:p>0.041580662</text:p>
          </table:table-cell>
          <table:table-cell table:formula="of:=AVERAGE([.E447:.E945])" office:value-type="float" office:value="0.607926086019258" calcext:value-type="float">
            <text:p>0.607926086019258</text:p>
          </table:table-cell>
        </table:table-row>
        <table:table-row table:style-name="ro1">
          <table:table-cell table:formula="of:=[.A463]+0.1" office:value-type="float" office:value="3.2" calcext:value-type="float">
            <text:p>3.2</text:p>
          </table:table-cell>
          <table:table-cell table:formula="of:=SIN([.A464])" office:value-type="float" office:value="-0.0583741434275814" calcext:value-type="float">
            <text:p>-0.058374143427582</text:p>
          </table:table-cell>
          <table:table-cell table:formula="of:=0.1" office:value-type="float" office:value="0.1" calcext:value-type="float">
            <text:p>0.1</text:p>
          </table:table-cell>
          <table:table-cell table:formula="of:=[.B464]" office:value-type="float" office:value="-0.0583741434275814" calcext:value-type="float">
            <text:p>-0.058374143427582</text:p>
          </table:table-cell>
          <table:table-cell table:formula="of:=ABS([.D464])" office:value-type="float" office:value="0.0583741434275814" calcext:value-type="float">
            <text:p>0.058374143</text:p>
          </table:table-cell>
          <table:table-cell table:formula="of:=AVERAGE([.E448:.E946])" office:value-type="float" office:value="0.60057572940445" calcext:value-type="float">
            <text:p>0.60057572940445</text:p>
          </table:table-cell>
        </table:table-row>
        <table:table-row table:style-name="ro1">
          <table:table-cell table:formula="of:=[.A464]+0.1" office:value-type="float" office:value="3.3" calcext:value-type="float">
            <text:p>3.3</text:p>
          </table:table-cell>
          <table:table-cell table:formula="of:=SIN([.A465])" office:value-type="float" office:value="-0.15774569414325" calcext:value-type="float">
            <text:p>-0.1577456941432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65]" office:value-type="float" office:value="-0.15774569414325" calcext:value-type="float">
            <text:p>-0.15774569414325</text:p>
          </table:table-cell>
          <table:table-cell table:formula="of:=ABS([.D465])" office:value-type="float" office:value="0.15774569414325" calcext:value-type="float">
            <text:p>0.157745694</text:p>
          </table:table-cell>
          <table:table-cell table:formula="of:=AVERAGE([.E449:.E947])" office:value-type="float" office:value="0.592902693372968" calcext:value-type="float">
            <text:p>0.592902693372968</text:p>
          </table:table-cell>
        </table:table-row>
        <table:table-row table:style-name="ro1">
          <table:table-cell table:formula="of:=[.A465]+0.1" office:value-type="float" office:value="3.4" calcext:value-type="float">
            <text:p>3.4</text:p>
          </table:table-cell>
          <table:table-cell table:formula="of:=SIN([.A466])" office:value-type="float" office:value="-0.255541102026833" calcext:value-type="float">
            <text:p>-0.25554110202683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66]" office:value-type="float" office:value="-0.255541102026833" calcext:value-type="float">
            <text:p>-0.255541102026833</text:p>
          </table:table-cell>
          <table:table-cell table:formula="of:=ABS([.D466])" office:value-type="float" office:value="0.255541102026833" calcext:value-type="float">
            <text:p>0.255541102</text:p>
          </table:table-cell>
          <table:table-cell table:formula="of:=AVERAGE([.E450:.E948])" office:value-type="float" office:value="0.585083828332194" calcext:value-type="float">
            <text:p>0.585083828332194</text:p>
          </table:table-cell>
        </table:table-row>
        <table:table-row table:style-name="ro1">
          <table:table-cell table:formula="of:=[.A466]+0.1" office:value-type="float" office:value="3.5" calcext:value-type="float">
            <text:p>3.5</text:p>
          </table:table-cell>
          <table:table-cell table:formula="of:=SIN([.A467])" office:value-type="float" office:value="-0.350783227689621" calcext:value-type="float">
            <text:p>-0.35078322768962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67]" office:value-type="float" office:value="-0.350783227689621" calcext:value-type="float">
            <text:p>-0.350783227689621</text:p>
          </table:table-cell>
          <table:table-cell table:formula="of:=ABS([.D467])" office:value-type="float" office:value="0.350783227689621" calcext:value-type="float">
            <text:p>0.350783228</text:p>
          </table:table-cell>
          <table:table-cell table:formula="of:=AVERAGE([.E451:.E949])" office:value-type="float" office:value="0.577308552281274" calcext:value-type="float">
            <text:p>0.577308552281274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468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468]" office:value-type="float" office:value="0.0998334166468282" calcext:value-type="float">
            <text:p>0.099833416646828</text:p>
          </table:table-cell>
          <table:table-cell table:formula="of:=ABS([.D468])" office:value-type="float" office:value="0.0998334166468282" calcext:value-type="float">
            <text:p>0.099833417</text:p>
          </table:table-cell>
          <table:table-cell table:formula="of:=AVERAGE([.E452:.E950])" office:value-type="float" office:value="0.569778112783189" calcext:value-type="float">
            <text:p>0.569778112783189</text:p>
          </table:table-cell>
        </table:table-row>
        <table:table-row table:style-name="ro1">
          <table:table-cell table:formula="of:=[.A468]+0.1" office:value-type="float" office:value="0.2" calcext:value-type="float">
            <text:p>0.2</text:p>
          </table:table-cell>
          <table:table-cell table:formula="of:=SIN([.A469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69]" office:value-type="float" office:value="0.198669330795061" calcext:value-type="float">
            <text:p>0.198669330795061</text:p>
          </table:table-cell>
          <table:table-cell table:formula="of:=ABS([.D469])" office:value-type="float" office:value="0.198669330795061" calcext:value-type="float">
            <text:p>0.198669331</text:p>
          </table:table-cell>
          <table:table-cell table:formula="of:=AVERAGE([.E453:.E951])" office:value-type="float" office:value="0.562704793740638" calcext:value-type="float">
            <text:p>0.562704793740638</text:p>
          </table:table-cell>
        </table:table-row>
        <table:table-row table:style-name="ro1">
          <table:table-cell table:formula="of:=[.A469]+0.1" office:value-type="float" office:value="0.3" calcext:value-type="float">
            <text:p>0.3</text:p>
          </table:table-cell>
          <table:table-cell table:formula="of:=SIN([.A470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470]" office:value-type="float" office:value="0.29552020666134" calcext:value-type="float">
            <text:p>0.29552020666134</text:p>
          </table:table-cell>
          <table:table-cell table:formula="of:=ABS([.D470])" office:value-type="float" office:value="0.29552020666134" calcext:value-type="float">
            <text:p>0.295520207</text:p>
          </table:table-cell>
          <table:table-cell table:formula="of:=AVERAGE([.E454:.E952])" office:value-type="float" office:value="0.556311079423441" calcext:value-type="float">
            <text:p>0.556311079423441</text:p>
          </table:table-cell>
        </table:table-row>
        <table:table-row table:style-name="ro1">
          <table:table-cell table:formula="of:=[.A470]+0.1" office:value-type="float" office:value="0.4" calcext:value-type="float">
            <text:p>0.4</text:p>
          </table:table-cell>
          <table:table-cell table:formula="of:=SIN([.A471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71]" office:value-type="float" office:value="0.38941834230865" calcext:value-type="float">
            <text:p>0.38941834230865</text:p>
          </table:table-cell>
          <table:table-cell table:formula="of:=ABS([.D471])" office:value-type="float" office:value="0.38941834230865" calcext:value-type="float">
            <text:p>0.389418342</text:p>
          </table:table-cell>
          <table:table-cell table:formula="of:=AVERAGE([.E455:.E953])" office:value-type="float" office:value="0.550828789762655" calcext:value-type="float">
            <text:p>0.550828789762655</text:p>
          </table:table-cell>
        </table:table-row>
        <table:table-row table:style-name="ro1">
          <table:table-cell table:formula="of:=[.A471]+0.1" office:value-type="float" office:value="0.5" calcext:value-type="float">
            <text:p>0.5</text:p>
          </table:table-cell>
          <table:table-cell table:formula="of:=SIN([.A472])" office:value-type="float" office:value="0.479425538604203" calcext:value-type="float">
            <text:p>0.47942553860420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72]" office:value-type="float" office:value="0.479425538604203" calcext:value-type="float">
            <text:p>0.479425538604203</text:p>
          </table:table-cell>
          <table:table-cell table:formula="of:=ABS([.D472])" office:value-type="float" office:value="0.479425538604203" calcext:value-type="float">
            <text:p>0.479425539</text:p>
          </table:table-cell>
          <table:table-cell table:formula="of:=AVERAGE([.E456:.E954])" office:value-type="float" office:value="0.546498202597898" calcext:value-type="float">
            <text:p>0.546498202597898</text:p>
          </table:table-cell>
        </table:table-row>
        <table:table-row table:style-name="ro1">
          <table:table-cell table:formula="of:=[.A472]+0.1" office:value-type="float" office:value="0.6" calcext:value-type="float">
            <text:p>0.6</text:p>
          </table:table-cell>
          <table:table-cell table:formula="of:=SIN([.A473])" office:value-type="float" office:value="0.564642473395035" calcext:value-type="float">
            <text:p>0.5646424733950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73]" office:value-type="float" office:value="0.564642473395035" calcext:value-type="float">
            <text:p>0.564642473395035</text:p>
          </table:table-cell>
          <table:table-cell table:formula="of:=ABS([.D473])" office:value-type="float" office:value="0.564642473395035" calcext:value-type="float">
            <text:p>0.564642473</text:p>
          </table:table-cell>
          <table:table-cell table:formula="of:=AVERAGE([.E457:.E955])" office:value-type="float" office:value="0.543567180371688" calcext:value-type="float">
            <text:p>0.543567180371688</text:p>
          </table:table-cell>
        </table:table-row>
        <table:table-row table:style-name="ro1">
          <table:table-cell table:formula="of:=[.A473]+0.1" office:value-type="float" office:value="0.7" calcext:value-type="float">
            <text:p>0.7</text:p>
          </table:table-cell>
          <table:table-cell table:formula="of:=SIN([.A474])" office:value-type="float" office:value="0.644217687237691" calcext:value-type="float">
            <text:p>0.64421768723769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74]" office:value-type="float" office:value="0.644217687237691" calcext:value-type="float">
            <text:p>0.644217687237691</text:p>
          </table:table-cell>
          <table:table-cell table:formula="of:=ABS([.D474])" office:value-type="float" office:value="0.644217687237691" calcext:value-type="float">
            <text:p>0.644217687</text:p>
          </table:table-cell>
          <table:table-cell table:formula="of:=AVERAGE([.E458:.E956])" office:value-type="float" office:value="0.542290320750007" calcext:value-type="float">
            <text:p>0.542290320750007</text:p>
          </table:table-cell>
        </table:table-row>
        <table:table-row table:style-name="ro1">
          <table:table-cell table:formula="of:=[.A474]+0.1" office:value-type="float" office:value="0.8" calcext:value-type="float">
            <text:p>0.8</text:p>
          </table:table-cell>
          <table:table-cell table:formula="of:=SIN([.A475])" office:value-type="float" office:value="0.717356090899523" calcext:value-type="float">
            <text:p>0.71735609089952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75]" office:value-type="float" office:value="0.717356090899523" calcext:value-type="float">
            <text:p>0.717356090899523</text:p>
          </table:table-cell>
          <table:table-cell table:formula="of:=ABS([.D475])" office:value-type="float" office:value="0.717356090899523" calcext:value-type="float">
            <text:p>0.717356091</text:p>
          </table:table-cell>
          <table:table-cell table:formula="of:=AVERAGE([.E459:.E957])" office:value-type="float" office:value="0.542928152867354" calcext:value-type="float">
            <text:p>0.542928152867354</text:p>
          </table:table-cell>
        </table:table-row>
        <table:table-row table:style-name="ro1">
          <table:table-cell table:formula="of:=[.A475]+0.1" office:value-type="float" office:value="0.9" calcext:value-type="float">
            <text:p>0.9</text:p>
          </table:table-cell>
          <table:table-cell table:formula="of:=SIN([.A476])" office:value-type="float" office:value="0.783326909627483" calcext:value-type="float">
            <text:p>0.78332690962748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76]" office:value-type="float" office:value="0.783326909627483" calcext:value-type="float">
            <text:p>0.783326909627483</text:p>
          </table:table-cell>
          <table:table-cell table:formula="of:=ABS([.D476])" office:value-type="float" office:value="0.783326909627483" calcext:value-type="float">
            <text:p>0.783326910</text:p>
          </table:table-cell>
          <table:table-cell table:formula="of:=AVERAGE([.E460:.E958])" office:value-type="float" office:value="0.545746403419391" calcext:value-type="float">
            <text:p>0.545746403419391</text:p>
          </table:table-cell>
        </table:table-row>
        <table:table-row table:style-name="ro1">
          <table:table-cell table:formula="of:=[.A476]+0.1" office:value-type="float" office:value="1" calcext:value-type="float">
            <text:p>1</text:p>
          </table:table-cell>
          <table:table-cell table:formula="of:=SIN([.A477])" office:value-type="float" office:value="0.841470984807896" calcext:value-type="float">
            <text:p>0.84147098480789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77]" office:value-type="float" office:value="0.841470984807896" calcext:value-type="float">
            <text:p>0.841470984807896</text:p>
          </table:table-cell>
          <table:table-cell table:formula="of:=ABS([.D477])" office:value-type="float" office:value="0.841470984807896" calcext:value-type="float">
            <text:p>0.841470985</text:p>
          </table:table-cell>
          <table:table-cell table:formula="of:=AVERAGE([.E461:.E959])" office:value-type="float" office:value="0.551015359750978" calcext:value-type="float">
            <text:p>0.551015359750978</text:p>
          </table:table-cell>
        </table:table-row>
        <table:table-row table:style-name="ro1">
          <table:table-cell table:formula="of:=[.A477]+0.1" office:value-type="float" office:value="1.1" calcext:value-type="float">
            <text:p>1.1</text:p>
          </table:table-cell>
          <table:table-cell table:formula="of:=SIN([.A478])" office:value-type="float" office:value="0.891207360061435" calcext:value-type="float">
            <text:p>0.89120736006143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78]" office:value-type="float" office:value="0.891207360061435" calcext:value-type="float">
            <text:p>0.891207360061435</text:p>
          </table:table-cell>
          <table:table-cell table:formula="of:=ABS([.D478])" office:value-type="float" office:value="0.891207360061435" calcext:value-type="float">
            <text:p>0.891207360</text:p>
          </table:table-cell>
          <table:table-cell table:formula="of:=AVERAGE([.E462:.E960])" office:value-type="float" office:value="0.559009360533978" calcext:value-type="float">
            <text:p>0.559009360533978</text:p>
          </table:table-cell>
        </table:table-row>
        <table:table-row table:style-name="ro1">
          <table:table-cell table:formula="of:=[.A478]+0.1" office:value-type="float" office:value="1.2" calcext:value-type="float">
            <text:p>1.2</text:p>
          </table:table-cell>
          <table:table-cell table:formula="of:=SIN([.A479])" office:value-type="float" office:value="0.932039085967226" calcext:value-type="float">
            <text:p>0.93203908596722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79]" office:value-type="float" office:value="0.932039085967226" calcext:value-type="float">
            <text:p>0.932039085967226</text:p>
          </table:table-cell>
          <table:table-cell table:formula="of:=ABS([.D479])" office:value-type="float" office:value="0.932039085967226" calcext:value-type="float">
            <text:p>0.932039086</text:p>
          </table:table-cell>
          <table:table-cell table:formula="of:=AVERAGE([.E463:.E961])" office:value-type="float" office:value="0.570006448756981" calcext:value-type="float">
            <text:p>0.570006448756981</text:p>
          </table:table-cell>
        </table:table-row>
        <table:table-row table:style-name="ro1">
          <table:table-cell table:formula="of:=[.A479]+0.1" office:value-type="float" office:value="1.3" calcext:value-type="float">
            <text:p>1.3</text:p>
          </table:table-cell>
          <table:table-cell table:formula="of:=SIN([.A480])" office:value-type="float" office:value="0.963558185417193" calcext:value-type="float">
            <text:p>0.96355818541719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80]" office:value-type="float" office:value="0.963558185417193" calcext:value-type="float">
            <text:p>0.963558185417193</text:p>
          </table:table-cell>
          <table:table-cell table:formula="of:=ABS([.D480])" office:value-type="float" office:value="0.963558185417193" calcext:value-type="float">
            <text:p>0.963558185</text:p>
          </table:table-cell>
          <table:table-cell table:formula="of:=AVERAGE([.E464:.E962])" office:value-type="float" office:value="0.584288226765729" calcext:value-type="float">
            <text:p>0.584288226765729</text:p>
          </table:table-cell>
        </table:table-row>
        <table:table-row table:style-name="ro1">
          <table:table-cell table:formula="of:=[.A480]+0.1" office:value-type="float" office:value="1.4" calcext:value-type="float">
            <text:p>1.4</text:p>
          </table:table-cell>
          <table:table-cell table:formula="of:=SIN([.A481])" office:value-type="float" office:value="0.98544972998846" calcext:value-type="float">
            <text:p>0.9854497299884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81]" office:value-type="float" office:value="0.98544972998846" calcext:value-type="float">
            <text:p>0.98544972998846</text:p>
          </table:table-cell>
          <table:table-cell table:formula="of:=ABS([.D481])" office:value-type="float" office:value="0.98544972998846" calcext:value-type="float">
            <text:p>0.985449730</text:p>
          </table:table-cell>
          <table:table-cell table:formula="of:=AVERAGE([.E465:.E963])" office:value-type="float" office:value="0.5988969513029" calcext:value-type="float">
            <text:p>0.5988969513029</text:p>
          </table:table-cell>
        </table:table-row>
        <table:table-row table:style-name="ro1">
          <table:table-cell table:formula="of:=[.A481]+0.1" office:value-type="float" office:value="1.5" calcext:value-type="float">
            <text:p>1.5</text:p>
          </table:table-cell>
          <table:table-cell table:formula="of:=SIN([.A482])" office:value-type="float" office:value="0.997494986604055" calcext:value-type="float">
            <text:p>0.99749498660405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82]" office:value-type="float" office:value="0.997494986604055" calcext:value-type="float">
            <text:p>0.997494986604055</text:p>
          </table:table-cell>
          <table:table-cell table:formula="of:=ABS([.D482])" office:value-type="float" office:value="0.997494986604055" calcext:value-type="float">
            <text:p>0.997494987</text:p>
          </table:table-cell>
          <table:table-cell table:formula="of:=AVERAGE([.E466:.E964])" office:value-type="float" office:value="0.611501272936033" calcext:value-type="float">
            <text:p>0.611501272936033</text:p>
          </table:table-cell>
        </table:table-row>
        <table:table-row table:style-name="ro1">
          <table:table-cell table:formula="of:=[.A482]+0.1" office:value-type="float" office:value="1.6" calcext:value-type="float">
            <text:p>1.6</text:p>
          </table:table-cell>
          <table:table-cell table:formula="of:=SIN([.A483])" office:value-type="float" office:value="0.999573603041505" calcext:value-type="float">
            <text:p>0.99957360304150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83]" office:value-type="float" office:value="0.999573603041505" calcext:value-type="float">
            <text:p>0.999573603041505</text:p>
          </table:table-cell>
          <table:table-cell table:formula="of:=ABS([.D483])" office:value-type="float" office:value="0.999573603041505" calcext:value-type="float">
            <text:p>0.999573603</text:p>
          </table:table-cell>
          <table:table-cell table:formula="of:=AVERAGE([.E467:.E965])" office:value-type="float" office:value="0.62197068972748" calcext:value-type="float">
            <text:p>0.62197068972748</text:p>
          </table:table-cell>
        </table:table-row>
        <table:table-row table:style-name="ro1">
          <table:table-cell table:formula="of:=[.A483]+0.1" office:value-type="float" office:value="1.7" calcext:value-type="float">
            <text:p>1.7</text:p>
          </table:table-cell>
          <table:table-cell table:formula="of:=SIN([.A484])" office:value-type="float" office:value="0.991664810452468" calcext:value-type="float">
            <text:p>0.991664810452468</text:p>
          </table:table-cell>
          <table:table-cell table:formula="of:=0.1" office:value-type="float" office:value="0.1" calcext:value-type="float">
            <text:p>0.1</text:p>
          </table:table-cell>
          <table:table-cell table:formula="of:=[.B484]" office:value-type="float" office:value="0.991664810452468" calcext:value-type="float">
            <text:p>0.991664810452468</text:p>
          </table:table-cell>
          <table:table-cell table:formula="of:=ABS([.D484])" office:value-type="float" office:value="0.991664810452468" calcext:value-type="float">
            <text:p>0.991664810</text:p>
          </table:table-cell>
          <table:table-cell table:formula="of:=AVERAGE([.E468:.E966])" office:value-type="float" office:value="0.630188491607415" calcext:value-type="float">
            <text:p>0.630188491607415</text:p>
          </table:table-cell>
        </table:table-row>
        <table:table-row table:style-name="ro1">
          <table:table-cell table:formula="of:=[.A484]+0.1" office:value-type="float" office:value="1.8" calcext:value-type="float">
            <text:p>1.8</text:p>
          </table:table-cell>
          <table:table-cell table:formula="of:=SIN([.A485])" office:value-type="float" office:value="0.973847630878195" calcext:value-type="float">
            <text:p>0.97384763087819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85]" office:value-type="float" office:value="0.973847630878195" calcext:value-type="float">
            <text:p>0.973847630878195</text:p>
          </table:table-cell>
          <table:table-cell table:formula="of:=ABS([.D485])" office:value-type="float" office:value="0.973847630878195" calcext:value-type="float">
            <text:p>0.973847631</text:p>
          </table:table-cell>
          <table:table-cell table:formula="of:=AVERAGE([.E469:.E967])" office:value-type="float" office:value="0.646762087699933" calcext:value-type="float">
            <text:p>0.646762087699933</text:p>
          </table:table-cell>
        </table:table-row>
        <table:table-row table:style-name="ro1">
          <table:table-cell table:formula="of:=[.A485]+0.1" office:value-type="float" office:value="1.9" calcext:value-type="float">
            <text:p>1.9</text:p>
          </table:table-cell>
          <table:table-cell table:formula="of:=SIN([.A486])" office:value-type="float" office:value="0.946300087687414" calcext:value-type="float">
            <text:p>0.946300087687414</text:p>
          </table:table-cell>
          <table:table-cell table:formula="of:=0.1" office:value-type="float" office:value="0.1" calcext:value-type="float">
            <text:p>0.1</text:p>
          </table:table-cell>
          <table:table-cell table:formula="of:=[.B486]" office:value-type="float" office:value="0.946300087687414" calcext:value-type="float">
            <text:p>0.946300087687414</text:p>
          </table:table-cell>
          <table:table-cell table:formula="of:=ABS([.D486])" office:value-type="float" office:value="0.946300087687414" calcext:value-type="float">
            <text:p>0.946300088</text:p>
          </table:table-cell>
          <table:table-cell table:formula="of:=AVERAGE([.E470:.E968])" office:value-type="float" office:value="0.661216692761381" calcext:value-type="float">
            <text:p>0.661216692761381</text:p>
          </table:table-cell>
        </table:table-row>
        <table:table-row table:style-name="ro1">
          <table:table-cell table:formula="of:=[.A486]+0.1" office:value-type="float" office:value="2" calcext:value-type="float">
            <text:p>2</text:p>
          </table:table-cell>
          <table:table-cell table:formula="of:=SIN([.A487])" office:value-type="float" office:value="0.909297426825681" calcext:value-type="float">
            <text:p>0.9092974268256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87]" office:value-type="float" office:value="0.909297426825681" calcext:value-type="float">
            <text:p>0.909297426825681</text:p>
          </table:table-cell>
          <table:table-cell table:formula="of:=ABS([.D487])" office:value-type="float" office:value="0.909297426825681" calcext:value-type="float">
            <text:p>0.909297427</text:p>
          </table:table-cell>
          <table:table-cell table:formula="of:=AVERAGE([.E471:.E969])" office:value-type="float" office:value="0.673406575631382" calcext:value-type="float">
            <text:p>0.673406575631382</text:p>
          </table:table-cell>
        </table:table-row>
        <table:table-row table:style-name="ro1">
          <table:table-cell table:formula="of:=[.A487]+0.1" office:value-type="float" office:value="2.1" calcext:value-type="float">
            <text:p>2.1</text:p>
          </table:table-cell>
          <table:table-cell table:formula="of:=SIN([.A488])" office:value-type="float" office:value="0.863209366648873" calcext:value-type="float">
            <text:p>0.86320936664887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88]" office:value-type="float" office:value="0.863209366648873" calcext:value-type="float">
            <text:p>0.863209366648873</text:p>
          </table:table-cell>
          <table:table-cell table:formula="of:=ABS([.D488])" office:value-type="float" office:value="0.863209366648873" calcext:value-type="float">
            <text:p>0.863209367</text:p>
          </table:table-cell>
          <table:table-cell table:formula="of:=AVERAGE([.E472:.E970])" office:value-type="float" office:value="0.683199273332166" calcext:value-type="float">
            <text:p>0.683199273332166</text:p>
          </table:table-cell>
        </table:table-row>
        <table:table-row table:style-name="ro1">
          <table:table-cell table:formula="of:=[.A488]+0.1" office:value-type="float" office:value="2.2" calcext:value-type="float">
            <text:p>2.2</text:p>
          </table:table-cell>
          <table:table-cell table:formula="of:=SIN([.A489])" office:value-type="float" office:value="0.80849640381959" calcext:value-type="float">
            <text:p>0.80849640381959</text:p>
          </table:table-cell>
          <table:table-cell table:formula="of:=0.1" office:value-type="float" office:value="0.1" calcext:value-type="float">
            <text:p>0.1</text:p>
          </table:table-cell>
          <table:table-cell table:formula="of:=[.B489]" office:value-type="float" office:value="0.80849640381959" calcext:value-type="float">
            <text:p>0.80849640381959</text:p>
          </table:table-cell>
          <table:table-cell table:formula="of:=ABS([.D489])" office:value-type="float" office:value="0.80849640381959" calcext:value-type="float">
            <text:p>0.808496404</text:p>
          </table:table-cell>
          <table:table-cell table:formula="of:=AVERAGE([.E473:.E971])" office:value-type="float" office:value="0.690476906715307" calcext:value-type="float">
            <text:p>0.690476906715307</text:p>
          </table:table-cell>
        </table:table-row>
        <table:table-row table:style-name="ro1">
          <table:table-cell table:formula="of:=[.A489]+0.1" office:value-type="float" office:value="2.3" calcext:value-type="float">
            <text:p>2.3</text:p>
          </table:table-cell>
          <table:table-cell table:formula="of:=SIN([.A490])" office:value-type="float" office:value="0.74570521217672" calcext:value-type="float">
            <text:p>0.74570521217672</text:p>
          </table:table-cell>
          <table:table-cell table:formula="of:=0.1" office:value-type="float" office:value="0.1" calcext:value-type="float">
            <text:p>0.1</text:p>
          </table:table-cell>
          <table:table-cell table:formula="of:=[.B490]" office:value-type="float" office:value="0.74570521217672" calcext:value-type="float">
            <text:p>0.74570521217672</text:p>
          </table:table-cell>
          <table:table-cell table:formula="of:=ABS([.D490])" office:value-type="float" office:value="0.74570521217672" calcext:value-type="float">
            <text:p>0.745705212</text:p>
          </table:table-cell>
          <table:table-cell table:formula="of:=AVERAGE([.E474:.E972])" office:value-type="float" office:value="0.695137441282725" calcext:value-type="float">
            <text:p>0.695137441282725</text:p>
          </table:table-cell>
        </table:table-row>
        <table:table-row table:style-name="ro1">
          <table:table-cell table:formula="of:=[.A490]+0.1" office:value-type="float" office:value="2.4" calcext:value-type="float">
            <text:p>2.4</text:p>
          </table:table-cell>
          <table:table-cell table:formula="of:=SIN([.A491])" office:value-type="float" office:value="0.67546318055115" calcext:value-type="float">
            <text:p>0.67546318055115</text:p>
          </table:table-cell>
          <table:table-cell table:formula="of:=0.1" office:value-type="float" office:value="0.1" calcext:value-type="float">
            <text:p>0.1</text:p>
          </table:table-cell>
          <table:table-cell table:formula="of:=[.B491]" office:value-type="float" office:value="0.67546318055115" calcext:value-type="float">
            <text:p>0.67546318055115</text:p>
          </table:table-cell>
          <table:table-cell table:formula="of:=ABS([.D491])" office:value-type="float" office:value="0.67546318055115" calcext:value-type="float">
            <text:p>0.675463181</text:p>
          </table:table-cell>
          <table:table-cell table:formula="of:=AVERAGE([.E475:.E973])" office:value-type="float" office:value="0.69709589336138" calcext:value-type="float">
            <text:p>0.69709589336138</text:p>
          </table:table-cell>
        </table:table-row>
        <table:table-row table:style-name="ro1">
          <table:table-cell table:formula="of:=[.A491]+0.1" office:value-type="float" office:value="2.5" calcext:value-type="float">
            <text:p>2.5</text:p>
          </table:table-cell>
          <table:table-cell table:formula="of:=SIN([.A492])" office:value-type="float" office:value="0.598472144103956" calcext:value-type="float">
            <text:p>0.598472144103956</text:p>
          </table:table-cell>
          <table:table-cell table:formula="of:=0.1" office:value-type="float" office:value="0.1" calcext:value-type="float">
            <text:p>0.1</text:p>
          </table:table-cell>
          <table:table-cell table:formula="of:=[.B492]" office:value-type="float" office:value="0.598472144103956" calcext:value-type="float">
            <text:p>0.598472144103956</text:p>
          </table:table-cell>
          <table:table-cell table:formula="of:=ABS([.D492])" office:value-type="float" office:value="0.598472144103956" calcext:value-type="float">
            <text:p>0.598472144</text:p>
          </table:table-cell>
          <table:table-cell table:formula="of:=AVERAGE([.E476:.E974])" office:value-type="float" office:value="0.696285485459854" calcext:value-type="float">
            <text:p>0.696285485459854</text:p>
          </table:table-cell>
        </table:table-row>
        <table:table-row table:style-name="ro1">
          <table:table-cell table:formula="of:=[.A492]+0.1" office:value-type="float" office:value="2.6" calcext:value-type="float">
            <text:p>2.6</text:p>
          </table:table-cell>
          <table:table-cell table:formula="of:=SIN([.A493])" office:value-type="float" office:value="0.515501371821463" calcext:value-type="float">
            <text:p>0.515501371821463</text:p>
          </table:table-cell>
          <table:table-cell table:formula="of:=0.1" office:value-type="float" office:value="0.1" calcext:value-type="float">
            <text:p>0.1</text:p>
          </table:table-cell>
          <table:table-cell table:formula="of:=[.B493]" office:value-type="float" office:value="0.515501371821463" calcext:value-type="float">
            <text:p>0.515501371821463</text:p>
          </table:table-cell>
          <table:table-cell table:formula="of:=ABS([.D493])" office:value-type="float" office:value="0.515501371821463" calcext:value-type="float">
            <text:p>0.515501372</text:p>
          </table:table-cell>
          <table:table-cell table:formula="of:=AVERAGE([.E477:.E975])" office:value-type="float" office:value="0.69265875945287" calcext:value-type="float">
            <text:p>0.69265875945287</text:p>
          </table:table-cell>
        </table:table-row>
        <table:table-row table:style-name="ro1">
          <table:table-cell table:formula="of:=[.A493]+0.1" office:value-type="float" office:value="2.7" calcext:value-type="float">
            <text:p>2.7</text:p>
          </table:table-cell>
          <table:table-cell table:formula="of:=SIN([.A494])" office:value-type="float" office:value="0.427379880233829" calcext:value-type="float">
            <text:p>0.427379880233829</text:p>
          </table:table-cell>
          <table:table-cell table:formula="of:=0.1" office:value-type="float" office:value="0.1" calcext:value-type="float">
            <text:p>0.1</text:p>
          </table:table-cell>
          <table:table-cell table:formula="of:=[.B494]" office:value-type="float" office:value="0.427379880233829" calcext:value-type="float">
            <text:p>0.427379880233829</text:p>
          </table:table-cell>
          <table:table-cell table:formula="of:=ABS([.D494])" office:value-type="float" office:value="0.427379880233829" calcext:value-type="float">
            <text:p>0.427379880</text:p>
          </table:table-cell>
          <table:table-cell table:formula="of:=AVERAGE([.E478:.E976])" office:value-type="float" office:value="0.686188662698304" calcext:value-type="float">
            <text:p>0.686188662698304</text:p>
          </table:table-cell>
        </table:table-row>
        <table:table-row table:style-name="ro1">
          <table:table-cell table:formula="of:=[.A494]+0.1" office:value-type="float" office:value="2.8" calcext:value-type="float">
            <text:p>2.8</text:p>
          </table:table-cell>
          <table:table-cell table:formula="of:=SIN([.A495])" office:value-type="float" office:value="0.334988150155904" calcext:value-type="float">
            <text:p>0.334988150155904</text:p>
          </table:table-cell>
          <table:table-cell table:formula="of:=0.1" office:value-type="float" office:value="0.1" calcext:value-type="float">
            <text:p>0.1</text:p>
          </table:table-cell>
          <table:table-cell table:formula="of:=[.B495]" office:value-type="float" office:value="0.334988150155904" calcext:value-type="float">
            <text:p>0.334988150155904</text:p>
          </table:table-cell>
          <table:table-cell table:formula="of:=ABS([.D495])" office:value-type="float" office:value="0.334988150155904" calcext:value-type="float">
            <text:p>0.334988150</text:p>
          </table:table-cell>
          <table:table-cell table:formula="of:=AVERAGE([.E479:.E977])" office:value-type="float" office:value="0.676869630999979" calcext:value-type="float">
            <text:p>0.676869630999979</text:p>
          </table:table-cell>
        </table:table-row>
        <table:table-row table:style-name="ro1">
          <table:table-cell table:formula="of:=[.A495]+0.1" office:value-type="float" office:value="2.9" calcext:value-type="float">
            <text:p>2.9</text:p>
          </table:table-cell>
          <table:table-cell table:formula="of:=SIN([.A496])" office:value-type="float" office:value="0.239249329213981" calcext:value-type="float">
            <text:p>0.23924932921398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96]" office:value-type="float" office:value="0.239249329213981" calcext:value-type="float">
            <text:p>0.239249329213981</text:p>
          </table:table-cell>
          <table:table-cell table:formula="of:=ABS([.D496])" office:value-type="float" office:value="0.239249329213981" calcext:value-type="float">
            <text:p>0.239249329</text:p>
          </table:table-cell>
          <table:table-cell table:formula="of:=AVERAGE([.E480:.E978])" office:value-type="float" office:value="0.664718704572968" calcext:value-type="float">
            <text:p>0.664718704572968</text:p>
          </table:table-cell>
        </table:table-row>
        <table:table-row table:style-name="ro1">
          <table:table-cell table:formula="of:=0.1" office:value-type="float" office:value="0.1" calcext:value-type="float">
            <text:p>0.1</text:p>
          </table:table-cell>
          <table:table-cell table:formula="of:=SIN([.A497])" office:value-type="float" office:value="0.0998334166468282" calcext:value-type="float">
            <text:p>0.099833416646828</text:p>
          </table:table-cell>
          <table:table-cell table:formula="of:=0.1" office:value-type="float" office:value="0.1" calcext:value-type="float">
            <text:p>0.1</text:p>
          </table:table-cell>
          <table:table-cell table:formula="of:=[.B497]" office:value-type="float" office:value="0.0998334166468282" calcext:value-type="float">
            <text:p>0.099833416646828</text:p>
          </table:table-cell>
          <table:table-cell table:formula="of:=ABS([.D497])" office:value-type="float" office:value="0.0998334166468282" calcext:value-type="float">
            <text:p>0.099833417</text:p>
          </table:table-cell>
          <table:table-cell table:formula="of:=AVERAGE([.E481:.E979])" office:value-type="float" office:value="0.649776730530756" calcext:value-type="float">
            <text:p>0.649776730530756</text:p>
          </table:table-cell>
        </table:table-row>
        <table:table-row table:style-name="ro1">
          <table:table-cell table:formula="of:=[.A497]+0.1" office:value-type="float" office:value="0.2" calcext:value-type="float">
            <text:p>0.2</text:p>
          </table:table-cell>
          <table:table-cell table:formula="of:=SIN([.A498])" office:value-type="float" office:value="0.198669330795061" calcext:value-type="float">
            <text:p>0.198669330795061</text:p>
          </table:table-cell>
          <table:table-cell table:formula="of:=0.1" office:value-type="float" office:value="0.1" calcext:value-type="float">
            <text:p>0.1</text:p>
          </table:table-cell>
          <table:table-cell table:formula="of:=[.B498]" office:value-type="float" office:value="0.198669330795061" calcext:value-type="float">
            <text:p>0.198669330795061</text:p>
          </table:table-cell>
          <table:table-cell table:formula="of:=ABS([.D498])" office:value-type="float" office:value="0.198669330795061" calcext:value-type="float">
            <text:p>0.198669331</text:p>
          </table:table-cell>
          <table:table-cell table:formula="of:=AVERAGE([.E482:.E980])" office:value-type="float" office:value="0.632109730559298" calcext:value-type="float">
            <text:p>0.632109730559298</text:p>
          </table:table-cell>
        </table:table-row>
        <table:table-row table:style-name="ro1">
          <table:table-cell table:formula="of:=[.A498]+0.1" office:value-type="float" office:value="0.3" calcext:value-type="float">
            <text:p>0.3</text:p>
          </table:table-cell>
          <table:table-cell table:formula="of:=SIN([.A499])" office:value-type="float" office:value="0.29552020666134" calcext:value-type="float">
            <text:p>0.29552020666134</text:p>
          </table:table-cell>
          <table:table-cell table:formula="of:=0.1" office:value-type="float" office:value="0.1" calcext:value-type="float">
            <text:p>0.1</text:p>
          </table:table-cell>
          <table:table-cell table:formula="of:=[.B499]" office:value-type="float" office:value="0.29552020666134" calcext:value-type="float">
            <text:p>0.29552020666134</text:p>
          </table:table-cell>
          <table:table-cell table:formula="of:=ABS([.D499])" office:value-type="float" office:value="0.29552020666134" calcext:value-type="float">
            <text:p>0.295520207</text:p>
          </table:table-cell>
          <table:table-cell table:formula="of:=AVERAGE([.E483:.E981])" office:value-type="float" office:value="0.611810549667923" calcext:value-type="float">
            <text:p>0.611810549667923</text:p>
          </table:table-cell>
        </table:table-row>
        <table:table-row table:style-name="ro1">
          <table:table-cell table:formula="of:=[.A499]+0.1" office:value-type="float" office:value="0.4" calcext:value-type="float">
            <text:p>0.4</text:p>
          </table:table-cell>
          <table:table-cell table:formula="of:=SIN([.A500])" office:value-type="float" office:value="0.38941834230865" calcext:value-type="float">
            <text:p>0.38941834230865</text:p>
          </table:table-cell>
          <table:table-cell table:formula="of:=0.1" office:value-type="float" office:value="0.1" calcext:value-type="float">
            <text:p>0.1</text:p>
          </table:table-cell>
          <table:table-cell table:formula="of:=[.B500]" office:value-type="float" office:value="0.38941834230865" calcext:value-type="float">
            <text:p>0.38941834230865</text:p>
          </table:table-cell>
          <table:table-cell table:formula="of:=ABS([.D500])" office:value-type="float" office:value="0.38941834230865" calcext:value-type="float">
            <text:p>0.389418342</text:p>
          </table:table-cell>
          <table:table-cell table:formula="of:=AVERAGE([.E484:.E982])" office:value-type="float" office:value="0.589000958293006" calcext:value-type="float">
            <text:p>0.589000958293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09:10:46.956687908</meta:creation-date>
    <dc:date>2018-09-05T12:54:24.289201613</dc:date>
    <meta:editing-duration>PT3H11M55S</meta:editing-duration>
    <meta:editing-cycles>1</meta:editing-cycles>
    <meta:document-statistic meta:table-count="1" meta:cell-count="2984" meta:object-count="0"/>
    <meta:generator>LibreOffice/6.0.3.2$Linux_X86_64 LibreOffice_project/00m0$Build-2</meta:generator>
  </office:meta>
</office:document-meta>
</file>